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65pt"/>
    </style:style>
    <style:style style:name="co3" style:family="table-column">
      <style:table-column-properties fo:break-before="auto" style:column-width="89.86pt"/>
    </style:style>
    <style:style style:name="co4" style:family="table-column">
      <style:table-column-properties fo:break-before="auto" style:column-width="78.86pt"/>
    </style:style>
    <style:style style:name="co5" style:family="table-column">
      <style:table-column-properties fo:break-before="auto" style:column-width="119.76pt"/>
    </style:style>
    <style:style style:name="co6" style:family="table-column">
      <style:table-column-properties fo:break-before="auto" style:column-width="91.36pt"/>
    </style:style>
    <style:style style:name="co7" style:family="table-column">
      <style:table-column-properties fo:break-before="auto" style:column-width="136.4pt"/>
    </style:style>
    <style:style style:name="co8" style:family="table-column">
      <style:table-column-properties fo:break-before="auto" style:column-width="113.61pt"/>
    </style:style>
    <style:style style:name="co9" style:family="table-column">
      <style:table-column-properties fo:break-before="auto" style:column-width="132.75pt"/>
    </style:style>
    <style:style style:name="co10" style:family="table-column">
      <style:table-column-properties fo:break-before="auto" style:column-width="74.81pt"/>
    </style:style>
    <style:style style:name="co11" style:family="table-column">
      <style:table-column-properties fo:break-before="auto" style:column-width="89.26pt"/>
    </style:style>
    <style:style style:name="co12" style:family="table-column">
      <style:table-column-properties fo:break-before="auto" style:column-width="74.69pt"/>
    </style:style>
    <style:style style:name="co13" style:family="table-column">
      <style:table-column-properties fo:break-before="auto" style:column-width="93pt"/>
    </style:style>
    <style:style style:name="co14" style:family="table-column">
      <style:table-column-properties fo:break-before="auto" style:column-width="83.59pt"/>
    </style:style>
    <style:style style:name="co15" style:family="table-column">
      <style:table-column-properties fo:break-before="auto" style:column-width="39.09pt"/>
    </style:style>
    <style:style style:name="co16" style:family="table-column">
      <style:table-column-properties fo:break-before="auto" style:column-width="104.29pt"/>
    </style:style>
    <style:style style:name="co17" style:family="table-column">
      <style:table-column-properties fo:break-before="auto" style:column-width="73.3pt"/>
    </style:style>
    <style:style style:name="co18" style:family="table-column">
      <style:table-column-properties fo:break-before="auto" style:column-width="81.35pt"/>
    </style:style>
    <style:style style:name="co19" style:family="table-column">
      <style:table-column-properties fo:break-before="auto" style:column-width="85.41pt"/>
    </style:style>
    <style:style style:name="co20" style:family="table-column">
      <style:table-column-properties fo:break-before="auto" style:column-width="72.79pt"/>
    </style:style>
    <style:style style:name="co21" style:family="table-column">
      <style:table-column-properties fo:break-before="auto" style:column-width="99.5pt"/>
    </style:style>
    <style:style style:name="co22" style:family="table-column">
      <style:table-column-properties fo:break-before="auto" style:column-width="78.35pt"/>
    </style:style>
    <style:style style:name="co23" style:family="table-column">
      <style:table-column-properties fo:break-before="auto" style:column-width="76.76pt"/>
    </style:style>
    <style:style style:name="co24" style:family="table-column">
      <style:table-column-properties fo:break-before="auto" style:column-width="31.89pt"/>
    </style:style>
    <style:style style:name="co25" style:family="table-column">
      <style:table-column-properties fo:break-before="auto" style:column-width="34.41pt"/>
    </style:style>
    <style:style style:name="co26" style:family="table-column">
      <style:table-column-properties fo:break-before="auto" style:column-width="45.5pt"/>
    </style:style>
    <style:style style:name="co27" style:family="table-column">
      <style:table-column-properties fo:break-before="auto" style:column-width="59.64pt"/>
    </style:style>
    <style:style style:name="co28" style:family="table-column">
      <style:table-column-properties fo:break-before="auto" style:column-width="64.2pt"/>
    </style:style>
    <style:style style:name="co29" style:family="table-column">
      <style:table-column-properties fo:break-before="auto" style:column-width="62.19pt"/>
    </style:style>
    <style:style style:name="co30" style:family="table-column">
      <style:table-column-properties fo:break-before="auto" style:column-width="43.99pt"/>
    </style:style>
    <style:style style:name="co31" style:family="table-column">
      <style:table-column-properties fo:break-before="auto" style:column-width="49.55pt"/>
    </style:style>
    <style:style style:name="co32" style:family="table-column">
      <style:table-column-properties fo:break-before="auto" style:column-width="55.11pt"/>
    </style:style>
    <style:style style:name="co33" style:family="table-column">
      <style:table-column-properties fo:break-before="auto" style:column-width="46.01pt"/>
    </style:style>
    <style:style style:name="co34" style:family="table-column">
      <style:table-column-properties fo:break-before="auto" style:column-width="51.05pt"/>
    </style:style>
    <style:style style:name="co35" style:family="table-column">
      <style:table-column-properties fo:break-before="auto" style:column-width="56.61pt"/>
    </style:style>
    <style:style style:name="co36" style:family="table-column">
      <style:table-column-properties fo:break-before="auto" style:column-width="47.54pt"/>
    </style:style>
    <style:style style:name="co37" style:family="table-column">
      <style:table-column-properties fo:break-before="auto" style:column-width="71.26pt"/>
    </style:style>
    <style:style style:name="co38" style:family="table-column">
      <style:table-column-properties fo:break-before="auto" style:column-width="73.19pt"/>
    </style:style>
    <style:style style:name="co39" style:family="table-column">
      <style:table-column-properties fo:break-before="auto" style:column-width="36.34pt"/>
    </style:style>
    <style:style style:name="co40" style:family="table-column">
      <style:table-column-properties fo:break-before="auto" style:column-width="47.96pt"/>
    </style:style>
    <style:style style:name="co41" style:family="table-column">
      <style:table-column-properties fo:break-before="auto" style:column-width="79.85pt"/>
    </style:style>
    <style:style style:name="co42" style:family="table-column">
      <style:table-column-properties fo:break-before="auto" style:column-width="89.35pt"/>
    </style:style>
    <style:style style:name="co43" style:family="table-column">
      <style:table-column-properties fo:break-before="auto" style:column-width="32.4pt"/>
    </style:style>
    <style:style style:name="co44" style:family="table-column">
      <style:table-column-properties fo:break-before="auto" style:column-width="21.8pt"/>
    </style:style>
    <style:style style:name="co45" style:family="table-column">
      <style:table-column-properties fo:break-before="auto" style:column-width="32.91pt"/>
    </style:style>
    <style:style style:name="co46" style:family="table-column">
      <style:table-column-properties fo:break-before="auto" style:column-width="38.44pt"/>
    </style:style>
    <style:style style:name="co47" style:family="table-column">
      <style:table-column-properties fo:break-before="auto" style:column-width="54.6pt"/>
    </style:style>
    <style:style style:name="co48" style:family="table-column">
      <style:table-column-properties fo:break-before="auto" style:column-width="40.96pt"/>
    </style:style>
    <style:style style:name="co49" style:family="table-column">
      <style:table-column-properties fo:break-before="auto" style:column-width="47.06pt"/>
    </style:style>
    <style:style style:name="ro1" style:family="table-row">
      <style:table-row-properties style:row-height="12.81pt" fo:break-before="auto" style:use-optimal-row-height="true"/>
    </style:style>
    <style:style style:name="ro2" style:family="table-row">
      <style:table-row-properties style:row-height="12.5pt" fo:break-before="auto" style:use-optimal-row-height="false"/>
    </style:style>
    <style:style style:name="ro3" style:family="table-row">
      <style:table-row-properties style:row-height="12.95pt"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1"/>
    </style:style>
    <style:style style:name="ce3" style:family="table-cell" style:parent-style-name="Default" style:data-style-name="N100"/>
    <style:style style:name="ce4" style:family="table-cell" style:parent-style-name="Default" style:data-style-name="N99"/>
    <style:style style:name="ce5" style:family="table-cell" style:parent-style-name="Default">
      <style:table-cell-properties fo:background-color="#ff0000"/>
      <style:text-properties fo:color="#000000"/>
    </style:style>
    <style:style style:name="ce6" style:family="table-cell" style:parent-style-name="Default">
      <style:table-cell-properties fo:background-color="transparent"/>
    </style:style>
    <style:style style:name="ce7" style:family="table-cell" style:parent-style-name="Default" style:data-style-name="N99">
      <style:table-cell-properties fo:background-color="#ff0000"/>
      <style:text-properties fo:color="#000000"/>
    </style:style>
    <style:style style:name="ce8" style:family="table-cell" style:parent-style-name="Default" style:data-style-name="N99">
      <style:table-cell-properties fo:background-color="transparent"/>
    </style:style>
    <style:style style:name="ce9" style:family="table-cell" style:parent-style-name="Default">
      <style:table-cell-properties fo:background-color="#ffff00"/>
    </style:style>
  </office:automatic-styles>
  <office:body>
    <office:spreadsheet>
      <table:calculation-settings table:automatic-find-labels="false"/>
      <table:table table:name="Simple"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table:style-name="ce1" office:value-type="float" office:value="50000" calcext:value-type="float">
            <text:p>50000</text:p>
          </table:table-cell>
          <table:table-cell table:number-columns-repeated="8"/>
        </table:table-row>
        <table:table-row table:style-name="ro1">
          <table:table-cell/>
          <table:table-cell office:value-type="string" calcext:value-type="string">
            <text:p>Dim – 16</text:p>
          </table:table-cell>
          <table:table-cell office:value-type="string" calcext:value-type="string">
            <text:p>Dim – 32</text:p>
          </table:table-cell>
          <table:table-cell office:value-type="string" calcext:value-type="string">
            <text:p>Dim – 64</text:p>
          </table:table-cell>
          <table:table-cell office:value-type="string" calcext:value-type="string">
            <text:p>Dim – 128</text:p>
          </table:table-cell>
          <table:table-cell office:value-type="string" calcext:value-type="string">
            <text:p>Dim - <text:s/>256</text:p>
          </table:table-cell>
          <table:table-cell table:number-columns-repeated="3"/>
        </table:table-row>
        <table:table-row table:style-name="ro1">
          <table:table-cell office:value-type="string" calcext:value-type="string">
            <text:p>unigram</text:p>
          </table:table-cell>
          <table:table-cell office:value-type="string" calcext:value-type="string">
            <text:p>0.356, 0.012</text:p>
          </table:table-cell>
          <table:table-cell office:value-type="string" calcext:value-type="string">
            <text:p>0.423, 0.005</text:p>
          </table:table-cell>
          <table:table-cell office:value-type="string" calcext:value-type="string">
            <text:p>0.458, 0.005</text:p>
          </table:table-cell>
          <table:table-cell office:value-type="string" calcext:value-type="string">
            <text:p>0.476, 0.003</text:p>
          </table:table-cell>
          <table:table-cell office:value-type="string" calcext:value-type="string">
            <text:p>0.484, 0.002</text:p>
          </table:table-cell>
          <table:table-cell/>
          <table:table-cell office:value-type="string" calcext:value-type="string">
            <text:p>Unigram Overlap</text:p>
          </table:table-cell>
          <table:table-cell office:value-type="float" office:value="0.396" calcext:value-type="float">
            <text:p>0.396</text:p>
          </table:table-cell>
        </table:table-row>
        <table:table-row table:style-name="ro1">
          <table:table-cell office:value-type="string" calcext:value-type="string">
            <text:p>bigram</text:p>
          </table:table-cell>
          <table:table-cell office:value-type="string" calcext:value-type="string">
            <text:p>0.406, 0.003</text:p>
          </table:table-cell>
          <table:table-cell office:value-type="string" calcext:value-type="string">
            <text:p>0.539, 0.005</text:p>
          </table:table-cell>
          <table:table-cell office:value-type="string" calcext:value-type="string">
            <text:p>0.607, 0.003</text:p>
          </table:table-cell>
          <table:table-cell office:value-type="string" calcext:value-type="string">
            <text:p>0.637, 0.001</text:p>
          </table:table-cell>
          <table:table-cell office:value-type="string" calcext:value-type="string">
            <text:p>0.65, 0.001</text:p>
          </table:table-cell>
          <table:table-cell/>
          <table:table-cell office:value-type="string" calcext:value-type="string">
            <text:p>Bigram Overlap</text:p>
          </table:table-cell>
          <table:table-cell office:value-type="float" office:value="0.585" calcext:value-type="float">
            <text:p>0.585</text:p>
          </table:table-cell>
        </table:table-row>
        <table:table-row table:style-name="ro1">
          <table:table-cell office:value-type="string" calcext:value-type="string">
            <text:p>trigram</text:p>
          </table:table-cell>
          <table:table-cell office:value-type="string" calcext:value-type="string">
            <text:p>0.380, 0.004</text:p>
          </table:table-cell>
          <table:table-cell office:value-type="string" calcext:value-type="string">
            <text:p>0.523, 0.004</text:p>
          </table:table-cell>
          <table:table-cell office:value-type="string" calcext:value-type="string">
            <text:p>0.609, 0.003</text:p>
          </table:table-cell>
          <table:table-cell office:value-type="string" calcext:value-type="string">
            <text:p>0.646, 0.002</text:p>
          </table:table-cell>
          <table:table-cell office:value-type="string" calcext:value-type="string">
            <text:p>0.659, 0.003</text:p>
          </table:table-cell>
          <table:table-cell/>
          <table:table-cell office:value-type="string" calcext:value-type="string">
            <text:p>Trigram Overlap</text:p>
          </table:table-cell>
          <table:table-cell office:value-type="float" office:value="0.594" calcext:value-type="float">
            <text:p>0.594</text:p>
          </table:table-cell>
        </table:table-row>
        <table:table-row table:style-name="ro1">
          <table:table-cell office:value-type="string" calcext:value-type="string">
            <text:p>Uni-bi</text:p>
          </table:table-cell>
          <table:table-cell office:value-type="string" calcext:value-type="string">
            <text:p>0.506, 0.006</text:p>
          </table:table-cell>
          <table:table-cell office:value-type="string" calcext:value-type="string">
            <text:p>0.578, 0.003</text:p>
          </table:table-cell>
          <table:table-cell office:value-type="string" calcext:value-type="string">
            <text:p>0.614, 0.002</text:p>
          </table:table-cell>
          <table:table-cell office:value-type="string" calcext:value-type="string">
            <text:p>0.630, 0.002</text:p>
          </table:table-cell>
          <table:table-cell office:value-type="string" calcext:value-type="string">
            <text:p>0.638, 0.001</text:p>
          </table:table-cell>
          <table:table-cell table:number-columns-repeated="3"/>
        </table:table-row>
        <table:table-row table:style-name="ro1">
          <table:table-cell office:value-type="string" calcext:value-type="string">
            <text:p>Uni-Tri</text:p>
          </table:table-cell>
          <table:table-cell office:value-type="string" calcext:value-type="string">
            <text:p>0.500, 0.007</text:p>
          </table:table-cell>
          <table:table-cell office:value-type="string" calcext:value-type="string">
            <text:p>0.586, 0.004</text:p>
          </table:table-cell>
          <table:table-cell office:value-type="string" calcext:value-type="string">
            <text:p>0.631, 0.003</text:p>
          </table:table-cell>
          <table:table-cell office:value-type="string" calcext:value-type="string">
            <text:p>0.649, 0.002</text:p>
          </table:table-cell>
          <table:table-cell office:value-type="string" calcext:value-type="string">
            <text:p>0.656, 0.002</text:p>
          </table:table-cell>
          <table:table-cell/>
          <table:table-cell office:value-type="string" calcext:value-type="string">
            <text:p>Sequence Matcher</text:p>
          </table:table-cell>
          <table:table-cell office:value-type="float" office:value="0.537" calcext:value-type="float">
            <text:p>0.537</text:p>
          </table:table-cell>
        </table:table-row>
        <table:table-row table:style-name="ro1">
          <table:table-cell office:value-type="string" calcext:value-type="string">
            <text:p>All</text:p>
          </table:table-cell>
          <table:table-cell office:value-type="string" calcext:value-type="string">
            <text:p>0.570, 0.005</text:p>
          </table:table-cell>
          <table:table-cell office:value-type="string" calcext:value-type="string">
            <text:p>0.627, 0.003</text:p>
          </table:table-cell>
          <table:table-cell office:value-type="string" calcext:value-type="string">
            <text:p>0.650, 0.002</text:p>
          </table:table-cell>
          <table:table-cell office:value-type="string" calcext:value-type="string">
            <text:p>0.659, 0.001</text:p>
          </table:table-cell>
          <table:table-cell office:value-type="string" calcext:value-type="string">
            <text:p>0.663, 0.002</text:p>
          </table:table-cell>
          <table:table-cell table:number-columns-repeated="3"/>
        </table:table-row>
        <table:table-row table:style-name="ro1">
          <table:table-cell table:number-columns-repeated="7"/>
          <table:table-cell table:style-name="ce2"/>
          <table:table-cell/>
        </table:table-row>
        <table:table-row table:style-name="ro1">
          <table:table-cell table:style-name="ce1" office:value-type="float" office:value="100000" calcext:value-type="float">
            <text:p>100000</text:p>
          </table:table-cell>
          <table:table-cell table:number-columns-repeated="8"/>
        </table:table-row>
        <table:table-row table:style-name="ro1">
          <table:table-cell table:number-columns-repeated="5"/>
          <table:table-cell office:value-type="string" calcext:value-type="string">
            <text:p>Dim - <text:s/>256</text:p>
          </table:table-cell>
          <table:table-cell table:number-columns-repeated="3"/>
        </table:table-row>
        <table:table-row table:style-name="ro1">
          <table:table-cell office:value-type="string" calcext:value-type="string">
            <text:p>unigram</text:p>
          </table:table-cell>
          <table:table-cell table:number-columns-repeated="4"/>
          <table:table-cell office:value-type="string" calcext:value-type="string">
            <text:p>0.464, 0.004</text:p>
          </table:table-cell>
          <table:table-cell/>
          <table:table-cell office:value-type="string" calcext:value-type="string">
            <text:p>Unigram Overlap</text:p>
          </table:table-cell>
          <table:table-cell office:value-type="float" office:value="0.378" calcext:value-type="float">
            <text:p>0.378</text:p>
          </table:table-cell>
        </table:table-row>
        <table:table-row table:style-name="ro1">
          <table:table-cell office:value-type="string" calcext:value-type="string">
            <text:p>bigram</text:p>
          </table:table-cell>
          <table:table-cell table:number-columns-repeated="4"/>
          <table:table-cell office:value-type="string" calcext:value-type="string">
            <text:p>0.621, 0.001</text:p>
          </table:table-cell>
          <table:table-cell table:number-columns-repeated="3"/>
        </table:table-row>
        <table:table-row table:style-name="ro1">
          <table:table-cell office:value-type="string" calcext:value-type="string">
            <text:p>trigram</text:p>
          </table:table-cell>
          <table:table-cell table:number-columns-repeated="4"/>
          <table:table-cell office:value-type="string" calcext:value-type="string">
            <text:p>0.630, 0.001</text:p>
          </table:table-cell>
          <table:table-cell table:number-columns-repeated="3"/>
        </table:table-row>
        <table:table-row table:style-name="ro1">
          <table:table-cell office:value-type="string" calcext:value-type="string">
            <text:p>Uni-bi</text:p>
          </table:table-cell>
          <table:table-cell table:number-columns-repeated="4"/>
          <table:table-cell office:value-type="string" calcext:value-type="string">
            <text:p>0.611, 0.001</text:p>
          </table:table-cell>
          <table:table-cell table:number-columns-repeated="3"/>
        </table:table-row>
        <table:table-row table:style-name="ro1">
          <table:table-cell office:value-type="string" calcext:value-type="string">
            <text:p>Uni-Tri</text:p>
          </table:table-cell>
          <table:table-cell table:number-columns-repeated="4"/>
          <table:table-cell office:value-type="string" calcext:value-type="string">
            <text:p>0.63, 0.001</text:p>
          </table:table-cell>
          <table:table-cell table:number-columns-repeated="3"/>
        </table:table-row>
        <table:table-row table:style-name="ro1">
          <table:table-cell office:value-type="string" calcext:value-type="string">
            <text:p>All</text:p>
          </table:table-cell>
          <table:table-cell table:number-columns-repeated="4"/>
          <table:table-cell office:value-type="string" calcext:value-type="string">
            <text:p>0.636, 0.001</text:p>
          </table:table-cell>
          <table:table-cell table:number-columns-repeated="3"/>
        </table:table-row>
      </table:table>
      <table:table table:name="Learned" table:style-name="ta1">
        <table:table-column table:style-name="co1" table:number-columns-repeated="4"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Model</text:p>
          </table:table-cell>
          <table:table-cell table:style-name="ce1" office:value-type="string" calcext:value-type="string">
            <text:p>Validation Acc.</text:p>
          </table:table-cell>
          <table:table-cell table:style-name="ce1" office:value-type="string" calcext:value-type="string">
            <text:p>Embeddings</text:p>
          </table:table-cell>
          <table:table-cell table:style-name="ce1" office:value-type="string" calcext:value-type="string">
            <text:p>Training Size</text:p>
          </table:table-cell>
          <table:table-cell table:style-name="ce1" office:value-type="string" calcext:value-type="string">
            <text:p>Data Construction</text:p>
          </table:table-cell>
          <table:table-cell/>
        </table:table-row>
        <table:table-row table:style-name="ro1">
          <table:table-cell office:value-type="float" office:value="15" calcext:value-type="float">
            <text:p>15</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45" calcext:value-type="float">
            <text:p>0.64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256" calcext:value-type="float">
            <text:p>256</text:p>
          </table:table-cell>
          <table:table-cell office:value-type="string" calcext:value-type="string">
            <text:p>Adam</text:p>
          </table:table-cell>
          <table:table-cell office:value-type="string" calcext:value-type="string">
            <text:p>SingleLinear</text:p>
          </table:table-cell>
          <table:table-cell office:value-type="float" office:value="0.597" calcext:value-type="float">
            <text:p>0.597</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128" calcext:value-type="float">
            <text:p>128</text:p>
          </table:table-cell>
          <table:table-cell office:value-type="string" calcext:value-type="string">
            <text:p>Adam</text:p>
          </table:table-cell>
          <table:table-cell office:value-type="string" calcext:value-type="string">
            <text:p>SingleLinear</text:p>
          </table:table-cell>
          <table:table-cell office:value-type="float" office:value="0.621" calcext:value-type="float">
            <text:p>0.621</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623" calcext:value-type="float">
            <text:p>0.623</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619" calcext:value-type="float">
            <text:p>0.619</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5" calcext:value-type="float">
            <text:p>25</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5" calcext:value-type="float">
            <text:p>0.6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5" calcext:value-type="float">
            <text:p>5</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5" calcext:value-type="float">
            <text:p>0.65</text:p>
          </table:table-cell>
          <table:table-cell office:value-type="string" calcext:value-type="string">
            <text:p>Fixed</text:p>
          </table:table-cell>
          <table:table-cell office:value-type="float" office:value="39877" calcext:value-type="float">
            <text:p>39877</text:p>
          </table:table-cell>
          <table:table-cell office:value-type="string" calcext:value-type="string">
            <text:p>10000, 5</text:p>
          </table:table-cell>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19" calcext:value-type="float">
            <text:p>0.619</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string" calcext:value-type="string">
            <text:p>Adam</text:p>
          </table:table-cell>
          <table:table-cell office:value-type="string" calcext:value-type="string">
            <text:p>DoubleLinear</text:p>
          </table:table-cell>
          <table:table-cell office:value-type="float" office:value="0.595" calcext:value-type="float">
            <text:p>0.595</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string" calcext:value-type="string">
            <text:p>Adam</text:p>
          </table:table-cell>
          <table:table-cell office:value-type="string" calcext:value-type="string">
            <text:p>LSTM</text:p>
          </table:table-cell>
          <table:table-cell office:value-type="float" office:value="0.611" calcext:value-type="float">
            <text:p>0.611</text:p>
          </table:table-cell>
          <table:table-cell office:value-type="string" calcext:value-type="string">
            <text:p>Fixed</text:p>
          </table:table-cell>
          <table:table-cell office:value-type="float" office:value="79239" calcext:value-type="float">
            <text:p>79239</text:p>
          </table:table-cell>
          <table:table-cell office:value-type="string" calcext:value-type="string">
            <text:p>10000, 10</text:p>
          </table:table-cell>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m</text:p>
          </table:table-cell>
          <table:table-cell office:value-type="string" calcext:value-type="string">
            <text:p>SingleLinear</text:p>
          </table:table-cell>
          <table:table-cell office:value-type="float" office:value="0.619" calcext:value-type="float">
            <text:p>0.619</text:p>
          </table:table-cell>
          <table:table-cell office:value-type="string" calcext:value-type="string">
            <text:p>Learned</text:p>
          </table:table-cell>
          <table:table-cell office:value-type="float" office:value="79239" calcext:value-type="float">
            <text:p>79239</text:p>
          </table:table-cell>
          <table:table-cell office:value-type="string" calcext:value-type="string">
            <text:p>10000, 10</text:p>
          </table:table-cell>
          <table:table-cell/>
        </table:table-row>
      </table:table>
      <table:table table:name="Candidates" table:style-name="ta1">
        <table:table-column table:style-name="co1" table:default-cell-style-name="Default"/>
        <table:table-column table:style-name="co8" table:default-cell-style-name="Default"/>
        <table:table-column table:style-name="co9" table:default-cell-style-name="Default"/>
        <table:table-row table:style-name="ro1">
          <table:table-cell/>
          <table:table-cell office:value-type="string" calcext:value-type="string">
            <text:p>Yamada Tokens Learned</text:p>
          </table:table-cell>
          <table:table-cell office:value-type="string" calcext:value-type="string">
            <text:p>Yamada Tokens Simple Sum</text:p>
          </table:table-cell>
        </table:table-row>
        <table:table-row table:style-name="ro1">
          <table:table-cell office:value-type="string" calcext:value-type="string">
            <text:p>Top1</text:p>
          </table:table-cell>
          <table:table-cell office:value-type="float" office:value="0.2475" calcext:value-type="float">
            <text:p>0.2475</text:p>
          </table:table-cell>
          <table:table-cell office:value-type="float" office:value="0.286" calcext:value-type="float">
            <text:p>0.286</text:p>
          </table:table-cell>
        </table:table-row>
        <table:table-row table:style-name="ro1">
          <table:table-cell office:value-type="string" calcext:value-type="string">
            <text:p>Top5</text:p>
          </table:table-cell>
          <table:table-cell office:value-type="float" office:value="0.365" calcext:value-type="float">
            <text:p>0.365</text:p>
          </table:table-cell>
          <table:table-cell office:value-type="float" office:value="0.356" calcext:value-type="float">
            <text:p>0.356</text:p>
          </table:table-cell>
        </table:table-row>
        <table:table-row table:style-name="ro1">
          <table:table-cell office:value-type="string" calcext:value-type="string">
            <text:p>Top10</text:p>
          </table:table-cell>
          <table:table-cell office:value-type="float" office:value="0.393" calcext:value-type="float">
            <text:p>0.393</text:p>
          </table:table-cell>
          <table:table-cell office:value-type="float" office:value="0.396" calcext:value-type="float">
            <text:p>0.396</text:p>
          </table:table-cell>
        </table:table-row>
        <table:table-row table:style-name="ro1">
          <table:table-cell office:value-type="string" calcext:value-type="string">
            <text:p>Top50</text:p>
          </table:table-cell>
          <table:table-cell table:number-columns-repeated="2" office:value-type="float" office:value="0.466" calcext:value-type="float">
            <text:p>0.466</text:p>
          </table:table-cell>
        </table:table-row>
        <table:table-row table:style-name="ro1">
          <table:table-cell office:value-type="string" calcext:value-type="string">
            <text:p>Top100</text:p>
          </table:table-cell>
          <table:table-cell office:value-type="float" office:value="0.518" calcext:value-type="float">
            <text:p>0.518</text:p>
          </table:table-cell>
          <table:table-cell office:value-type="float" office:value="0.512" calcext:value-type="float">
            <text:p>0.512</text:p>
          </table:table-cell>
        </table:table-row>
        <table:table-row table:style-name="ro1">
          <table:table-cell office:value-type="string" calcext:value-type="string">
            <text:p>mrr</text:p>
          </table:table-cell>
          <table:table-cell office:value-type="float" office:value="0.306" calcext:value-type="float">
            <text:p>0.306</text:p>
          </table:table-cell>
          <table:table-cell office:value-type="float" office:value="0.327" calcext:value-type="float">
            <text:p>0.327</text:p>
          </table:table-cell>
        </table:table-row>
      </table:table>
      <table:table table:name="Conll Pershina Candidates Yamada Model" table:style-name="ta1">
        <table:table-column table:style-name="co1" table:number-columns-repeated="3"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number-columns-repeated="2" table:default-cell-style-name="Default"/>
        <table:table-column table:style-name="co13" table:default-cell-style-name="Default"/>
        <table:table-column table:style-name="co1"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Weight Decay</text:p>
          </table:table-cell>
          <table:table-cell table:style-name="ce1" office:value-type="string" calcext:value-type="string">
            <text:p>Learning Rate</text:p>
          </table:table-cell>
          <table:table-cell table:style-name="ce1" office:value-type="string" calcext:value-type="string">
            <text:p>Hidden Size</text:p>
          </table:table-cell>
          <table:table-cell table:style-name="ce1" office:value-type="string" calcext:value-type="string">
            <text:p>Embeddings</text:p>
          </table:table-cell>
          <table:table-cell table:style-name="ce1" office:value-type="string" calcext:value-type="string">
            <text:p>Dropout</text:p>
          </table:table-cell>
          <table:table-cell table:style-name="ce1" office:value-type="string" calcext:value-type="string">
            <text:p>W</text:p>
          </table:table-cell>
          <table:table-cell table:style-name="ce1" office:value-type="string" calcext:value-type="string">
            <text:p>Test Accuracy</text:p>
          </table:table-cell>
          <table:table-cell table:style-name="ce1" office:value-type="string" calcext:value-type="string">
            <text:p>Type Embeddings</text:p>
          </table:table-cell>
          <table:table-cell table:style-name="ce1" office:value-type="string" calcext:value-type="string">
            <text:p>Aggregation</text:p>
          </table:table-cell>
        </table:table-row>
        <table:table-row table:style-name="ro1">
          <table:table-cell office:value-type="float" office:value="20" calcext:value-type="float">
            <text:p>20</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Fixed</text:p>
          </table:table-cell>
          <table:table-cell office:value-type="float" office:value="0" calcext:value-type="float">
            <text:p>0</text:p>
          </table:table-cell>
          <table:table-cell office:value-type="string" calcext:value-type="string">
            <text:p>Fixed</text:p>
          </table:table-cell>
          <table:table-cell office:value-type="float" office:value="87.1" calcext:value-type="float">
            <text:p>87.1</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 calcext:value-type="float">
            <text:p>0</text:p>
          </table:table-cell>
          <table:table-cell office:value-type="string" calcext:value-type="string">
            <text:p>Fixed</text:p>
          </table:table-cell>
          <table:table-cell office:value-type="float" office:value="85.6" calcext:value-type="float">
            <text:p>85.6</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5.3" calcext:value-type="float">
            <text:p>85.3</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5.78" calcext:value-type="float">
            <text:p>85.78</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5" calcext:value-type="float">
            <text:p>0.5</text:p>
          </table:table-cell>
          <table:table-cell office:value-type="string" calcext:value-type="string">
            <text:p>Fixed</text:p>
          </table:table-cell>
          <table:table-cell office:value-type="float" office:value="85.5" calcext:value-type="float">
            <text:p>85.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5" calcext:value-type="float">
            <text:p>0.5</text:p>
          </table:table-cell>
          <table:table-cell office:value-type="string" calcext:value-type="string">
            <text:p>Fixed</text:p>
          </table:table-cell>
          <table:table-cell office:value-type="float" office:value="85.48" calcext:value-type="float">
            <text:p>85.48</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300" calcext:value-type="float">
            <text:p>3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6.54" calcext:value-type="float">
            <text:p>86.54</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5" calcext:value-type="float">
            <text:p>15</text:p>
          </table:table-cell>
          <table:table-cell office:value-type="float" office:value="100" calcext:value-type="float">
            <text:p>100</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Learned</text:p>
          </table:table-cell>
          <table:table-cell office:value-type="float" office:value="0.3" calcext:value-type="float">
            <text:p>0.3</text:p>
          </table:table-cell>
          <table:table-cell office:value-type="string" calcext:value-type="string">
            <text:p>Fixed</text:p>
          </table:table-cell>
          <table:table-cell office:value-type="float" office:value="86.54" calcext:value-type="float">
            <text:p>86.54</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73" calcext:value-type="float">
            <text:p>88.73</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73" calcext:value-type="float">
            <text:p>88.73</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8" calcext:value-type="float">
            <text:p>88.8</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200" calcext:value-type="float">
            <text:p>200</text:p>
          </table:table-cell>
          <table:table-cell office:value-type="float" office:value="32" calcext:value-type="float">
            <text:p>32</text:p>
          </table:table-cell>
          <table:table-cell office:value-type="string" calcext:value-type="string">
            <text:p>AdaGrad</text:p>
          </table:table-cell>
          <table:table-cell office:value-type="float" office:value="0.001" calcext:value-type="float">
            <text:p>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Fixed</text:p>
          </table:table-cell>
          <table:table-cell office:value-type="float" office:value="88.31" calcext:value-type="float">
            <text:p>88.31</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0.1" calcext:value-type="float">
            <text:p>90.1</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90.5" calcext:value-type="float">
            <text:p>90.5</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8" calcext:value-type="float">
            <text:p>0.8</text:p>
          </table:table-cell>
          <table:table-cell office:value-type="string" calcext:value-type="string">
            <text:p>Learned</text:p>
          </table:table-cell>
          <table:table-cell office:value-type="float" office:value="85.33" calcext:value-type="float">
            <text:p>85.33</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4" calcext:value-type="float">
            <text:p>85.4</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6.54" calcext:value-type="float">
            <text:p>86.54</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2.27" calcext:value-type="float">
            <text:p>82.27</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M</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 calcext:value-type="float">
            <text:p>85</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M</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5" calcext:value-type="float">
            <text:p>8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RMSProp</text:p>
          </table:table-cell>
          <table:table-cell office:value-type="float" office:value="0.0001" calcext:value-type="float">
            <text:p>0.0001</text:p>
          </table:table-cell>
          <table:table-cell office:value-type="string" calcext:value-type="string">
            <text:p>Bold Driver – 0.01</text:p>
          </table:table-cell>
          <table:table-cell office:value-type="float" office:value="2000" calcext:value-type="float">
            <text:p>2000</text:p>
          </table:table-cell>
          <table:table-cell office:value-type="string" calcext:value-type="string">
            <text:p>Fixed</text:p>
          </table:table-cell>
          <table:table-cell office:value-type="float" office:value="0.5" calcext:value-type="float">
            <text:p>0.5</text:p>
          </table:table-cell>
          <table:table-cell office:value-type="string" calcext:value-type="string">
            <text:p>Learned</text:p>
          </table:table-cell>
          <table:table-cell office:value-type="float" office:value="88.7" calcext:value-type="float">
            <text:p>88.7</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string" calcext:value-type="string">
            <text:p>Bold Driver – 0.01</text:p>
          </table:table-cell>
          <table:table-cell office:value-type="float" office:value="5000" calcext:value-type="float">
            <text:p>5000</text:p>
          </table:table-cell>
          <table:table-cell office:value-type="string" calcext:value-type="string">
            <text:p>Fixed</text:p>
          </table:table-cell>
          <table:table-cell office:value-type="float" office:value="0.8" calcext:value-type="float">
            <text:p>0.8</text:p>
          </table:table-cell>
          <table:table-cell office:value-type="string" calcext:value-type="string">
            <text:p>Learned</text:p>
          </table:table-cell>
          <table:table-cell office:value-type="float" office:value="88.9" calcext:value-type="float">
            <text:p>88.9</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1.19" calcext:value-type="float">
            <text:p>91.19</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85.55" calcext:value-type="float">
            <text:p>85.55</text:p>
          </table:table-cell>
          <table:table-cell office:value-type="string" calcext:value-type="string">
            <text:p>My</text:p>
          </table:table-cell>
          <table:table-cell office:value-type="string" calcext:value-type="string">
            <text:p>sum</text:p>
          </table:table-cell>
        </table:table-row>
        <table:table-row table:style-name="ro1">
          <table:table-cell office:value-type="float" office:value="20" calcext:value-type="float">
            <text:p>2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1.6" calcext:value-type="float">
            <text:p>91.6</text:p>
          </table:table-cell>
          <table:table-cell office:value-type="string" calcext:value-type="string">
            <text:p>Yamada</text:p>
          </table:table-cell>
          <table:table-cell office:value-type="string" calcext:value-type="string">
            <text:p>sum</text:p>
          </table:table-cell>
        </table:table-row>
        <table:table-row table:style-name="ro1">
          <table:table-cell office:value-type="float" office:value="70" calcext:value-type="float">
            <text:p>7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1000" calcext:value-type="float">
            <text:p>1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2.36" calcext:value-type="float">
            <text:p>92.36</text:p>
          </table:table-cell>
          <table:table-cell office:value-type="string" calcext:value-type="string">
            <text:p>Yamada</text:p>
          </table:table-cell>
          <table:table-cell office:value-type="string" calcext:value-type="string">
            <text:p>mean</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AdaGrad</text:p>
          </table:table-cell>
          <table:table-cell office:value-type="float" office:value="0.0001" calcext:value-type="float">
            <text:p>0.0001</text:p>
          </table:table-cell>
          <table:table-cell office:value-type="float" office:value="0.01" calcext:value-type="float">
            <text:p>0.01</text:p>
          </table:table-cell>
          <table:table-cell office:value-type="float" office:value="2000" calcext:value-type="float">
            <text:p>2000</text:p>
          </table:table-cell>
          <table:table-cell office:value-type="string" calcext:value-type="string">
            <text:p>Fixed</text:p>
          </table:table-cell>
          <table:table-cell office:value-type="float" office:value="0.3" calcext:value-type="float">
            <text:p>0.3</text:p>
          </table:table-cell>
          <table:table-cell office:value-type="string" calcext:value-type="string">
            <text:p>Learned</text:p>
          </table:table-cell>
          <table:table-cell office:value-type="float" office:value="92.21" calcext:value-type="float">
            <text:p>92.21</text:p>
          </table:table-cell>
          <table:table-cell office:value-type="string" calcext:value-type="string">
            <text:p>Yamada</text:p>
          </table:table-cell>
          <table:table-cell office:value-type="string" calcext:value-type="string">
            <text:p>mean</text:p>
          </table:table-cell>
        </table:table-row>
      </table:table>
      <table:table table:name="Original Word Similarity Search" table:style-name="ta1">
        <table:table-column table:style-name="co14" table:default-cell-style-name="Default"/>
        <table:table-column table:style-name="co15" table:default-cell-style-name="Default"/>
        <table:table-column table:style-name="co1" table:number-columns-repeated="7" table:default-cell-style-name="Default"/>
        <table:table-column table:style-name="co16" table:default-cell-style-name="Default"/>
        <table:table-row table:style-name="ro1">
          <table:table-cell table:style-name="ce1" office:value-type="string" calcext:value-type="string">
            <text:p>Embedding Type</text:p>
          </table:table-cell>
          <table:table-cell table:style-name="ce1" office:value-type="string" calcext:value-type="string">
            <text:p>k</text:p>
          </table:table-cell>
          <table:table-cell table:style-name="ce1" office:value-type="string" calcext:value-type="string">
            <text:p>Accuracy</text:p>
          </table:table-cell>
          <table:table-cell table:style-name="ce1" office:value-type="string" calcext:value-type="string">
            <text:p>mrr</text:p>
          </table:table-cell>
          <table:table-cell table:style-name="ce1" office:value-type="string" calcext:value-type="string">
            <text:p>Embeddings</text:p>
          </table:table-cell>
          <table:table-cell table:number-columns-repeated="5"/>
        </table:table-row>
        <table:table-row table:style-name="ro1">
          <table:table-cell office:value-type="string" calcext:value-type="string">
            <text:p>Word </text:p>
          </table:table-cell>
          <table:table-cell office:value-type="float" office:value="5" calcext:value-type="float">
            <text:p>5</text:p>
          </table:table-cell>
          <table:table-cell office:value-type="float" office:value="60.1" calcext:value-type="float">
            <text:p>60.1</text:p>
          </table:table-cell>
          <table:table-cell office:value-type="float" office:value="0.08" calcext:value-type="float">
            <text:p>0.08</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 calcext:value-type="float">
            <text:p>10</text:p>
          </table:table-cell>
          <table:table-cell office:value-type="float" office:value="65" calcext:value-type="float">
            <text:p>65</text:p>
          </table:table-cell>
          <table:table-cell office:value-type="float" office:value="0.035" calcext:value-type="float">
            <text:p>0.035</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50" calcext:value-type="float">
            <text:p>50</text:p>
          </table:table-cell>
          <table:table-cell office:value-type="float" office:value="74.2" calcext:value-type="float">
            <text:p>74.2</text:p>
          </table:table-cell>
          <table:table-cell office:value-type="float" office:value="0.005" calcext:value-type="float">
            <text:p>0.005</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0" calcext:value-type="float">
            <text:p>100</text:p>
          </table:table-cell>
          <table:table-cell office:value-type="float" office:value="78.1" calcext:value-type="float">
            <text:p>78.1</text:p>
          </table:table-cell>
          <table:table-cell office:value-type="float" office:value="0.002" calcext:value-type="float">
            <text:p>0.002</text:p>
          </table:table-cell>
          <table:table-cell office:value-type="string" calcext:value-type="string">
            <text:p>Yamada</text:p>
          </table:table-cell>
          <table:table-cell table:number-columns-repeated="3"/>
          <table:table-cell table:style-name="ce1" office:value-type="string" calcext:value-type="string">
            <text:p>Data Set</text:p>
          </table:table-cell>
          <table:table-cell office:value-type="string" calcext:value-type="string">
            <text:p>Conll</text:p>
          </table:table-cell>
        </table:table-row>
        <table:table-row table:style-name="ro1">
          <table:table-cell office:value-type="string" calcext:value-type="string">
            <text:p>Word </text:p>
          </table:table-cell>
          <table:table-cell office:value-type="float" office:value="200" calcext:value-type="float">
            <text:p>200</text:p>
          </table:table-cell>
          <table:table-cell office:value-type="float" office:value="80.9" calcext:value-type="float">
            <text:p>80.9</text:p>
          </table:table-cell>
          <table:table-cell office:value-type="float" office:value="0.001" calcext:value-type="float">
            <text:p>0.001</text:p>
          </table:table-cell>
          <table:table-cell office:value-type="string" calcext:value-type="string">
            <text:p>Yamada</text:p>
          </table:table-cell>
          <table:table-cell table:number-columns-repeated="4"/>
          <table:table-cell office:value-type="string" calcext:value-type="string">
            <text:p>2341 not in dicitonary</text:p>
          </table:table-cell>
        </table:table-row>
        <table:table-row table:style-name="ro1">
          <table:table-cell office:value-type="string" calcext:value-type="string">
            <text:p>Word </text:p>
          </table:table-cell>
          <table:table-cell office:value-type="float" office:value="500" calcext:value-type="float">
            <text:p>500</text:p>
          </table:table-cell>
          <table:table-cell office:value-type="float" office:value="84.8" calcext:value-type="float">
            <text:p>84.8</text:p>
          </table:table-cell>
          <table:table-cell office:value-type="float" office:value="0.003" calcext:value-type="float">
            <text:p>0.003</text:p>
          </table:table-cell>
          <table:table-cell office:value-type="string" calcext:value-type="string">
            <text:p>Yamada</text:p>
          </table:table-cell>
          <table:table-cell table:number-columns-repeated="5"/>
        </table:table-row>
        <table:table-row table:style-name="ro1">
          <table:table-cell office:value-type="string" calcext:value-type="string">
            <text:p>Word </text:p>
          </table:table-cell>
          <table:table-cell office:value-type="float" office:value="1000" calcext:value-type="float">
            <text:p>1000</text:p>
          </table:table-cell>
          <table:table-cell office:value-type="float" office:value="86.7" calcext:value-type="float">
            <text:p>86.7</text:p>
          </table:table-cell>
          <table:table-cell office:value-type="float" office:value="0.0001" calcext:value-type="float">
            <text:p>0.0001</text:p>
          </table:table-cell>
          <table:table-cell office:value-type="string" calcext:value-type="string">
            <text:p>Yamada</text:p>
          </table:table-cell>
          <table:table-cell table:number-columns-repeated="5"/>
        </table:table-row>
      </table:table>
      <table:table table:name="Combined Word and String" table:style-name="ta1">
        <table:table-column table:style-name="co1" table:number-columns-repeated="3" table:default-cell-style-name="Default"/>
        <table:table-column table:style-name="co17" table:default-cell-style-name="Default"/>
        <table:table-column table:style-name="co10" table:default-cell-style-name="Default"/>
        <table:table-column table:style-name="co18" table:number-columns-repeated="2" table:default-cell-style-name="Default"/>
        <table:table-column table:style-name="co19" table:default-cell-style-name="Default"/>
        <table:table-column table:style-name="co1" table:default-cell-style-name="Default"/>
        <table:table-column table:style-name="co20" table:default-cell-style-name="Default"/>
        <table:table-column table:style-name="co1" table:number-columns-repeated="5" table:default-cell-style-name="Default"/>
        <table:table-row table:style-name="ro1">
          <table:table-cell table:style-name="ce1" office:value-type="string" calcext:value-type="string">
            <text:p>Epochs</text:p>
          </table:table-cell>
          <table:table-cell table:style-name="ce1" office:value-type="string" calcext:value-type="string">
            <text:p>Batch Size</text:p>
          </table:table-cell>
          <table:table-cell table:style-name="ce1" office:value-type="string" calcext:value-type="string">
            <text:p>Optimizer</text:p>
          </table:table-cell>
          <table:table-cell table:style-name="ce1" office:value-type="string" calcext:value-type="string">
            <text:p>Weight Decay</text:p>
          </table:table-cell>
          <table:table-cell table:style-name="ce1" office:value-type="string" calcext:value-type="string">
            <text:p>Learning Rate</text:p>
          </table:table-cell>
          <table:table-cell table:style-name="ce1" office:value-type="string" calcext:value-type="string">
            <text:p>Candidates</text:p>
          </table:table-cell>
          <table:table-cell table:style-name="ce1" office:value-type="string" calcext:value-type="string">
            <text:p>String Tokens</text:p>
          </table:table-cell>
          <table:table-cell table:style-name="ce1" office:value-type="string" calcext:value-type="string">
            <text:p>Embedding Size</text:p>
          </table:table-cell>
          <table:table-cell table:style-name="ce1" office:value-type="string" calcext:value-type="string">
            <text:p>Embeddings</text:p>
          </table:table-cell>
          <table:table-cell table:style-name="ce1" office:value-type="string" calcext:value-type="string">
            <text:p>Word and Ent</text:p>
          </table:table-cell>
          <table:table-cell table:style-name="ce1" office:value-type="string" calcext:value-type="string">
            <text:p>Data Size</text:p>
          </table:table-cell>
          <table:table-cell table:style-name="ce1" office:value-type="string" calcext:value-type="string">
            <text:p>Top 1 </text:p>
          </table:table-cell>
          <table:table-cell table:style-name="ce1" office:value-type="string" calcext:value-type="string">
            <text:p>Top 10</text:p>
          </table:table-cell>
          <table:table-cell table:style-name="ce1" office:value-type="string" calcext:value-type="string">
            <text:p>Top 100</text:p>
          </table:table-cell>
          <table:table-cell table:style-name="ce1" office:value-type="string" calcext:value-type="string">
            <text:p>MRR</text:p>
          </table:table-cell>
        </table:table-row>
        <table:table-row table:style-name="ro1">
          <table:table-cell office:value-type="float" office:value="25" calcext:value-type="float">
            <text:p>25</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300" calcext:value-type="float">
            <text:p>300</text:p>
          </table:table-cell>
          <table:table-cell office:value-type="string" calcext:value-type="string">
            <text:p>Trained</text:p>
          </table:table-cell>
          <table:table-cell office:value-type="string" calcext:value-type="string">
            <text:p>Yamada</text:p>
          </table:table-cell>
          <table:table-cell office:value-type="string" calcext:value-type="string">
            <text:p>200000 *10</text:p>
          </table:table-cell>
          <table:table-cell office:value-type="float" office:value="0.423" calcext:value-type="float">
            <text:p>0.423</text:p>
          </table:table-cell>
          <table:table-cell table:number-columns-repeated="3"/>
        </table:table-row>
        <table:table-row table:style-name="ro1">
          <table:table-cell office:value-type="float" office:value="20" calcext:value-type="float">
            <text:p>20</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200" calcext:value-type="float">
            <text:p>200</text:p>
          </table:table-cell>
          <table:table-cell office:value-type="string" calcext:value-type="string">
            <text:p>Trained</text:p>
          </table:table-cell>
          <table:table-cell office:value-type="string" calcext:value-type="string">
            <text:p>Yamada</text:p>
          </table:table-cell>
          <table:table-cell office:value-type="string" calcext:value-type="string">
            <text:p>200000 *10</text:p>
          </table:table-cell>
          <table:table-cell office:value-type="float" office:value="0.421" calcext:value-type="float">
            <text:p>0.421</text:p>
          </table:table-cell>
          <table:table-cell office:value-type="float" office:value="0.613" calcext:value-type="float">
            <text:p>0.613</text:p>
          </table:table-cell>
          <table:table-cell office:value-type="float" office:value="0.734" calcext:value-type="float">
            <text:p>0.734</text:p>
          </table:table-cell>
          <table:table-cell office:value-type="float" office:value="0.491" calcext:value-type="float">
            <text:p>0.491</text:p>
          </table:table-cell>
        </table:table-row>
        <table:table-row table:style-name="ro1">
          <table:table-cell office:value-type="float" office:value="20" calcext:value-type="float">
            <text:p>20</text:p>
          </table:table-cell>
          <table:table-cell office:value-type="float" office:value="512" calcext:value-type="float">
            <text:p>512</text:p>
          </table:table-cell>
          <table:table-cell office:value-type="string" calcext:value-type="string">
            <text:p>AdaGrad</text:p>
          </table:table-cell>
          <table:table-cell office:value-type="string" calcext:value-type="string">
            <text:p>-</text:p>
          </table:table-cell>
          <table:table-cell office:value-type="float" office:value="0.001" calcext:value-type="float">
            <text:p>0.001</text:p>
          </table:table-cell>
          <table:table-cell office:value-type="string" calcext:value-type="string">
            <text:p>Random</text:p>
          </table:table-cell>
          <table:table-cell office:value-type="string" calcext:value-type="string">
            <text:p>Bigram</text:p>
          </table:table-cell>
          <table:table-cell office:value-type="float" office:value="200" calcext:value-type="float">
            <text:p>200</text:p>
          </table:table-cell>
          <table:table-cell office:value-type="string" calcext:value-type="string">
            <text:p>Trained</text:p>
          </table:table-cell>
          <table:table-cell office:value-type="string" calcext:value-type="string">
            <text:p>Yamada</text:p>
          </table:table-cell>
          <table:table-cell office:value-type="string" calcext:value-type="string">
            <text:p>10**6 *10</text:p>
          </table:table-cell>
          <table:table-cell office:value-type="float" office:value="0.421" calcext:value-type="float">
            <text:p>0.421</text:p>
          </table:table-cell>
          <table:table-cell office:value-type="float" office:value="0.613" calcext:value-type="float">
            <text:p>0.613</text:p>
          </table:table-cell>
          <table:table-cell office:value-type="float" office:value="0.734" calcext:value-type="float">
            <text:p>0.734</text:p>
          </table:table-cell>
          <table:table-cell office:value-type="float" office:value="0.491" calcext:value-type="float">
            <text:p>0.491</text:p>
          </table:table-cell>
        </table:table-row>
      </table:table>
      <table:table table:name="Candidate Generation"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21" table:default-cell-style-name="Default"/>
        <table:table-row table:style-name="ro1">
          <table:table-cell office:value-type="string" calcext:value-type="string">
            <text:p>Here I tested the coverage of candidate generation using the necounts dictionary. The dataset is CONLL on all train, dev and test combined. Also checked the number of missing entities in yamada entity dictionary.</text:p>
          </table:table-cell>
          <table:table-cell table:number-columns-repeated="4"/>
        </table:table-row>
        <table:table-row table:style-name="ro1">
          <table:table-cell table:number-columns-repeated="5"/>
        </table:table-row>
        <table:table-row table:style-name="ro1">
          <table:table-cell/>
          <table:table-cell office:value-type="string" calcext:value-type="string">
            <text:p>Not in Dict</text:p>
          </table:table-cell>
          <table:table-cell office:value-type="string" calcext:value-type="string">
            <text:p>Covered</text:p>
          </table:table-cell>
          <table:table-cell office:value-type="string" calcext:value-type="string">
            <text:p>Not Covered</text:p>
          </table:table-cell>
          <table:table-cell office:value-type="string" calcext:value-type="string">
            <text:p>Total</text:p>
          </table:table-cell>
        </table:table-row>
        <table:table-row table:style-name="ro1">
          <table:table-cell office:value-type="string" calcext:value-type="string">
            <text:p>Train</text:p>
          </table:table-cell>
          <table:table-cell office:value-type="float" office:value="1369" calcext:value-type="float">
            <text:p>1369</text:p>
          </table:table-cell>
          <table:table-cell office:value-type="float" office:value="16298" calcext:value-type="float">
            <text:p>16298</text:p>
          </table:table-cell>
          <table:table-cell office:value-type="float" office:value="879" calcext:value-type="float">
            <text:p>879</text:p>
          </table:table-cell>
          <table:table-cell table:formula="of:=SUM([.B4:.D4])" office:value-type="float" office:value="18546" calcext:value-type="float">
            <text:p>18546</text:p>
          </table:table-cell>
        </table:table-row>
        <table:table-row table:style-name="ro1">
          <table:table-cell office:value-type="string" calcext:value-type="string">
            <text:p>Dev</text:p>
          </table:table-cell>
          <table:table-cell office:value-type="float" office:value="451" calcext:value-type="float">
            <text:p>451</text:p>
          </table:table-cell>
          <table:table-cell office:value-type="float" office:value="4153" calcext:value-type="float">
            <text:p>4153</text:p>
          </table:table-cell>
          <table:table-cell office:value-type="float" office:value="221" calcext:value-type="float">
            <text:p>221</text:p>
          </table:table-cell>
          <table:table-cell table:formula="of:=SUM([.B5:.D5])" office:value-type="float" office:value="4825" calcext:value-type="float">
            <text:p>4825</text:p>
          </table:table-cell>
        </table:table-row>
        <table:table-row table:style-name="ro1">
          <table:table-cell office:value-type="string" calcext:value-type="string">
            <text:p>Test</text:p>
          </table:table-cell>
          <table:table-cell office:value-type="float" office:value="475" calcext:value-type="float">
            <text:p>475</text:p>
          </table:table-cell>
          <table:table-cell office:value-type="float" office:value="3893" calcext:value-type="float">
            <text:p>3893</text:p>
          </table:table-cell>
          <table:table-cell office:value-type="float" office:value="151" calcext:value-type="float">
            <text:p>151</text:p>
          </table:table-cell>
          <table:table-cell table:formula="of:=SUM([.B6:.D6])" office:value-type="float" office:value="4519" calcext:value-type="float">
            <text:p>4519</text:p>
          </table:table-cell>
        </table:table-row>
        <table:table-row table:style-name="ro1">
          <table:table-cell office:value-type="string" calcext:value-type="string">
            <text:p>MSNBC</text:p>
          </table:table-cell>
          <table:table-cell office:value-type="float" office:value="47" calcext:value-type="float">
            <text:p>47</text:p>
          </table:table-cell>
          <table:table-cell office:value-type="float" office:value="530" calcext:value-type="float">
            <text:p>530</text:p>
          </table:table-cell>
          <table:table-cell office:value-type="float" office:value="79" calcext:value-type="float">
            <text:p>79</text:p>
          </table:table-cell>
          <table:table-cell table:formula="of:=SUM([.B7:.D7])" office:value-type="float" office:value="656" calcext:value-type="float">
            <text:p>656</text:p>
          </table:table-cell>
        </table:table-row>
        <table:table-row table:style-name="ro1">
          <table:table-cell office:value-type="string" calcext:value-type="string">
            <text:p>ACE2004</text:p>
          </table:table-cell>
          <table:table-cell office:value-type="float" office:value="58" calcext:value-type="float">
            <text:p>58</text:p>
          </table:table-cell>
          <table:table-cell office:value-type="float" office:value="229" calcext:value-type="float">
            <text:p>229</text:p>
          </table:table-cell>
          <table:table-cell office:value-type="float" office:value="19" calcext:value-type="float">
            <text:p>19</text:p>
          </table:table-cell>
          <table:table-cell table:formula="of:=SUM([.B8:.D8])" office:value-type="float" office:value="306" calcext:value-type="float">
            <text:p>306</text:p>
          </table:table-cell>
        </table:table-row>
        <table:table-row table:style-name="ro1">
          <table:table-cell table:number-columns-repeated="5"/>
        </table:table-row>
        <table:table-row table:style-name="ro1">
          <table:table-cell table:number-columns-repeated="4"/>
          <table:table-cell office:value-type="string" calcext:value-type="string">
            <text:p>Candidate Coverage</text:p>
          </table:table-cell>
        </table:table-row>
        <table:table-row table:style-name="ro1">
          <table:table-cell/>
          <table:table-cell table:formula="of:=[.B4]/[.$E4]" office:value-type="float" office:value="0.073816456378734" calcext:value-type="float">
            <text:p>0.0738164564</text:p>
          </table:table-cell>
          <table:table-cell table:formula="of:=[.C4]/[.$E4]" office:value-type="float" office:value="0.878787878787879" calcext:value-type="float">
            <text:p>0.8787878788</text:p>
          </table:table-cell>
          <table:table-cell table:formula="of:=[.D4]/[.$E4]" office:value-type="float" office:value="0.0473956648333873" calcext:value-type="float">
            <text:p>0.0473956648</text:p>
          </table:table-cell>
          <table:table-cell table:formula="of:=[.C11]/([.C11] + [.D11])" office:value-type="float" office:value="0.948826919718228" calcext:value-type="float">
            <text:p>0.9488269197</text:p>
          </table:table-cell>
        </table:table-row>
        <table:table-row table:style-name="ro1">
          <table:table-cell/>
          <table:table-cell table:formula="of:=[.B5]/[.$E5]" office:value-type="float" office:value="0.0934715025906736" calcext:value-type="float">
            <text:p>0.0934715026</text:p>
          </table:table-cell>
          <table:table-cell table:formula="of:=[.C5]/[.$E5]" office:value-type="float" office:value="0.860725388601036" calcext:value-type="float">
            <text:p>0.8607253886</text:p>
          </table:table-cell>
          <table:table-cell table:formula="of:=[.D5]/[.$E5]" office:value-type="float" office:value="0.0458031088082902" calcext:value-type="float">
            <text:p>0.0458031088</text:p>
          </table:table-cell>
          <table:table-cell table:formula="of:=[.C12]/([.C12] + [.D12])" office:value-type="float" office:value="0.949474165523548" calcext:value-type="float">
            <text:p>0.9494741655</text:p>
          </table:table-cell>
        </table:table-row>
        <table:table-row table:style-name="ro1">
          <table:table-cell/>
          <table:table-cell table:formula="of:=[.B6]/[.$E6]" office:value-type="float" office:value="0.105111750387254" calcext:value-type="float">
            <text:p>0.1051117504</text:p>
          </table:table-cell>
          <table:table-cell table:formula="of:=[.C6]/[.$E6]" office:value-type="float" office:value="0.861473777384377" calcext:value-type="float">
            <text:p>0.8614737774</text:p>
          </table:table-cell>
          <table:table-cell table:formula="of:=[.D6]/[.$E6]" office:value-type="float" office:value="0.0334144722283691" calcext:value-type="float">
            <text:p>0.0334144722</text:p>
          </table:table-cell>
          <table:table-cell table:formula="of:=[.C13]/([.C13] + [.D13])" office:value-type="float" office:value="0.962660731948566" calcext:value-type="float">
            <text:p>0.9626607319</text:p>
          </table:table-cell>
        </table:table-row>
        <table:table-row table:style-name="ro1">
          <table:table-cell/>
          <table:table-cell table:formula="of:=[.B7]/[.$E7]" office:value-type="float" office:value="0.0716463414634146" calcext:value-type="float">
            <text:p>0.0716463415</text:p>
          </table:table-cell>
          <table:table-cell table:formula="of:=[.C7]/[.$E7]" office:value-type="float" office:value="0.807926829268293" calcext:value-type="float">
            <text:p>0.8079268293</text:p>
          </table:table-cell>
          <table:table-cell table:formula="of:=[.D7]/[.$E7]" office:value-type="float" office:value="0.120426829268293" calcext:value-type="float">
            <text:p>0.1204268293</text:p>
          </table:table-cell>
          <table:table-cell table:formula="of:=[.C14]/([.C14] + [.D14])" office:value-type="float" office:value="0.870279146141215" calcext:value-type="float">
            <text:p>0.8702791461</text:p>
          </table:table-cell>
        </table:table-row>
        <table:table-row table:style-name="ro1">
          <table:table-cell/>
          <table:table-cell table:formula="of:=[.B8]/[.$E8]" office:value-type="float" office:value="0.189542483660131" calcext:value-type="float">
            <text:p>0.1895424837</text:p>
          </table:table-cell>
          <table:table-cell table:formula="of:=[.C8]/[.$E8]" office:value-type="float" office:value="0.748366013071895" calcext:value-type="float">
            <text:p>0.7483660131</text:p>
          </table:table-cell>
          <table:table-cell table:formula="of:=[.D8]/[.$E8]" office:value-type="float" office:value="0.0620915032679739" calcext:value-type="float">
            <text:p>0.0620915033</text:p>
          </table:table-cell>
          <table:table-cell table:formula="of:=[.C15]/([.C15] + [.D15])" office:value-type="float" office:value="0.923387096774193" calcext:value-type="float">
            <text:p>0.9233870968</text:p>
          </table:table-cell>
        </table:table-row>
      </table:table>
      <table:table table:name="yamada_abalation" table:style-name="ta1">
        <table:table-column table:style-name="co22" table:default-cell-style-name="Default"/>
        <table:table-column table:style-name="co23" table:default-cell-style-name="Default"/>
        <table:table-column table:style-name="co1" table:number-columns-repeated="6" table:default-cell-style-name="Default"/>
        <table:table-row table:style-name="ro1">
          <table:table-cell/>
          <table:table-cell office:value-type="string" calcext:value-type="string">
            <text:p>Mean</text:p>
          </table:table-cell>
          <table:table-cell office:value-type="string" calcext:value-type="string">
            <text:p>Std</text:p>
          </table:table-cell>
          <table:table-cell table:number-columns-repeated="5"/>
        </table:table-row>
        <table:table-row table:style-name="ro1">
          <table:table-cell office:value-type="string" calcext:value-type="string">
            <text:p>With Everything</text:p>
          </table:table-cell>
          <table:table-cell office:value-type="float" office:value="75.218" calcext:value-type="float">
            <text:p>75.218</text:p>
          </table:table-cell>
          <table:table-cell office:value-type="float" office:value="0.348" calcext:value-type="float">
            <text:p>0.348</text:p>
          </table:table-cell>
          <table:table-cell/>
          <table:table-cell office:value-type="string" calcext:value-type="string">
            <text:p>Num Cands</text:p>
          </table:table-cell>
          <table:table-cell office:value-type="float" office:value="1000" calcext:value-type="float">
            <text:p>1000</text:p>
          </table:table-cell>
          <table:table-cell table:number-columns-repeated="2"/>
        </table:table-row>
        <table:table-row table:style-name="ro1">
          <table:table-cell office:value-type="string" calcext:value-type="string">
            <text:p>Without Stats</text:p>
          </table:table-cell>
          <table:table-cell office:value-type="float" office:value="74.858" calcext:value-type="float">
            <text:p>74.858</text:p>
          </table:table-cell>
          <table:table-cell office:value-type="float" office:value="0.474" calcext:value-type="float">
            <text:p>0.474</text:p>
          </table:table-cell>
          <table:table-cell/>
          <table:table-cell office:value-type="string" calcext:value-type="string">
            <text:p>Epochs </text:p>
          </table:table-cell>
          <table:table-cell office:value-type="float" office:value="20" calcext:value-type="float">
            <text:p>20</text:p>
          </table:table-cell>
          <table:table-cell table:number-columns-repeated="2"/>
        </table:table-row>
        <table:table-row table:style-name="ro1">
          <table:table-cell office:value-type="string" calcext:value-type="string">
            <text:p>Without String</text:p>
          </table:table-cell>
          <table:table-cell office:value-type="float" office:value="70.372" calcext:value-type="float">
            <text:p>70.372</text:p>
          </table:table-cell>
          <table:table-cell office:value-type="float" office:value="0.498" calcext:value-type="float">
            <text:p>0.498</text:p>
          </table:table-cell>
          <table:table-cell/>
          <table:table-cell office:value-type="string" calcext:value-type="string">
            <text:p>Batch Size</text:p>
          </table:table-cell>
          <table:table-cell office:value-type="float" office:value="4" calcext:value-type="float">
            <text:p>4</text:p>
          </table:table-cell>
          <table:table-cell/>
          <table:table-cell office:value-type="string" calcext:value-type="string">
            <text:p>Trained ON CONLL</text:p>
          </table:table-cell>
        </table:table-row>
        <table:table-row table:style-name="ro1">
          <table:table-cell office:value-type="string" calcext:value-type="string">
            <text:p>Only Context</text:p>
          </table:table-cell>
          <table:table-cell office:value-type="float" office:value="72.607" calcext:value-type="float">
            <text:p>72.607</text:p>
          </table:table-cell>
          <table:table-cell office:value-type="float" office:value="0.334" calcext:value-type="float">
            <text:p>0.334</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With Everything</text:p>
          </table:table-cell>
          <table:table-cell office:value-type="float" office:value="40.876" calcext:value-type="float">
            <text:p>40.876</text:p>
          </table:table-cell>
          <table:table-cell office:value-type="float" office:value="0.629" calcext:value-type="float">
            <text:p>0.629</text:p>
          </table:table-cell>
          <table:table-cell/>
          <table:table-cell office:value-type="string" calcext:value-type="string">
            <text:p>Num Cands</text:p>
          </table:table-cell>
          <table:table-cell office:value-type="float" office:value="10000" calcext:value-type="float">
            <text:p>10000</text:p>
          </table:table-cell>
          <table:table-cell table:number-columns-repeated="2"/>
        </table:table-row>
        <table:table-row table:style-name="ro1">
          <table:table-cell office:value-type="string" calcext:value-type="string">
            <text:p>Without Stats</text:p>
          </table:table-cell>
          <table:table-cell office:value-type="float" office:value="39.524" calcext:value-type="float">
            <text:p>39.524</text:p>
          </table:table-cell>
          <table:table-cell office:value-type="float" office:value="0.478" calcext:value-type="float">
            <text:p>0.478</text:p>
          </table:table-cell>
          <table:table-cell/>
          <table:table-cell office:value-type="string" calcext:value-type="string">
            <text:p>Epochs </text:p>
          </table:table-cell>
          <table:table-cell office:value-type="float" office:value="10" calcext:value-type="float">
            <text:p>10</text:p>
          </table:table-cell>
          <table:table-cell table:number-columns-repeated="2"/>
        </table:table-row>
        <table:table-row table:style-name="ro1">
          <table:table-cell office:value-type="string" calcext:value-type="string">
            <text:p>Without String</text:p>
          </table:table-cell>
          <table:table-cell office:value-type="float" office:value="36.689" calcext:value-type="float">
            <text:p>36.689</text:p>
          </table:table-cell>
          <table:table-cell office:value-type="float" office:value="0.564" calcext:value-type="float">
            <text:p>0.564</text:p>
          </table:table-cell>
          <table:table-cell/>
          <table:table-cell office:value-type="string" calcext:value-type="string">
            <text:p>Batch Size</text:p>
          </table:table-cell>
          <table:table-cell office:value-type="float" office:value="2" calcext:value-type="float">
            <text:p>2</text:p>
          </table:table-cell>
          <table:table-cell table:number-columns-repeated="2"/>
        </table:table-row>
        <table:table-row table:style-name="ro1">
          <table:table-cell office:value-type="string" calcext:value-type="string">
            <text:p>Only Context</text:p>
          </table:table-cell>
          <table:table-cell office:value-type="float" office:value="32.107" calcext:value-type="float">
            <text:p>32.107</text:p>
          </table:table-cell>
          <table:table-cell office:value-type="float" office:value="0.486" calcext:value-type="float">
            <text:p>0.486</text:p>
          </table:table-cell>
          <table:table-cell table:number-columns-repeated="5"/>
        </table:table-row>
      </table:table>
      <table:table table:name="Untrained Combinations" table:style-name="ta1">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17" table:default-cell-style-name="ce3"/>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6"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Default" office:value-type="string" calcext:value-type="string">
            <text:p>Gram</text:p>
          </table:table-cell>
          <table:table-cell table:style-name="Default" office:value-type="string" calcext:value-type="string">
            <text:p><text:s/>Word</text:p>
          </table:table-cell>
          <table:table-cell table:style-name="Default" office:value-type="string" calcext:value-type="string">
            <text:p><text:s/>Context</text:p>
          </table:table-cell>
          <table:table-cell table:style-name="Default" office:value-type="string" calcext:value-type="string">
            <text:p><text:s/>Norm Final</text:p>
          </table:table-cell>
          <table:table-cell table:style-name="Default" office:value-type="string" calcext:value-type="string">
            <text:p><text:s/>Norm Gram</text:p>
          </table:table-cell>
          <table:table-cell table:style-name="Default" office:value-type="string" calcext:value-type="string">
            <text:p><text:s/>Norm Word</text:p>
          </table:table-cell>
          <table:table-cell table:style-name="Default" office:value-type="string" calcext:value-type="string">
            <text:p><text:s/>Norm Context</text:p>
          </table:table-cell>
          <table:table-cell office:value-type="string" calcext:value-type="string">
            <text:p><text:s/>Top1 IP</text:p>
          </table:table-cell>
          <table:table-cell office:value-type="string" calcext:value-type="string">
            <text:p><text:s/>Top10 IP</text:p>
          </table:table-cell>
          <table:table-cell office:value-type="string" calcext:value-type="string">
            <text:p><text:s/>Top100 IP</text:p>
          </table:table-cell>
          <table:table-cell office:value-type="string" calcext:value-type="string">
            <text:p><text:s/>MRR IP</text:p>
          </table:table-cell>
          <table:table-cell office:value-type="string" calcext:value-type="string">
            <text:p><text:s/>Top1 L2</text:p>
          </table:table-cell>
          <table:table-cell office:value-type="string" calcext:value-type="string">
            <text:p><text:s/>Top10 L2</text:p>
          </table:table-cell>
          <table:table-cell office:value-type="string" calcext:value-type="string">
            <text:p><text:s/>Top100 L2</text:p>
          </table:table-cell>
          <table:table-cell office:value-type="string" calcext:value-type="string">
            <text:p><text:s/>MRR L2</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7464" calcext:value-type="float">
            <text:p>0.7464</text:p>
          </table:table-cell>
          <table:table-cell office:value-type="float" office:value="0.8778" calcext:value-type="float">
            <text:p>0.8778</text:p>
          </table:table-cell>
          <table:table-cell office:value-type="float" office:value="0.9342" calcext:value-type="float">
            <text:p>0.9342</text:p>
          </table:table-cell>
          <table:table-cell office:value-type="float" office:value="0.79588" calcext:value-type="float">
            <text:p>0.79588</text:p>
          </table:table-cell>
          <table:table-cell office:value-type="float" office:value="0.402" calcext:value-type="float">
            <text:p>0.402</text:p>
          </table:table-cell>
          <table:table-cell office:value-type="float" office:value="0.8714" calcext:value-type="float">
            <text:p>0.8714</text:p>
          </table:table-cell>
          <table:table-cell office:value-type="float" office:value="0.9238" calcext:value-type="float">
            <text:p>0.9238</text:p>
          </table:table-cell>
          <table:table-cell office:value-type="float" office:value="0.61039" calcext:value-type="float">
            <text:p>0.61039</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7458" calcext:value-type="float">
            <text:p>0.7458</text:p>
          </table:table-cell>
          <table:table-cell office:value-type="float" office:value="0.8754" calcext:value-type="float">
            <text:p>0.8754</text:p>
          </table:table-cell>
          <table:table-cell office:value-type="float" office:value="0.9322" calcext:value-type="float">
            <text:p>0.9322</text:p>
          </table:table-cell>
          <table:table-cell office:value-type="float" office:value="0.79487" calcext:value-type="float">
            <text:p>0.79487</text:p>
          </table:table-cell>
          <table:table-cell office:value-type="float" office:value="0.3862" calcext:value-type="float">
            <text:p>0.3862</text:p>
          </table:table-cell>
          <table:table-cell office:value-type="float" office:value="0.8726" calcext:value-type="float">
            <text:p>0.8726</text:p>
          </table:table-cell>
          <table:table-cell office:value-type="float" office:value="0.9322" calcext:value-type="float">
            <text:p>0.9322</text:p>
          </table:table-cell>
          <table:table-cell office:value-type="float" office:value="0.60261" calcext:value-type="float">
            <text:p>0.60261</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5" office:value-type="string" calcext:value-type="string">
            <text:p>True</text:p>
          </table:table-cell>
          <table:table-cell office:value-type="float" office:value="0.7432" calcext:value-type="float">
            <text:p>0.7432</text:p>
          </table:table-cell>
          <table:table-cell office:value-type="float" office:value="0.8772" calcext:value-type="float">
            <text:p>0.8772</text:p>
          </table:table-cell>
          <table:table-cell office:value-type="float" office:value="0.9344" calcext:value-type="float">
            <text:p>0.9344</text:p>
          </table:table-cell>
          <table:table-cell office:value-type="float" office:value="0.79366" calcext:value-type="float">
            <text:p>0.79366</text:p>
          </table:table-cell>
          <table:table-cell office:value-type="float" office:value="0.3944" calcext:value-type="float">
            <text:p>0.3944</text:p>
          </table:table-cell>
          <table:table-cell office:value-type="float" office:value="0.8746" calcext:value-type="float">
            <text:p>0.8746</text:p>
          </table:table-cell>
          <table:table-cell office:value-type="float" office:value="0.9342" calcext:value-type="float">
            <text:p>0.9342</text:p>
          </table:table-cell>
          <table:table-cell office:value-type="float" office:value="0.60665" calcext:value-type="float">
            <text:p>0.60665</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74" calcext:value-type="float">
            <text:p>0.74</text:p>
          </table:table-cell>
          <table:table-cell office:value-type="float" office:value="0.877" calcext:value-type="float">
            <text:p>0.877</text:p>
          </table:table-cell>
          <table:table-cell office:value-type="float" office:value="0.9314" calcext:value-type="float">
            <text:p>0.9314</text:p>
          </table:table-cell>
          <table:table-cell office:value-type="float" office:value="0.79127" calcext:value-type="float">
            <text:p>0.79127</text:p>
          </table:table-cell>
          <table:table-cell office:value-type="float" office:value="0.3972" calcext:value-type="float">
            <text:p>0.3972</text:p>
          </table:table-cell>
          <table:table-cell office:value-type="float" office:value="0.87" calcext:value-type="float">
            <text:p>0.87</text:p>
          </table:table-cell>
          <table:table-cell office:value-type="float" office:value="0.9242" calcext:value-type="float">
            <text:p>0.9242</text:p>
          </table:table-cell>
          <table:table-cell office:value-type="float" office:value="0.60564" calcext:value-type="float">
            <text:p>0.60564</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7384" calcext:value-type="float">
            <text:p>0.7384</text:p>
          </table:table-cell>
          <table:table-cell office:value-type="float" office:value="0.8716" calcext:value-type="float">
            <text:p>0.8716</text:p>
          </table:table-cell>
          <table:table-cell office:value-type="float" office:value="0.929" calcext:value-type="float">
            <text:p>0.929</text:p>
          </table:table-cell>
          <table:table-cell office:value-type="float" office:value="0.78762" calcext:value-type="float">
            <text:p>0.78762</text:p>
          </table:table-cell>
          <table:table-cell office:value-type="float" office:value="0.3678" calcext:value-type="float">
            <text:p>0.3678</text:p>
          </table:table-cell>
          <table:table-cell office:value-type="float" office:value="0.8634" calcext:value-type="float">
            <text:p>0.8634</text:p>
          </table:table-cell>
          <table:table-cell office:value-type="float" office:value="0.9206" calcext:value-type="float">
            <text:p>0.9206</text:p>
          </table:table-cell>
          <table:table-cell office:value-type="float" office:value="0.5888" calcext:value-type="float">
            <text:p>0.5888</text:p>
          </table:table-cell>
        </table:table-row>
        <table:table-row table:style-name="ro1">
          <table:table-cell table:number-columns-repeated="7" office:value-type="string" calcext:value-type="string">
            <text:p>True</text:p>
          </table:table-cell>
          <table:table-cell office:value-type="float" office:value="0.7334" calcext:value-type="float">
            <text:p>0.7334</text:p>
          </table:table-cell>
          <table:table-cell office:value-type="float" office:value="0.8764" calcext:value-type="float">
            <text:p>0.8764</text:p>
          </table:table-cell>
          <table:table-cell office:value-type="float" office:value="0.9276" calcext:value-type="float">
            <text:p>0.9276</text:p>
          </table:table-cell>
          <table:table-cell office:value-type="float" office:value="0.78575" calcext:value-type="float">
            <text:p>0.78575</text:p>
          </table:table-cell>
          <table:table-cell office:value-type="float" office:value="0.7334" calcext:value-type="float">
            <text:p>0.7334</text:p>
          </table:table-cell>
          <table:table-cell office:value-type="float" office:value="0.8764" calcext:value-type="float">
            <text:p>0.8764</text:p>
          </table:table-cell>
          <table:table-cell office:value-type="float" office:value="0.9276" calcext:value-type="float">
            <text:p>0.9276</text:p>
          </table:table-cell>
          <table:table-cell office:value-type="float" office:value="0.78575" calcext:value-type="float">
            <text:p>0.78575</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7204" calcext:value-type="float">
            <text:p>0.7204</text:p>
          </table:table-cell>
          <table:table-cell office:value-type="float" office:value="0.8302" calcext:value-type="float">
            <text:p>0.8302</text:p>
          </table:table-cell>
          <table:table-cell office:value-type="float" office:value="0.8944" calcext:value-type="float">
            <text:p>0.8944</text:p>
          </table:table-cell>
          <table:table-cell office:value-type="float" office:value="0.76092" calcext:value-type="float">
            <text:p>0.76092</text:p>
          </table:table-cell>
          <table:table-cell office:value-type="float" office:value="0.6196" calcext:value-type="float">
            <text:p>0.6196</text:p>
          </table:table-cell>
          <table:table-cell office:value-type="float" office:value="0.8272" calcext:value-type="float">
            <text:p>0.8272</text:p>
          </table:table-cell>
          <table:table-cell office:value-type="float" office:value="0.8942" calcext:value-type="float">
            <text:p>0.8942</text:p>
          </table:table-cell>
          <table:table-cell office:value-type="float" office:value="0.70464" calcext:value-type="float">
            <text:p>0.7046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7098" calcext:value-type="float">
            <text:p>0.7098</text:p>
          </table:table-cell>
          <table:table-cell office:value-type="float" office:value="0.8342" calcext:value-type="float">
            <text:p>0.8342</text:p>
          </table:table-cell>
          <table:table-cell office:value-type="float" office:value="0.898" calcext:value-type="float">
            <text:p>0.898</text:p>
          </table:table-cell>
          <table:table-cell office:value-type="float" office:value="0.75543" calcext:value-type="float">
            <text:p>0.75543</text:p>
          </table:table-cell>
          <table:table-cell office:value-type="float" office:value="0.607" calcext:value-type="float">
            <text:p>0.607</text:p>
          </table:table-cell>
          <table:table-cell office:value-type="float" office:value="0.8312" calcext:value-type="float">
            <text:p>0.8312</text:p>
          </table:table-cell>
          <table:table-cell office:value-type="float" office:value="0.8978" calcext:value-type="float">
            <text:p>0.8978</text:p>
          </table:table-cell>
          <table:table-cell office:value-type="float" office:value="0.69724" calcext:value-type="float">
            <text:p>0.69724</text:p>
          </table:table-cell>
        </table:table-row>
        <table:table-row table:style-name="ro1">
          <table:table-cell table:number-columns-repeated="4"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707" calcext:value-type="float">
            <text:p>0.707</text:p>
          </table:table-cell>
          <table:table-cell office:value-type="float" office:value="0.8432" calcext:value-type="float">
            <text:p>0.8432</text:p>
          </table:table-cell>
          <table:table-cell office:value-type="float" office:value="0.902" calcext:value-type="float">
            <text:p>0.902</text:p>
          </table:table-cell>
          <table:table-cell office:value-type="float" office:value="0.75658" calcext:value-type="float">
            <text:p>0.75658</text:p>
          </table:table-cell>
          <table:table-cell office:value-type="float" office:value="0.707" calcext:value-type="float">
            <text:p>0.707</text:p>
          </table:table-cell>
          <table:table-cell office:value-type="float" office:value="0.8432" calcext:value-type="float">
            <text:p>0.8432</text:p>
          </table:table-cell>
          <table:table-cell office:value-type="float" office:value="0.902" calcext:value-type="float">
            <text:p>0.902</text:p>
          </table:table-cell>
          <table:table-cell office:value-type="float" office:value="0.75658" calcext:value-type="float">
            <text:p>0.75658</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6768" calcext:value-type="float">
            <text:p>0.6768</text:p>
          </table:table-cell>
          <table:table-cell office:value-type="float" office:value="0.7752" calcext:value-type="float">
            <text:p>0.7752</text:p>
          </table:table-cell>
          <table:table-cell office:value-type="float" office:value="0.8524" calcext:value-type="float">
            <text:p>0.8524</text:p>
          </table:table-cell>
          <table:table-cell office:value-type="float" office:value="0.71175" calcext:value-type="float">
            <text:p>0.71175</text:p>
          </table:table-cell>
          <table:table-cell office:value-type="float" office:value="0.677" calcext:value-type="float">
            <text:p>0.677</text:p>
          </table:table-cell>
          <table:table-cell office:value-type="float" office:value="0.7746" calcext:value-type="float">
            <text:p>0.7746</text:p>
          </table:table-cell>
          <table:table-cell office:value-type="float" office:value="0.8452" calcext:value-type="float">
            <text:p>0.8452</text:p>
          </table:table-cell>
          <table:table-cell office:value-type="float" office:value="0.71167" calcext:value-type="float">
            <text:p>0.7116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6756" calcext:value-type="float">
            <text:p>0.6756</text:p>
          </table:table-cell>
          <table:table-cell office:value-type="float" office:value="0.7776" calcext:value-type="float">
            <text:p>0.7776</text:p>
          </table:table-cell>
          <table:table-cell office:value-type="float" office:value="0.8496" calcext:value-type="float">
            <text:p>0.8496</text:p>
          </table:table-cell>
          <table:table-cell office:value-type="float" office:value="0.70998" calcext:value-type="float">
            <text:p>0.70998</text:p>
          </table:table-cell>
          <table:table-cell office:value-type="float" office:value="0.6764" calcext:value-type="float">
            <text:p>0.6764</text:p>
          </table:table-cell>
          <table:table-cell office:value-type="float" office:value="0.7774" calcext:value-type="float">
            <text:p>0.7774</text:p>
          </table:table-cell>
          <table:table-cell office:value-type="float" office:value="0.8432" calcext:value-type="float">
            <text:p>0.8432</text:p>
          </table:table-cell>
          <table:table-cell office:value-type="float" office:value="0.71026" calcext:value-type="float">
            <text:p>0.71026</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6708" calcext:value-type="float">
            <text:p>0.6708</text:p>
          </table:table-cell>
          <table:table-cell office:value-type="float" office:value="0.7678" calcext:value-type="float">
            <text:p>0.7678</text:p>
          </table:table-cell>
          <table:table-cell office:value-type="float" office:value="0.8502" calcext:value-type="float">
            <text:p>0.8502</text:p>
          </table:table-cell>
          <table:table-cell office:value-type="float" office:value="0.70527" calcext:value-type="float">
            <text:p>0.70527</text:p>
          </table:table-cell>
          <table:table-cell office:value-type="float" office:value="0.6704" calcext:value-type="float">
            <text:p>0.6704</text:p>
          </table:table-cell>
          <table:table-cell office:value-type="float" office:value="0.7666" calcext:value-type="float">
            <text:p>0.7666</text:p>
          </table:table-cell>
          <table:table-cell office:value-type="float" office:value="0.8398" calcext:value-type="float">
            <text:p>0.8398</text:p>
          </table:table-cell>
          <table:table-cell office:value-type="float" office:value="0.70479" calcext:value-type="float">
            <text:p>0.70479</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67" calcext:value-type="float">
            <text:p>0.67</text:p>
          </table:table-cell>
          <table:table-cell office:value-type="float" office:value="0.7748" calcext:value-type="float">
            <text:p>0.7748</text:p>
          </table:table-cell>
          <table:table-cell office:value-type="float" office:value="0.849" calcext:value-type="float">
            <text:p>0.849</text:p>
          </table:table-cell>
          <table:table-cell office:value-type="float" office:value="0.70712" calcext:value-type="float">
            <text:p>0.70712</text:p>
          </table:table-cell>
          <table:table-cell office:value-type="float" office:value="0.6702" calcext:value-type="float">
            <text:p>0.6702</text:p>
          </table:table-cell>
          <table:table-cell office:value-type="float" office:value="0.7744" calcext:value-type="float">
            <text:p>0.7744</text:p>
          </table:table-cell>
          <table:table-cell office:value-type="float" office:value="0.8394" calcext:value-type="float">
            <text:p>0.8394</text:p>
          </table:table-cell>
          <table:table-cell office:value-type="float" office:value="0.70697" calcext:value-type="float">
            <text:p>0.7069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table:number-columns-repeated="3" office:value-type="string" calcext:value-type="string">
            <text:p>True</text:p>
          </table:table-cell>
          <table:table-cell office:value-type="float" office:value="0.6686" calcext:value-type="float">
            <text:p>0.6686</text:p>
          </table:table-cell>
          <table:table-cell office:value-type="float" office:value="0.7726" calcext:value-type="float">
            <text:p>0.7726</text:p>
          </table:table-cell>
          <table:table-cell office:value-type="float" office:value="0.8528" calcext:value-type="float">
            <text:p>0.8528</text:p>
          </table:table-cell>
          <table:table-cell office:value-type="float" office:value="0.70524" calcext:value-type="float">
            <text:p>0.70524</text:p>
          </table:table-cell>
          <table:table-cell office:value-type="float" office:value="0.6686" calcext:value-type="float">
            <text:p>0.6686</text:p>
          </table:table-cell>
          <table:table-cell office:value-type="float" office:value="0.7718" calcext:value-type="float">
            <text:p>0.7718</text:p>
          </table:table-cell>
          <table:table-cell office:value-type="float" office:value="0.8444" calcext:value-type="float">
            <text:p>0.8444</text:p>
          </table:table-cell>
          <table:table-cell office:value-type="float" office:value="0.705" calcext:value-type="float">
            <text:p>0.705</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4" office:value-type="string" calcext:value-type="string">
            <text:p>True</text:p>
          </table:table-cell>
          <table:table-cell office:value-type="float" office:value="0.6682" calcext:value-type="float">
            <text:p>0.6682</text:p>
          </table:table-cell>
          <table:table-cell office:value-type="float" office:value="0.7696" calcext:value-type="float">
            <text:p>0.7696</text:p>
          </table:table-cell>
          <table:table-cell office:value-type="float" office:value="0.8514" calcext:value-type="float">
            <text:p>0.8514</text:p>
          </table:table-cell>
          <table:table-cell office:value-type="float" office:value="0.7038" calcext:value-type="float">
            <text:p>0.7038</text:p>
          </table:table-cell>
          <table:table-cell office:value-type="float" office:value="0.6682" calcext:value-type="float">
            <text:p>0.6682</text:p>
          </table:table-cell>
          <table:table-cell office:value-type="float" office:value="0.7694" calcext:value-type="float">
            <text:p>0.7694</text:p>
          </table:table-cell>
          <table:table-cell office:value-type="float" office:value="0.8446" calcext:value-type="float">
            <text:p>0.8446</text:p>
          </table:table-cell>
          <table:table-cell office:value-type="float" office:value="0.70363" calcext:value-type="float">
            <text:p>0.7036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float" office:value="0.6674" calcext:value-type="float">
            <text:p>0.6674</text:p>
          </table:table-cell>
          <table:table-cell office:value-type="float" office:value="0.7668" calcext:value-type="float">
            <text:p>0.7668</text:p>
          </table:table-cell>
          <table:table-cell office:value-type="float" office:value="0.8418" calcext:value-type="float">
            <text:p>0.8418</text:p>
          </table:table-cell>
          <table:table-cell office:value-type="float" office:value="0.70292" calcext:value-type="float">
            <text:p>0.70292</text:p>
          </table:table-cell>
          <table:table-cell office:value-type="float" office:value="0.6676" calcext:value-type="float">
            <text:p>0.6676</text:p>
          </table:table-cell>
          <table:table-cell office:value-type="float" office:value="0.7668" calcext:value-type="float">
            <text:p>0.7668</text:p>
          </table:table-cell>
          <table:table-cell office:value-type="float" office:value="0.8346" calcext:value-type="float">
            <text:p>0.8346</text:p>
          </table:table-cell>
          <table:table-cell office:value-type="float" office:value="0.70287" calcext:value-type="float">
            <text:p>0.70287</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6662" calcext:value-type="float">
            <text:p>0.6662</text:p>
          </table:table-cell>
          <table:table-cell office:value-type="float" office:value="0.7722" calcext:value-type="float">
            <text:p>0.7722</text:p>
          </table:table-cell>
          <table:table-cell office:value-type="float" office:value="0.8502" calcext:value-type="float">
            <text:p>0.8502</text:p>
          </table:table-cell>
          <table:table-cell office:value-type="float" office:value="0.70332" calcext:value-type="float">
            <text:p>0.70332</text:p>
          </table:table-cell>
          <table:table-cell office:value-type="float" office:value="0.666" calcext:value-type="float">
            <text:p>0.666</text:p>
          </table:table-cell>
          <table:table-cell office:value-type="float" office:value="0.7718" calcext:value-type="float">
            <text:p>0.7718</text:p>
          </table:table-cell>
          <table:table-cell office:value-type="float" office:value="0.841" calcext:value-type="float">
            <text:p>0.841</text:p>
          </table:table-cell>
          <table:table-cell office:value-type="float" office:value="0.703" calcext:value-type="float">
            <text:p>0.70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6662" calcext:value-type="float">
            <text:p>0.6662</text:p>
          </table:table-cell>
          <table:table-cell office:value-type="float" office:value="0.7666" calcext:value-type="float">
            <text:p>0.7666</text:p>
          </table:table-cell>
          <table:table-cell office:value-type="float" office:value="0.8452" calcext:value-type="float">
            <text:p>0.8452</text:p>
          </table:table-cell>
          <table:table-cell office:value-type="float" office:value="0.70184" calcext:value-type="float">
            <text:p>0.70184</text:p>
          </table:table-cell>
          <table:table-cell office:value-type="float" office:value="0.6662" calcext:value-type="float">
            <text:p>0.6662</text:p>
          </table:table-cell>
          <table:table-cell office:value-type="float" office:value="0.7666" calcext:value-type="float">
            <text:p>0.7666</text:p>
          </table:table-cell>
          <table:table-cell office:value-type="float" office:value="0.8376" calcext:value-type="float">
            <text:p>0.8376</text:p>
          </table:table-cell>
          <table:table-cell office:value-type="float" office:value="0.70179" calcext:value-type="float">
            <text:p>0.70179</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float" office:value="0.6644" calcext:value-type="float">
            <text:p>0.6644</text:p>
          </table:table-cell>
          <table:table-cell office:value-type="float" office:value="0.7644" calcext:value-type="float">
            <text:p>0.7644</text:p>
          </table:table-cell>
          <table:table-cell office:value-type="float" office:value="0.8388" calcext:value-type="float">
            <text:p>0.8388</text:p>
          </table:table-cell>
          <table:table-cell office:value-type="float" office:value="0.70089" calcext:value-type="float">
            <text:p>0.70089</text:p>
          </table:table-cell>
          <table:table-cell office:value-type="float" office:value="0.6644" calcext:value-type="float">
            <text:p>0.6644</text:p>
          </table:table-cell>
          <table:table-cell office:value-type="float" office:value="0.7644" calcext:value-type="float">
            <text:p>0.7644</text:p>
          </table:table-cell>
          <table:table-cell office:value-type="float" office:value="0.8388" calcext:value-type="float">
            <text:p>0.8388</text:p>
          </table:table-cell>
          <table:table-cell office:value-type="float" office:value="0.70089" calcext:value-type="float">
            <text:p>0.70089</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float" office:value="0.6644" calcext:value-type="float">
            <text:p>0.6644</text:p>
          </table:table-cell>
          <table:table-cell office:value-type="float" office:value="0.762" calcext:value-type="float">
            <text:p>0.762</text:p>
          </table:table-cell>
          <table:table-cell office:value-type="float" office:value="0.85" calcext:value-type="float">
            <text:p>0.85</text:p>
          </table:table-cell>
          <table:table-cell office:value-type="float" office:value="0.69861" calcext:value-type="float">
            <text:p>0.69861</text:p>
          </table:table-cell>
          <table:table-cell office:value-type="float" office:value="0.6648" calcext:value-type="float">
            <text:p>0.6648</text:p>
          </table:table-cell>
          <table:table-cell office:value-type="float" office:value="0.7606" calcext:value-type="float">
            <text:p>0.7606</text:p>
          </table:table-cell>
          <table:table-cell office:value-type="float" office:value="0.838" calcext:value-type="float">
            <text:p>0.838</text:p>
          </table:table-cell>
          <table:table-cell office:value-type="float" office:value="0.69832" calcext:value-type="float">
            <text:p>0.69832</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6582" calcext:value-type="float">
            <text:p>0.6582</text:p>
          </table:table-cell>
          <table:table-cell office:value-type="float" office:value="0.7618" calcext:value-type="float">
            <text:p>0.7618</text:p>
          </table:table-cell>
          <table:table-cell office:value-type="float" office:value="0.8372" calcext:value-type="float">
            <text:p>0.8372</text:p>
          </table:table-cell>
          <table:table-cell office:value-type="float" office:value="0.69568" calcext:value-type="float">
            <text:p>0.69568</text:p>
          </table:table-cell>
          <table:table-cell office:value-type="float" office:value="0.6578" calcext:value-type="float">
            <text:p>0.6578</text:p>
          </table:table-cell>
          <table:table-cell office:value-type="float" office:value="0.7572" calcext:value-type="float">
            <text:p>0.7572</text:p>
          </table:table-cell>
          <table:table-cell office:value-type="float" office:value="0.8238" calcext:value-type="float">
            <text:p>0.8238</text:p>
          </table:table-cell>
          <table:table-cell office:value-type="float" office:value="0.6943" calcext:value-type="float">
            <text:p>0.6943</text:p>
          </table:table-cell>
        </table:table-row>
        <table:table-row table:style-name="ro1">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float" office:value="0.658" calcext:value-type="float">
            <text:p>0.658</text:p>
          </table:table-cell>
          <table:table-cell office:value-type="float" office:value="0.7572" calcext:value-type="float">
            <text:p>0.7572</text:p>
          </table:table-cell>
          <table:table-cell office:value-type="float" office:value="0.8416" calcext:value-type="float">
            <text:p>0.8416</text:p>
          </table:table-cell>
          <table:table-cell office:value-type="float" office:value="0.69273" calcext:value-type="float">
            <text:p>0.69273</text:p>
          </table:table-cell>
          <table:table-cell office:value-type="float" office:value="0.6582" calcext:value-type="float">
            <text:p>0.6582</text:p>
          </table:table-cell>
          <table:table-cell office:value-type="float" office:value="0.7568" calcext:value-type="float">
            <text:p>0.7568</text:p>
          </table:table-cell>
          <table:table-cell office:value-type="float" office:value="0.8308" calcext:value-type="float">
            <text:p>0.8308</text:p>
          </table:table-cell>
          <table:table-cell office:value-type="float" office:value="0.69261" calcext:value-type="float">
            <text:p>0.69261</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office:value-type="float" office:value="0.6564" calcext:value-type="float">
            <text:p>0.6564</text:p>
          </table:table-cell>
          <table:table-cell office:value-type="float" office:value="0.7568" calcext:value-type="float">
            <text:p>0.7568</text:p>
          </table:table-cell>
          <table:table-cell office:value-type="float" office:value="0.8322" calcext:value-type="float">
            <text:p>0.8322</text:p>
          </table:table-cell>
          <table:table-cell office:value-type="float" office:value="0.69305" calcext:value-type="float">
            <text:p>0.69305</text:p>
          </table:table-cell>
          <table:table-cell office:value-type="float" office:value="0.6556" calcext:value-type="float">
            <text:p>0.6556</text:p>
          </table:table-cell>
          <table:table-cell office:value-type="float" office:value="0.7554" calcext:value-type="float">
            <text:p>0.7554</text:p>
          </table:table-cell>
          <table:table-cell office:value-type="float" office:value="0.8224" calcext:value-type="float">
            <text:p>0.8224</text:p>
          </table:table-cell>
          <table:table-cell office:value-type="float" office:value="0.69201" calcext:value-type="float">
            <text:p>0.69201</text:p>
          </table:table-cell>
        </table:table-row>
        <table:table-row table:style-name="ro1">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6522" calcext:value-type="float">
            <text:p>0.6522</text:p>
          </table:table-cell>
          <table:table-cell office:value-type="float" office:value="0.7576" calcext:value-type="float">
            <text:p>0.7576</text:p>
          </table:table-cell>
          <table:table-cell office:value-type="float" office:value="0.8438" calcext:value-type="float">
            <text:p>0.8438</text:p>
          </table:table-cell>
          <table:table-cell office:value-type="float" office:value="0.68864" calcext:value-type="float">
            <text:p>0.68864</text:p>
          </table:table-cell>
          <table:table-cell office:value-type="float" office:value="0.652" calcext:value-type="float">
            <text:p>0.652</text:p>
          </table:table-cell>
          <table:table-cell office:value-type="float" office:value="0.7566" calcext:value-type="float">
            <text:p>0.7566</text:p>
          </table:table-cell>
          <table:table-cell office:value-type="float" office:value="0.8344" calcext:value-type="float">
            <text:p>0.8344</text:p>
          </table:table-cell>
          <table:table-cell office:value-type="float" office:value="0.6883" calcext:value-type="float">
            <text:p>0.6883</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float" office:value="0.6512" calcext:value-type="float">
            <text:p>0.6512</text:p>
          </table:table-cell>
          <table:table-cell office:value-type="float" office:value="0.753" calcext:value-type="float">
            <text:p>0.753</text:p>
          </table:table-cell>
          <table:table-cell office:value-type="float" office:value="0.8282" calcext:value-type="float">
            <text:p>0.8282</text:p>
          </table:table-cell>
          <table:table-cell office:value-type="float" office:value="0.68892" calcext:value-type="float">
            <text:p>0.68892</text:p>
          </table:table-cell>
          <table:table-cell office:value-type="float" office:value="0.6512" calcext:value-type="float">
            <text:p>0.6512</text:p>
          </table:table-cell>
          <table:table-cell office:value-type="float" office:value="0.753" calcext:value-type="float">
            <text:p>0.753</text:p>
          </table:table-cell>
          <table:table-cell office:value-type="float" office:value="0.8282" calcext:value-type="float">
            <text:p>0.8282</text:p>
          </table:table-cell>
          <table:table-cell office:value-type="float" office:value="0.68892" calcext:value-type="float">
            <text:p>0.68892</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6306" calcext:value-type="float">
            <text:p>0.6306</text:p>
          </table:table-cell>
          <table:table-cell office:value-type="float" office:value="0.751" calcext:value-type="float">
            <text:p>0.751</text:p>
          </table:table-cell>
          <table:table-cell office:value-type="float" office:value="0.8396" calcext:value-type="float">
            <text:p>0.8396</text:p>
          </table:table-cell>
          <table:table-cell office:value-type="float" office:value="0.6765" calcext:value-type="float">
            <text:p>0.6765</text:p>
          </table:table-cell>
          <table:table-cell office:value-type="float" office:value="0.6306" calcext:value-type="float">
            <text:p>0.6306</text:p>
          </table:table-cell>
          <table:table-cell office:value-type="float" office:value="0.751" calcext:value-type="float">
            <text:p>0.751</text:p>
          </table:table-cell>
          <table:table-cell office:value-type="float" office:value="0.8396" calcext:value-type="float">
            <text:p>0.8396</text:p>
          </table:table-cell>
          <table:table-cell office:value-type="float" office:value="0.6765" calcext:value-type="float">
            <text:p>0.6765</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6298" calcext:value-type="float">
            <text:p>0.6298</text:p>
          </table:table-cell>
          <table:table-cell office:value-type="float" office:value="0.7584" calcext:value-type="float">
            <text:p>0.7584</text:p>
          </table:table-cell>
          <table:table-cell office:value-type="float" office:value="0.839" calcext:value-type="float">
            <text:p>0.839</text:p>
          </table:table-cell>
          <table:table-cell office:value-type="float" office:value="0.67742" calcext:value-type="float">
            <text:p>0.67742</text:p>
          </table:table-cell>
          <table:table-cell office:value-type="float" office:value="0.6298" calcext:value-type="float">
            <text:p>0.6298</text:p>
          </table:table-cell>
          <table:table-cell office:value-type="float" office:value="0.7584" calcext:value-type="float">
            <text:p>0.7584</text:p>
          </table:table-cell>
          <table:table-cell office:value-type="float" office:value="0.839" calcext:value-type="float">
            <text:p>0.839</text:p>
          </table:table-cell>
          <table:table-cell office:value-type="float" office:value="0.67742" calcext:value-type="float">
            <text:p>0.67742</text:p>
          </table:table-cell>
        </table:table-row>
        <table:table-row table:style-name="ro1">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5056" calcext:value-type="float">
            <text:p>0.5056</text:p>
          </table:table-cell>
          <table:table-cell office:value-type="float" office:value="0.7752" calcext:value-type="float">
            <text:p>0.7752</text:p>
          </table:table-cell>
          <table:table-cell office:value-type="float" office:value="0.9068" calcext:value-type="float">
            <text:p>0.9068</text:p>
          </table:table-cell>
          <table:table-cell office:value-type="float" office:value="0.60402" calcext:value-type="float">
            <text:p>0.60402</text:p>
          </table:table-cell>
          <table:table-cell office:value-type="float" office:value="0.5056" calcext:value-type="float">
            <text:p>0.5056</text:p>
          </table:table-cell>
          <table:table-cell office:value-type="float" office:value="0.7752" calcext:value-type="float">
            <text:p>0.7752</text:p>
          </table:table-cell>
          <table:table-cell office:value-type="float" office:value="0.9068" calcext:value-type="float">
            <text:p>0.9068</text:p>
          </table:table-cell>
          <table:table-cell office:value-type="float" office:value="0.60402" calcext:value-type="float">
            <text:p>0.60402</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906" calcext:value-type="float">
            <text:p>0.4906</text:p>
          </table:table-cell>
          <table:table-cell office:value-type="float" office:value="0.7812" calcext:value-type="float">
            <text:p>0.7812</text:p>
          </table:table-cell>
          <table:table-cell office:value-type="float" office:value="0.907" calcext:value-type="float">
            <text:p>0.907</text:p>
          </table:table-cell>
          <table:table-cell office:value-type="float" office:value="0.59603" calcext:value-type="float">
            <text:p>0.59603</text:p>
          </table:table-cell>
          <table:table-cell office:value-type="float" office:value="0.0064" calcext:value-type="float">
            <text:p>0.0064</text:p>
          </table:table-cell>
          <table:table-cell office:value-type="float" office:value="0.7732" calcext:value-type="float">
            <text:p>0.7732</text:p>
          </table:table-cell>
          <table:table-cell office:value-type="float" office:value="0.9068" calcext:value-type="float">
            <text:p>0.9068</text:p>
          </table:table-cell>
          <table:table-cell office:value-type="float" office:value="0.32579" calcext:value-type="float">
            <text:p>0.32579</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float" office:value="0.485" calcext:value-type="float">
            <text:p>0.485</text:p>
          </table:table-cell>
          <table:table-cell office:value-type="float" office:value="0.7852" calcext:value-type="float">
            <text:p>0.7852</text:p>
          </table:table-cell>
          <table:table-cell office:value-type="float" office:value="0.9086" calcext:value-type="float">
            <text:p>0.9086</text:p>
          </table:table-cell>
          <table:table-cell office:value-type="float" office:value="0.59425" calcext:value-type="float">
            <text:p>0.59425</text:p>
          </table:table-cell>
          <table:table-cell office:value-type="float" office:value="0.0078" calcext:value-type="float">
            <text:p>0.0078</text:p>
          </table:table-cell>
          <table:table-cell office:value-type="float" office:value="0.7792" calcext:value-type="float">
            <text:p>0.7792</text:p>
          </table:table-cell>
          <table:table-cell office:value-type="float" office:value="0.9086" calcext:value-type="float">
            <text:p>0.9086</text:p>
          </table:table-cell>
          <table:table-cell office:value-type="float" office:value="0.32629" calcext:value-type="float">
            <text:p>0.32629</text:p>
          </table:table-cell>
        </table:table-row>
        <table:table-row table:style-name="ro1">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54" calcext:value-type="float">
            <text:p>0.454</text:p>
          </table:table-cell>
          <table:table-cell office:value-type="float" office:value="0.7574" calcext:value-type="float">
            <text:p>0.7574</text:p>
          </table:table-cell>
          <table:table-cell office:value-type="float" office:value="0.8944" calcext:value-type="float">
            <text:p>0.8944</text:p>
          </table:table-cell>
          <table:table-cell office:value-type="float" office:value="0.56176" calcext:value-type="float">
            <text:p>0.56176</text:p>
          </table:table-cell>
          <table:table-cell office:value-type="float" office:value="0.4276" calcext:value-type="float">
            <text:p>0.4276</text:p>
          </table:table-cell>
          <table:table-cell office:value-type="float" office:value="0.7176" calcext:value-type="float">
            <text:p>0.7176</text:p>
          </table:table-cell>
          <table:table-cell office:value-type="float" office:value="0.8382" calcext:value-type="float">
            <text:p>0.8382</text:p>
          </table:table-cell>
          <table:table-cell office:value-type="float" office:value="0.53512" calcext:value-type="float">
            <text:p>0.53512</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float" office:value="0.4398" calcext:value-type="float">
            <text:p>0.4398</text:p>
          </table:table-cell>
          <table:table-cell office:value-type="float" office:value="0.7422" calcext:value-type="float">
            <text:p>0.7422</text:p>
          </table:table-cell>
          <table:table-cell office:value-type="float" office:value="0.8906" calcext:value-type="float">
            <text:p>0.8906</text:p>
          </table:table-cell>
          <table:table-cell office:value-type="float" office:value="0.54772" calcext:value-type="float">
            <text:p>0.54772</text:p>
          </table:table-cell>
          <table:table-cell office:value-type="float" office:value="0.4328" calcext:value-type="float">
            <text:p>0.4328</text:p>
          </table:table-cell>
          <table:table-cell office:value-type="float" office:value="0.718" calcext:value-type="float">
            <text:p>0.718</text:p>
          </table:table-cell>
          <table:table-cell office:value-type="float" office:value="0.8448" calcext:value-type="float">
            <text:p>0.8448</text:p>
          </table:table-cell>
          <table:table-cell office:value-type="float" office:value="0.53563" calcext:value-type="float">
            <text:p>0.53563</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4362" calcext:value-type="float">
            <text:p>0.4362</text:p>
          </table:table-cell>
          <table:table-cell office:value-type="float" office:value="0.746" calcext:value-type="float">
            <text:p>0.746</text:p>
          </table:table-cell>
          <table:table-cell office:value-type="float" office:value="0.898" calcext:value-type="float">
            <text:p>0.898</text:p>
          </table:table-cell>
          <table:table-cell office:value-type="float" office:value="0.54724" calcext:value-type="float">
            <text:p>0.54724</text:p>
          </table:table-cell>
          <table:table-cell office:value-type="float" office:value="0.4288" calcext:value-type="float">
            <text:p>0.4288</text:p>
          </table:table-cell>
          <table:table-cell office:value-type="float" office:value="0.711" calcext:value-type="float">
            <text:p>0.711</text:p>
          </table:table-cell>
          <table:table-cell office:value-type="float" office:value="0.8428" calcext:value-type="float">
            <text:p>0.8428</text:p>
          </table:table-cell>
          <table:table-cell office:value-type="float" office:value="0.53503" calcext:value-type="float">
            <text:p>0.53503</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239" calcext:value-type="float">
            <text:p>0.239</text:p>
          </table:table-cell>
          <table:table-cell office:value-type="float" office:value="0.5626" calcext:value-type="float">
            <text:p>0.5626</text:p>
          </table:table-cell>
          <table:table-cell office:value-type="float" office:value="0.8132" calcext:value-type="float">
            <text:p>0.8132</text:p>
          </table:table-cell>
          <table:table-cell office:value-type="float" office:value="0.34603" calcext:value-type="float">
            <text:p>0.34603</text:p>
          </table:table-cell>
          <table:table-cell office:value-type="float" office:value="0.2092" calcext:value-type="float">
            <text:p>0.2092</text:p>
          </table:table-cell>
          <table:table-cell office:value-type="float" office:value="0.5578" calcext:value-type="float">
            <text:p>0.5578</text:p>
          </table:table-cell>
          <table:table-cell office:value-type="float" office:value="0.8132" calcext:value-type="float">
            <text:p>0.8132</text:p>
          </table:table-cell>
          <table:table-cell office:value-type="float" office:value="0.32497" calcext:value-type="float">
            <text:p>0.32497</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234" calcext:value-type="float">
            <text:p>0.234</text:p>
          </table:table-cell>
          <table:table-cell office:value-type="float" office:value="0.5598" calcext:value-type="float">
            <text:p>0.5598</text:p>
          </table:table-cell>
          <table:table-cell office:value-type="float" office:value="0.8176" calcext:value-type="float">
            <text:p>0.8176</text:p>
          </table:table-cell>
          <table:table-cell office:value-type="float" office:value="0.34487" calcext:value-type="float">
            <text:p>0.34487</text:p>
          </table:table-cell>
          <table:table-cell office:value-type="float" office:value="0.2042" calcext:value-type="float">
            <text:p>0.2042</text:p>
          </table:table-cell>
          <table:table-cell office:value-type="float" office:value="0.555" calcext:value-type="float">
            <text:p>0.555</text:p>
          </table:table-cell>
          <table:table-cell office:value-type="float" office:value="0.8174" calcext:value-type="float">
            <text:p>0.8174</text:p>
          </table:table-cell>
          <table:table-cell office:value-type="float" office:value="0.32384" calcext:value-type="float">
            <text:p>0.3238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float" office:value="0.2284" calcext:value-type="float">
            <text:p>0.2284</text:p>
          </table:table-cell>
          <table:table-cell office:value-type="float" office:value="0.5566" calcext:value-type="float">
            <text:p>0.5566</text:p>
          </table:table-cell>
          <table:table-cell office:value-type="float" office:value="0.8168" calcext:value-type="float">
            <text:p>0.8168</text:p>
          </table:table-cell>
          <table:table-cell office:value-type="float" office:value="0.33899" calcext:value-type="float">
            <text:p>0.33899</text:p>
          </table:table-cell>
          <table:table-cell office:value-type="float" office:value="0" calcext:value-type="float">
            <text:p>0</text:p>
          </table:table-cell>
          <table:table-cell office:value-type="float" office:value="0.5426" calcext:value-type="float">
            <text:p>0.5426</text:p>
          </table:table-cell>
          <table:table-cell office:value-type="float" office:value="0.8164" calcext:value-type="float">
            <text:p>0.8164</text:p>
          </table:table-cell>
          <table:table-cell office:value-type="float" office:value="0.19853" calcext:value-type="float">
            <text:p>0.19853</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2236" calcext:value-type="float">
            <text:p>0.2236</text:p>
          </table:table-cell>
          <table:table-cell office:value-type="float" office:value="0.5564" calcext:value-type="float">
            <text:p>0.5564</text:p>
          </table:table-cell>
          <table:table-cell office:value-type="float" office:value="0.8092" calcext:value-type="float">
            <text:p>0.8092</text:p>
          </table:table-cell>
          <table:table-cell office:value-type="float" office:value="0.33525" calcext:value-type="float">
            <text:p>0.33525</text:p>
          </table:table-cell>
          <table:table-cell office:value-type="float" office:value="0.193" calcext:value-type="float">
            <text:p>0.193</text:p>
          </table:table-cell>
          <table:table-cell office:value-type="float" office:value="0.5524" calcext:value-type="float">
            <text:p>0.5524</text:p>
          </table:table-cell>
          <table:table-cell office:value-type="float" office:value="0.8086" calcext:value-type="float">
            <text:p>0.8086</text:p>
          </table:table-cell>
          <table:table-cell office:value-type="float" office:value="0.31335" calcext:value-type="float">
            <text:p>0.31335</text:p>
          </table:table-cell>
        </table:table-row>
        <table:table-row table:style-name="ro1">
          <table:table-cell table:number-columns-repeated="6" office:value-type="string" calcext:value-type="string">
            <text:p>True</text:p>
          </table:table-cell>
          <table:table-cell office:value-type="string" calcext:value-type="string">
            <text:p>False</text:p>
          </table:table-cell>
          <table:table-cell office:value-type="float" office:value="0.2204" calcext:value-type="float">
            <text:p>0.2204</text:p>
          </table:table-cell>
          <table:table-cell office:value-type="float" office:value="0.5474" calcext:value-type="float">
            <text:p>0.5474</text:p>
          </table:table-cell>
          <table:table-cell office:value-type="float" office:value="0.8078" calcext:value-type="float">
            <text:p>0.8078</text:p>
          </table:table-cell>
          <table:table-cell office:value-type="float" office:value="0.33194" calcext:value-type="float">
            <text:p>0.33194</text:p>
          </table:table-cell>
          <table:table-cell office:value-type="float" office:value="0.2204" calcext:value-type="float">
            <text:p>0.2204</text:p>
          </table:table-cell>
          <table:table-cell office:value-type="float" office:value="0.5474" calcext:value-type="float">
            <text:p>0.5474</text:p>
          </table:table-cell>
          <table:table-cell office:value-type="float" office:value="0.8078" calcext:value-type="float">
            <text:p>0.8078</text:p>
          </table:table-cell>
          <table:table-cell office:value-type="float" office:value="0.33194" calcext:value-type="float">
            <text:p>0.33194</text:p>
          </table:table-cell>
        </table:table-row>
        <table:table-row table:style-name="ro1">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float" office:value="0.2204" calcext:value-type="float">
            <text:p>0.2204</text:p>
          </table:table-cell>
          <table:table-cell office:value-type="float" office:value="0.557" calcext:value-type="float">
            <text:p>0.557</text:p>
          </table:table-cell>
          <table:table-cell office:value-type="float" office:value="0.8048" calcext:value-type="float">
            <text:p>0.8048</text:p>
          </table:table-cell>
          <table:table-cell office:value-type="float" office:value="0.33442" calcext:value-type="float">
            <text:p>0.33442</text:p>
          </table:table-cell>
          <table:table-cell office:value-type="float" office:value="0" calcext:value-type="float">
            <text:p>0</text:p>
          </table:table-cell>
          <table:table-cell office:value-type="float" office:value="0.5422" calcext:value-type="float">
            <text:p>0.5422</text:p>
          </table:table-cell>
          <table:table-cell office:value-type="float" office:value="0.8034" calcext:value-type="float">
            <text:p>0.8034</text:p>
          </table:table-cell>
          <table:table-cell office:value-type="float" office:value="0.19677" calcext:value-type="float">
            <text:p>0.19677</text:p>
          </table:table-cell>
        </table:table-row>
        <table:table-row table:style-name="ro1">
          <table:table-cell table:number-columns-repeated="3"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211" calcext:value-type="float">
            <text:p>0.211</text:p>
          </table:table-cell>
          <table:table-cell office:value-type="float" office:value="0.5158" calcext:value-type="float">
            <text:p>0.5158</text:p>
          </table:table-cell>
          <table:table-cell office:value-type="float" office:value="0.7818" calcext:value-type="float">
            <text:p>0.7818</text:p>
          </table:table-cell>
          <table:table-cell office:value-type="float" office:value="0.31333" calcext:value-type="float">
            <text:p>0.31333</text:p>
          </table:table-cell>
          <table:table-cell office:value-type="float" office:value="0.5928" calcext:value-type="float">
            <text:p>0.5928</text:p>
          </table:table-cell>
          <table:table-cell office:value-type="float" office:value="0.7672" calcext:value-type="float">
            <text:p>0.7672</text:p>
          </table:table-cell>
          <table:table-cell office:value-type="float" office:value="0.8078" calcext:value-type="float">
            <text:p>0.8078</text:p>
          </table:table-cell>
          <table:table-cell office:value-type="float" office:value="0.67144" calcext:value-type="float">
            <text:p>0.67144</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1892" calcext:value-type="float">
            <text:p>0.1892</text:p>
          </table:table-cell>
          <table:table-cell office:value-type="float" office:value="0.478" calcext:value-type="float">
            <text:p>0.478</text:p>
          </table:table-cell>
          <table:table-cell office:value-type="float" office:value="0.752" calcext:value-type="float">
            <text:p>0.752</text:p>
          </table:table-cell>
          <table:table-cell office:value-type="float" office:value="0.28506" calcext:value-type="float">
            <text:p>0.28506</text:p>
          </table:table-cell>
          <table:table-cell office:value-type="float" office:value="0.5886" calcext:value-type="float">
            <text:p>0.5886</text:p>
          </table:table-cell>
          <table:table-cell office:value-type="float" office:value="0.758" calcext:value-type="float">
            <text:p>0.758</text:p>
          </table:table-cell>
          <table:table-cell office:value-type="float" office:value="0.8002" calcext:value-type="float">
            <text:p>0.8002</text:p>
          </table:table-cell>
          <table:table-cell office:value-type="float" office:value="0.66351" calcext:value-type="float">
            <text:p>0.66351</text:p>
          </table:table-cell>
        </table:table-row>
        <table:table-row table:style-name="ro1">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1886" calcext:value-type="float">
            <text:p>0.1886</text:p>
          </table:table-cell>
          <table:table-cell office:value-type="float" office:value="0.4776" calcext:value-type="float">
            <text:p>0.4776</text:p>
          </table:table-cell>
          <table:table-cell office:value-type="float" office:value="0.7644" calcext:value-type="float">
            <text:p>0.7644</text:p>
          </table:table-cell>
          <table:table-cell office:value-type="float" office:value="0.28585" calcext:value-type="float">
            <text:p>0.28585</text:p>
          </table:table-cell>
          <table:table-cell office:value-type="float" office:value="0.5986" calcext:value-type="float">
            <text:p>0.5986</text:p>
          </table:table-cell>
          <table:table-cell office:value-type="float" office:value="0.7656" calcext:value-type="float">
            <text:p>0.7656</text:p>
          </table:table-cell>
          <table:table-cell office:value-type="float" office:value="0.8052" calcext:value-type="float">
            <text:p>0.8052</text:p>
          </table:table-cell>
          <table:table-cell office:value-type="float" office:value="0.67245" calcext:value-type="float">
            <text:p>0.67245</text:p>
          </table:table-cell>
        </table:table-row>
        <table:table-row table:style-name="ro1">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1236" calcext:value-type="float">
            <text:p>0.1236</text:p>
          </table:table-cell>
          <table:table-cell office:value-type="float" office:value="0.332" calcext:value-type="float">
            <text:p>0.332</text:p>
          </table:table-cell>
          <table:table-cell office:value-type="float" office:value="0.5682" calcext:value-type="float">
            <text:p>0.5682</text:p>
          </table:table-cell>
          <table:table-cell office:value-type="float" office:value="0.19603" calcext:value-type="float">
            <text:p>0.19603</text:p>
          </table:table-cell>
          <table:table-cell office:value-type="float" office:value="0.6594" calcext:value-type="float">
            <text:p>0.6594</text:p>
          </table:table-cell>
          <table:table-cell office:value-type="float" office:value="0.7302" calcext:value-type="float">
            <text:p>0.7302</text:p>
          </table:table-cell>
          <table:table-cell office:value-type="float" office:value="0.7636" calcext:value-type="float">
            <text:p>0.7636</text:p>
          </table:table-cell>
          <table:table-cell office:value-type="float" office:value="0.68783" calcext:value-type="float">
            <text:p>0.68783</text:p>
          </table:table-cell>
        </table:table-row>
        <table:table-row table:style-name="ro1">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1206" calcext:value-type="float">
            <text:p>0.1206</text:p>
          </table:table-cell>
          <table:table-cell office:value-type="float" office:value="0.3066" calcext:value-type="float">
            <text:p>0.3066</text:p>
          </table:table-cell>
          <table:table-cell office:value-type="float" office:value="0.5364" calcext:value-type="float">
            <text:p>0.5364</text:p>
          </table:table-cell>
          <table:table-cell office:value-type="float" office:value="0.18648" calcext:value-type="float">
            <text:p>0.18648</text:p>
          </table:table-cell>
          <table:table-cell office:value-type="float" office:value="0.6464" calcext:value-type="float">
            <text:p>0.6464</text:p>
          </table:table-cell>
          <table:table-cell office:value-type="float" office:value="0.7136" calcext:value-type="float">
            <text:p>0.7136</text:p>
          </table:table-cell>
          <table:table-cell office:value-type="float" office:value="0.7486" calcext:value-type="float">
            <text:p>0.7486</text:p>
          </table:table-cell>
          <table:table-cell office:value-type="float" office:value="0.67256" calcext:value-type="float">
            <text:p>0.67256</text:p>
          </table:table-cell>
        </table:table-row>
        <table:table-row table:style-name="ro1">
          <table:table-cell table:number-columns-repeated="2"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0.1204" calcext:value-type="float">
            <text:p>0.1204</text:p>
          </table:table-cell>
          <table:table-cell office:value-type="float" office:value="0.3324" calcext:value-type="float">
            <text:p>0.3324</text:p>
          </table:table-cell>
          <table:table-cell office:value-type="float" office:value="0.559" calcext:value-type="float">
            <text:p>0.559</text:p>
          </table:table-cell>
          <table:table-cell office:value-type="float" office:value="0.19389" calcext:value-type="float">
            <text:p>0.19389</text:p>
          </table:table-cell>
          <table:table-cell office:value-type="float" office:value="0.6664" calcext:value-type="float">
            <text:p>0.6664</text:p>
          </table:table-cell>
          <table:table-cell office:value-type="float" office:value="0.7296" calcext:value-type="float">
            <text:p>0.7296</text:p>
          </table:table-cell>
          <table:table-cell office:value-type="float" office:value="0.7652" calcext:value-type="float">
            <text:p>0.7652</text:p>
          </table:table-cell>
          <table:table-cell office:value-type="float" office:value="0.692" calcext:value-type="float">
            <text:p>0.692</text:p>
          </table:table-cell>
        </table:table-row>
        <table:table-row table:style-name="ro1">
          <table:table-cell office:value-type="string" calcext:value-type="string">
            <text:p>True</text:p>
          </table:table-cell>
          <table:table-cell table:number-columns-repeated="6" office:value-type="string" calcext:value-type="string">
            <text:p>False</text:p>
          </table:table-cell>
          <table:table-cell office:value-type="float" office:value="0.1194" calcext:value-type="float">
            <text:p>0.1194</text:p>
          </table:table-cell>
          <table:table-cell office:value-type="float" office:value="0.3208" calcext:value-type="float">
            <text:p>0.3208</text:p>
          </table:table-cell>
          <table:table-cell office:value-type="float" office:value="0.5378" calcext:value-type="float">
            <text:p>0.5378</text:p>
          </table:table-cell>
          <table:table-cell office:value-type="float" office:value="0.18822" calcext:value-type="float">
            <text:p>0.18822</text:p>
          </table:table-cell>
          <table:table-cell office:value-type="float" office:value="0.6558" calcext:value-type="float">
            <text:p>0.6558</text:p>
          </table:table-cell>
          <table:table-cell office:value-type="float" office:value="0.7198" calcext:value-type="float">
            <text:p>0.7198</text:p>
          </table:table-cell>
          <table:table-cell office:value-type="float" office:value="0.756" calcext:value-type="float">
            <text:p>0.756</text:p>
          </table:table-cell>
          <table:table-cell office:value-type="float" office:value="0.68001" calcext:value-type="float">
            <text:p>0.68001</text:p>
          </table:table-cell>
        </table:table-row>
        <table:table-row table:style-name="ro1">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float" office:value="0.1176" calcext:value-type="float">
            <text:p>0.1176</text:p>
          </table:table-cell>
          <table:table-cell office:value-type="float" office:value="0.313" calcext:value-type="float">
            <text:p>0.313</text:p>
          </table:table-cell>
          <table:table-cell office:value-type="float" office:value="0.5364" calcext:value-type="float">
            <text:p>0.5364</text:p>
          </table:table-cell>
          <table:table-cell office:value-type="float" office:value="0.18514" calcext:value-type="float">
            <text:p>0.18514</text:p>
          </table:table-cell>
          <table:table-cell office:value-type="float" office:value="0.6586" calcext:value-type="float">
            <text:p>0.6586</text:p>
          </table:table-cell>
          <table:table-cell office:value-type="float" office:value="0.716" calcext:value-type="float">
            <text:p>0.716</text:p>
          </table:table-cell>
          <table:table-cell office:value-type="float" office:value="0.7542" calcext:value-type="float">
            <text:p>0.7542</text:p>
          </table:table-cell>
          <table:table-cell office:value-type="float" office:value="0.68161" calcext:value-type="float">
            <text:p>0.68161</text:p>
          </table:table-cell>
        </table:table-row>
        <table:table-row table:style-name="ro1">
          <table:table-cell office:value-type="string" calcext:value-type="string">
            <text:p>True</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float" office:value="0.1102" calcext:value-type="float">
            <text:p>0.1102</text:p>
          </table:table-cell>
          <table:table-cell office:value-type="float" office:value="0.3074" calcext:value-type="float">
            <text:p>0.3074</text:p>
          </table:table-cell>
          <table:table-cell office:value-type="float" office:value="0.536" calcext:value-type="float">
            <text:p>0.536</text:p>
          </table:table-cell>
          <table:table-cell office:value-type="float" office:value="0.18262" calcext:value-type="float">
            <text:p>0.18262</text:p>
          </table:table-cell>
          <table:table-cell office:value-type="float" office:value="0.6522" calcext:value-type="float">
            <text:p>0.6522</text:p>
          </table:table-cell>
          <table:table-cell office:value-type="float" office:value="0.7136" calcext:value-type="float">
            <text:p>0.7136</text:p>
          </table:table-cell>
          <table:table-cell office:value-type="float" office:value="0.752" calcext:value-type="float">
            <text:p>0.752</text:p>
          </table:table-cell>
          <table:table-cell office:value-type="float" office:value="0.67696" calcext:value-type="float">
            <text:p>0.6769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0324" calcext:value-type="float">
            <text:p>0.0324</text:p>
          </table:table-cell>
          <table:table-cell office:value-type="float" office:value="0.16" calcext:value-type="float">
            <text:p>0.16</text:p>
          </table:table-cell>
          <table:table-cell office:value-type="float" office:value="0.4456" calcext:value-type="float">
            <text:p>0.4456</text:p>
          </table:table-cell>
          <table:table-cell office:value-type="float" office:value="0.078" calcext:value-type="float">
            <text:p>0.078</text:p>
          </table:table-cell>
          <table:table-cell office:value-type="float" office:value="0.0322" calcext:value-type="float">
            <text:p>0.0322</text:p>
          </table:table-cell>
          <table:table-cell office:value-type="float" office:value="0.1562" calcext:value-type="float">
            <text:p>0.1562</text:p>
          </table:table-cell>
          <table:table-cell office:value-type="float" office:value="0.4452" calcext:value-type="float">
            <text:p>0.4452</text:p>
          </table:table-cell>
          <table:table-cell office:value-type="float" office:value="0.07716" calcext:value-type="float">
            <text:p>0.07716</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318" calcext:value-type="float">
            <text:p>0.0318</text:p>
          </table:table-cell>
          <table:table-cell office:value-type="float" office:value="0.1534" calcext:value-type="float">
            <text:p>0.1534</text:p>
          </table:table-cell>
          <table:table-cell office:value-type="float" office:value="0.4308" calcext:value-type="float">
            <text:p>0.4308</text:p>
          </table:table-cell>
          <table:table-cell office:value-type="float" office:value="0.07817" calcext:value-type="float">
            <text:p>0.07817</text:p>
          </table:table-cell>
          <table:table-cell office:value-type="float" office:value="0.0314" calcext:value-type="float">
            <text:p>0.0314</text:p>
          </table:table-cell>
          <table:table-cell office:value-type="float" office:value="0.1528" calcext:value-type="float">
            <text:p>0.1528</text:p>
          </table:table-cell>
          <table:table-cell office:value-type="float" office:value="0.4306" calcext:value-type="float">
            <text:p>0.4306</text:p>
          </table:table-cell>
          <table:table-cell office:value-type="float" office:value="0.07701" calcext:value-type="float">
            <text:p>0.07701</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316" calcext:value-type="float">
            <text:p>0.0316</text:p>
          </table:table-cell>
          <table:table-cell office:value-type="float" office:value="0.1528" calcext:value-type="float">
            <text:p>0.1528</text:p>
          </table:table-cell>
          <table:table-cell office:value-type="float" office:value="0.4394" calcext:value-type="float">
            <text:p>0.4394</text:p>
          </table:table-cell>
          <table:table-cell office:value-type="float" office:value="0.07841" calcext:value-type="float">
            <text:p>0.07841</text:p>
          </table:table-cell>
          <table:table-cell office:value-type="float" office:value="0.0004" calcext:value-type="float">
            <text:p>0.0004</text:p>
          </table:table-cell>
          <table:table-cell office:value-type="float" office:value="0.146" calcext:value-type="float">
            <text:p>0.146</text:p>
          </table:table-cell>
          <table:table-cell office:value-type="float" office:value="0.4384" calcext:value-type="float">
            <text:p>0.4384</text:p>
          </table:table-cell>
          <table:table-cell office:value-type="float" office:value="0.05493" calcext:value-type="float">
            <text:p>0.0549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float" office:value="0.0308" calcext:value-type="float">
            <text:p>0.0308</text:p>
          </table:table-cell>
          <table:table-cell office:value-type="float" office:value="0.1568" calcext:value-type="float">
            <text:p>0.1568</text:p>
          </table:table-cell>
          <table:table-cell office:value-type="float" office:value="0.4314" calcext:value-type="float">
            <text:p>0.4314</text:p>
          </table:table-cell>
          <table:table-cell office:value-type="float" office:value="0.07761" calcext:value-type="float">
            <text:p>0.07761</text:p>
          </table:table-cell>
          <table:table-cell office:value-type="float" office:value="0.0302" calcext:value-type="float">
            <text:p>0.0302</text:p>
          </table:table-cell>
          <table:table-cell office:value-type="float" office:value="0.1552" calcext:value-type="float">
            <text:p>0.1552</text:p>
          </table:table-cell>
          <table:table-cell office:value-type="float" office:value="0.4312" calcext:value-type="float">
            <text:p>0.4312</text:p>
          </table:table-cell>
          <table:table-cell office:value-type="float" office:value="0.07625" calcext:value-type="float">
            <text:p>0.07625</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308" calcext:value-type="float">
            <text:p>0.0308</text:p>
          </table:table-cell>
          <table:table-cell office:value-type="float" office:value="0.1572" calcext:value-type="float">
            <text:p>0.1572</text:p>
          </table:table-cell>
          <table:table-cell office:value-type="float" office:value="0.4282" calcext:value-type="float">
            <text:p>0.4282</text:p>
          </table:table-cell>
          <table:table-cell office:value-type="float" office:value="0.07672" calcext:value-type="float">
            <text:p>0.07672</text:p>
          </table:table-cell>
          <table:table-cell office:value-type="float" office:value="0" calcext:value-type="float">
            <text:p>0</text:p>
          </table:table-cell>
          <table:table-cell office:value-type="float" office:value="0.1466" calcext:value-type="float">
            <text:p>0.1466</text:p>
          </table:table-cell>
          <table:table-cell office:value-type="float" office:value="0.4276" calcext:value-type="float">
            <text:p>0.4276</text:p>
          </table:table-cell>
          <table:table-cell office:value-type="float" office:value="0.05374" calcext:value-type="float">
            <text:p>0.05374</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03" calcext:value-type="float">
            <text:p>0.03</text:p>
          </table:table-cell>
          <table:table-cell office:value-type="float" office:value="0.1484" calcext:value-type="float">
            <text:p>0.1484</text:p>
          </table:table-cell>
          <table:table-cell office:value-type="float" office:value="0.4254" calcext:value-type="float">
            <text:p>0.4254</text:p>
          </table:table-cell>
          <table:table-cell office:value-type="float" office:value="0.07533" calcext:value-type="float">
            <text:p>0.07533</text:p>
          </table:table-cell>
          <table:table-cell office:value-type="float" office:value="0.0002" calcext:value-type="float">
            <text:p>0.0002</text:p>
          </table:table-cell>
          <table:table-cell office:value-type="float" office:value="0.1376" calcext:value-type="float">
            <text:p>0.1376</text:p>
          </table:table-cell>
          <table:table-cell office:value-type="float" office:value="0.4246" calcext:value-type="float">
            <text:p>0.4246</text:p>
          </table:table-cell>
          <table:table-cell office:value-type="float" office:value="0.05286" calcext:value-type="float">
            <text:p>0.05286</text:p>
          </table:table-cell>
        </table:table-row>
        <table:table-row table:style-name="ro1">
          <table:table-cell table:number-columns-repeated="2"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float" office:value="0.03" calcext:value-type="float">
            <text:p>0.03</text:p>
          </table:table-cell>
          <table:table-cell office:value-type="float" office:value="0.1464" calcext:value-type="float">
            <text:p>0.1464</text:p>
          </table:table-cell>
          <table:table-cell office:value-type="float" office:value="0.43" calcext:value-type="float">
            <text:p>0.43</text:p>
          </table:table-cell>
          <table:table-cell office:value-type="float" office:value="0.0751" calcext:value-type="float">
            <text:p>0.0751</text:p>
          </table:table-cell>
          <table:table-cell office:value-type="float" office:value="0.0004" calcext:value-type="float">
            <text:p>0.0004</text:p>
          </table:table-cell>
          <table:table-cell office:value-type="float" office:value="0.1378" calcext:value-type="float">
            <text:p>0.1378</text:p>
          </table:table-cell>
          <table:table-cell office:value-type="float" office:value="0.4284" calcext:value-type="float">
            <text:p>0.4284</text:p>
          </table:table-cell>
          <table:table-cell office:value-type="float" office:value="0.05283" calcext:value-type="float">
            <text:p>0.05283</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294" calcext:value-type="float">
            <text:p>0.0294</text:p>
          </table:table-cell>
          <table:table-cell office:value-type="float" office:value="0.155" calcext:value-type="float">
            <text:p>0.155</text:p>
          </table:table-cell>
          <table:table-cell office:value-type="float" office:value="0.435" calcext:value-type="float">
            <text:p>0.435</text:p>
          </table:table-cell>
          <table:table-cell office:value-type="float" office:value="0.07647" calcext:value-type="float">
            <text:p>0.07647</text:p>
          </table:table-cell>
          <table:table-cell office:value-type="float" office:value="0.0002" calcext:value-type="float">
            <text:p>0.0002</text:p>
          </table:table-cell>
          <table:table-cell office:value-type="float" office:value="0.1448" calcext:value-type="float">
            <text:p>0.1448</text:p>
          </table:table-cell>
          <table:table-cell office:value-type="float" office:value="0.4336" calcext:value-type="float">
            <text:p>0.4336</text:p>
          </table:table-cell>
          <table:table-cell office:value-type="float" office:value="0.05392" calcext:value-type="float">
            <text:p>0.05392</text:p>
          </table:table-cell>
        </table:table-row>
        <table:table-row table:style-name="ro1">
          <table:table-cell table:number-columns-repeated="2"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294" calcext:value-type="float">
            <text:p>0.0294</text:p>
          </table:table-cell>
          <table:table-cell office:value-type="float" office:value="0.153" calcext:value-type="float">
            <text:p>0.153</text:p>
          </table:table-cell>
          <table:table-cell office:value-type="float" office:value="0.4364" calcext:value-type="float">
            <text:p>0.4364</text:p>
          </table:table-cell>
          <table:table-cell office:value-type="float" office:value="0.07613" calcext:value-type="float">
            <text:p>0.07613</text:p>
          </table:table-cell>
          <table:table-cell office:value-type="float" office:value="0" calcext:value-type="float">
            <text:p>0</text:p>
          </table:table-cell>
          <table:table-cell office:value-type="float" office:value="0.146" calcext:value-type="float">
            <text:p>0.146</text:p>
          </table:table-cell>
          <table:table-cell office:value-type="float" office:value="0.4352" calcext:value-type="float">
            <text:p>0.4352</text:p>
          </table:table-cell>
          <table:table-cell office:value-type="float" office:value="0.05358" calcext:value-type="float">
            <text:p>0.05358</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292" calcext:value-type="float">
            <text:p>0.0292</text:p>
          </table:table-cell>
          <table:table-cell office:value-type="float" office:value="0.1602" calcext:value-type="float">
            <text:p>0.1602</text:p>
          </table:table-cell>
          <table:table-cell office:value-type="float" office:value="0.4376" calcext:value-type="float">
            <text:p>0.4376</text:p>
          </table:table-cell>
          <table:table-cell office:value-type="float" office:value="0.077" calcext:value-type="float">
            <text:p>0.077</text:p>
          </table:table-cell>
          <table:table-cell office:value-type="float" office:value="0.029" calcext:value-type="float">
            <text:p>0.029</text:p>
          </table:table-cell>
          <table:table-cell office:value-type="float" office:value="0.1594" calcext:value-type="float">
            <text:p>0.1594</text:p>
          </table:table-cell>
          <table:table-cell office:value-type="float" office:value="0.4368" calcext:value-type="float">
            <text:p>0.4368</text:p>
          </table:table-cell>
          <table:table-cell office:value-type="float" office:value="0.07596" calcext:value-type="float">
            <text:p>0.0759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0292" calcext:value-type="float">
            <text:p>0.0292</text:p>
          </table:table-cell>
          <table:table-cell office:value-type="float" office:value="0.1494" calcext:value-type="float">
            <text:p>0.1494</text:p>
          </table:table-cell>
          <table:table-cell office:value-type="float" office:value="0.427" calcext:value-type="float">
            <text:p>0.427</text:p>
          </table:table-cell>
          <table:table-cell office:value-type="float" office:value="0.07441" calcext:value-type="float">
            <text:p>0.07441</text:p>
          </table:table-cell>
          <table:table-cell office:value-type="float" office:value="0.0002" calcext:value-type="float">
            <text:p>0.0002</text:p>
          </table:table-cell>
          <table:table-cell office:value-type="float" office:value="0.1376" calcext:value-type="float">
            <text:p>0.1376</text:p>
          </table:table-cell>
          <table:table-cell office:value-type="float" office:value="0.426" calcext:value-type="float">
            <text:p>0.426</text:p>
          </table:table-cell>
          <table:table-cell office:value-type="float" office:value="0.05244" calcext:value-type="float">
            <text:p>0.05244</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0288" calcext:value-type="float">
            <text:p>0.0288</text:p>
          </table:table-cell>
          <table:table-cell office:value-type="float" office:value="0.1458" calcext:value-type="float">
            <text:p>0.1458</text:p>
          </table:table-cell>
          <table:table-cell office:value-type="float" office:value="0.4258" calcext:value-type="float">
            <text:p>0.4258</text:p>
          </table:table-cell>
          <table:table-cell office:value-type="float" office:value="0.07417" calcext:value-type="float">
            <text:p>0.07417</text:p>
          </table:table-cell>
          <table:table-cell office:value-type="float" office:value="0.0002" calcext:value-type="float">
            <text:p>0.0002</text:p>
          </table:table-cell>
          <table:table-cell office:value-type="float" office:value="0.1366" calcext:value-type="float">
            <text:p>0.1366</text:p>
          </table:table-cell>
          <table:table-cell office:value-type="float" office:value="0.4248" calcext:value-type="float">
            <text:p>0.4248</text:p>
          </table:table-cell>
          <table:table-cell office:value-type="float" office:value="0.05233" calcext:value-type="float">
            <text:p>0.05233</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282" calcext:value-type="float">
            <text:p>0.0282</text:p>
          </table:table-cell>
          <table:table-cell office:value-type="float" office:value="0.152" calcext:value-type="float">
            <text:p>0.152</text:p>
          </table:table-cell>
          <table:table-cell office:value-type="float" office:value="0.4324" calcext:value-type="float">
            <text:p>0.4324</text:p>
          </table:table-cell>
          <table:table-cell office:value-type="float" office:value="0.07465" calcext:value-type="float">
            <text:p>0.07465</text:p>
          </table:table-cell>
          <table:table-cell office:value-type="float" office:value="0.0282" calcext:value-type="float">
            <text:p>0.0282</text:p>
          </table:table-cell>
          <table:table-cell office:value-type="float" office:value="0.1498" calcext:value-type="float">
            <text:p>0.1498</text:p>
          </table:table-cell>
          <table:table-cell office:value-type="float" office:value="0.4322" calcext:value-type="float">
            <text:p>0.4322</text:p>
          </table:table-cell>
          <table:table-cell office:value-type="float" office:value="0.07373" calcext:value-type="float">
            <text:p>0.07373</text:p>
          </table:table-cell>
        </table:table-row>
        <table:table-row table:style-name="ro1">
          <table:table-cell table:number-columns-repeated="2"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float" office:value="0.028" calcext:value-type="float">
            <text:p>0.028</text:p>
          </table:table-cell>
          <table:table-cell office:value-type="float" office:value="0.1474" calcext:value-type="float">
            <text:p>0.1474</text:p>
          </table:table-cell>
          <table:table-cell office:value-type="float" office:value="0.4386" calcext:value-type="float">
            <text:p>0.4386</text:p>
          </table:table-cell>
          <table:table-cell office:value-type="float" office:value="0.07356" calcext:value-type="float">
            <text:p>0.07356</text:p>
          </table:table-cell>
          <table:table-cell office:value-type="float" office:value="0.0004" calcext:value-type="float">
            <text:p>0.0004</text:p>
          </table:table-cell>
          <table:table-cell office:value-type="float" office:value="0.1392" calcext:value-type="float">
            <text:p>0.1392</text:p>
          </table:table-cell>
          <table:table-cell office:value-type="float" office:value="0.438" calcext:value-type="float">
            <text:p>0.438</text:p>
          </table:table-cell>
          <table:table-cell office:value-type="float" office:value="0.05234" calcext:value-type="float">
            <text:p>0.05234</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0.0278" calcext:value-type="float">
            <text:p>0.0278</text:p>
          </table:table-cell>
          <table:table-cell office:value-type="float" office:value="0.1578" calcext:value-type="float">
            <text:p>0.1578</text:p>
          </table:table-cell>
          <table:table-cell office:value-type="float" office:value="0.4424" calcext:value-type="float">
            <text:p>0.4424</text:p>
          </table:table-cell>
          <table:table-cell office:value-type="float" office:value="0.07584" calcext:value-type="float">
            <text:p>0.07584</text:p>
          </table:table-cell>
          <table:table-cell office:value-type="float" office:value="0.0278" calcext:value-type="float">
            <text:p>0.0278</text:p>
          </table:table-cell>
          <table:table-cell office:value-type="float" office:value="0.1578" calcext:value-type="float">
            <text:p>0.1578</text:p>
          </table:table-cell>
          <table:table-cell office:value-type="float" office:value="0.4424" calcext:value-type="float">
            <text:p>0.4424</text:p>
          </table:table-cell>
          <table:table-cell office:value-type="float" office:value="0.07584" calcext:value-type="float">
            <text:p>0.07584</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0274" calcext:value-type="float">
            <text:p>0.0274</text:p>
          </table:table-cell>
          <table:table-cell office:value-type="float" office:value="0.1318" calcext:value-type="float">
            <text:p>0.1318</text:p>
          </table:table-cell>
          <table:table-cell office:value-type="float" office:value="0.3704" calcext:value-type="float">
            <text:p>0.3704</text:p>
          </table:table-cell>
          <table:table-cell office:value-type="float" office:value="0.0686" calcext:value-type="float">
            <text:p>0.0686</text:p>
          </table:table-cell>
          <table:table-cell office:value-type="float" office:value="0.0002" calcext:value-type="float">
            <text:p>0.0002</text:p>
          </table:table-cell>
          <table:table-cell office:value-type="float" office:value="0.1266" calcext:value-type="float">
            <text:p>0.1266</text:p>
          </table:table-cell>
          <table:table-cell office:value-type="float" office:value="0.3694" calcext:value-type="float">
            <text:p>0.3694</text:p>
          </table:table-cell>
          <table:table-cell office:value-type="float" office:value="0.04846" calcext:value-type="float">
            <text:p>0.04846</text:p>
          </table:table-cell>
        </table:table-row>
        <table:table-row table:style-name="ro1">
          <table:table-cell office:value-type="string" calcext:value-type="string">
            <text:p>False</text:p>
          </table:table-cell>
          <table:table-cell table:number-columns-repeated="6" office:value-type="string" calcext:value-type="string">
            <text:p>True</text:p>
          </table:table-cell>
          <table:table-cell office:value-type="float" office:value="0.0272" calcext:value-type="float">
            <text:p>0.0272</text:p>
          </table:table-cell>
          <table:table-cell office:value-type="float" office:value="0.1352" calcext:value-type="float">
            <text:p>0.1352</text:p>
          </table:table-cell>
          <table:table-cell office:value-type="float" office:value="0.3678" calcext:value-type="float">
            <text:p>0.3678</text:p>
          </table:table-cell>
          <table:table-cell office:value-type="float" office:value="0.06895" calcext:value-type="float">
            <text:p>0.06895</text:p>
          </table:table-cell>
          <table:table-cell office:value-type="float" office:value="0.0272" calcext:value-type="float">
            <text:p>0.0272</text:p>
          </table:table-cell>
          <table:table-cell office:value-type="float" office:value="0.1352" calcext:value-type="float">
            <text:p>0.1352</text:p>
          </table:table-cell>
          <table:table-cell office:value-type="float" office:value="0.3678" calcext:value-type="float">
            <text:p>0.3678</text:p>
          </table:table-cell>
          <table:table-cell office:value-type="float" office:value="0.06895" calcext:value-type="float">
            <text:p>0.06895</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float" office:value="0.027" calcext:value-type="float">
            <text:p>0.027</text:p>
          </table:table-cell>
          <table:table-cell office:value-type="float" office:value="0.1554" calcext:value-type="float">
            <text:p>0.1554</text:p>
          </table:table-cell>
          <table:table-cell office:value-type="float" office:value="0.4364" calcext:value-type="float">
            <text:p>0.4364</text:p>
          </table:table-cell>
          <table:table-cell office:value-type="float" office:value="0.07573" calcext:value-type="float">
            <text:p>0.07573</text:p>
          </table:table-cell>
          <table:table-cell office:value-type="float" office:value="0.027" calcext:value-type="float">
            <text:p>0.027</text:p>
          </table:table-cell>
          <table:table-cell office:value-type="float" office:value="0.154" calcext:value-type="float">
            <text:p>0.154</text:p>
          </table:table-cell>
          <table:table-cell office:value-type="float" office:value="0.436" calcext:value-type="float">
            <text:p>0.436</text:p>
          </table:table-cell>
          <table:table-cell office:value-type="float" office:value="0.07477" calcext:value-type="float">
            <text:p>0.07477</text:p>
          </table:table-cell>
        </table:table-row>
        <table:table-row table:style-name="ro1">
          <table:table-cell table:number-columns-repeated="2"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float" office:value="0.0264" calcext:value-type="float">
            <text:p>0.0264</text:p>
          </table:table-cell>
          <table:table-cell office:value-type="float" office:value="0.1478" calcext:value-type="float">
            <text:p>0.1478</text:p>
          </table:table-cell>
          <table:table-cell office:value-type="float" office:value="0.429" calcext:value-type="float">
            <text:p>0.429</text:p>
          </table:table-cell>
          <table:table-cell office:value-type="float" office:value="0.07334" calcext:value-type="float">
            <text:p>0.07334</text:p>
          </table:table-cell>
          <table:table-cell office:value-type="float" office:value="0" calcext:value-type="float">
            <text:p>0</text:p>
          </table:table-cell>
          <table:table-cell office:value-type="float" office:value="0.1406" calcext:value-type="float">
            <text:p>0.1406</text:p>
          </table:table-cell>
          <table:table-cell office:value-type="float" office:value="0.4284" calcext:value-type="float">
            <text:p>0.4284</text:p>
          </table:table-cell>
          <table:table-cell office:value-type="float" office:value="0.05208" calcext:value-type="float">
            <text:p>0.05208</text:p>
          </table:table-cell>
        </table:table-row>
        <table:table-row table:style-name="ro1">
          <table:table-cell table:number-columns-repeated="2" office:value-type="string" calcext:value-type="string">
            <text:p>False</text:p>
          </table:table-cell>
          <table:table-cell table:number-columns-repeated="5" office:value-type="string" calcext:value-type="string">
            <text:p>True</text:p>
          </table:table-cell>
          <table:table-cell office:value-type="float" office:value="0.0262" calcext:value-type="float">
            <text:p>0.0262</text:p>
          </table:table-cell>
          <table:table-cell office:value-type="float" office:value="0.15" calcext:value-type="float">
            <text:p>0.15</text:p>
          </table:table-cell>
          <table:table-cell office:value-type="float" office:value="0.4406" calcext:value-type="float">
            <text:p>0.4406</text:p>
          </table:table-cell>
          <table:table-cell office:value-type="float" office:value="0.07244" calcext:value-type="float">
            <text:p>0.07244</text:p>
          </table:table-cell>
          <table:table-cell office:value-type="float" office:value="0" calcext:value-type="float">
            <text:p>0</text:p>
          </table:table-cell>
          <table:table-cell office:value-type="float" office:value="0.1422" calcext:value-type="float">
            <text:p>0.1422</text:p>
          </table:table-cell>
          <table:table-cell office:value-type="float" office:value="0.4392" calcext:value-type="float">
            <text:p>0.4392</text:p>
          </table:table-cell>
          <table:table-cell office:value-type="float" office:value="0.05176" calcext:value-type="float">
            <text:p>0.05176</text:p>
          </table:table-cell>
        </table:table-row>
        <table:table-row table:style-name="ro1">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float" office:value="0.0258" calcext:value-type="float">
            <text:p>0.0258</text:p>
          </table:table-cell>
          <table:table-cell office:value-type="float" office:value="0.1504" calcext:value-type="float">
            <text:p>0.1504</text:p>
          </table:table-cell>
          <table:table-cell office:value-type="float" office:value="0.43" calcext:value-type="float">
            <text:p>0.43</text:p>
          </table:table-cell>
          <table:table-cell office:value-type="float" office:value="0.07393" calcext:value-type="float">
            <text:p>0.07393</text:p>
          </table:table-cell>
          <table:table-cell office:value-type="float" office:value="0.0008" calcext:value-type="float">
            <text:p>0.0008</text:p>
          </table:table-cell>
          <table:table-cell office:value-type="float" office:value="0.142" calcext:value-type="float">
            <text:p>0.142</text:p>
          </table:table-cell>
          <table:table-cell office:value-type="float" office:value="0.429" calcext:value-type="float">
            <text:p>0.429</text:p>
          </table:table-cell>
          <table:table-cell office:value-type="float" office:value="0.05323" calcext:value-type="float">
            <text:p>0.0532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float" office:value="0.0256" calcext:value-type="float">
            <text:p>0.0256</text:p>
          </table:table-cell>
          <table:table-cell office:value-type="float" office:value="0.133" calcext:value-type="float">
            <text:p>0.133</text:p>
          </table:table-cell>
          <table:table-cell office:value-type="float" office:value="0.3674" calcext:value-type="float">
            <text:p>0.3674</text:p>
          </table:table-cell>
          <table:table-cell office:value-type="float" office:value="0.06819" calcext:value-type="float">
            <text:p>0.06819</text:p>
          </table:table-cell>
          <table:table-cell office:value-type="float" office:value="0.0006" calcext:value-type="float">
            <text:p>0.0006</text:p>
          </table:table-cell>
          <table:table-cell office:value-type="float" office:value="0.1282" calcext:value-type="float">
            <text:p>0.1282</text:p>
          </table:table-cell>
          <table:table-cell office:value-type="float" office:value="0.367" calcext:value-type="float">
            <text:p>0.367</text:p>
          </table:table-cell>
          <table:table-cell office:value-type="float" office:value="0.04865" calcext:value-type="float">
            <text:p>0.04865</text:p>
          </table:table-cell>
        </table:table-row>
        <table:table-row table:style-name="ro1">
          <table:table-cell office:value-type="string" calcext:value-type="string">
            <text:p>False</text:p>
          </table:table-cell>
          <table:table-cell table:number-columns-repeated="5" office:value-type="string" calcext:value-type="string">
            <text:p>True</text:p>
          </table:table-cell>
          <table:table-cell office:value-type="string" calcext:value-type="string">
            <text:p>False</text:p>
          </table:table-cell>
          <table:table-cell office:value-type="float" office:value="0.0242" calcext:value-type="float">
            <text:p>0.0242</text:p>
          </table:table-cell>
          <table:table-cell office:value-type="float" office:value="0.152" calcext:value-type="float">
            <text:p>0.152</text:p>
          </table:table-cell>
          <table:table-cell office:value-type="float" office:value="0.4306" calcext:value-type="float">
            <text:p>0.4306</text:p>
          </table:table-cell>
          <table:table-cell office:value-type="float" office:value="0.07168" calcext:value-type="float">
            <text:p>0.07168</text:p>
          </table:table-cell>
          <table:table-cell office:value-type="float" office:value="0.0242" calcext:value-type="float">
            <text:p>0.0242</text:p>
          </table:table-cell>
          <table:table-cell office:value-type="float" office:value="0.152" calcext:value-type="float">
            <text:p>0.152</text:p>
          </table:table-cell>
          <table:table-cell office:value-type="float" office:value="0.4306" calcext:value-type="float">
            <text:p>0.4306</text:p>
          </table:table-cell>
          <table:table-cell office:value-type="float" office:value="0.07168" calcext:value-type="float">
            <text:p>0.07168</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0.0234" calcext:value-type="float">
            <text:p>0.0234</text:p>
          </table:table-cell>
          <table:table-cell office:value-type="float" office:value="0.1316" calcext:value-type="float">
            <text:p>0.1316</text:p>
          </table:table-cell>
          <table:table-cell office:value-type="float" office:value="0.3734" calcext:value-type="float">
            <text:p>0.3734</text:p>
          </table:table-cell>
          <table:table-cell office:value-type="float" office:value="0.06406" calcext:value-type="float">
            <text:p>0.06406</text:p>
          </table:table-cell>
          <table:table-cell office:value-type="float" office:value="0.0234" calcext:value-type="float">
            <text:p>0.0234</text:p>
          </table:table-cell>
          <table:table-cell office:value-type="float" office:value="0.1316" calcext:value-type="float">
            <text:p>0.1316</text:p>
          </table:table-cell>
          <table:table-cell office:value-type="float" office:value="0.3734" calcext:value-type="float">
            <text:p>0.3734</text:p>
          </table:table-cell>
          <table:table-cell office:value-type="float" office:value="0.06406" calcext:value-type="float">
            <text:p>0.06406</text:p>
          </table:table-cell>
        </table:table-row>
        <table:table-row table:style-name="ro1">
          <table:table-cell table:number-columns-repeated="4"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122" calcext:value-type="float">
            <text:p>0.0122</text:p>
          </table:table-cell>
          <table:table-cell office:value-type="float" office:value="0.0166" calcext:value-type="float">
            <text:p>0.0166</text:p>
          </table:table-cell>
          <table:table-cell office:value-type="float" office:value="0.0278" calcext:value-type="float">
            <text:p>0.0278</text:p>
          </table:table-cell>
          <table:table-cell office:value-type="float" office:value="0.02378" calcext:value-type="float">
            <text:p>0.02378</text:p>
          </table:table-cell>
          <table:table-cell office:value-type="float" office:value="0.0122" calcext:value-type="float">
            <text:p>0.0122</text:p>
          </table:table-cell>
          <table:table-cell office:value-type="float" office:value="0.0166" calcext:value-type="float">
            <text:p>0.0166</text:p>
          </table:table-cell>
          <table:table-cell office:value-type="float" office:value="0.0278" calcext:value-type="float">
            <text:p>0.0278</text:p>
          </table:table-cell>
          <table:table-cell office:value-type="float" office:value="0.02378" calcext:value-type="float">
            <text:p>0.02378</text:p>
          </table:table-cell>
        </table:table-row>
        <table:table-row table:style-name="ro1">
          <table:table-cell table:number-columns-repeated="4" office:value-type="string" calcext:value-type="string">
            <text:p>True</text:p>
          </table:table-cell>
          <table:table-cell table:number-columns-repeated="3" office:value-type="string" calcext:value-type="string">
            <text:p>False</text:p>
          </table:table-cell>
          <table:table-cell office:value-type="float" office:value="0.0102" calcext:value-type="float">
            <text:p>0.0102</text:p>
          </table:table-cell>
          <table:table-cell office:value-type="float" office:value="0.0238" calcext:value-type="float">
            <text:p>0.0238</text:p>
          </table:table-cell>
          <table:table-cell office:value-type="float" office:value="0.0544" calcext:value-type="float">
            <text:p>0.0544</text:p>
          </table:table-cell>
          <table:table-cell office:value-type="float" office:value="0.02464" calcext:value-type="float">
            <text:p>0.02464</text:p>
          </table:table-cell>
          <table:table-cell office:value-type="float" office:value="0.0102" calcext:value-type="float">
            <text:p>0.0102</text:p>
          </table:table-cell>
          <table:table-cell office:value-type="float" office:value="0.0238" calcext:value-type="float">
            <text:p>0.0238</text:p>
          </table:table-cell>
          <table:table-cell office:value-type="float" office:value="0.0544" calcext:value-type="float">
            <text:p>0.0544</text:p>
          </table:table-cell>
          <table:table-cell office:value-type="float" office:value="0.02464" calcext:value-type="float">
            <text:p>0.02464</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0102" calcext:value-type="float">
            <text:p>0.0102</text:p>
          </table:table-cell>
          <table:table-cell office:value-type="float" office:value="0.0122" calcext:value-type="float">
            <text:p>0.0122</text:p>
          </table:table-cell>
          <table:table-cell office:value-type="float" office:value="0.022" calcext:value-type="float">
            <text:p>0.022</text:p>
          </table:table-cell>
          <table:table-cell office:value-type="float" office:value="0.02063" calcext:value-type="float">
            <text:p>0.02063</text:p>
          </table:table-cell>
          <table:table-cell office:value-type="float" office:value="0.0102" calcext:value-type="float">
            <text:p>0.0102</text:p>
          </table:table-cell>
          <table:table-cell office:value-type="float" office:value="0.0122" calcext:value-type="float">
            <text:p>0.0122</text:p>
          </table:table-cell>
          <table:table-cell office:value-type="float" office:value="0.022" calcext:value-type="float">
            <text:p>0.022</text:p>
          </table:table-cell>
          <table:table-cell office:value-type="float" office:value="0.02063" calcext:value-type="float">
            <text:p>0.02063</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float" office:value="0.0102" calcext:value-type="float">
            <text:p>0.0102</text:p>
          </table:table-cell>
          <table:table-cell office:value-type="float" office:value="0.012" calcext:value-type="float">
            <text:p>0.012</text:p>
          </table:table-cell>
          <table:table-cell office:value-type="float" office:value="0.0184" calcext:value-type="float">
            <text:p>0.0184</text:p>
          </table:table-cell>
          <table:table-cell office:value-type="float" office:value="0.02055" calcext:value-type="float">
            <text:p>0.02055</text:p>
          </table:table-cell>
          <table:table-cell office:value-type="float" office:value="0.0102" calcext:value-type="float">
            <text:p>0.0102</text:p>
          </table:table-cell>
          <table:table-cell office:value-type="float" office:value="0.012" calcext:value-type="float">
            <text:p>0.012</text:p>
          </table:table-cell>
          <table:table-cell office:value-type="float" office:value="0.0184" calcext:value-type="float">
            <text:p>0.0184</text:p>
          </table:table-cell>
          <table:table-cell office:value-type="float" office:value="0.02055" calcext:value-type="float">
            <text:p>0.02055</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office:value-type="float" office:value="0.0102" calcext:value-type="float">
            <text:p>0.0102</text:p>
          </table:table-cell>
          <table:table-cell office:value-type="float" office:value="0.0108" calcext:value-type="float">
            <text:p>0.0108</text:p>
          </table:table-cell>
          <table:table-cell office:value-type="float" office:value="0.0118" calcext:value-type="float">
            <text:p>0.0118</text:p>
          </table:table-cell>
          <table:table-cell office:value-type="float" office:value="0.0204" calcext:value-type="float">
            <text:p>0.0204</text:p>
          </table:table-cell>
          <table:table-cell office:value-type="float" office:value="0.0102" calcext:value-type="float">
            <text:p>0.0102</text:p>
          </table:table-cell>
          <table:table-cell office:value-type="float" office:value="0.0108" calcext:value-type="float">
            <text:p>0.0108</text:p>
          </table:table-cell>
          <table:table-cell office:value-type="float" office:value="0.0118" calcext:value-type="float">
            <text:p>0.0118</text:p>
          </table:table-cell>
          <table:table-cell office:value-type="float" office:value="0.0204" calcext:value-type="float">
            <text:p>0.0204</text:p>
          </table:table-cell>
        </table:table-row>
        <table:table-row table:style-name="ro1">
          <table:table-cell table:number-columns-repeated="3" office:value-type="string" calcext:value-type="string">
            <text:p>True</text:p>
          </table:table-cell>
          <table:table-cell table:number-columns-repeated="4" office:value-type="string" calcext:value-type="string">
            <text:p>False</text:p>
          </table:table-cell>
          <table:table-cell office:value-type="float" office:value="0.0096" calcext:value-type="float">
            <text:p>0.0096</text:p>
          </table:table-cell>
          <table:table-cell office:value-type="float" office:value="0.017" calcext:value-type="float">
            <text:p>0.017</text:p>
          </table:table-cell>
          <table:table-cell office:value-type="float" office:value="0.0308" calcext:value-type="float">
            <text:p>0.0308</text:p>
          </table:table-cell>
          <table:table-cell office:value-type="float" office:value="0.02205" calcext:value-type="float">
            <text:p>0.02205</text:p>
          </table:table-cell>
          <table:table-cell office:value-type="float" office:value="0.0098" calcext:value-type="float">
            <text:p>0.0098</text:p>
          </table:table-cell>
          <table:table-cell office:value-type="float" office:value="0.024" calcext:value-type="float">
            <text:p>0.024</text:p>
          </table:table-cell>
          <table:table-cell office:value-type="float" office:value="0.0516" calcext:value-type="float">
            <text:p>0.0516</text:p>
          </table:table-cell>
          <table:table-cell office:value-type="float" office:value="0.02434" calcext:value-type="float">
            <text:p>0.02434</text:p>
          </table:table-cell>
        </table:table-row>
        <table:table-row table:style-name="ro1">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082" calcext:value-type="float">
            <text:p>0.0082</text:p>
          </table:table-cell>
          <table:table-cell office:value-type="float" office:value="0.0088" calcext:value-type="float">
            <text:p>0.0088</text:p>
          </table:table-cell>
          <table:table-cell office:value-type="float" office:value="0.01" calcext:value-type="float">
            <text:p>0.01</text:p>
          </table:table-cell>
          <table:table-cell office:value-type="float" office:value="0.01831" calcext:value-type="float">
            <text:p>0.01831</text:p>
          </table:table-cell>
          <table:table-cell office:value-type="float" office:value="0.0082" calcext:value-type="float">
            <text:p>0.0082</text:p>
          </table:table-cell>
          <table:table-cell office:value-type="float" office:value="0.0088" calcext:value-type="float">
            <text:p>0.0088</text:p>
          </table:table-cell>
          <table:table-cell office:value-type="float" office:value="0.01" calcext:value-type="float">
            <text:p>0.01</text:p>
          </table:table-cell>
          <table:table-cell office:value-type="float" office:value="0.01831" calcext:value-type="float">
            <text:p>0.01831</text:p>
          </table:table-cell>
        </table:table-row>
        <table:table-row table:style-name="ro1">
          <table:table-cell table:number-columns-repeated="5" office:value-type="string" calcext:value-type="string">
            <text:p>True</text:p>
          </table:table-cell>
          <table:table-cell table:number-columns-repeated="2" office:value-type="string" calcext:value-type="string">
            <text:p>False</text:p>
          </table:table-cell>
          <table:table-cell office:value-type="float" office:value="0.0052" calcext:value-type="float">
            <text:p>0.0052</text:p>
          </table:table-cell>
          <table:table-cell office:value-type="float" office:value="0.0158" calcext:value-type="float">
            <text:p>0.0158</text:p>
          </table:table-cell>
          <table:table-cell office:value-type="float" office:value="0.0284" calcext:value-type="float">
            <text:p>0.0284</text:p>
          </table:table-cell>
          <table:table-cell office:value-type="float" office:value="0.01826" calcext:value-type="float">
            <text:p>0.01826</text:p>
          </table:table-cell>
          <table:table-cell office:value-type="float" office:value="0.0052" calcext:value-type="float">
            <text:p>0.0052</text:p>
          </table:table-cell>
          <table:table-cell office:value-type="float" office:value="0.0158" calcext:value-type="float">
            <text:p>0.0158</text:p>
          </table:table-cell>
          <table:table-cell office:value-type="float" office:value="0.0284" calcext:value-type="float">
            <text:p>0.0284</text:p>
          </table:table-cell>
          <table:table-cell office:value-type="float" office:value="0.01826" calcext:value-type="float">
            <text:p>0.01826</text:p>
          </table:table-cell>
        </table:table-row>
        <table:table-row table:style-name="ro1">
          <table:table-cell table:number-columns-repeated="2"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float" office:value="0.0032" calcext:value-type="float">
            <text:p>0.0032</text:p>
          </table:table-cell>
          <table:table-cell office:value-type="float" office:value="0.0068" calcext:value-type="float">
            <text:p>0.0068</text:p>
          </table:table-cell>
          <table:table-cell office:value-type="float" office:value="0.0116" calcext:value-type="float">
            <text:p>0.0116</text:p>
          </table:table-cell>
          <table:table-cell office:value-type="float" office:value="0.01406" calcext:value-type="float">
            <text:p>0.01406</text:p>
          </table:table-cell>
          <table:table-cell office:value-type="float" office:value="0.0094" calcext:value-type="float">
            <text:p>0.0094</text:p>
          </table:table-cell>
          <table:table-cell office:value-type="float" office:value="0.0108" calcext:value-type="float">
            <text:p>0.0108</text:p>
          </table:table-cell>
          <table:table-cell office:value-type="float" office:value="0.0156" calcext:value-type="float">
            <text:p>0.0156</text:p>
          </table:table-cell>
          <table:table-cell office:value-type="float" office:value="0.01973" calcext:value-type="float">
            <text:p>0.01973</text:p>
          </table:table-cell>
        </table:table-row>
        <table:table-row table:style-name="ro1">
          <table:table-cell table:number-columns-repeated="3"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float" office:value="0.003" calcext:value-type="float">
            <text:p>0.003</text:p>
          </table:table-cell>
          <table:table-cell office:value-type="float" office:value="0.0088" calcext:value-type="float">
            <text:p>0.0088</text:p>
          </table:table-cell>
          <table:table-cell office:value-type="float" office:value="0.0164" calcext:value-type="float">
            <text:p>0.0164</text:p>
          </table:table-cell>
          <table:table-cell office:value-type="float" office:value="0.01465" calcext:value-type="float">
            <text:p>0.01465</text:p>
          </table:table-cell>
          <table:table-cell office:value-type="float" office:value="0.0058" calcext:value-type="float">
            <text:p>0.0058</text:p>
          </table:table-cell>
          <table:table-cell office:value-type="float" office:value="0.0096" calcext:value-type="float">
            <text:p>0.0096</text:p>
          </table:table-cell>
          <table:table-cell office:value-type="float" office:value="0.0176" calcext:value-type="float">
            <text:p>0.0176</text:p>
          </table:table-cell>
          <table:table-cell office:value-type="float" office:value="0.01714" calcext:value-type="float">
            <text:p>0.01714</text:p>
          </table:table-cell>
        </table:table-row>
        <table:table-row table:style-name="ro1">
          <table:table-cell table:number-columns-repeated="5"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0028" calcext:value-type="float">
            <text:p>0.0028</text:p>
          </table:table-cell>
          <table:table-cell office:value-type="float" office:value="0.0088" calcext:value-type="float">
            <text:p>0.0088</text:p>
          </table:table-cell>
          <table:table-cell office:value-type="float" office:value="0.0098" calcext:value-type="float">
            <text:p>0.0098</text:p>
          </table:table-cell>
          <table:table-cell office:value-type="float" office:value="0.01552" calcext:value-type="float">
            <text:p>0.01552</text:p>
          </table:table-cell>
          <table:table-cell office:value-type="float" office:value="0.0028" calcext:value-type="float">
            <text:p>0.0028</text:p>
          </table:table-cell>
          <table:table-cell office:value-type="float" office:value="0.0088" calcext:value-type="float">
            <text:p>0.0088</text:p>
          </table:table-cell>
          <table:table-cell office:value-type="float" office:value="0.0098" calcext:value-type="float">
            <text:p>0.0098</text:p>
          </table:table-cell>
          <table:table-cell office:value-type="float" office:value="0.01552" calcext:value-type="float">
            <text:p>0.01552</text:p>
          </table:table-cell>
        </table:table-row>
        <table:table-row table:style-name="ro1">
          <table:table-cell table:number-columns-repeated="2" office:value-type="string" calcext:value-type="string">
            <text:p>True</text:p>
          </table:table-cell>
          <table:table-cell table:number-columns-repeated="5" office:value-type="string" calcext:value-type="string">
            <text:p>False</text:p>
          </table:table-cell>
          <table:table-cell office:value-type="float" office:value="0.0024" calcext:value-type="float">
            <text:p>0.0024</text:p>
          </table:table-cell>
          <table:table-cell office:value-type="float" office:value="0.0052" calcext:value-type="float">
            <text:p>0.0052</text:p>
          </table:table-cell>
          <table:table-cell office:value-type="float" office:value="0.0126" calcext:value-type="float">
            <text:p>0.0126</text:p>
          </table:table-cell>
          <table:table-cell office:value-type="float" office:value="0.01343" calcext:value-type="float">
            <text:p>0.01343</text:p>
          </table:table-cell>
          <table:table-cell office:value-type="float" office:value="0.0102" calcext:value-type="float">
            <text:p>0.0102</text:p>
          </table:table-cell>
          <table:table-cell office:value-type="float" office:value="0.0118" calcext:value-type="float">
            <text:p>0.0118</text:p>
          </table:table-cell>
          <table:table-cell office:value-type="float" office:value="0.016" calcext:value-type="float">
            <text:p>0.016</text:p>
          </table:table-cell>
          <table:table-cell office:value-type="float" office:value="0.02053" calcext:value-type="float">
            <text:p>0.02053</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022" calcext:value-type="float">
            <text:p>0.0022</text:p>
          </table:table-cell>
          <table:table-cell office:value-type="float" office:value="0.0084" calcext:value-type="float">
            <text:p>0.0084</text:p>
          </table:table-cell>
          <table:table-cell office:value-type="float" office:value="0.0158" calcext:value-type="float">
            <text:p>0.0158</text:p>
          </table:table-cell>
          <table:table-cell office:value-type="float" office:value="0.01409" calcext:value-type="float">
            <text:p>0.01409</text:p>
          </table:table-cell>
          <table:table-cell office:value-type="float" office:value="0.0036" calcext:value-type="float">
            <text:p>0.0036</text:p>
          </table:table-cell>
          <table:table-cell office:value-type="float" office:value="0.0144" calcext:value-type="float">
            <text:p>0.0144</text:p>
          </table:table-cell>
          <table:table-cell office:value-type="float" office:value="0.0328" calcext:value-type="float">
            <text:p>0.0328</text:p>
          </table:table-cell>
          <table:table-cell office:value-type="float" office:value="0.0174" calcext:value-type="float">
            <text:p>0.0174</text:p>
          </table:table-cell>
        </table:table-row>
        <table:table-row table:style-name="ro1">
          <table:table-cell office:value-type="string" calcext:value-type="string">
            <text:p>False</text:p>
          </table:table-cell>
          <table:table-cell table:number-columns-repeated="4" office:value-type="string" calcext:value-type="string">
            <text:p>True</text:p>
          </table:table-cell>
          <table:table-cell table:number-columns-repeated="2" office:value-type="string" calcext:value-type="string">
            <text:p>False</text:p>
          </table:table-cell>
          <table:table-cell office:value-type="float" office:value="0.0014" calcext:value-type="float">
            <text:p>0.0014</text:p>
          </table:table-cell>
          <table:table-cell office:value-type="float" office:value="0.0054" calcext:value-type="float">
            <text:p>0.0054</text:p>
          </table:table-cell>
          <table:table-cell office:value-type="float" office:value="0.0164" calcext:value-type="float">
            <text:p>0.0164</text:p>
          </table:table-cell>
          <table:table-cell office:value-type="float" office:value="0.01253" calcext:value-type="float">
            <text:p>0.01253</text:p>
          </table:table-cell>
          <table:table-cell office:value-type="float" office:value="0.0014" calcext:value-type="float">
            <text:p>0.0014</text:p>
          </table:table-cell>
          <table:table-cell office:value-type="float" office:value="0.0054" calcext:value-type="float">
            <text:p>0.0054</text:p>
          </table:table-cell>
          <table:table-cell office:value-type="float" office:value="0.0164" calcext:value-type="float">
            <text:p>0.0164</text:p>
          </table:table-cell>
          <table:table-cell office:value-type="float" office:value="0.01253" calcext:value-type="float">
            <text:p>0.01253</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4" office:value-type="string" calcext:value-type="string">
            <text:p>False</text:p>
          </table:table-cell>
          <table:table-cell office:value-type="float" office:value="0.001" calcext:value-type="float">
            <text:p>0.001</text:p>
          </table:table-cell>
          <table:table-cell office:value-type="float" office:value="0.0022" calcext:value-type="float">
            <text:p>0.0022</text:p>
          </table:table-cell>
          <table:table-cell office:value-type="float" office:value="0.0078" calcext:value-type="float">
            <text:p>0.0078</text:p>
          </table:table-cell>
          <table:table-cell office:value-type="float" office:value="0.01135" calcext:value-type="float">
            <text:p>0.01135</text:p>
          </table:table-cell>
          <table:table-cell office:value-type="float" office:value="0.001" calcext:value-type="float">
            <text:p>0.001</text:p>
          </table:table-cell>
          <table:table-cell office:value-type="float" office:value="0.0048" calcext:value-type="float">
            <text:p>0.0048</text:p>
          </table:table-cell>
          <table:table-cell office:value-type="float" office:value="0.0128" calcext:value-type="float">
            <text:p>0.0128</text:p>
          </table:table-cell>
          <table:table-cell office:value-type="float" office:value="0.01225" calcext:value-type="float">
            <text:p>0.01225</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table:number-columns-repeated="3" office:value-type="string" calcext:value-type="string">
            <text:p>False</text:p>
          </table:table-cell>
          <table:table-cell office:value-type="float" office:value="0.001" calcext:value-type="float">
            <text:p>0.001</text:p>
          </table:table-cell>
          <table:table-cell office:value-type="float" office:value="0.0054" calcext:value-type="float">
            <text:p>0.0054</text:p>
          </table:table-cell>
          <table:table-cell office:value-type="float" office:value="0.0122" calcext:value-type="float">
            <text:p>0.0122</text:p>
          </table:table-cell>
          <table:table-cell office:value-type="float" office:value="0.01206" calcext:value-type="float">
            <text:p>0.01206</text:p>
          </table:table-cell>
          <table:table-cell office:value-type="float" office:value="0.001" calcext:value-type="float">
            <text:p>0.001</text:p>
          </table:table-cell>
          <table:table-cell office:value-type="float" office:value="0.0054" calcext:value-type="float">
            <text:p>0.0054</text:p>
          </table:table-cell>
          <table:table-cell office:value-type="float" office:value="0.0122" calcext:value-type="float">
            <text:p>0.0122</text:p>
          </table:table-cell>
          <table:table-cell office:value-type="float" office:value="0.01206" calcext:value-type="float">
            <text:p>0.01206</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float" office:value="0.0002" calcext:value-type="float">
            <text:p>0.0002</text:p>
          </table:table-cell>
          <table:table-cell office:value-type="float" office:value="0.0022" calcext:value-type="float">
            <text:p>0.0022</text:p>
          </table:table-cell>
          <table:table-cell office:value-type="float" office:value="0.0056" calcext:value-type="float">
            <text:p>0.0056</text:p>
          </table:table-cell>
          <table:table-cell office:value-type="float" office:value="0.01082" calcext:value-type="float">
            <text:p>0.01082</text:p>
          </table:table-cell>
          <table:table-cell office:value-type="float" office:value="0.0014" calcext:value-type="float">
            <text:p>0.0014</text:p>
          </table:table-cell>
          <table:table-cell office:value-type="float" office:value="0.0052" calcext:value-type="float">
            <text:p>0.0052</text:p>
          </table:table-cell>
          <table:table-cell office:value-type="float" office:value="0.0138" calcext:value-type="float">
            <text:p>0.0138</text:p>
          </table:table-cell>
          <table:table-cell office:value-type="float" office:value="0.01268" calcext:value-type="float">
            <text:p>0.01268</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0124" calcext:value-type="float">
            <text:p>0.0124</text:p>
          </table:table-cell>
          <table:table-cell office:value-type="float" office:value="0.0126" calcext:value-type="float">
            <text:p>0.0126</text:p>
          </table:table-cell>
          <table:table-cell office:value-type="float" office:value="0.0142" calcext:value-type="float">
            <text:p>0.0142</text:p>
          </table:table-cell>
          <table:table-cell office:value-type="float" office:value="0.02239" calcext:value-type="float">
            <text:p>0.02239</text:p>
          </table:table-cell>
        </table:table-row>
        <table:table-row table:style-name="ro1">
          <table:table-cell table:number-columns-repeated="2"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001" calcext:value-type="float">
            <text:p>0.01001</text:p>
          </table:table-cell>
          <table:table-cell office:value-type="float" office:value="0.0088" calcext:value-type="float">
            <text:p>0.0088</text:p>
          </table:table-cell>
          <table:table-cell office:value-type="float" office:value="0.009" calcext:value-type="float">
            <text:p>0.009</text:p>
          </table:table-cell>
          <table:table-cell office:value-type="float" office:value="0.0096" calcext:value-type="float">
            <text:p>0.0096</text:p>
          </table:table-cell>
          <table:table-cell office:value-type="float" office:value="0.01877" calcext:value-type="float">
            <text:p>0.01877</text:p>
          </table:table-cell>
        </table:table-row>
        <table:table-row table:style-name="ro1">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64" calcext:value-type="float">
            <text:p>0.0064</text:p>
          </table:table-cell>
          <table:table-cell office:value-type="float" office:value="0.0101" calcext:value-type="float">
            <text:p>0.0101</text:p>
          </table:table-cell>
          <table:table-cell office:value-type="float" office:value="0.0042" calcext:value-type="float">
            <text:p>0.0042</text:p>
          </table:table-cell>
          <table:table-cell office:value-type="float" office:value="0.01" calcext:value-type="float">
            <text:p>0.01</text:p>
          </table:table-cell>
          <table:table-cell office:value-type="float" office:value="0.0112" calcext:value-type="float">
            <text:p>0.0112</text:p>
          </table:table-cell>
          <table:table-cell office:value-type="float" office:value="0.0169" calcext:value-type="float">
            <text:p>0.0169</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office:value-type="float" office:value="0" calcext:value-type="float">
            <text:p>0</text:p>
          </table:table-cell>
          <table:table-cell office:value-type="float" office:value="0.006" calcext:value-type="float">
            <text:p>0.006</text:p>
          </table:table-cell>
          <table:table-cell office:value-type="float" office:value="0.0098" calcext:value-type="float">
            <text:p>0.0098</text:p>
          </table:table-cell>
          <table:table-cell office:value-type="float" office:value="0.01187" calcext:value-type="float">
            <text:p>0.01187</text:p>
          </table:table-cell>
        </table:table-row>
        <table:table-row table:style-name="ro1">
          <table:table-cell office:value-type="string" calcext:value-type="string">
            <text:p>False</text:p>
          </table:table-cell>
          <table:table-cell table:number-columns-repeated="3"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float" office:value="0" calcext:value-type="float">
            <text:p>0</text:p>
          </table:table-cell>
          <table:table-cell office:value-type="float" office:value="0.0046" calcext:value-type="float">
            <text:p>0.0046</text:p>
          </table:table-cell>
          <table:table-cell office:value-type="float" office:value="0.0072" calcext:value-type="float">
            <text:p>0.0072</text:p>
          </table:table-cell>
          <table:table-cell office:value-type="float" office:value="0.01186" calcext:value-type="float">
            <text:p>0.01186</text:p>
          </table:table-cell>
          <table:table-cell office:value-type="float" office:value="0" calcext:value-type="float">
            <text:p>0</text:p>
          </table:table-cell>
          <table:table-cell office:value-type="float" office:value="0.0046" calcext:value-type="float">
            <text:p>0.0046</text:p>
          </table:table-cell>
          <table:table-cell office:value-type="float" office:value="0.0072" calcext:value-type="float">
            <text:p>0.0072</text:p>
          </table:table-cell>
          <table:table-cell office:value-type="float" office:value="0.01186" calcext:value-type="float">
            <text:p>0.01186</text:p>
          </table:table-cell>
        </table:table-row>
        <table:table-row table:style-name="ro1">
          <table:table-cell office:value-type="string" calcext:value-type="string">
            <text:p>False</text:p>
          </table:table-cell>
          <table:table-cell table:number-columns-repeated="4"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float" office:value="0" calcext:value-type="float">
            <text:p>0</text:p>
          </table:table-cell>
          <table:table-cell office:value-type="float" office:value="0.0048" calcext:value-type="float">
            <text:p>0.0048</text:p>
          </table:table-cell>
          <table:table-cell office:value-type="float" office:value="0.0084" calcext:value-type="float">
            <text:p>0.0084</text:p>
          </table:table-cell>
          <table:table-cell office:value-type="float" office:value="0.01151" calcext:value-type="float">
            <text:p>0.01151</text:p>
          </table:table-cell>
          <table:table-cell office:value-type="float" office:value="0" calcext:value-type="float">
            <text:p>0</text:p>
          </table:table-cell>
          <table:table-cell office:value-type="float" office:value="0.0048" calcext:value-type="float">
            <text:p>0.0048</text:p>
          </table:table-cell>
          <table:table-cell office:value-type="float" office:value="0.0084" calcext:value-type="float">
            <text:p>0.0084</text:p>
          </table:table-cell>
          <table:table-cell office:value-type="float" office:value="0.01151" calcext:value-type="float">
            <text:p>0.01151</text:p>
          </table:table-cell>
        </table:table-row>
        <table:table-row table:style-name="ro1">
          <table:table-cell office:value-type="string" calcext:value-type="string">
            <text:p>False</text:p>
          </table:table-cell>
          <table:table-cell table:number-columns-repeated="2"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4" calcext:value-type="float">
            <text:p>0.004</text:p>
          </table:table-cell>
          <table:table-cell office:value-type="float" office:value="0.0056" calcext:value-type="float">
            <text:p>0.0056</text:p>
          </table:table-cell>
          <table:table-cell office:value-type="float" office:value="0.0113" calcext:value-type="float">
            <text:p>0.0113</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float" office:value="0" calcext:value-type="float">
            <text:p>0</text:p>
          </table:table-cell>
          <table:table-cell table:number-columns-repeated="2" office:value-type="float" office:value="0.0002" calcext:value-type="float">
            <text:p>0.0002</text:p>
          </table:table-cell>
          <table:table-cell office:value-type="float" office:value="0.01003" calcext:value-type="float">
            <text:p>0.01003</text:p>
          </table:table-cell>
          <table:table-cell office:value-type="float" office:value="0" calcext:value-type="float">
            <text:p>0</text:p>
          </table:table-cell>
          <table:table-cell table:number-columns-repeated="2" office:value-type="float" office:value="0.0002" calcext:value-type="float">
            <text:p>0.0002</text:p>
          </table:table-cell>
          <table:table-cell office:value-type="float" office:value="0.01003" calcext:value-type="float">
            <text:p>0.01003</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001" calcext:value-type="float">
            <text:p>0.01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3"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string" calcext:value-type="string">
            <text:p>False</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2" calcext:value-type="float">
            <text:p>0.0002</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4" calcext:value-type="float">
            <text:p>0.0004</text:p>
          </table:table-cell>
          <table:table-cell office:value-type="float" office:value="0.01" calcext:value-type="float">
            <text:p>0.01</text:p>
          </table:table-cell>
        </table:table-row>
        <table:table-row table:style-name="ro1">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4" office:value-type="string" calcext:value-type="string">
            <text:p>True</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row>
      </table:table>
      <table:table table:name="OnlyPrior" table:style-name="ta1">
        <table:table-column table:style-name="co1" table:number-columns-repeated="2" table:default-cell-style-name="Default"/>
        <table:table-column table:style-name="co1" table:default-cell-style-name="ce3"/>
        <table:table-column table:style-name="co1" table:number-columns-repeated="4" table:default-cell-style-name="Default"/>
        <table:table-column table:style-name="co37" table:default-cell-style-name="Default"/>
        <table:table-column table:style-name="co1" table:number-columns-repeated="7" table:default-cell-style-name="Default"/>
        <table:table-row table:style-name="ro1">
          <table:table-cell office:value-type="string" calcext:value-type="string">
            <text:p>Index</text:p>
          </table:table-cell>
          <table:table-cell office:value-type="string" calcext:value-type="string">
            <text:p>Num Cands</text:p>
          </table:table-cell>
          <table:table-cell table:style-name="Default" office:value-type="string" calcext:value-type="string">
            <text:p>Norm Final</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Init</text:p>
          </table:table-cell>
          <table:table-cell office:value-type="string" calcext:value-type="string">
            <text:p>Epochs</text:p>
          </table:table-cell>
          <table:table-cell office:value-type="string" calcext:value-type="string">
            <text:p>Type</text:p>
          </table:table-cell>
          <table:table-cell office:value-type="string" calcext:value-type="string">
            <text:p>Optim</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row>
        <table:table-row table:style-name="ro1">
          <table:table-cell office:value-type="float" office:value="231" calcext:value-type="float">
            <text:p>231</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757" calcext:value-type="float">
            <text:p>0.6757</text:p>
          </table:table-cell>
          <table:table-cell office:value-type="float" office:value="0.8127" calcext:value-type="float">
            <text:p>0.8127</text:p>
          </table:table-cell>
          <table:table-cell office:value-type="float" office:value="0.8754" calcext:value-type="float">
            <text:p>0.8754</text:p>
          </table:table-cell>
          <table:table-cell office:value-type="float" office:value="0.7372" calcext:value-type="float">
            <text:p>0.7372</text:p>
          </table:table-cell>
        </table:table-row>
        <table:table-row table:style-name="ro1">
          <table:table-cell office:value-type="float" office:value="232" calcext:value-type="float">
            <text:p>23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704" calcext:value-type="float">
            <text:p>0.6704</text:p>
          </table:table-cell>
          <table:table-cell office:value-type="float" office:value="0.8537" calcext:value-type="float">
            <text:p>0.8537</text:p>
          </table:table-cell>
          <table:table-cell office:value-type="float" office:value="0.9044" calcext:value-type="float">
            <text:p>0.9044</text:p>
          </table:table-cell>
          <table:table-cell office:value-type="float" office:value="0.7414" calcext:value-type="float">
            <text:p>0.7414</text:p>
          </table:table-cell>
        </table:table-row>
        <table:table-row table:style-name="ro1">
          <table:table-cell office:value-type="float" office:value="224" calcext:value-type="float">
            <text:p>224</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491" calcext:value-type="float">
            <text:p>0.6491</text:p>
          </table:table-cell>
          <table:table-cell office:value-type="float" office:value="0.8046" calcext:value-type="float">
            <text:p>0.8046</text:p>
          </table:table-cell>
          <table:table-cell office:value-type="float" office:value="0.8798" calcext:value-type="float">
            <text:p>0.8798</text:p>
          </table:table-cell>
          <table:table-cell office:value-type="float" office:value="0.7177" calcext:value-type="float">
            <text:p>0.7177</text:p>
          </table:table-cell>
        </table:table-row>
        <table:table-row table:style-name="ro1">
          <table:table-cell office:value-type="float" office:value="216" calcext:value-type="float">
            <text:p>216</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316" calcext:value-type="float">
            <text:p>0.6316</text:p>
          </table:table-cell>
          <table:table-cell office:value-type="float" office:value="0.8343" calcext:value-type="float">
            <text:p>0.8343</text:p>
          </table:table-cell>
          <table:table-cell office:value-type="float" office:value="0.8987" calcext:value-type="float">
            <text:p>0.8987</text:p>
          </table:table-cell>
          <table:table-cell office:value-type="float" office:value="0.7136" calcext:value-type="float">
            <text:p>0.7136</text:p>
          </table:table-cell>
        </table:table-row>
        <table:table-row table:style-name="ro1">
          <table:table-cell office:value-type="float" office:value="223" calcext:value-type="float">
            <text:p>223</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75" calcext:value-type="float">
            <text:p>0.6275</text:p>
          </table:table-cell>
          <table:table-cell office:value-type="float" office:value="0.8141" calcext:value-type="float">
            <text:p>0.8141</text:p>
          </table:table-cell>
          <table:table-cell office:value-type="float" office:value="0.891" calcext:value-type="float">
            <text:p>0.891</text:p>
          </table:table-cell>
          <table:table-cell office:value-type="float" office:value="0.7029" calcext:value-type="float">
            <text:p>0.7029</text:p>
          </table:table-cell>
        </table:table-row>
        <table:table-row table:style-name="ro1">
          <table:table-cell office:value-type="float" office:value="234" calcext:value-type="float">
            <text:p>234</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66" calcext:value-type="float">
            <text:p>0.6266</text:p>
          </table:table-cell>
          <table:table-cell office:value-type="float" office:value="0.8062" calcext:value-type="float">
            <text:p>0.8062</text:p>
          </table:table-cell>
          <table:table-cell office:value-type="float" office:value="0.8549" calcext:value-type="float">
            <text:p>0.8549</text:p>
          </table:table-cell>
          <table:table-cell office:value-type="float" office:value="0.708" calcext:value-type="float">
            <text:p>0.708</text:p>
          </table:table-cell>
        </table:table-row>
        <table:table-row table:style-name="ro1">
          <table:table-cell office:value-type="float" office:value="212" calcext:value-type="float">
            <text:p>21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6218" calcext:value-type="float">
            <text:p>0.6218</text:p>
          </table:table-cell>
          <table:table-cell office:value-type="float" office:value="0.8374" calcext:value-type="float">
            <text:p>0.8374</text:p>
          </table:table-cell>
          <table:table-cell office:value-type="float" office:value="0.9068" calcext:value-type="float">
            <text:p>0.9068</text:p>
          </table:table-cell>
          <table:table-cell office:value-type="float" office:value="0.7082" calcext:value-type="float">
            <text:p>0.7082</text:p>
          </table:table-cell>
        </table:table-row>
        <table:table-row table:style-name="ro1">
          <table:table-cell office:value-type="float" office:value="204" calcext:value-type="float">
            <text:p>20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933" calcext:value-type="float">
            <text:p>0.5933</text:p>
          </table:table-cell>
          <table:table-cell office:value-type="float" office:value="0.7868" calcext:value-type="float">
            <text:p>0.7868</text:p>
          </table:table-cell>
          <table:table-cell office:value-type="float" office:value="0.8434" calcext:value-type="float">
            <text:p>0.8434</text:p>
          </table:table-cell>
          <table:table-cell office:value-type="float" office:value="0.6716" calcext:value-type="float">
            <text:p>0.6716</text:p>
          </table:table-cell>
        </table:table-row>
        <table:table-row table:style-name="ro1">
          <table:table-cell office:value-type="float" office:value="238" calcext:value-type="float">
            <text:p>238</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584" calcext:value-type="float">
            <text:p>0.584</text:p>
          </table:table-cell>
          <table:table-cell office:value-type="float" office:value="0.788" calcext:value-type="float">
            <text:p>0.788</text:p>
          </table:table-cell>
          <table:table-cell office:value-type="float" office:value="0.8563" calcext:value-type="float">
            <text:p>0.8563</text:p>
          </table:table-cell>
          <table:table-cell office:value-type="float" office:value="0.6666" calcext:value-type="float">
            <text:p>0.6666</text:p>
          </table:table-cell>
        </table:table-row>
        <table:table-row table:style-name="ro1">
          <table:table-cell office:value-type="float" office:value="24" calcext:value-type="float">
            <text:p>24</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row>
        <table:table-row table:style-name="ro2">
          <table:table-cell office:value-type="float" office:value="87" calcext:value-type="float">
            <text:p>8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row>
        <table:table-row table:style-name="ro3">
          <table:table-cell office:value-type="float" office:value="209" calcext:value-type="float">
            <text:p>20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823" calcext:value-type="float">
            <text:p>0.5823</text:p>
          </table:table-cell>
          <table:table-cell office:value-type="float" office:value="0.8292" calcext:value-type="float">
            <text:p>0.8292</text:p>
          </table:table-cell>
          <table:table-cell office:value-type="float" office:value="0.88" calcext:value-type="float">
            <text:p>0.88</text:p>
          </table:table-cell>
          <table:table-cell office:value-type="float" office:value="0.6804" calcext:value-type="float">
            <text:p>0.6804</text:p>
          </table:table-cell>
        </table:table-row>
        <table:table-row table:style-name="ro1">
          <table:table-cell office:value-type="float" office:value="230" calcext:value-type="float">
            <text:p>230</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58" calcext:value-type="float">
            <text:p>0.5758</text:p>
          </table:table-cell>
          <table:table-cell office:value-type="float" office:value="0.8065" calcext:value-type="float">
            <text:p>0.8065</text:p>
          </table:table-cell>
          <table:table-cell office:value-type="float" office:value="0.8441" calcext:value-type="float">
            <text:p>0.8441</text:p>
          </table:table-cell>
          <table:table-cell office:value-type="float" office:value="0.6736" calcext:value-type="float">
            <text:p>0.6736</text:p>
          </table:table-cell>
        </table:table-row>
        <table:table-row table:style-name="ro1">
          <table:table-cell office:value-type="float" office:value="233" calcext:value-type="float">
            <text:p>233</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37" calcext:value-type="float">
            <text:p>0.5737</text:p>
          </table:table-cell>
          <table:table-cell office:value-type="float" office:value="0.7976" calcext:value-type="float">
            <text:p>0.7976</text:p>
          </table:table-cell>
          <table:table-cell office:value-type="float" office:value="0.8374" calcext:value-type="float">
            <text:p>0.8374</text:p>
          </table:table-cell>
          <table:table-cell office:value-type="float" office:value="0.669" calcext:value-type="float">
            <text:p>0.669</text:p>
          </table:table-cell>
        </table:table-row>
        <table:table-row table:style-name="ro1">
          <table:table-cell office:value-type="float" office:value="9" calcext:value-type="float">
            <text:p>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3173652694611" calcext:value-type="float">
            <text:p>0.5731736527</text:p>
          </table:table-cell>
          <table:table-cell office:value-type="float" office:value="0.809341317365269" calcext:value-type="float">
            <text:p>0.8093413174</text:p>
          </table:table-cell>
          <table:table-cell office:value-type="float" office:value="0.889580838323353" calcext:value-type="float">
            <text:p>0.8895808383</text:p>
          </table:table-cell>
          <table:table-cell office:value-type="float" office:value="0.664611858259589" calcext:value-type="float">
            <text:p>0.6646118583</text:p>
          </table:table-cell>
        </table:table-row>
        <table:table-row table:style-name="ro1">
          <table:table-cell office:value-type="float" office:value="20" calcext:value-type="float">
            <text:p>2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row>
        <table:table-row table:style-name="ro1">
          <table:table-cell office:value-type="float" office:value="79" calcext:value-type="float">
            <text:p>7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5" calcext:value-type="float">
            <text:p>0.005</text:p>
          </table:table-cell>
          <table:table-cell table:number-columns-repeated="2"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8" calcext:value-type="float">
            <text:p>0.5708</text:p>
          </table:table-cell>
          <table:table-cell table:number-columns-repeated="3"/>
        </table:table-row>
        <table:table-row table:style-name="ro3">
          <table:table-cell office:value-type="float" office:value="13" calcext:value-type="float">
            <text:p>13</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538922155689" calcext:value-type="float">
            <text:p>0.5705389222</text:p>
          </table:table-cell>
          <table:table-cell office:value-type="float" office:value="0.783233532934132" calcext:value-type="float">
            <text:p>0.7832335329</text:p>
          </table:table-cell>
          <table:table-cell office:value-type="float" office:value="0.881437125748503" calcext:value-type="float">
            <text:p>0.8814371257</text:p>
          </table:table-cell>
          <table:table-cell office:value-type="float" office:value="0.653782609211052" calcext:value-type="float">
            <text:p>0.6537826092</text:p>
          </table:table-cell>
        </table:table-row>
        <table:table-row table:style-name="ro1">
          <table:table-cell office:value-type="float" office:value="17" calcext:value-type="float">
            <text:p>1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70059880239521" calcext:value-type="float">
            <text:p>0.5700598802</text:p>
          </table:table-cell>
          <table:table-cell office:value-type="float" office:value="0.801197604790419" calcext:value-type="float">
            <text:p>0.8011976048</text:p>
          </table:table-cell>
          <table:table-cell office:value-type="float" office:value="0.891017964071856" calcext:value-type="float">
            <text:p>0.8910179641</text:p>
          </table:table-cell>
          <table:table-cell office:value-type="float" office:value="0.661611021377787" calcext:value-type="float">
            <text:p>0.6616110214</text:p>
          </table:table-cell>
        </table:table-row>
        <table:table-row table:style-name="ro1">
          <table:table-cell office:value-type="float" office:value="222" calcext:value-type="float">
            <text:p>22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626" calcext:value-type="float">
            <text:p>0.5626</text:p>
          </table:table-cell>
          <table:table-cell office:value-type="float" office:value="0.8005" calcext:value-type="float">
            <text:p>0.8005</text:p>
          </table:table-cell>
          <table:table-cell office:value-type="float" office:value="0.8812" calcext:value-type="float">
            <text:p>0.8812</text:p>
          </table:table-cell>
          <table:table-cell office:value-type="float" office:value="0.657" calcext:value-type="float">
            <text:p>0.657</text:p>
          </table:table-cell>
        </table:table-row>
        <table:table-row table:style-name="ro3">
          <table:table-cell office:value-type="float" office:value="14" calcext:value-type="float">
            <text:p>14</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61197604790419" calcext:value-type="float">
            <text:p>0.5611976048</text:p>
          </table:table-cell>
          <table:table-cell office:value-type="float" office:value="0.819880239520958" calcext:value-type="float">
            <text:p>0.8198802395</text:p>
          </table:table-cell>
          <table:table-cell office:value-type="float" office:value="0.900359281437126" calcext:value-type="float">
            <text:p>0.9003592814</text:p>
          </table:table-cell>
          <table:table-cell office:value-type="float" office:value="0.656668903492845" calcext:value-type="float">
            <text:p>0.6566689035</text:p>
          </table:table-cell>
        </table:table-row>
        <table:table-row table:style-name="ro3">
          <table:table-cell office:value-type="float" office:value="23" calcext:value-type="float">
            <text:p>23</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row>
        <table:table-row table:style-name="ro3">
          <table:table-cell office:value-type="float" office:value="88" calcext:value-type="float">
            <text:p>88</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row>
        <table:table-row table:style-name="ro3">
          <table:table-cell office:value-type="float" office:value="215" calcext:value-type="float">
            <text:p>21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88" calcext:value-type="float">
            <text:p>0.5588</text:p>
          </table:table-cell>
          <table:table-cell office:value-type="float" office:value="0.799" calcext:value-type="float">
            <text:p>0.799</text:p>
          </table:table-cell>
          <table:table-cell office:value-type="float" office:value="0.8788" calcext:value-type="float">
            <text:p>0.8788</text:p>
          </table:table-cell>
          <table:table-cell office:value-type="float" office:value="0.6434" calcext:value-type="float">
            <text:p>0.6434</text:p>
          </table:table-cell>
        </table:table-row>
        <table:table-row table:style-name="ro3">
          <table:table-cell office:value-type="float" office:value="10" calcext:value-type="float">
            <text:p>1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8323353293413" calcext:value-type="float">
            <text:p>0.5583233533</text:p>
          </table:table-cell>
          <table:table-cell office:value-type="float" office:value="0.831616766467066" calcext:value-type="float">
            <text:p>0.8316167665</text:p>
          </table:table-cell>
          <table:table-cell office:value-type="float" office:value="0.888622754491018" calcext:value-type="float">
            <text:p>0.8886227545</text:p>
          </table:table-cell>
          <table:table-cell office:value-type="float" office:value="0.656701876252525" calcext:value-type="float">
            <text:p>0.6567018763</text:p>
          </table:table-cell>
        </table:table-row>
        <table:table-row table:style-name="ro1">
          <table:table-cell office:value-type="float" office:value="237" calcext:value-type="float">
            <text:p>237</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5545" calcext:value-type="float">
            <text:p>0.5545</text:p>
          </table:table-cell>
          <table:table-cell office:value-type="float" office:value="0.7471" calcext:value-type="float">
            <text:p>0.7471</text:p>
          </table:table-cell>
          <table:table-cell office:value-type="float" office:value="0.8172" calcext:value-type="float">
            <text:p>0.8172</text:p>
          </table:table-cell>
          <table:table-cell office:value-type="float" office:value="0.6312" calcext:value-type="float">
            <text:p>0.6312</text:p>
          </table:table-cell>
        </table:table-row>
        <table:table-row table:style-name="ro1">
          <table:table-cell office:value-type="float" office:value="22" calcext:value-type="float">
            <text:p>22</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row>
        <table:table-row table:style-name="ro1">
          <table:table-cell office:value-type="float" office:value="80" calcext:value-type="float">
            <text:p>80</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row>
        <table:table-row table:style-name="ro1">
          <table:table-cell office:value-type="float" office:value="211" calcext:value-type="float">
            <text:p>21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523" calcext:value-type="float">
            <text:p>0.5523</text:p>
          </table:table-cell>
          <table:table-cell office:value-type="float" office:value="0.8263" calcext:value-type="float">
            <text:p>0.8263</text:p>
          </table:table-cell>
          <table:table-cell office:value-type="float" office:value="0.8829" calcext:value-type="float">
            <text:p>0.8829</text:p>
          </table:table-cell>
          <table:table-cell office:value-type="float" office:value="0.6527" calcext:value-type="float">
            <text:p>0.6527</text:p>
          </table:table-cell>
        </table:table-row>
        <table:table-row table:style-name="ro1">
          <table:table-cell office:value-type="float" office:value="6" calcext:value-type="float">
            <text:p>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9700598802395" calcext:value-type="float">
            <text:p>0.5497005988</text:p>
          </table:table-cell>
          <table:table-cell office:value-type="float" office:value="0.838323353293413" calcext:value-type="float">
            <text:p>0.8383233533</text:p>
          </table:table-cell>
          <table:table-cell office:value-type="float" office:value="0.906107784431138" calcext:value-type="float">
            <text:p>0.9061077844</text:p>
          </table:table-cell>
          <table:table-cell office:value-type="float" office:value="0.65999897897645" calcext:value-type="float">
            <text:p>0.659998979</text:p>
          </table:table-cell>
        </table:table-row>
        <table:table-row table:style-name="ro1">
          <table:table-cell office:value-type="float" office:value="25" calcext:value-type="float">
            <text:p>25</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row>
        <table:table-row table:style-name="ro1">
          <table:table-cell office:value-type="float" office:value="89" calcext:value-type="float">
            <text:p>89</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row>
        <table:table-row table:style-name="ro1">
          <table:table-cell office:value-type="float" office:value="208" calcext:value-type="float">
            <text:p>208</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75" calcext:value-type="float">
            <text:p>0.5475</text:p>
          </table:table-cell>
          <table:table-cell office:value-type="float" office:value="0.7646" calcext:value-type="float">
            <text:p>0.7646</text:p>
          </table:table-cell>
          <table:table-cell office:value-type="float" office:value="0.8412" calcext:value-type="float">
            <text:p>0.8412</text:p>
          </table:table-cell>
          <table:table-cell office:value-type="float" office:value="0.6375" calcext:value-type="float">
            <text:p>0.6375</text:p>
          </table:table-cell>
        </table:table-row>
        <table:table-row table:style-name="ro1">
          <table:table-cell office:value-type="float" office:value="210" calcext:value-type="float">
            <text:p>210</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49" calcext:value-type="float">
            <text:p>0.5449</text:p>
          </table:table-cell>
          <table:table-cell office:value-type="float" office:value="0.811" calcext:value-type="float">
            <text:p>0.811</text:p>
          </table:table-cell>
          <table:table-cell office:value-type="float" office:value="0.8802" calcext:value-type="float">
            <text:p>0.8802</text:p>
          </table:table-cell>
          <table:table-cell office:value-type="float" office:value="0.6425" calcext:value-type="float">
            <text:p>0.6425</text:p>
          </table:table-cell>
        </table:table-row>
        <table:table-row table:style-name="ro1">
          <table:table-cell office:value-type="float" office:value="18" calcext:value-type="float">
            <text:p>1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row>
        <table:table-row table:style-name="ro1">
          <table:table-cell office:value-type="float" office:value="74" calcext:value-type="float">
            <text:p>7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row>
        <table:table-row table:style-name="ro1">
          <table:table-cell office:value-type="float" office:value="214" calcext:value-type="float">
            <text:p>214</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42" calcext:value-type="float">
            <text:p>0.542</text:p>
          </table:table-cell>
          <table:table-cell office:value-type="float" office:value="0.8256" calcext:value-type="float">
            <text:p>0.8256</text:p>
          </table:table-cell>
          <table:table-cell office:value-type="float" office:value="0.9018" calcext:value-type="float">
            <text:p>0.9018</text:p>
          </table:table-cell>
          <table:table-cell office:value-type="float" office:value="0.6477" calcext:value-type="float">
            <text:p>0.6477</text:p>
          </table:table-cell>
        </table:table-row>
        <table:table-row table:style-name="ro1">
          <table:table-cell office:value-type="float" office:value="5" calcext:value-type="float">
            <text:p>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6766467065868" calcext:value-type="float">
            <text:p>0.5367664671</text:p>
          </table:table-cell>
          <table:table-cell office:value-type="float" office:value="0.819640718562874" calcext:value-type="float">
            <text:p>0.8196407186</text:p>
          </table:table-cell>
          <table:table-cell office:value-type="float" office:value="0.900119760479042" calcext:value-type="float">
            <text:p>0.9001197605</text:p>
          </table:table-cell>
          <table:table-cell office:value-type="float" office:value="0.64350389757771" calcext:value-type="float">
            <text:p>0.6435038976</text:p>
          </table:table-cell>
        </table:table-row>
        <table:table-row table:style-name="ro1">
          <table:table-cell office:value-type="float" office:value="21" calcext:value-type="float">
            <text:p>2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row>
        <table:table-row table:style-name="ro1">
          <table:table-cell office:value-type="float" office:value="81" calcext:value-type="float">
            <text:p>8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row>
        <table:table-row table:style-name="ro1">
          <table:table-cell office:value-type="float" office:value="19" calcext:value-type="float">
            <text:p>1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row>
        <table:table-row table:style-name="ro1">
          <table:table-cell office:value-type="float" office:value="75" calcext:value-type="float">
            <text:p>7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row>
        <table:table-row table:style-name="ro1">
          <table:table-cell office:value-type="float" office:value="213" calcext:value-type="float">
            <text:p>213</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34" calcext:value-type="float">
            <text:p>0.5334</text:p>
          </table:table-cell>
          <table:table-cell office:value-type="float" office:value="0.8002" calcext:value-type="float">
            <text:p>0.8002</text:p>
          </table:table-cell>
          <table:table-cell office:value-type="float" office:value="0.8596" calcext:value-type="float">
            <text:p>0.8596</text:p>
          </table:table-cell>
          <table:table-cell office:value-type="float" office:value="0.6393" calcext:value-type="float">
            <text:p>0.6393</text:p>
          </table:table-cell>
        </table:table-row>
        <table:table-row table:style-name="ro1">
          <table:table-cell office:value-type="float" office:value="196" calcext:value-type="float">
            <text:p>19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313" calcext:value-type="float">
            <text:p>0.5313</text:p>
          </table:table-cell>
          <table:table-cell office:value-type="float" office:value="0.7214" calcext:value-type="float">
            <text:p>0.7214</text:p>
          </table:table-cell>
          <table:table-cell office:value-type="float" office:value="0.7919" calcext:value-type="float">
            <text:p>0.7919</text:p>
          </table:table-cell>
          <table:table-cell office:value-type="float" office:value="0.611" calcext:value-type="float">
            <text:p>0.611</text:p>
          </table:table-cell>
        </table:table-row>
        <table:table-row table:style-name="ro1">
          <table:table-cell office:value-type="float" office:value="207" calcext:value-type="float">
            <text:p>20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98" calcext:value-type="float">
            <text:p>0.5298</text:p>
          </table:table-cell>
          <table:table-cell office:value-type="float" office:value="0.7737" calcext:value-type="float">
            <text:p>0.7737</text:p>
          </table:table-cell>
          <table:table-cell office:value-type="float" office:value="0.8477" calcext:value-type="float">
            <text:p>0.8477</text:p>
          </table:table-cell>
          <table:table-cell office:value-type="float" office:value="0.617" calcext:value-type="float">
            <text:p>0.617</text:p>
          </table:table-cell>
        </table:table-row>
        <table:table-row table:style-name="ro1">
          <table:table-cell office:value-type="float" office:value="219" calcext:value-type="float">
            <text:p>219</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5298" calcext:value-type="float">
            <text:p>0.5298</text:p>
          </table:table-cell>
          <table:table-cell office:value-type="float" office:value="0.8024" calcext:value-type="float">
            <text:p>0.8024</text:p>
          </table:table-cell>
          <table:table-cell office:value-type="float" office:value="0.8723" calcext:value-type="float">
            <text:p>0.8723</text:p>
          </table:table-cell>
          <table:table-cell office:value-type="float" office:value="0.6387" calcext:value-type="float">
            <text:p>0.6387</text:p>
          </table:table-cell>
        </table:table-row>
        <table:table-row table:style-name="ro1">
          <table:table-cell office:value-type="float" office:value="206" calcext:value-type="float">
            <text:p>20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81" calcext:value-type="float">
            <text:p>0.5281</text:p>
          </table:table-cell>
          <table:table-cell office:value-type="float" office:value="0.7899" calcext:value-type="float">
            <text:p>0.7899</text:p>
          </table:table-cell>
          <table:table-cell office:value-type="float" office:value="0.8754" calcext:value-type="float">
            <text:p>0.8754</text:p>
          </table:table-cell>
          <table:table-cell office:value-type="float" office:value="0.6212" calcext:value-type="float">
            <text:p>0.6212</text:p>
          </table:table-cell>
        </table:table-row>
        <table:table-row table:style-name="ro1">
          <table:table-cell office:value-type="float" office:value="229" calcext:value-type="float">
            <text:p>229</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79" calcext:value-type="float">
            <text:p>0.5279</text:p>
          </table:table-cell>
          <table:table-cell office:value-type="float" office:value="0.8096" calcext:value-type="float">
            <text:p>0.8096</text:p>
          </table:table-cell>
          <table:table-cell office:value-type="float" office:value="0.8414" calcext:value-type="float">
            <text:p>0.8414</text:p>
          </table:table-cell>
          <table:table-cell office:value-type="float" office:value="0.6383" calcext:value-type="float">
            <text:p>0.6383</text:p>
          </table:table-cell>
        </table:table-row>
        <table:table-row table:style-name="ro1">
          <table:table-cell office:value-type="float" office:value="227" calcext:value-type="float">
            <text:p>227</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224" calcext:value-type="float">
            <text:p>0.5224</text:p>
          </table:table-cell>
          <table:table-cell office:value-type="float" office:value="0.7878" calcext:value-type="float">
            <text:p>0.7878</text:p>
          </table:table-cell>
          <table:table-cell office:value-type="float" office:value="0.8275" calcext:value-type="float">
            <text:p>0.8275</text:p>
          </table:table-cell>
          <table:table-cell office:value-type="float" office:value="0.6367" calcext:value-type="float">
            <text:p>0.6367</text:p>
          </table:table-cell>
        </table:table-row>
        <table:table-row table:style-name="ro1">
          <table:table-cell office:value-type="float" office:value="200" calcext:value-type="float">
            <text:p>20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9" calcext:value-type="float">
            <text:p>0.519</text:p>
          </table:table-cell>
          <table:table-cell office:value-type="float" office:value="0.7286" calcext:value-type="float">
            <text:p>0.7286</text:p>
          </table:table-cell>
          <table:table-cell office:value-type="float" office:value="0.8002" calcext:value-type="float">
            <text:p>0.8002</text:p>
          </table:table-cell>
          <table:table-cell office:value-type="float" office:value="0.6041" calcext:value-type="float">
            <text:p>0.6041</text:p>
          </table:table-cell>
        </table:table-row>
        <table:table-row table:style-name="ro1">
          <table:table-cell office:value-type="float" office:value="1" calcext:value-type="float">
            <text:p>1</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Xavier Normal</text:p>
          </table:table-cell>
          <table:table-cell/>
          <table:table-cell office:value-type="string" calcext:value-type="string">
            <text:p>Only</text:p>
          </table:table-cell>
          <table:table-cell office:value-type="string" calcext:value-type="string">
            <text:p>adagrad</text:p>
          </table:table-cell>
          <table:table-cell office:value-type="float" office:value="0.5186" calcext:value-type="float">
            <text:p>0.5186</text:p>
          </table:table-cell>
          <table:table-cell table:number-columns-repeated="3"/>
        </table:table-row>
        <table:table-row table:style-name="ro1">
          <table:table-cell office:value-type="float" office:value="205" calcext:value-type="float">
            <text:p>20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43" calcext:value-type="float">
            <text:p>0.5143</text:p>
          </table:table-cell>
          <table:table-cell office:value-type="float" office:value="0.778" calcext:value-type="float">
            <text:p>0.778</text:p>
          </table:table-cell>
          <table:table-cell office:value-type="float" office:value="0.8544" calcext:value-type="float">
            <text:p>0.8544</text:p>
          </table:table-cell>
          <table:table-cell office:value-type="float" office:value="0.6141" calcext:value-type="float">
            <text:p>0.6141</text:p>
          </table:table-cell>
        </table:table-row>
        <table:table-row table:style-name="ro1">
          <table:table-cell office:value-type="float" office:value="203" calcext:value-type="float">
            <text:p>20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23" calcext:value-type="float">
            <text:p>0.5123</text:p>
          </table:table-cell>
          <table:table-cell office:value-type="float" office:value="0.721" calcext:value-type="float">
            <text:p>0.721</text:p>
          </table:table-cell>
          <table:table-cell office:value-type="float" office:value="0.8469" calcext:value-type="float">
            <text:p>0.8469</text:p>
          </table:table-cell>
          <table:table-cell office:value-type="float" office:value="0.5938" calcext:value-type="float">
            <text:p>0.5938</text:p>
          </table:table-cell>
        </table:table-row>
        <table:table-row table:style-name="ro1">
          <table:table-cell office:value-type="float" office:value="192" calcext:value-type="float">
            <text:p>19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19" calcext:value-type="float">
            <text:p>0.5119</text:p>
          </table:table-cell>
          <table:table-cell office:value-type="float" office:value="0.7593" calcext:value-type="float">
            <text:p>0.7593</text:p>
          </table:table-cell>
          <table:table-cell office:value-type="float" office:value="0.823" calcext:value-type="float">
            <text:p>0.823</text:p>
          </table:table-cell>
          <table:table-cell office:value-type="float" office:value="0.6133" calcext:value-type="float">
            <text:p>0.6133</text:p>
          </table:table-cell>
        </table:table-row>
        <table:table-row table:style-name="ro1">
          <table:table-cell office:value-type="float" office:value="187" calcext:value-type="float">
            <text:p>187</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16" calcext:value-type="float">
            <text:p>0.5116</text:p>
          </table:table-cell>
          <table:table-cell office:value-type="float" office:value="0.6869" calcext:value-type="float">
            <text:p>0.6869</text:p>
          </table:table-cell>
          <table:table-cell office:value-type="float" office:value="0.737" calcext:value-type="float">
            <text:p>0.737</text:p>
          </table:table-cell>
          <table:table-cell office:value-type="float" office:value="0.5842" calcext:value-type="float">
            <text:p>0.5842</text:p>
          </table:table-cell>
        </table:table-row>
        <table:table-row table:style-name="ro1">
          <table:table-cell office:value-type="float" office:value="2" calcext:value-type="float">
            <text:p>2</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string" calcext:value-type="string">
            <text:p>Xavier Normal</text:p>
          </table:table-cell>
          <table:table-cell/>
          <table:table-cell office:value-type="string" calcext:value-type="string">
            <text:p>Only</text:p>
          </table:table-cell>
          <table:table-cell office:value-type="string" calcext:value-type="string">
            <text:p>adagrad</text:p>
          </table:table-cell>
          <table:table-cell office:value-type="float" office:value="0.5107" calcext:value-type="float">
            <text:p>0.5107</text:p>
          </table:table-cell>
          <table:table-cell table:number-columns-repeated="3"/>
        </table:table-row>
        <table:table-row table:style-name="ro1">
          <table:table-cell office:value-type="float" office:value="201" calcext:value-type="float">
            <text:p>20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104" calcext:value-type="float">
            <text:p>0.5104</text:p>
          </table:table-cell>
          <table:table-cell office:value-type="float" office:value="0.7749" calcext:value-type="float">
            <text:p>0.7749</text:p>
          </table:table-cell>
          <table:table-cell office:value-type="float" office:value="0.8412" calcext:value-type="float">
            <text:p>0.8412</text:p>
          </table:table-cell>
          <table:table-cell office:value-type="float" office:value="0.6173" calcext:value-type="float">
            <text:p>0.6173</text:p>
          </table:table-cell>
        </table:table-row>
        <table:table-row table:style-name="ro1">
          <table:table-cell office:value-type="float" office:value="220" calcext:value-type="float">
            <text:p>220</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5092" calcext:value-type="float">
            <text:p>0.5092</text:p>
          </table:table-cell>
          <table:table-cell office:value-type="float" office:value="0.8278" calcext:value-type="float">
            <text:p>0.8278</text:p>
          </table:table-cell>
          <table:table-cell office:value-type="float" office:value="0.8668" calcext:value-type="float">
            <text:p>0.8668</text:p>
          </table:table-cell>
          <table:table-cell office:value-type="float" office:value="0.62" calcext:value-type="float">
            <text:p>0.62</text:p>
          </table:table-cell>
        </table:table-row>
        <table:table-row table:style-name="ro1">
          <table:table-cell office:value-type="float" office:value="228" calcext:value-type="float">
            <text:p>228</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71" calcext:value-type="float">
            <text:p>0.5071</text:p>
          </table:table-cell>
          <table:table-cell office:value-type="float" office:value="0.6728" calcext:value-type="float">
            <text:p>0.6728</text:p>
          </table:table-cell>
          <table:table-cell office:value-type="float" office:value="0.7533" calcext:value-type="float">
            <text:p>0.7533</text:p>
          </table:table-cell>
          <table:table-cell office:value-type="float" office:value="0.5753" calcext:value-type="float">
            <text:p>0.5753</text:p>
          </table:table-cell>
        </table:table-row>
        <table:table-row table:style-name="ro1">
          <table:table-cell office:value-type="float" office:value="188" calcext:value-type="float">
            <text:p>18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63" calcext:value-type="float">
            <text:p>0.5063</text:p>
          </table:table-cell>
          <table:table-cell office:value-type="float" office:value="0.7643" calcext:value-type="float">
            <text:p>0.7643</text:p>
          </table:table-cell>
          <table:table-cell office:value-type="float" office:value="0.8254" calcext:value-type="float">
            <text:p>0.8254</text:p>
          </table:table-cell>
          <table:table-cell office:value-type="float" office:value="0.6092" calcext:value-type="float">
            <text:p>0.6092</text:p>
          </table:table-cell>
        </table:table-row>
        <table:table-row table:style-name="ro1">
          <table:table-cell office:value-type="float" office:value="226" calcext:value-type="float">
            <text:p>226</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5016" calcext:value-type="float">
            <text:p>0.5016</text:p>
          </table:table-cell>
          <table:table-cell office:value-type="float" office:value="0.6731" calcext:value-type="float">
            <text:p>0.6731</text:p>
          </table:table-cell>
          <table:table-cell office:value-type="float" office:value="0.7351" calcext:value-type="float">
            <text:p>0.7351</text:p>
          </table:table-cell>
          <table:table-cell office:value-type="float" office:value="0.5718" calcext:value-type="float">
            <text:p>0.5718</text:p>
          </table:table-cell>
        </table:table-row>
        <table:table-row table:style-name="ro1">
          <table:table-cell office:value-type="float" office:value="195" calcext:value-type="float">
            <text:p>195</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82" calcext:value-type="float">
            <text:p>0.4982</text:p>
          </table:table-cell>
          <table:table-cell office:value-type="float" office:value="0.7051" calcext:value-type="float">
            <text:p>0.7051</text:p>
          </table:table-cell>
          <table:table-cell office:value-type="float" office:value="0.7595" calcext:value-type="float">
            <text:p>0.7595</text:p>
          </table:table-cell>
          <table:table-cell office:value-type="float" office:value="0.5829" calcext:value-type="float">
            <text:p>0.5829</text:p>
          </table:table-cell>
        </table:table-row>
        <table:table-row table:style-name="ro1">
          <table:table-cell office:value-type="float" office:value="194" calcext:value-type="float">
            <text:p>194</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8" calcext:value-type="float">
            <text:p>0.498</text:p>
          </table:table-cell>
          <table:table-cell office:value-type="float" office:value="0.6601" calcext:value-type="float">
            <text:p>0.6601</text:p>
          </table:table-cell>
          <table:table-cell office:value-type="float" office:value="0.7174" calcext:value-type="float">
            <text:p>0.7174</text:p>
          </table:table-cell>
          <table:table-cell office:value-type="float" office:value="0.5692" calcext:value-type="float">
            <text:p>0.5692</text:p>
          </table:table-cell>
        </table:table-row>
        <table:table-row table:style-name="ro1">
          <table:table-cell office:value-type="float" office:value="202" calcext:value-type="float">
            <text:p>202</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72" calcext:value-type="float">
            <text:p>0.4972</text:p>
          </table:table-cell>
          <table:table-cell office:value-type="float" office:value="0.7638" calcext:value-type="float">
            <text:p>0.7638</text:p>
          </table:table-cell>
          <table:table-cell office:value-type="float" office:value="0.8575" calcext:value-type="float">
            <text:p>0.8575</text:p>
          </table:table-cell>
          <table:table-cell office:value-type="float" office:value="0.6017" calcext:value-type="float">
            <text:p>0.6017</text:p>
          </table:table-cell>
        </table:table-row>
        <table:table-row table:style-name="ro1">
          <table:table-cell office:value-type="float" office:value="199" calcext:value-type="float">
            <text:p>199</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917" calcext:value-type="float">
            <text:p>0.4917</text:p>
          </table:table-cell>
          <table:table-cell office:value-type="float" office:value="0.6675" calcext:value-type="float">
            <text:p>0.6675</text:p>
          </table:table-cell>
          <table:table-cell office:value-type="float" office:value="0.7509" calcext:value-type="float">
            <text:p>0.7509</text:p>
          </table:table-cell>
          <table:table-cell office:value-type="float" office:value="0.5695" calcext:value-type="float">
            <text:p>0.5695</text:p>
          </table:table-cell>
        </table:table-row>
        <table:table-row table:style-name="ro1">
          <table:table-cell office:value-type="float" office:value="191" calcext:value-type="float">
            <text:p>191</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807" calcext:value-type="float">
            <text:p>0.4807</text:p>
          </table:table-cell>
          <table:table-cell office:value-type="float" office:value="0.6508" calcext:value-type="float">
            <text:p>0.6508</text:p>
          </table:table-cell>
          <table:table-cell office:value-type="float" office:value="0.7301" calcext:value-type="float">
            <text:p>0.7301</text:p>
          </table:table-cell>
          <table:table-cell office:value-type="float" office:value="0.5483" calcext:value-type="float">
            <text:p>0.5483</text:p>
          </table:table-cell>
        </table:table-row>
        <table:table-row table:style-name="ro1">
          <table:table-cell office:value-type="float" office:value="218" calcext:value-type="float">
            <text:p>218</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4776" calcext:value-type="float">
            <text:p>0.4776</text:p>
          </table:table-cell>
          <table:table-cell office:value-type="float" office:value="0.7351" calcext:value-type="float">
            <text:p>0.7351</text:p>
          </table:table-cell>
          <table:table-cell office:value-type="float" office:value="0.8153" calcext:value-type="float">
            <text:p>0.8153</text:p>
          </table:table-cell>
          <table:table-cell office:value-type="float" office:value="0.577" calcext:value-type="float">
            <text:p>0.577</text:p>
          </table:table-cell>
        </table:table-row>
        <table:table-row table:style-name="ro1">
          <table:table-cell office:value-type="float" office:value="221" calcext:value-type="float">
            <text:p>221</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4702" calcext:value-type="float">
            <text:p>0.4702</text:p>
          </table:table-cell>
          <table:table-cell office:value-type="float" office:value="0.7634" calcext:value-type="float">
            <text:p>0.7634</text:p>
          </table:table-cell>
          <table:table-cell office:value-type="float" office:value="0.8525" calcext:value-type="float">
            <text:p>0.8525</text:p>
          </table:table-cell>
          <table:table-cell office:value-type="float" office:value="0.5879" calcext:value-type="float">
            <text:p>0.5879</text:p>
          </table:table-cell>
        </table:table-row>
        <table:table-row table:style-name="ro1">
          <table:table-cell office:value-type="float" office:value="225" calcext:value-type="float">
            <text:p>225</text:p>
          </table:table-cell>
          <table:table-cell office:value-type="float" office:value="256" calcext:value-type="float">
            <text:p>256</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659" calcext:value-type="float">
            <text:p>0.4659</text:p>
          </table:table-cell>
          <table:table-cell office:value-type="float" office:value="0.6666" calcext:value-type="float">
            <text:p>0.6666</text:p>
          </table:table-cell>
          <table:table-cell office:value-type="float" office:value="0.7346" calcext:value-type="float">
            <text:p>0.7346</text:p>
          </table:table-cell>
          <table:table-cell office:value-type="float" office:value="0.5462" calcext:value-type="float">
            <text:p>0.5462</text:p>
          </table:table-cell>
        </table:table-row>
        <table:table-row table:style-name="ro1">
          <table:table-cell office:value-type="float" office:value="190" calcext:value-type="float">
            <text:p>19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513" calcext:value-type="float">
            <text:p>0.4513</text:p>
          </table:table-cell>
          <table:table-cell office:value-type="float" office:value="0.6319" calcext:value-type="float">
            <text:p>0.6319</text:p>
          </table:table-cell>
          <table:table-cell office:value-type="float" office:value="0.6982" calcext:value-type="float">
            <text:p>0.6982</text:p>
          </table:table-cell>
          <table:table-cell office:value-type="float" office:value="0.5187" calcext:value-type="float">
            <text:p>0.5187</text:p>
          </table:table-cell>
        </table:table-row>
        <table:table-row table:style-name="ro1">
          <table:table-cell office:value-type="float" office:value="197" calcext:value-type="float">
            <text:p>197</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72" calcext:value-type="float">
            <text:p>0.4472</text:p>
          </table:table-cell>
          <table:table-cell office:value-type="float" office:value="0.5887" calcext:value-type="float">
            <text:p>0.5887</text:p>
          </table:table-cell>
          <table:table-cell office:value-type="float" office:value="0.6537" calcext:value-type="float">
            <text:p>0.6537</text:p>
          </table:table-cell>
          <table:table-cell office:value-type="float" office:value="0.5075" calcext:value-type="float">
            <text:p>0.5075</text:p>
          </table:table-cell>
        </table:table-row>
        <table:table-row table:style-name="ro1">
          <table:table-cell office:value-type="float" office:value="46" calcext:value-type="float">
            <text:p>4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4436" calcext:value-type="float">
            <text:p>0.4436</text:p>
          </table:table-cell>
          <table:table-cell office:value-type="float" office:value="0.5947" calcext:value-type="float">
            <text:p>0.5947</text:p>
          </table:table-cell>
          <table:table-cell office:value-type="float" office:value="0.715" calcext:value-type="float">
            <text:p>0.715</text:p>
          </table:table-cell>
          <table:table-cell office:value-type="float" office:value="0.5033" calcext:value-type="float">
            <text:p>0.5033</text:p>
          </table:table-cell>
        </table:table-row>
        <table:table-row table:style-name="ro1">
          <table:table-cell office:value-type="float" office:value="198" calcext:value-type="float">
            <text:p>198</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36" calcext:value-type="float">
            <text:p>0.4436</text:p>
          </table:table-cell>
          <table:table-cell office:value-type="float" office:value="0.6026" calcext:value-type="float">
            <text:p>0.6026</text:p>
          </table:table-cell>
          <table:table-cell office:value-type="float" office:value="0.6666" calcext:value-type="float">
            <text:p>0.6666</text:p>
          </table:table-cell>
          <table:table-cell office:value-type="float" office:value="0.5095" calcext:value-type="float">
            <text:p>0.5095</text:p>
          </table:table-cell>
        </table:table-row>
        <table:table-row table:style-name="ro1">
          <table:table-cell office:value-type="float" office:value="186" calcext:value-type="float">
            <text:p>18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417" calcext:value-type="float">
            <text:p>0.4417</text:p>
          </table:table-cell>
          <table:table-cell office:value-type="float" office:value="0.6177" calcext:value-type="float">
            <text:p>0.6177</text:p>
          </table:table-cell>
          <table:table-cell office:value-type="float" office:value="0.7011" calcext:value-type="float">
            <text:p>0.7011</text:p>
          </table:table-cell>
          <table:table-cell office:value-type="float" office:value="0.5172" calcext:value-type="float">
            <text:p>0.5172</text:p>
          </table:table-cell>
        </table:table-row>
        <table:table-row table:style-name="ro1">
          <table:table-cell office:value-type="float" office:value="176" calcext:value-type="float">
            <text:p>17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93" calcext:value-type="float">
            <text:p>0.4393</text:p>
          </table:table-cell>
          <table:table-cell office:value-type="float" office:value="0.6628" calcext:value-type="float">
            <text:p>0.6628</text:p>
          </table:table-cell>
          <table:table-cell office:value-type="float" office:value="0.7351" calcext:value-type="float">
            <text:p>0.7351</text:p>
          </table:table-cell>
          <table:table-cell office:value-type="float" office:value="0.5247" calcext:value-type="float">
            <text:p>0.5247</text:p>
          </table:table-cell>
        </table:table-row>
        <table:table-row table:style-name="ro1">
          <table:table-cell office:value-type="float" office:value="193" calcext:value-type="float">
            <text:p>193</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33" calcext:value-type="float">
            <text:p>0.4333</text:p>
          </table:table-cell>
          <table:table-cell office:value-type="float" office:value="0.5787" calcext:value-type="float">
            <text:p>0.5787</text:p>
          </table:table-cell>
          <table:table-cell office:value-type="float" office:value="0.6462" calcext:value-type="float">
            <text:p>0.6462</text:p>
          </table:table-cell>
          <table:table-cell office:value-type="float" office:value="0.4956" calcext:value-type="float">
            <text:p>0.4956</text:p>
          </table:table-cell>
        </table:table-row>
        <table:table-row table:style-name="ro1">
          <table:table-cell office:value-type="float" office:value="172" calcext:value-type="float">
            <text:p>17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328" calcext:value-type="float">
            <text:p>0.4328</text:p>
          </table:table-cell>
          <table:table-cell office:value-type="float" office:value="0.6616" calcext:value-type="float">
            <text:p>0.6616</text:p>
          </table:table-cell>
          <table:table-cell office:value-type="float" office:value="0.7375" calcext:value-type="float">
            <text:p>0.7375</text:p>
          </table:table-cell>
          <table:table-cell office:value-type="float" office:value="0.5226" calcext:value-type="float">
            <text:p>0.5226</text:p>
          </table:table-cell>
        </table:table-row>
        <table:table-row table:style-name="ro1">
          <table:table-cell office:value-type="float" office:value="189" calcext:value-type="float">
            <text:p>189</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261" calcext:value-type="float">
            <text:p>0.4261</text:p>
          </table:table-cell>
          <table:table-cell office:value-type="float" office:value="0.5859" calcext:value-type="float">
            <text:p>0.5859</text:p>
          </table:table-cell>
          <table:table-cell office:value-type="float" office:value="0.6493" calcext:value-type="float">
            <text:p>0.6493</text:p>
          </table:table-cell>
          <table:table-cell office:value-type="float" office:value="0.4952" calcext:value-type="float">
            <text:p>0.4952</text:p>
          </table:table-cell>
        </table:table-row>
        <table:table-row table:style-name="ro1">
          <table:table-cell office:value-type="float" office:value="185" calcext:value-type="float">
            <text:p>185</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251" calcext:value-type="float">
            <text:p>0.4251</text:p>
          </table:table-cell>
          <table:table-cell office:value-type="float" office:value="0.589" calcext:value-type="float">
            <text:p>0.589</text:p>
          </table:table-cell>
          <table:table-cell office:value-type="float" office:value="0.698" calcext:value-type="float">
            <text:p>0.698</text:p>
          </table:table-cell>
          <table:table-cell office:value-type="float" office:value="0.4954" calcext:value-type="float">
            <text:p>0.4954</text:p>
          </table:table-cell>
        </table:table-row>
        <table:table-row table:style-name="ro1">
          <table:table-cell office:value-type="float" office:value="243" calcext:value-type="float">
            <text:p>243</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01" calcext:value-type="float">
            <text:p>0.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4105" calcext:value-type="float">
            <text:p>0.4105</text:p>
          </table:table-cell>
          <table:table-cell office:value-type="float" office:value="0.6093" calcext:value-type="float">
            <text:p>0.6093</text:p>
          </table:table-cell>
          <table:table-cell office:value-type="float" office:value="0.6819" calcext:value-type="float">
            <text:p>0.6819</text:p>
          </table:table-cell>
          <table:table-cell office:value-type="float" office:value="0.4946" calcext:value-type="float">
            <text:p>0.4946</text:p>
          </table:table-cell>
        </table:table-row>
        <table:table-row table:style-name="ro1">
          <table:table-cell office:value-type="float" office:value="239" calcext:value-type="float">
            <text:p>239</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4046" calcext:value-type="float">
            <text:p>0.4046</text:p>
          </table:table-cell>
          <table:table-cell office:value-type="float" office:value="0.6213" calcext:value-type="float">
            <text:p>0.6213</text:p>
          </table:table-cell>
          <table:table-cell office:value-type="float" office:value="0.749" calcext:value-type="float">
            <text:p>0.749</text:p>
          </table:table-cell>
          <table:table-cell office:value-type="float" office:value="0.4927" calcext:value-type="float">
            <text:p>0.4927</text:p>
          </table:table-cell>
        </table:table-row>
        <table:table-row table:style-name="ro1">
          <table:table-cell office:value-type="float" office:value="175" calcext:value-type="float">
            <text:p>17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4026" calcext:value-type="float">
            <text:p>0.4026</text:p>
          </table:table-cell>
          <table:table-cell office:value-type="float" office:value="0.6122" calcext:value-type="float">
            <text:p>0.6122</text:p>
          </table:table-cell>
          <table:table-cell office:value-type="float" office:value="0.702" calcext:value-type="float">
            <text:p>0.702</text:p>
          </table:table-cell>
          <table:table-cell office:value-type="float" office:value="0.4823" calcext:value-type="float">
            <text:p>0.4823</text:p>
          </table:table-cell>
        </table:table-row>
        <table:table-row table:style-name="ro1">
          <table:table-cell office:value-type="float" office:value="184" calcext:value-type="float">
            <text:p>18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81" calcext:value-type="float">
            <text:p>0.3981</text:p>
          </table:table-cell>
          <table:table-cell office:value-type="float" office:value="0.583" calcext:value-type="float">
            <text:p>0.583</text:p>
          </table:table-cell>
          <table:table-cell office:value-type="float" office:value="0.714" calcext:value-type="float">
            <text:p>0.714</text:p>
          </table:table-cell>
          <table:table-cell office:value-type="float" office:value="0.4698" calcext:value-type="float">
            <text:p>0.4698</text:p>
          </table:table-cell>
        </table:table-row>
        <table:table-row table:style-name="ro1">
          <table:table-cell office:value-type="float" office:value="183" calcext:value-type="float">
            <text:p>18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71" calcext:value-type="float">
            <text:p>0.3971</text:p>
          </table:table-cell>
          <table:table-cell office:value-type="float" office:value="0.6096" calcext:value-type="float">
            <text:p>0.6096</text:p>
          </table:table-cell>
          <table:table-cell office:value-type="float" office:value="0.7286" calcext:value-type="float">
            <text:p>0.7286</text:p>
          </table:table-cell>
          <table:table-cell office:value-type="float" office:value="0.4807" calcext:value-type="float">
            <text:p>0.4807</text:p>
          </table:table-cell>
        </table:table-row>
        <table:table-row table:style-name="ro1">
          <table:table-cell office:value-type="float" office:value="241" calcext:value-type="float">
            <text:p>241</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969" calcext:value-type="float">
            <text:p>0.3969</text:p>
          </table:table-cell>
          <table:table-cell office:value-type="float" office:value="0.5353" calcext:value-type="float">
            <text:p>0.5353</text:p>
          </table:table-cell>
          <table:table-cell office:value-type="float" office:value="0.5672" calcext:value-type="float">
            <text:p>0.5672</text:p>
          </table:table-cell>
          <table:table-cell office:value-type="float" office:value="0.4617" calcext:value-type="float">
            <text:p>0.4617</text:p>
          </table:table-cell>
        </table:table-row>
        <table:table-row table:style-name="ro1">
          <table:table-cell office:value-type="float" office:value="173" calcext:value-type="float">
            <text:p>17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33" calcext:value-type="float">
            <text:p>0.3933</text:p>
          </table:table-cell>
          <table:table-cell office:value-type="float" office:value="0.5693" calcext:value-type="float">
            <text:p>0.5693</text:p>
          </table:table-cell>
          <table:table-cell office:value-type="float" office:value="0.6584" calcext:value-type="float">
            <text:p>0.6584</text:p>
          </table:table-cell>
          <table:table-cell office:value-type="float" office:value="0.4644" calcext:value-type="float">
            <text:p>0.4644</text:p>
          </table:table-cell>
        </table:table-row>
        <table:table-row table:style-name="ro1">
          <table:table-cell office:value-type="float" office:value="171" calcext:value-type="float">
            <text:p>17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911" calcext:value-type="float">
            <text:p>0.3911</text:p>
          </table:table-cell>
          <table:table-cell office:value-type="float" office:value="0.6077" calcext:value-type="float">
            <text:p>0.6077</text:p>
          </table:table-cell>
          <table:table-cell office:value-type="float" office:value="0.697" calcext:value-type="float">
            <text:p>0.697</text:p>
          </table:table-cell>
          <table:table-cell office:value-type="float" office:value="0.4754" calcext:value-type="float">
            <text:p>0.4754</text:p>
          </table:table-cell>
        </table:table-row>
        <table:table-row table:style-name="ro1">
          <table:table-cell office:value-type="float" office:value="236" calcext:value-type="float">
            <text:p>236</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3883" calcext:value-type="float">
            <text:p>0.3883</text:p>
          </table:table-cell>
          <table:table-cell office:value-type="float" office:value="0.5511" calcext:value-type="float">
            <text:p>0.5511</text:p>
          </table:table-cell>
          <table:table-cell office:value-type="float" office:value="0.6925" calcext:value-type="float">
            <text:p>0.6925</text:p>
          </table:table-cell>
          <table:table-cell office:value-type="float" office:value="0.4536" calcext:value-type="float">
            <text:p>0.4536</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88023952095808" calcext:value-type="float">
            <text:p>0.3880239521</text:p>
          </table:table-cell>
          <table:table-cell office:value-type="float" office:value="0.513532934131737" calcext:value-type="float">
            <text:p>0.5135329341</text:p>
          </table:table-cell>
          <table:table-cell office:value-type="float" office:value="0.543233532934132" calcext:value-type="float">
            <text:p>0.5432335329</text:p>
          </table:table-cell>
          <table:table-cell office:value-type="float" office:value="0.439460821909407" calcext:value-type="float">
            <text:p>0.4394608219</text:p>
          </table:table-cell>
        </table:table-row>
        <table:table-row table:style-name="ro1">
          <table:table-cell office:value-type="float" office:value="240" calcext:value-type="float">
            <text:p>240</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878" calcext:value-type="float">
            <text:p>0.3878</text:p>
          </table:table-cell>
          <table:table-cell office:value-type="float" office:value="0.5466" calcext:value-type="float">
            <text:p>0.5466</text:p>
          </table:table-cell>
          <table:table-cell office:value-type="float" office:value="0.576" calcext:value-type="float">
            <text:p>0.576</text:p>
          </table:table-cell>
          <table:table-cell office:value-type="float" office:value="0.461" calcext:value-type="float">
            <text:p>0.461</text:p>
          </table:table-cell>
        </table:table-row>
        <table:table-row table:style-name="ro1">
          <table:table-cell office:value-type="float" office:value="242" calcext:value-type="float">
            <text:p>242</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001" calcext:value-type="float">
            <text:p>0.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875" calcext:value-type="float">
            <text:p>0.3875</text:p>
          </table:table-cell>
          <table:table-cell office:value-type="float" office:value="0.5571" calcext:value-type="float">
            <text:p>0.5571</text:p>
          </table:table-cell>
          <table:table-cell office:value-type="float" office:value="0.577" calcext:value-type="float">
            <text:p>0.577</text:p>
          </table:table-cell>
          <table:table-cell office:value-type="float" office:value="0.4639" calcext:value-type="float">
            <text:p>0.4639</text:p>
          </table:table-cell>
        </table:table-row>
        <table:table-row table:style-name="ro1">
          <table:table-cell office:value-type="float" office:value="217" calcext:value-type="float">
            <text:p>217</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text:p>
          </table:table-cell>
          <table:table-cell office:value-type="string" calcext:value-type="string">
            <text:p>adagrad</text:p>
          </table:table-cell>
          <table:table-cell office:value-type="float" office:value="0.3825" calcext:value-type="float">
            <text:p>0.3825</text:p>
          </table:table-cell>
          <table:table-cell office:value-type="float" office:value="0.5823" calcext:value-type="float">
            <text:p>0.5823</text:p>
          </table:table-cell>
          <table:table-cell office:value-type="float" office:value="0.6757" calcext:value-type="float">
            <text:p>0.6757</text:p>
          </table:table-cell>
          <table:table-cell office:value-type="float" office:value="0.4622" calcext:value-type="float">
            <text:p>0.4622</text:p>
          </table:table-cell>
        </table:table-row>
        <table:table-row table:style-name="ro1">
          <table:table-cell office:value-type="float" office:value="178" calcext:value-type="float">
            <text:p>178</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8" calcext:value-type="float">
            <text:p>0.378</text:p>
          </table:table-cell>
          <table:table-cell office:value-type="float" office:value="0.5442" calcext:value-type="float">
            <text:p>0.5442</text:p>
          </table:table-cell>
          <table:table-cell office:value-type="float" office:value="0.6549" calcext:value-type="float">
            <text:p>0.6549</text:p>
          </table:table-cell>
          <table:table-cell office:value-type="float" office:value="0.448" calcext:value-type="float">
            <text:p>0.448</text:p>
          </table:table-cell>
        </table:table-row>
        <table:table-row table:style-name="ro1">
          <table:table-cell office:value-type="float" office:value="180" calcext:value-type="float">
            <text:p>18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65" calcext:value-type="float">
            <text:p>0.3765</text:p>
          </table:table-cell>
          <table:table-cell office:value-type="float" office:value="0.6074" calcext:value-type="float">
            <text:p>0.6074</text:p>
          </table:table-cell>
          <table:table-cell office:value-type="float" office:value="0.7214" calcext:value-type="float">
            <text:p>0.7214</text:p>
          </table:table-cell>
          <table:table-cell office:value-type="float" office:value="0.4685" calcext:value-type="float">
            <text:p>0.4685</text:p>
          </table:table-cell>
        </table:table-row>
        <table:table-row table:style-name="ro1">
          <table:table-cell office:value-type="float" office:value="49" calcext:value-type="float">
            <text:p>49</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3763" calcext:value-type="float">
            <text:p>0.3763</text:p>
          </table:table-cell>
          <table:table-cell office:value-type="float" office:value="0.6206" calcext:value-type="float">
            <text:p>0.6206</text:p>
          </table:table-cell>
          <table:table-cell office:value-type="float" office:value="0.708" calcext:value-type="float">
            <text:p>0.708</text:p>
          </table:table-cell>
          <table:table-cell office:value-type="float" office:value="0.4641" calcext:value-type="float">
            <text:p>0.4641</text:p>
          </table:table-cell>
        </table:table-row>
        <table:table-row table:style-name="ro1">
          <table:table-cell office:value-type="float" office:value="174" calcext:value-type="float">
            <text:p>17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32" calcext:value-type="float">
            <text:p>0.3732</text:p>
          </table:table-cell>
          <table:table-cell office:value-type="float" office:value="0.5382" calcext:value-type="float">
            <text:p>0.5382</text:p>
          </table:table-cell>
          <table:table-cell office:value-type="float" office:value="0.6211" calcext:value-type="float">
            <text:p>0.6211</text:p>
          </table:table-cell>
          <table:table-cell office:value-type="float" office:value="0.4433" calcext:value-type="float">
            <text:p>0.4433</text:p>
          </table:table-cell>
        </table:table-row>
        <table:table-row table:style-name="ro1">
          <table:table-cell office:value-type="float" office:value="3" calcext:value-type="float">
            <text:p>3</text:p>
          </table:table-cell>
          <table:table-cell office:value-type="float" office:value="32" calcext:value-type="float">
            <text:p>32</text:p>
          </table:table-cell>
          <table:table-cell table:style-name="ce4" office:value-type="boolean" office:boolean-value="true" calcext:value-type="boolean">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string" calcext:value-type="string">
            <text:p>Xavier Normal</text:p>
          </table:table-cell>
          <table:table-cell/>
          <table:table-cell office:value-type="string" calcext:value-type="string">
            <text:p>Linear</text:p>
          </table:table-cell>
          <table:table-cell office:value-type="string" calcext:value-type="string">
            <text:p>adagrad</text:p>
          </table:table-cell>
          <table:table-cell office:value-type="float" office:value="0.3715" calcext:value-type="float">
            <text:p>0.3715</text:p>
          </table:table-cell>
          <table:table-cell table:number-columns-repeated="3"/>
        </table:table-row>
        <table:table-row table:style-name="ro1">
          <table:table-cell office:value-type="float" office:value="11" calcext:value-type="float">
            <text:p>11</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71497005988024" calcext:value-type="float">
            <text:p>0.371497006</text:p>
          </table:table-cell>
          <table:table-cell office:value-type="float" office:value="0.495329341317365" calcext:value-type="float">
            <text:p>0.4953293413</text:p>
          </table:table-cell>
          <table:table-cell office:value-type="float" office:value="0.517604790419162" calcext:value-type="float">
            <text:p>0.5176047904</text:p>
          </table:table-cell>
          <table:table-cell office:value-type="float" office:value="0.423780787077454" calcext:value-type="float">
            <text:p>0.4237807871</text:p>
          </table:table-cell>
        </table:table-row>
        <table:table-row table:style-name="ro1">
          <table:table-cell office:value-type="float" office:value="170" calcext:value-type="float">
            <text:p>17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705" calcext:value-type="float">
            <text:p>0.3705</text:p>
          </table:table-cell>
          <table:table-cell office:value-type="float" office:value="0.5677" calcext:value-type="float">
            <text:p>0.5677</text:p>
          </table:table-cell>
          <table:table-cell office:value-type="float" office:value="0.6496" calcext:value-type="float">
            <text:p>0.6496</text:p>
          </table:table-cell>
          <table:table-cell office:value-type="float" office:value="0.4487" calcext:value-type="float">
            <text:p>0.4487</text:p>
          </table:table-cell>
        </table:table-row>
        <table:table-row table:style-name="ro1">
          <table:table-cell office:value-type="float" office:value="8" calcext:value-type="float">
            <text:p>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63832335329341" calcext:value-type="float">
            <text:p>0.3638323353</text:p>
          </table:table-cell>
          <table:table-cell office:value-type="float" office:value="0.479281437125749" calcext:value-type="float">
            <text:p>0.4792814371</text:p>
          </table:table-cell>
          <table:table-cell office:value-type="float" office:value="0.504191616766467" calcext:value-type="float">
            <text:p>0.5041916168</text:p>
          </table:table-cell>
          <table:table-cell office:value-type="float" office:value="0.415866602641181" calcext:value-type="float">
            <text:p>0.4158666026</text:p>
          </table:table-cell>
        </table:table-row>
        <table:table-row table:style-name="ro1">
          <table:table-cell office:value-type="float" office:value="12" calcext:value-type="float">
            <text:p>12</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54011976047904" calcext:value-type="float">
            <text:p>0.354011976</text:p>
          </table:table-cell>
          <table:table-cell office:value-type="float" office:value="0.439041916167665" calcext:value-type="float">
            <text:p>0.4390419162</text:p>
          </table:table-cell>
          <table:table-cell office:value-type="float" office:value="0.453173652694611" calcext:value-type="float">
            <text:p>0.4531736527</text:p>
          </table:table-cell>
          <table:table-cell office:value-type="float" office:value="0.393428122262388" calcext:value-type="float">
            <text:p>0.3934281223</text:p>
          </table:table-cell>
        </table:table-row>
        <table:table-row table:style-name="ro1">
          <table:table-cell office:value-type="float" office:value="181" calcext:value-type="float">
            <text:p>181</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519" calcext:value-type="float">
            <text:p>0.3519</text:p>
          </table:table-cell>
          <table:table-cell office:value-type="float" office:value="0.503" calcext:value-type="float">
            <text:p>0.503</text:p>
          </table:table-cell>
          <table:table-cell office:value-type="float" office:value="0.5799" calcext:value-type="float">
            <text:p>0.5799</text:p>
          </table:table-cell>
          <table:table-cell office:value-type="float" office:value="0.4159" calcext:value-type="float">
            <text:p>0.4159</text:p>
          </table:table-cell>
        </table:table-row>
        <table:table-row table:style-name="ro1">
          <table:table-cell office:value-type="float" office:value="15" calcext:value-type="float">
            <text:p>15</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48502994011976" calcext:value-type="float">
            <text:p>0.348502994</text:p>
          </table:table-cell>
          <table:table-cell office:value-type="float" office:value="0.456526946107785" calcext:value-type="float">
            <text:p>0.4565269461</text:p>
          </table:table-cell>
          <table:table-cell office:value-type="float" office:value="0.507065868263473" calcext:value-type="float">
            <text:p>0.5070658683</text:p>
          </table:table-cell>
          <table:table-cell office:value-type="float" office:value="0.39139984122429" calcext:value-type="float">
            <text:p>0.3913998412</text:p>
          </table:table-cell>
        </table:table-row>
        <table:table-row table:style-name="ro1">
          <table:table-cell office:value-type="float" office:value="169" calcext:value-type="float">
            <text:p>16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413" calcext:value-type="float">
            <text:p>0.3413</text:p>
          </table:table-cell>
          <table:table-cell office:value-type="float" office:value="0.5145" calcext:value-type="float">
            <text:p>0.5145</text:p>
          </table:table-cell>
          <table:table-cell office:value-type="float" office:value="0.5926" calcext:value-type="float">
            <text:p>0.5926</text:p>
          </table:table-cell>
          <table:table-cell office:value-type="float" office:value="0.4072" calcext:value-type="float">
            <text:p>0.4072</text:p>
          </table:table-cell>
        </table:table-row>
        <table:table-row table:style-name="ro1">
          <table:table-cell office:value-type="float" office:value="179" calcext:value-type="float">
            <text:p>17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401" calcext:value-type="float">
            <text:p>0.3401</text:p>
          </table:table-cell>
          <table:table-cell office:value-type="float" office:value="0.5564" calcext:value-type="float">
            <text:p>0.5564</text:p>
          </table:table-cell>
          <table:table-cell office:value-type="float" office:value="0.6889" calcext:value-type="float">
            <text:p>0.6889</text:p>
          </table:table-cell>
          <table:table-cell office:value-type="float" office:value="0.4294" calcext:value-type="float">
            <text:p>0.4294</text:p>
          </table:table-cell>
        </table:table-row>
        <table:table-row table:style-name="ro1">
          <table:table-cell office:value-type="float" office:value="182" calcext:value-type="float">
            <text:p>182</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396" calcext:value-type="float">
            <text:p>0.3396</text:p>
          </table:table-cell>
          <table:table-cell office:value-type="float" office:value="0.5205" calcext:value-type="float">
            <text:p>0.5205</text:p>
          </table:table-cell>
          <table:table-cell office:value-type="float" office:value="0.628" calcext:value-type="float">
            <text:p>0.628</text:p>
          </table:table-cell>
          <table:table-cell office:value-type="float" office:value="0.4197" calcext:value-type="float">
            <text:p>0.4197</text:p>
          </table:table-cell>
        </table:table-row>
        <table:table-row table:style-name="ro1">
          <table:table-cell office:value-type="float" office:value="177" calcext:value-type="float">
            <text:p>177</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3332" calcext:value-type="float">
            <text:p>0.3332</text:p>
          </table:table-cell>
          <table:table-cell office:value-type="float" office:value="0.4829" calcext:value-type="float">
            <text:p>0.4829</text:p>
          </table:table-cell>
          <table:table-cell office:value-type="float" office:value="0.5792" calcext:value-type="float">
            <text:p>0.5792</text:p>
          </table:table-cell>
          <table:table-cell office:value-type="float" office:value="0.4001" calcext:value-type="float">
            <text:p>0.4001</text:p>
          </table:table-cell>
        </table:table-row>
        <table:table-row table:style-name="ro1">
          <table:table-cell office:value-type="float" office:value="16" calcext:value-type="float">
            <text:p>16</text:p>
          </table:table-cell>
          <table:table-cell office:value-type="float" office:value="128" calcext:value-type="float">
            <text:p>128</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rmsprop</text:p>
          </table:table-cell>
          <table:table-cell office:value-type="float" office:value="0.323832335329341" calcext:value-type="float">
            <text:p>0.3238323353</text:p>
          </table:table-cell>
          <table:table-cell office:value-type="float" office:value="0.398323353293413" calcext:value-type="float">
            <text:p>0.3983233533</text:p>
          </table:table-cell>
          <table:table-cell office:value-type="float" office:value="0.413173652694611" calcext:value-type="float">
            <text:p>0.4131736527</text:p>
          </table:table-cell>
          <table:table-cell office:value-type="float" office:value="0.359288726626473" calcext:value-type="float">
            <text:p>0.3592887266</text:p>
          </table:table-cell>
        </table:table-row>
        <table:table-row table:style-name="ro1">
          <table:table-cell office:value-type="float" office:value="70" calcext:value-type="float">
            <text:p>7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3238" calcext:value-type="float">
            <text:p>0.3238</text:p>
          </table:table-cell>
          <table:table-cell office:value-type="float" office:value="0.4903" calcext:value-type="float">
            <text:p>0.4903</text:p>
          </table:table-cell>
          <table:table-cell office:value-type="float" office:value="0.6275" calcext:value-type="float">
            <text:p>0.6275</text:p>
          </table:table-cell>
          <table:table-cell office:value-type="float" office:value="0.3891" calcext:value-type="float">
            <text:p>0.3891</text:p>
          </table:table-cell>
        </table:table-row>
        <table:table-row table:style-name="ro1">
          <table:table-cell office:value-type="float" office:value="235" calcext:value-type="float">
            <text:p>235</text:p>
          </table:table-cell>
          <table:table-cell office:value-type="float" office:value="256" calcext:value-type="float">
            <text:p>256</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_pca</text:p>
          </table:table-cell>
          <table:table-cell office:value-type="string" calcext:value-type="string">
            <text:p>adagrad</text:p>
          </table:table-cell>
          <table:table-cell office:value-type="float" office:value="0.319" calcext:value-type="float">
            <text:p>0.319</text:p>
          </table:table-cell>
          <table:table-cell office:value-type="float" office:value="0.5054" calcext:value-type="float">
            <text:p>0.5054</text:p>
          </table:table-cell>
          <table:table-cell office:value-type="float" office:value="0.5921" calcext:value-type="float">
            <text:p>0.5921</text:p>
          </table:table-cell>
          <table:table-cell office:value-type="float" office:value="0.3867" calcext:value-type="float">
            <text:p>0.3867</text:p>
          </table:table-cell>
        </table:table-row>
        <table:table-row table:style-name="ro1">
          <table:table-cell office:value-type="float" office:value="244" calcext:value-type="float">
            <text:p>244</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135" calcext:value-type="float">
            <text:p>0.3135</text:p>
          </table:table-cell>
          <table:table-cell office:value-type="float" office:value="0.3883" calcext:value-type="float">
            <text:p>0.3883</text:p>
          </table:table-cell>
          <table:table-cell office:value-type="float" office:value="0.4285" calcext:value-type="float">
            <text:p>0.4285</text:p>
          </table:table-cell>
          <table:table-cell office:value-type="float" office:value="0.3517" calcext:value-type="float">
            <text:p>0.3517</text:p>
          </table:table-cell>
        </table:table-row>
        <table:table-row table:style-name="ro1">
          <table:table-cell office:value-type="float" office:value="245" calcext:value-type="float">
            <text:p>245</text:p>
          </table:table-cell>
          <table:table-cell office:value-type="float" office:value="256" calcext:value-type="float">
            <text:p>256</text:p>
          </table:table-cell>
          <table:table-cell office:value-type="string" calcext:value-type="string">
            <text:p>True</text:p>
          </table:table-cell>
          <table:table-cell office:value-type="float" office:value="0.005" calcext:value-type="float">
            <text:p>0.005</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conv_no_relu_bigram</text:p>
          </table:table-cell>
          <table:table-cell office:value-type="string" calcext:value-type="string">
            <text:p>adagrad</text:p>
          </table:table-cell>
          <table:table-cell office:value-type="float" office:value="0.3044" calcext:value-type="float">
            <text:p>0.3044</text:p>
          </table:table-cell>
          <table:table-cell office:value-type="float" office:value="0.3765" calcext:value-type="float">
            <text:p>0.3765</text:p>
          </table:table-cell>
          <table:table-cell office:value-type="float" office:value="0.3962" calcext:value-type="float">
            <text:p>0.3962</text:p>
          </table:table-cell>
          <table:table-cell office:value-type="float" office:value="0.3389" calcext:value-type="float">
            <text:p>0.3389</text:p>
          </table:table-cell>
        </table:table-row>
        <table:table-row table:style-name="ro1">
          <table:table-cell office:value-type="float" office:value="160" calcext:value-type="float">
            <text:p>160</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467" calcext:value-type="float">
            <text:p>0.2467</text:p>
          </table:table-cell>
          <table:table-cell office:value-type="float" office:value="0.3241" calcext:value-type="float">
            <text:p>0.3241</text:p>
          </table:table-cell>
          <table:table-cell office:value-type="float" office:value="0.4" calcext:value-type="float">
            <text:p>0.4</text:p>
          </table:table-cell>
          <table:table-cell office:value-type="float" office:value="0.281" calcext:value-type="float">
            <text:p>0.281</text:p>
          </table:table-cell>
        </table:table-row>
        <table:table-row table:style-name="ro1">
          <table:table-cell office:value-type="float" office:value="62" calcext:value-type="float">
            <text:p>6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2378" calcext:value-type="float">
            <text:p>0.2378</text:p>
          </table:table-cell>
          <table:table-cell office:value-type="float" office:value="0.3775" calcext:value-type="float">
            <text:p>0.3775</text:p>
          </table:table-cell>
          <table:table-cell office:value-type="float" office:value="0.555" calcext:value-type="float">
            <text:p>0.555</text:p>
          </table:table-cell>
          <table:table-cell office:value-type="float" office:value="0.2856" calcext:value-type="float">
            <text:p>0.2856</text:p>
          </table:table-cell>
        </table:table-row>
        <table:table-row table:style-name="ro1">
          <table:table-cell office:value-type="float" office:value="156" calcext:value-type="float">
            <text:p>15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319" calcext:value-type="float">
            <text:p>0.2319</text:p>
          </table:table-cell>
          <table:table-cell office:value-type="float" office:value="0.3066" calcext:value-type="float">
            <text:p>0.3066</text:p>
          </table:table-cell>
          <table:table-cell office:value-type="float" office:value="0.3624" calcext:value-type="float">
            <text:p>0.3624</text:p>
          </table:table-cell>
          <table:table-cell office:value-type="float" office:value="0.268" calcext:value-type="float">
            <text:p>0.268</text:p>
          </table:table-cell>
        </table:table-row>
        <table:table-row table:style-name="ro1">
          <table:table-cell office:value-type="float" office:value="168" calcext:value-type="float">
            <text:p>168</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283" calcext:value-type="float">
            <text:p>0.2283</text:p>
          </table:table-cell>
          <table:table-cell office:value-type="float" office:value="0.2908" calcext:value-type="float">
            <text:p>0.2908</text:p>
          </table:table-cell>
          <table:table-cell office:value-type="float" office:value="0.3471" calcext:value-type="float">
            <text:p>0.3471</text:p>
          </table:table-cell>
          <table:table-cell office:value-type="float" office:value="0.2563" calcext:value-type="float">
            <text:p>0.2563</text:p>
          </table:table-cell>
        </table:table-row>
        <table:table-row table:style-name="ro1">
          <table:table-cell office:value-type="float" office:value="164" calcext:value-type="float">
            <text:p>16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2062" calcext:value-type="float">
            <text:p>0.2062</text:p>
          </table:table-cell>
          <table:table-cell office:value-type="float" office:value="0.2757" calcext:value-type="float">
            <text:p>0.2757</text:p>
          </table:table-cell>
          <table:table-cell office:value-type="float" office:value="0.3243" calcext:value-type="float">
            <text:p>0.3243</text:p>
          </table:table-cell>
          <table:table-cell office:value-type="float" office:value="0.2366" calcext:value-type="float">
            <text:p>0.2366</text:p>
          </table:table-cell>
        </table:table-row>
        <table:table-row table:style-name="ro1">
          <table:table-cell office:value-type="float" office:value="28" calcext:value-type="float">
            <text:p>28</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row>
        <table:table-row table:style-name="ro1">
          <table:table-cell office:value-type="float" office:value="102" calcext:value-type="float">
            <text:p>102</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row>
        <table:table-row table:style-name="ro1">
          <table:table-cell office:value-type="float" office:value="30" calcext:value-type="float">
            <text:p>30</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row>
        <table:table-row table:style-name="ro1">
          <table:table-cell office:value-type="float" office:value="108" calcext:value-type="float">
            <text:p>108</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row>
        <table:table-row table:style-name="ro1">
          <table:table-cell office:value-type="float" office:value="32" calcext:value-type="float">
            <text:p>32</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row>
        <table:table-row table:style-name="ro1">
          <table:table-cell office:value-type="float" office:value="114" calcext:value-type="float">
            <text:p>114</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row>
        <table:table-row table:style-name="ro1">
          <table:table-cell office:value-type="float" office:value="42" calcext:value-type="float">
            <text:p>42</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1772" calcext:value-type="float">
            <text:p>0.1772</text:p>
          </table:table-cell>
          <table:table-cell office:value-type="float" office:value="0.3303" calcext:value-type="float">
            <text:p>0.3303</text:p>
          </table:table-cell>
          <table:table-cell office:value-type="float" office:value="0.5061" calcext:value-type="float">
            <text:p>0.5061</text:p>
          </table:table-cell>
          <table:table-cell office:value-type="float" office:value="0.2374" calcext:value-type="float">
            <text:p>0.2374</text:p>
          </table:table-cell>
        </table:table-row>
        <table:table-row table:style-name="ro1">
          <table:table-cell office:value-type="float" office:value="26" calcext:value-type="float">
            <text:p>26</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row>
        <table:table-row table:style-name="ro1">
          <table:table-cell office:value-type="float" office:value="95" calcext:value-type="float">
            <text:p>95</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row>
        <table:table-row table:style-name="ro1">
          <table:table-cell office:value-type="float" office:value="144" calcext:value-type="float">
            <text:p>144</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82" calcext:value-type="float">
            <text:p>0.0982</text:p>
          </table:table-cell>
          <table:table-cell office:value-type="float" office:value="0.1547" calcext:value-type="float">
            <text:p>0.1547</text:p>
          </table:table-cell>
          <table:table-cell office:value-type="float" office:value="0.2206" calcext:value-type="float">
            <text:p>0.2206</text:p>
          </table:table-cell>
          <table:table-cell office:value-type="float" office:value="0.1265" calcext:value-type="float">
            <text:p>0.1265</text:p>
          </table:table-cell>
        </table:table-row>
        <table:table-row table:style-name="ro1">
          <table:table-cell office:value-type="float" office:value="128" calcext:value-type="float">
            <text:p>128</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58" calcext:value-type="float">
            <text:p>0.0958</text:p>
          </table:table-cell>
          <table:table-cell office:value-type="float" office:value="0.1396" calcext:value-type="float">
            <text:p>0.1396</text:p>
          </table:table-cell>
          <table:table-cell office:value-type="float" office:value="0.1947" calcext:value-type="float">
            <text:p>0.1947</text:p>
          </table:table-cell>
          <table:table-cell office:value-type="float" office:value="0.1206" calcext:value-type="float">
            <text:p>0.1206</text:p>
          </table:table-cell>
        </table:table-row>
        <table:table-row table:style-name="ro1">
          <table:table-cell office:value-type="float" office:value="148" calcext:value-type="float">
            <text:p>14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953" calcext:value-type="float">
            <text:p>0.0953</text:p>
          </table:table-cell>
          <table:table-cell office:value-type="float" office:value="0.1339" calcext:value-type="float">
            <text:p>0.1339</text:p>
          </table:table-cell>
          <table:table-cell office:value-type="float" office:value="0.2029" calcext:value-type="float">
            <text:p>0.2029</text:p>
          </table:table-cell>
          <table:table-cell office:value-type="float" office:value="0.1164" calcext:value-type="float">
            <text:p>0.1164</text:p>
          </table:table-cell>
        </table:table-row>
        <table:table-row table:style-name="ro1">
          <table:table-cell office:value-type="float" office:value="140" calcext:value-type="float">
            <text:p>140</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838" calcext:value-type="float">
            <text:p>0.0838</text:p>
          </table:table-cell>
          <table:table-cell office:value-type="float" office:value="0.1274" calcext:value-type="float">
            <text:p>0.1274</text:p>
          </table:table-cell>
          <table:table-cell office:value-type="float" office:value="0.2206" calcext:value-type="float">
            <text:p>0.2206</text:p>
          </table:table-cell>
          <table:table-cell office:value-type="float" office:value="0.1082" calcext:value-type="float">
            <text:p>0.1082</text:p>
          </table:table-cell>
        </table:table-row>
        <table:table-row table:style-name="ro1">
          <table:table-cell office:value-type="float" office:value="152" calcext:value-type="float">
            <text:p>15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687" calcext:value-type="float">
            <text:p>0.0687</text:p>
          </table:table-cell>
          <table:table-cell office:value-type="float" office:value="0.1102" calcext:value-type="float">
            <text:p>0.1102</text:p>
          </table:table-cell>
          <table:table-cell office:value-type="float" office:value="0.1959" calcext:value-type="float">
            <text:p>0.1959</text:p>
          </table:table-cell>
          <table:table-cell office:value-type="float" office:value="0.0893" calcext:value-type="float">
            <text:p>0.0893</text:p>
          </table:table-cell>
        </table:table-row>
        <table:table-row table:style-name="ro1">
          <table:table-cell office:value-type="float" office:value="136" calcext:value-type="float">
            <text:p>13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647" calcext:value-type="float">
            <text:p>0.0647</text:p>
          </table:table-cell>
          <table:table-cell office:value-type="float" office:value="0.1344" calcext:value-type="float">
            <text:p>0.1344</text:p>
          </table:table-cell>
          <table:table-cell office:value-type="float" office:value="0.2184" calcext:value-type="float">
            <text:p>0.2184</text:p>
          </table:table-cell>
          <table:table-cell office:value-type="float" office:value="0.1011" calcext:value-type="float">
            <text:p>0.1011</text:p>
          </table:table-cell>
        </table:table-row>
        <table:table-row table:style-name="ro1">
          <table:table-cell office:value-type="float" office:value="52" calcext:value-type="float">
            <text:p>52</text:p>
          </table:table-cell>
          <table:table-cell office:value-type="float" office:value="128" calcext:value-type="float">
            <text:p>128</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row>
        <table:table-row table:style-name="ro1">
          <table:table-cell office:value-type="float" office:value="109" calcext:value-type="float">
            <text:p>109</text:p>
          </table:table-cell>
          <table:table-cell office:value-type="float" office:value="128" calcext:value-type="float">
            <text:p>128</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row>
        <table:table-row table:style-name="ro1">
          <table:table-cell office:value-type="float" office:value="138" calcext:value-type="float">
            <text:p>13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83" calcext:value-type="float">
            <text:p>0.0383</text:p>
          </table:table-cell>
          <table:table-cell office:value-type="float" office:value="0.0493" calcext:value-type="float">
            <text:p>0.0493</text:p>
          </table:table-cell>
          <table:table-cell office:value-type="float" office:value="0.1406" calcext:value-type="float">
            <text:p>0.1406</text:p>
          </table:table-cell>
          <table:table-cell office:value-type="float" office:value="0.0534" calcext:value-type="float">
            <text:p>0.0534</text:p>
          </table:table-cell>
        </table:table-row>
        <table:table-row table:style-name="ro1">
          <table:table-cell office:value-type="float" office:value="58" calcext:value-type="float">
            <text:p>58</text:p>
          </table:table-cell>
          <table:table-cell office:value-type="float" office:value="256" calcext:value-type="float">
            <text:p>256</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row>
        <table:table-row table:style-name="ro1">
          <table:table-cell office:value-type="float" office:value="115" calcext:value-type="float">
            <text:p>115</text:p>
          </table:table-cell>
          <table:table-cell office:value-type="float" office:value="256" calcext:value-type="float">
            <text:p>256</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row>
        <table:table-row table:style-name="ro1">
          <table:table-cell office:value-type="float" office:value="36" calcext:value-type="float">
            <text:p>3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row>
        <table:table-row table:style-name="ro1">
          <table:table-cell office:value-type="float" office:value="82" calcext:value-type="float">
            <text:p>82</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row>
        <table:table-row table:style-name="ro1">
          <table:table-cell office:value-type="float" office:value="121" calcext:value-type="float">
            <text:p>12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472" calcext:value-type="float">
            <text:p>0.0472</text:p>
          </table:table-cell>
          <table:table-cell office:value-type="float" office:value="0.1401" calcext:value-type="float">
            <text:p>0.1401</text:p>
          </table:table-cell>
          <table:table-cell office:value-type="float" office:value="0.0471" calcext:value-type="float">
            <text:p>0.0471</text:p>
          </table:table-cell>
        </table:table-row>
        <table:table-row table:style-name="ro1">
          <table:table-cell office:value-type="float" office:value="145" calcext:value-type="float">
            <text:p>145</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577" calcext:value-type="float">
            <text:p>0.0577</text:p>
          </table:table-cell>
          <table:table-cell office:value-type="float" office:value="0.1576" calcext:value-type="float">
            <text:p>0.1576</text:p>
          </table:table-cell>
          <table:table-cell office:value-type="float" office:value="0.0486" calcext:value-type="float">
            <text:p>0.0486</text:p>
          </table:table-cell>
        </table:table-row>
        <table:table-row table:style-name="ro1">
          <table:table-cell office:value-type="float" office:value="149" calcext:value-type="float">
            <text:p>149</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319" calcext:value-type="float">
            <text:p>0.0319</text:p>
          </table:table-cell>
          <table:table-cell office:value-type="float" office:value="0.0424" calcext:value-type="float">
            <text:p>0.0424</text:p>
          </table:table-cell>
          <table:table-cell office:value-type="float" office:value="0.1004" calcext:value-type="float">
            <text:p>0.1004</text:p>
          </table:table-cell>
          <table:table-cell office:value-type="float" office:value="0.0451" calcext:value-type="float">
            <text:p>0.0451</text:p>
          </table:table-cell>
        </table:table-row>
        <table:table-row table:style-name="ro1">
          <table:table-cell office:value-type="float" office:value="146" calcext:value-type="float">
            <text:p>14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292" calcext:value-type="float">
            <text:p>0.0292</text:p>
          </table:table-cell>
          <table:table-cell office:value-type="float" office:value="0.039" calcext:value-type="float">
            <text:p>0.039</text:p>
          </table:table-cell>
          <table:table-cell office:value-type="float" office:value="0.1533" calcext:value-type="float">
            <text:p>0.1533</text:p>
          </table:table-cell>
          <table:table-cell office:value-type="float" office:value="0.0424" calcext:value-type="float">
            <text:p>0.0424</text:p>
          </table:table-cell>
        </table:table-row>
        <table:table-row table:style-name="ro1">
          <table:table-cell office:value-type="float" office:value="34" calcext:value-type="float">
            <text:p>34</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row>
        <table:table-row table:style-name="ro1">
          <table:table-cell office:value-type="float" office:value="119" calcext:value-type="float">
            <text:p>119</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row>
        <table:table-row table:style-name="ro1">
          <table:table-cell office:value-type="float" office:value="37" calcext:value-type="float">
            <text:p>37</text:p>
          </table:table-cell>
          <table:table-cell office:value-type="float" office:value="64" calcext:value-type="float">
            <text:p>64</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row>
        <table:table-row table:style-name="ro1">
          <table:table-cell office:value-type="float" office:value="90" calcext:value-type="float">
            <text:p>90</text:p>
          </table:table-cell>
          <table:table-cell office:value-type="float" office:value="64" calcext:value-type="float">
            <text:p>64</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row>
        <table:table-row table:style-name="ro1">
          <table:table-cell office:value-type="float" office:value="40" calcext:value-type="float">
            <text:p>40</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row>
        <table:table-row table:style-name="ro1">
          <table:table-cell office:value-type="float" office:value="96" calcext:value-type="float">
            <text:p>96</text:p>
          </table:table-cell>
          <table:table-cell office:value-type="float" office:value="256" calcext:value-type="float">
            <text:p>256</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row>
        <table:table-row table:style-name="ro1">
          <table:table-cell office:value-type="float" office:value="53" calcext:value-type="float">
            <text:p>53</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218" calcext:value-type="float">
            <text:p>0.0218</text:p>
          </table:table-cell>
          <table:table-cell office:value-type="float" office:value="0.0915" calcext:value-type="float">
            <text:p>0.0915</text:p>
          </table:table-cell>
          <table:table-cell office:value-type="float" office:value="0.3401" calcext:value-type="float">
            <text:p>0.3401</text:p>
          </table:table-cell>
          <table:table-cell office:value-type="float" office:value="0.0545" calcext:value-type="float">
            <text:p>0.0545</text:p>
          </table:table-cell>
        </table:table-row>
        <table:table-row table:style-name="ro1">
          <table:table-cell office:value-type="float" office:value="47" calcext:value-type="float">
            <text:p>47</text:p>
          </table:table-cell>
          <table:table-cell office:value-type="float" office:value="64" calcext:value-type="float">
            <text:p>64</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row>
        <table:table-row table:style-name="ro1">
          <table:table-cell office:value-type="float" office:value="103" calcext:value-type="float">
            <text:p>103</text:p>
          </table:table-cell>
          <table:table-cell office:value-type="float" office:value="64" calcext:value-type="float">
            <text:p>64</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row>
        <table:table-row table:style-name="ro1">
          <table:table-cell office:value-type="float" office:value="43" calcext:value-type="float">
            <text:p>43</text:p>
          </table:table-cell>
          <table:table-cell office:value-type="float" office:value="32" calcext:value-type="float">
            <text:p>32</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row>
        <table:table-row table:style-name="ro1">
          <table:table-cell office:value-type="float" office:value="97" calcext:value-type="float">
            <text:p>97</text:p>
          </table:table-cell>
          <table:table-cell office:value-type="float" office:value="32" calcext:value-type="float">
            <text:p>32</text:p>
          </table:table-cell>
          <table:table-cell office:value-type="string" calcext:value-type="string">
            <text:p>Fals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row>
        <table:table-row table:style-name="ro1">
          <table:table-cell office:value-type="float" office:value="38" calcext:value-type="float">
            <text:p>38</text:p>
          </table:table-cell>
          <table:table-cell office:value-type="float" office:value="128" calcext:value-type="float">
            <text:p>128</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row>
        <table:table-row table:style-name="ro1">
          <table:table-cell office:value-type="float" office:value="91" calcext:value-type="float">
            <text:p>91</text:p>
          </table:table-cell>
          <table:table-cell office:value-type="float" office:value="128" calcext:value-type="float">
            <text:p>128</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row>
        <table:table-row table:style-name="ro1">
          <table:table-cell office:value-type="float" office:value="131" calcext:value-type="float">
            <text:p>131</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6" calcext:value-type="float">
            <text:p>0.016</text:p>
          </table:table-cell>
          <table:table-cell office:value-type="float" office:value="0.0534" calcext:value-type="float">
            <text:p>0.0534</text:p>
          </table:table-cell>
          <table:table-cell office:value-type="float" office:value="0.1701" calcext:value-type="float">
            <text:p>0.1701</text:p>
          </table:table-cell>
          <table:table-cell office:value-type="float" office:value="0.0372" calcext:value-type="float">
            <text:p>0.0372</text:p>
          </table:table-cell>
        </table:table-row>
        <table:table-row table:style-name="ro1">
          <table:table-cell office:value-type="float" office:value="39" calcext:value-type="float">
            <text:p>39</text:p>
          </table:table-cell>
          <table:table-cell office:value-type="float" office:value="128" calcext:value-type="float">
            <text:p>128</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row>
        <table:table-row table:style-name="ro1">
          <table:table-cell office:value-type="float" office:value="92" calcext:value-type="float">
            <text:p>92</text:p>
          </table:table-cell>
          <table:table-cell office:value-type="float" office:value="128" calcext:value-type="float">
            <text:p>128</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row>
        <table:table-row table:style-name="ro1">
          <table:table-cell office:value-type="float" office:value="123" calcext:value-type="float">
            <text:p>123</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7" calcext:value-type="float">
            <text:p>0.0117</text:p>
          </table:table-cell>
          <table:table-cell office:value-type="float" office:value="0.0501" calcext:value-type="float">
            <text:p>0.0501</text:p>
          </table:table-cell>
          <table:table-cell office:value-type="float" office:value="0.1483" calcext:value-type="float">
            <text:p>0.1483</text:p>
          </table:table-cell>
          <table:table-cell office:value-type="float" office:value="0.0309" calcext:value-type="float">
            <text:p>0.0309</text:p>
          </table:table-cell>
        </table:table-row>
        <table:table-row table:style-name="ro1">
          <table:table-cell office:value-type="float" office:value="155" calcext:value-type="float">
            <text:p>155</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7" calcext:value-type="float">
            <text:p>0.0117</text:p>
          </table:table-cell>
          <table:table-cell office:value-type="float" office:value="0.0287" calcext:value-type="float">
            <text:p>0.0287</text:p>
          </table:table-cell>
          <table:table-cell office:value-type="float" office:value="0.1485" calcext:value-type="float">
            <text:p>0.1485</text:p>
          </table:table-cell>
          <table:table-cell office:value-type="float" office:value="0.0284" calcext:value-type="float">
            <text:p>0.0284</text:p>
          </table:table-cell>
        </table:table-row>
        <table:table-row table:style-name="ro1">
          <table:table-cell office:value-type="float" office:value="98" calcext:value-type="float">
            <text:p>98</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13" calcext:value-type="float">
            <text:p>0.0113</text:p>
          </table:table-cell>
          <table:table-cell office:value-type="float" office:value="0.0328" calcext:value-type="float">
            <text:p>0.0328</text:p>
          </table:table-cell>
          <table:table-cell office:value-type="float" office:value="0.1689" calcext:value-type="float">
            <text:p>0.1689</text:p>
          </table:table-cell>
          <table:table-cell office:value-type="float" office:value="0.0273" calcext:value-type="float">
            <text:p>0.0273</text:p>
          </table:table-cell>
        </table:table-row>
        <table:table-row table:style-name="ro1">
          <table:table-cell office:value-type="float" office:value="55" calcext:value-type="float">
            <text:p>55</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105" calcext:value-type="float">
            <text:p>0.0105</text:p>
          </table:table-cell>
          <table:table-cell office:value-type="float" office:value="0.0287" calcext:value-type="float">
            <text:p>0.0287</text:p>
          </table:table-cell>
          <table:table-cell office:value-type="float" office:value="0.1689" calcext:value-type="float">
            <text:p>0.1689</text:p>
          </table:table-cell>
          <table:table-cell office:value-type="float" office:value="0.0253" calcext:value-type="float">
            <text:p>0.0253</text:p>
          </table:table-cell>
        </table:table-row>
        <table:table-row table:style-name="ro1">
          <table:table-cell office:value-type="float" office:value="63" calcext:value-type="float">
            <text:p>63</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623" calcext:value-type="float">
            <text:p>0.0623</text:p>
          </table:table-cell>
          <table:table-cell office:value-type="float" office:value="0.1497" calcext:value-type="float">
            <text:p>0.1497</text:p>
          </table:table-cell>
          <table:table-cell office:value-type="float" office:value="0.0289" calcext:value-type="float">
            <text:p>0.0289</text:p>
          </table:table-cell>
        </table:table-row>
        <table:table-row table:style-name="ro1">
          <table:table-cell office:value-type="float" office:value="132" calcext:value-type="float">
            <text:p>13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376" calcext:value-type="float">
            <text:p>0.0376</text:p>
          </table:table-cell>
          <table:table-cell office:value-type="float" office:value="0.2005" calcext:value-type="float">
            <text:p>0.2005</text:p>
          </table:table-cell>
          <table:table-cell office:value-type="float" office:value="0.0301" calcext:value-type="float">
            <text:p>0.0301</text:p>
          </table:table-cell>
        </table:table-row>
        <table:table-row table:style-name="ro1">
          <table:table-cell office:value-type="float" office:value="142" calcext:value-type="float">
            <text:p>142</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596" calcext:value-type="float">
            <text:p>0.0596</text:p>
          </table:table-cell>
          <table:table-cell office:value-type="float" office:value="0.1808" calcext:value-type="float">
            <text:p>0.1808</text:p>
          </table:table-cell>
          <table:table-cell office:value-type="float" office:value="0.0326" calcext:value-type="float">
            <text:p>0.0326</text:p>
          </table:table-cell>
        </table:table-row>
        <table:table-row table:style-name="ro1">
          <table:table-cell office:value-type="float" office:value="150" calcext:value-type="float">
            <text:p>150</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766" calcext:value-type="float">
            <text:p>0.0766</text:p>
          </table:table-cell>
          <table:table-cell office:value-type="float" office:value="0.1703" calcext:value-type="float">
            <text:p>0.1703</text:p>
          </table:table-cell>
          <table:table-cell office:value-type="float" office:value="0.0386" calcext:value-type="float">
            <text:p>0.0386</text:p>
          </table:table-cell>
        </table:table-row>
        <table:table-row table:style-name="ro1">
          <table:table-cell office:value-type="float" office:value="162" calcext:value-type="float">
            <text:p>162</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3" calcext:value-type="float">
            <text:p>0.0103</text:p>
          </table:table-cell>
          <table:table-cell office:value-type="float" office:value="0.0563" calcext:value-type="float">
            <text:p>0.0563</text:p>
          </table:table-cell>
          <table:table-cell office:value-type="float" office:value="0.1581" calcext:value-type="float">
            <text:p>0.1581</text:p>
          </table:table-cell>
          <table:table-cell office:value-type="float" office:value="0.0293" calcext:value-type="float">
            <text:p>0.0293</text:p>
          </table:table-cell>
        </table:table-row>
        <table:table-row table:style-name="ro1">
          <table:table-cell office:value-type="float" office:value="35" calcext:value-type="float">
            <text:p>35</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row>
        <table:table-row table:style-name="ro1">
          <table:table-cell office:value-type="float" office:value="83" calcext:value-type="float">
            <text:p>83</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row>
        <table:table-row table:style-name="ro1">
          <table:table-cell office:value-type="float" office:value="151" calcext:value-type="float">
            <text:p>151</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101" calcext:value-type="float">
            <text:p>0.0101</text:p>
          </table:table-cell>
          <table:table-cell office:value-type="float" office:value="0.0493" calcext:value-type="float">
            <text:p>0.0493</text:p>
          </table:table-cell>
          <table:table-cell office:value-type="float" office:value="0.218" calcext:value-type="float">
            <text:p>0.218</text:p>
          </table:table-cell>
          <table:table-cell office:value-type="float" office:value="0.0311" calcext:value-type="float">
            <text:p>0.0311</text:p>
          </table:table-cell>
        </table:table-row>
        <table:table-row table:style-name="ro1">
          <table:table-cell office:value-type="float" office:value="44" calcext:value-type="float">
            <text:p>44</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8" calcext:value-type="float">
            <text:p>0.0098</text:p>
          </table:table-cell>
          <table:table-cell office:value-type="float" office:value="0.0287" calcext:value-type="float">
            <text:p>0.0287</text:p>
          </table:table-cell>
          <table:table-cell office:value-type="float" office:value="0.1394" calcext:value-type="float">
            <text:p>0.1394</text:p>
          </table:table-cell>
          <table:table-cell office:value-type="float" office:value="0.0239" calcext:value-type="float">
            <text:p>0.0239</text:p>
          </table:table-cell>
        </table:table-row>
        <table:table-row table:style-name="ro1">
          <table:table-cell office:value-type="float" office:value="59" calcext:value-type="float">
            <text:p>59</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6" calcext:value-type="float">
            <text:p>0.0096</text:p>
          </table:table-cell>
          <table:table-cell office:value-type="float" office:value="0.0319" calcext:value-type="float">
            <text:p>0.0319</text:p>
          </table:table-cell>
          <table:table-cell office:value-type="float" office:value="0.1466" calcext:value-type="float">
            <text:p>0.1466</text:p>
          </table:table-cell>
          <table:table-cell office:value-type="float" office:value="0.0287" calcext:value-type="float">
            <text:p>0.0287</text:p>
          </table:table-cell>
        </table:table-row>
        <table:table-row table:style-name="ro1">
          <table:table-cell office:value-type="float" office:value="66" calcext:value-type="float">
            <text:p>66</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6" calcext:value-type="float">
            <text:p>0.0096</text:p>
          </table:table-cell>
          <table:table-cell office:value-type="float" office:value="0.0249" calcext:value-type="float">
            <text:p>0.0249</text:p>
          </table:table-cell>
          <table:table-cell office:value-type="float" office:value="0.1274" calcext:value-type="float">
            <text:p>0.1274</text:p>
          </table:table-cell>
          <table:table-cell office:value-type="float" office:value="0.0273" calcext:value-type="float">
            <text:p>0.0273</text:p>
          </table:table-cell>
        </table:table-row>
        <table:table-row table:style-name="ro1">
          <table:table-cell office:value-type="float" office:value="50" calcext:value-type="float">
            <text:p>50</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93" calcext:value-type="float">
            <text:p>0.0093</text:p>
          </table:table-cell>
          <table:table-cell office:value-type="float" office:value="0.0187" calcext:value-type="float">
            <text:p>0.0187</text:p>
          </table:table-cell>
          <table:table-cell office:value-type="float" office:value="0.1162" calcext:value-type="float">
            <text:p>0.1162</text:p>
          </table:table-cell>
          <table:table-cell office:value-type="float" office:value="0.0243" calcext:value-type="float">
            <text:p>0.0243</text:p>
          </table:table-cell>
        </table:table-row>
        <table:table-row table:style-name="ro1">
          <table:table-cell office:value-type="float" office:value="104" calcext:value-type="float">
            <text:p>10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321" calcext:value-type="float">
            <text:p>0.0321</text:p>
          </table:table-cell>
          <table:table-cell office:value-type="float" office:value="0.1504" calcext:value-type="float">
            <text:p>0.1504</text:p>
          </table:table-cell>
          <table:table-cell office:value-type="float" office:value="0.0264" calcext:value-type="float">
            <text:p>0.0264</text:p>
          </table:table-cell>
        </table:table-row>
        <table:table-row table:style-name="ro1">
          <table:table-cell office:value-type="float" office:value="139" calcext:value-type="float">
            <text:p>139</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522" calcext:value-type="float">
            <text:p>0.0522</text:p>
          </table:table-cell>
          <table:table-cell office:value-type="float" office:value="0.2247" calcext:value-type="float">
            <text:p>0.2247</text:p>
          </table:table-cell>
          <table:table-cell office:value-type="float" office:value="0.0301" calcext:value-type="float">
            <text:p>0.0301</text:p>
          </table:table-cell>
        </table:table-row>
        <table:table-row table:style-name="ro1">
          <table:table-cell office:value-type="float" office:value="163" calcext:value-type="float">
            <text:p>16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91" calcext:value-type="float">
            <text:p>0.0091</text:p>
          </table:table-cell>
          <table:table-cell office:value-type="float" office:value="0.0369" calcext:value-type="float">
            <text:p>0.0369</text:p>
          </table:table-cell>
          <table:table-cell office:value-type="float" office:value="0.1519" calcext:value-type="float">
            <text:p>0.1519</text:p>
          </table:table-cell>
          <table:table-cell office:value-type="float" office:value="0.0258" calcext:value-type="float">
            <text:p>0.0258</text:p>
          </table:table-cell>
        </table:table-row>
        <table:table-row table:style-name="ro1">
          <table:table-cell office:value-type="float" office:value="161" calcext:value-type="float">
            <text:p>16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84" calcext:value-type="float">
            <text:p>0.0084</text:p>
          </table:table-cell>
          <table:table-cell office:value-type="float" office:value="0.0187" calcext:value-type="float">
            <text:p>0.0187</text:p>
          </table:table-cell>
          <table:table-cell office:value-type="float" office:value="0.178" calcext:value-type="float">
            <text:p>0.178</text:p>
          </table:table-cell>
          <table:table-cell office:value-type="float" office:value="0.0234" calcext:value-type="float">
            <text:p>0.0234</text:p>
          </table:table-cell>
        </table:table-row>
        <table:table-row table:style-name="ro1">
          <table:table-cell office:value-type="float" office:value="67" calcext:value-type="float">
            <text:p>6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74" calcext:value-type="float">
            <text:p>0.0074</text:p>
          </table:table-cell>
          <table:table-cell office:value-type="float" office:value="0.0292" calcext:value-type="float">
            <text:p>0.0292</text:p>
          </table:table-cell>
          <table:table-cell office:value-type="float" office:value="0.1554" calcext:value-type="float">
            <text:p>0.1554</text:p>
          </table:table-cell>
          <table:table-cell office:value-type="float" office:value="0.0242" calcext:value-type="float">
            <text:p>0.0242</text:p>
          </table:table-cell>
        </table:table-row>
        <table:table-row table:style-name="ro1">
          <table:table-cell office:value-type="float" office:value="126" calcext:value-type="float">
            <text:p>126</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74" calcext:value-type="float">
            <text:p>0.0074</text:p>
          </table:table-cell>
          <table:table-cell office:value-type="float" office:value="0.0309" calcext:value-type="float">
            <text:p>0.0309</text:p>
          </table:table-cell>
          <table:table-cell office:value-type="float" office:value="0.0743" calcext:value-type="float">
            <text:p>0.0743</text:p>
          </table:table-cell>
          <table:table-cell office:value-type="float" office:value="0.0237" calcext:value-type="float">
            <text:p>0.0237</text:p>
          </table:table-cell>
        </table:table-row>
        <table:table-row table:style-name="ro1">
          <table:table-cell office:value-type="float" office:value="147" calcext:value-type="float">
            <text:p>147</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9" calcext:value-type="float">
            <text:p>0.0069</text:p>
          </table:table-cell>
          <table:table-cell office:value-type="float" office:value="0.0366" calcext:value-type="float">
            <text:p>0.0366</text:p>
          </table:table-cell>
          <table:table-cell office:value-type="float" office:value="0.2012" calcext:value-type="float">
            <text:p>0.2012</text:p>
          </table:table-cell>
          <table:table-cell office:value-type="float" office:value="0.0256" calcext:value-type="float">
            <text:p>0.0256</text:p>
          </table:table-cell>
        </table:table-row>
        <table:table-row table:style-name="ro1">
          <table:table-cell office:value-type="float" office:value="60" calcext:value-type="float">
            <text:p>6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85" calcext:value-type="float">
            <text:p>0.0285</text:p>
          </table:table-cell>
          <table:table-cell office:value-type="float" office:value="0.1531" calcext:value-type="float">
            <text:p>0.1531</text:p>
          </table:table-cell>
          <table:table-cell office:value-type="float" office:value="0.0236" calcext:value-type="float">
            <text:p>0.0236</text:p>
          </table:table-cell>
        </table:table-row>
        <table:table-row table:style-name="ro1">
          <table:table-cell office:value-type="float" office:value="105" calcext:value-type="float">
            <text:p>105</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108" calcext:value-type="float">
            <text:p>0.0108</text:p>
          </table:table-cell>
          <table:table-cell office:value-type="float" office:value="0.064" calcext:value-type="float">
            <text:p>0.064</text:p>
          </table:table-cell>
          <table:table-cell office:value-type="float" office:value="0.0191" calcext:value-type="float">
            <text:p>0.0191</text:p>
          </table:table-cell>
        </table:table-row>
        <table:table-row table:style-name="ro1">
          <table:table-cell office:value-type="float" office:value="110" calcext:value-type="float">
            <text:p>110</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63" calcext:value-type="float">
            <text:p>0.0263</text:p>
          </table:table-cell>
          <table:table-cell office:value-type="float" office:value="0.1442" calcext:value-type="float">
            <text:p>0.1442</text:p>
          </table:table-cell>
          <table:table-cell office:value-type="float" office:value="0.0219" calcext:value-type="float">
            <text:p>0.0219</text:p>
          </table:table-cell>
        </table:table-row>
        <table:table-row table:style-name="ro1">
          <table:table-cell office:value-type="float" office:value="153" calcext:value-type="float">
            <text:p>153</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7" calcext:value-type="float">
            <text:p>0.0067</text:p>
          </table:table-cell>
          <table:table-cell office:value-type="float" office:value="0.0242" calcext:value-type="float">
            <text:p>0.0242</text:p>
          </table:table-cell>
          <table:table-cell office:value-type="float" office:value="0.1962" calcext:value-type="float">
            <text:p>0.1962</text:p>
          </table:table-cell>
          <table:table-cell office:value-type="float" office:value="0.0228" calcext:value-type="float">
            <text:p>0.0228</text:p>
          </table:table-cell>
        </table:table-row>
        <table:table-row table:style-name="ro1">
          <table:table-cell office:value-type="float" office:value="93" calcext:value-type="float">
            <text:p>93</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563" calcext:value-type="float">
            <text:p>0.0563</text:p>
          </table:table-cell>
          <table:table-cell office:value-type="float" office:value="0.1629" calcext:value-type="float">
            <text:p>0.1629</text:p>
          </table:table-cell>
          <table:table-cell office:value-type="float" office:value="0.0245" calcext:value-type="float">
            <text:p>0.0245</text:p>
          </table:table-cell>
        </table:table-row>
        <table:table-row table:style-name="ro1">
          <table:table-cell office:value-type="float" office:value="127" calcext:value-type="float">
            <text:p>127</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719" calcext:value-type="float">
            <text:p>0.0719</text:p>
          </table:table-cell>
          <table:table-cell office:value-type="float" office:value="0.1291" calcext:value-type="float">
            <text:p>0.1291</text:p>
          </table:table-cell>
          <table:table-cell office:value-type="float" office:value="0.0299" calcext:value-type="float">
            <text:p>0.0299</text:p>
          </table:table-cell>
        </table:table-row>
        <table:table-row table:style-name="ro1">
          <table:table-cell office:value-type="float" office:value="157" calcext:value-type="float">
            <text:p>15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311" calcext:value-type="float">
            <text:p>0.0311</text:p>
          </table:table-cell>
          <table:table-cell office:value-type="float" office:value="0.2053" calcext:value-type="float">
            <text:p>0.2053</text:p>
          </table:table-cell>
          <table:table-cell office:value-type="float" office:value="0.0249" calcext:value-type="float">
            <text:p>0.0249</text:p>
          </table:table-cell>
        </table:table-row>
        <table:table-row table:style-name="ro1">
          <table:table-cell office:value-type="float" office:value="166" calcext:value-type="float">
            <text:p>166</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5" calcext:value-type="float">
            <text:p>0.0065</text:p>
          </table:table-cell>
          <table:table-cell office:value-type="float" office:value="0.024" calcext:value-type="float">
            <text:p>0.024</text:p>
          </table:table-cell>
          <table:table-cell office:value-type="float" office:value="0.142" calcext:value-type="float">
            <text:p>0.142</text:p>
          </table:table-cell>
          <table:table-cell office:value-type="float" office:value="0.0246" calcext:value-type="float">
            <text:p>0.0246</text:p>
          </table:table-cell>
        </table:table-row>
        <table:table-row table:style-name="ro1">
          <table:table-cell office:value-type="float" office:value="61" calcext:value-type="float">
            <text:p>61</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659" calcext:value-type="float">
            <text:p>0.0659</text:p>
          </table:table-cell>
          <table:table-cell office:value-type="float" office:value="0.1734" calcext:value-type="float">
            <text:p>0.1734</text:p>
          </table:table-cell>
          <table:table-cell office:value-type="float" office:value="0.0281" calcext:value-type="float">
            <text:p>0.0281</text:p>
          </table:table-cell>
        </table:table-row>
        <table:table-row table:style-name="ro1">
          <table:table-cell office:value-type="float" office:value="68" calcext:value-type="float">
            <text:p>6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192" calcext:value-type="float">
            <text:p>0.0192</text:p>
          </table:table-cell>
          <table:table-cell office:value-type="float" office:value="0.1269" calcext:value-type="float">
            <text:p>0.1269</text:p>
          </table:table-cell>
          <table:table-cell office:value-type="float" office:value="0.0187" calcext:value-type="float">
            <text:p>0.0187</text:p>
          </table:table-cell>
        </table:table-row>
        <table:table-row table:style-name="ro1">
          <table:table-cell office:value-type="float" office:value="69" calcext:value-type="float">
            <text:p>69</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532" calcext:value-type="float">
            <text:p>0.0532</text:p>
          </table:table-cell>
          <table:table-cell office:value-type="float" office:value="0.1571" calcext:value-type="float">
            <text:p>0.1571</text:p>
          </table:table-cell>
          <table:table-cell office:value-type="float" office:value="0.0276" calcext:value-type="float">
            <text:p>0.0276</text:p>
          </table:table-cell>
        </table:table-row>
        <table:table-row table:style-name="ro1">
          <table:table-cell office:value-type="float" office:value="71" calcext:value-type="float">
            <text:p>71</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469" calcext:value-type="float">
            <text:p>0.0469</text:p>
          </table:table-cell>
          <table:table-cell office:value-type="float" office:value="0.0862" calcext:value-type="float">
            <text:p>0.0862</text:p>
          </table:table-cell>
          <table:table-cell office:value-type="float" office:value="0.0302" calcext:value-type="float">
            <text:p>0.0302</text:p>
          </table:table-cell>
        </table:table-row>
        <table:table-row table:style-name="ro1">
          <table:table-cell office:value-type="float" office:value="84" calcext:value-type="float">
            <text:p>84</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16" calcext:value-type="float">
            <text:p>0.0216</text:p>
          </table:table-cell>
          <table:table-cell office:value-type="float" office:value="0.1454" calcext:value-type="float">
            <text:p>0.1454</text:p>
          </table:table-cell>
          <table:table-cell office:value-type="float" office:value="0.0214" calcext:value-type="float">
            <text:p>0.0214</text:p>
          </table:table-cell>
        </table:table-row>
        <table:table-row table:style-name="ro1">
          <table:table-cell office:value-type="float" office:value="111" calcext:value-type="float">
            <text:p>111</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61" calcext:value-type="float">
            <text:p>0.0261</text:p>
          </table:table-cell>
          <table:table-cell office:value-type="float" office:value="0.1593" calcext:value-type="float">
            <text:p>0.1593</text:p>
          </table:table-cell>
          <table:table-cell office:value-type="float" office:value="0.022" calcext:value-type="float">
            <text:p>0.022</text:p>
          </table:table-cell>
        </table:table-row>
        <table:table-row table:style-name="ro1">
          <table:table-cell office:value-type="float" office:value="116" calcext:value-type="float">
            <text:p>11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426" calcext:value-type="float">
            <text:p>0.0426</text:p>
          </table:table-cell>
          <table:table-cell office:value-type="float" office:value="0.1854" calcext:value-type="float">
            <text:p>0.1854</text:p>
          </table:table-cell>
          <table:table-cell office:value-type="float" office:value="0.024" calcext:value-type="float">
            <text:p>0.024</text:p>
          </table:table-cell>
        </table:table-row>
        <table:table-row table:style-name="ro1">
          <table:table-cell office:value-type="float" office:value="122" calcext:value-type="float">
            <text:p>122</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364" calcext:value-type="float">
            <text:p>0.0364</text:p>
          </table:table-cell>
          <table:table-cell office:value-type="float" office:value="0.1526" calcext:value-type="float">
            <text:p>0.1526</text:p>
          </table:table-cell>
          <table:table-cell office:value-type="float" office:value="0.027" calcext:value-type="float">
            <text:p>0.027</text:p>
          </table:table-cell>
        </table:table-row>
        <table:table-row table:style-name="ro1">
          <table:table-cell office:value-type="float" office:value="133" calcext:value-type="float">
            <text:p>133</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71" calcext:value-type="float">
            <text:p>0.0271</text:p>
          </table:table-cell>
          <table:table-cell office:value-type="float" office:value="0.136" calcext:value-type="float">
            <text:p>0.136</text:p>
          </table:table-cell>
          <table:table-cell office:value-type="float" office:value="0.0233" calcext:value-type="float">
            <text:p>0.0233</text:p>
          </table:table-cell>
        </table:table-row>
        <table:table-row table:style-name="ro1">
          <table:table-cell office:value-type="float" office:value="159" calcext:value-type="float">
            <text:p>159</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333" calcext:value-type="float">
            <text:p>0.0333</text:p>
          </table:table-cell>
          <table:table-cell office:value-type="float" office:value="0.1523" calcext:value-type="float">
            <text:p>0.1523</text:p>
          </table:table-cell>
          <table:table-cell office:value-type="float" office:value="0.0249" calcext:value-type="float">
            <text:p>0.0249</text:p>
          </table:table-cell>
        </table:table-row>
        <table:table-row table:style-name="ro1">
          <table:table-cell office:value-type="float" office:value="165" calcext:value-type="float">
            <text:p>165</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35" calcext:value-type="float">
            <text:p>0.0235</text:p>
          </table:table-cell>
          <table:table-cell office:value-type="float" office:value="0.1981" calcext:value-type="float">
            <text:p>0.1981</text:p>
          </table:table-cell>
          <table:table-cell office:value-type="float" office:value="0.0222" calcext:value-type="float">
            <text:p>0.0222</text:p>
          </table:table-cell>
        </table:table-row>
        <table:table-row table:style-name="ro1">
          <table:table-cell office:value-type="float" office:value="167" calcext:value-type="float">
            <text:p>167</text:p>
          </table:table-cell>
          <table:table-cell office:value-type="float" office:value="64" calcext:value-type="float">
            <text:p>64</text:p>
          </table:table-cell>
          <table:table-cell office:value-type="string" calcext:value-type="string">
            <text:p>True</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2" calcext:value-type="float">
            <text:p>0.0062</text:p>
          </table:table-cell>
          <table:table-cell office:value-type="float" office:value="0.0223" calcext:value-type="float">
            <text:p>0.0223</text:p>
          </table:table-cell>
          <table:table-cell office:value-type="float" office:value="0.1423" calcext:value-type="float">
            <text:p>0.1423</text:p>
          </table:table-cell>
          <table:table-cell office:value-type="float" office:value="0.0229" calcext:value-type="float">
            <text:p>0.0229</text:p>
          </table:table-cell>
        </table:table-row>
        <table:table-row table:style-name="ro1">
          <table:table-cell office:value-type="float" office:value="135" calcext:value-type="float">
            <text:p>13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 calcext:value-type="float">
            <text:p>0.006</text:p>
          </table:table-cell>
          <table:table-cell office:value-type="float" office:value="0.0192" calcext:value-type="float">
            <text:p>0.0192</text:p>
          </table:table-cell>
          <table:table-cell office:value-type="float" office:value="0.0968" calcext:value-type="float">
            <text:p>0.0968</text:p>
          </table:table-cell>
          <table:table-cell office:value-type="float" office:value="0.021" calcext:value-type="float">
            <text:p>0.021</text:p>
          </table:table-cell>
        </table:table-row>
        <table:table-row table:style-name="ro1">
          <table:table-cell office:value-type="float" office:value="158" calcext:value-type="float">
            <text:p>158</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6" calcext:value-type="float">
            <text:p>0.006</text:p>
          </table:table-cell>
          <table:table-cell office:value-type="float" office:value="0.0213" calcext:value-type="float">
            <text:p>0.0213</text:p>
          </table:table-cell>
          <table:table-cell office:value-type="float" office:value="0.143" calcext:value-type="float">
            <text:p>0.143</text:p>
          </table:table-cell>
          <table:table-cell office:value-type="float" office:value="0.0206" calcext:value-type="float">
            <text:p>0.0206</text:p>
          </table:table-cell>
        </table:table-row>
        <table:table-row table:style-name="ro1">
          <table:table-cell office:value-type="float" office:value="48" calcext:value-type="float">
            <text:p>48</text:p>
          </table:table-cell>
          <table:table-cell office:value-type="float" office:value="32" calcext:value-type="float">
            <text:p>32</text:p>
          </table:table-cell>
          <table:table-cell office:value-type="string" calcext:value-type="string">
            <text:p>True</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247" calcext:value-type="float">
            <text:p>0.0247</text:p>
          </table:table-cell>
          <table:table-cell office:value-type="float" office:value="0.1629" calcext:value-type="float">
            <text:p>0.1629</text:p>
          </table:table-cell>
          <table:table-cell office:value-type="float" office:value="0.0252" calcext:value-type="float">
            <text:p>0.0252</text:p>
          </table:table-cell>
        </table:table-row>
        <table:table-row table:style-name="ro1">
          <table:table-cell office:value-type="float" office:value="130" calcext:value-type="float">
            <text:p>130</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513" calcext:value-type="float">
            <text:p>0.0513</text:p>
          </table:table-cell>
          <table:table-cell office:value-type="float" office:value="0.1327" calcext:value-type="float">
            <text:p>0.1327</text:p>
          </table:table-cell>
          <table:table-cell office:value-type="float" office:value="0.0259" calcext:value-type="float">
            <text:p>0.0259</text:p>
          </table:table-cell>
        </table:table-row>
        <table:table-row table:style-name="ro1">
          <table:table-cell office:value-type="float" office:value="141" calcext:value-type="float">
            <text:p>141</text:p>
          </table:table-cell>
          <table:table-cell office:value-type="float" office:value="64" calcext:value-type="float">
            <text:p>64</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3" calcext:value-type="float">
            <text:p>0.0053</text:p>
          </table:table-cell>
          <table:table-cell office:value-type="float" office:value="0.0115" calcext:value-type="float">
            <text:p>0.0115</text:p>
          </table:table-cell>
          <table:table-cell office:value-type="float" office:value="0.1255" calcext:value-type="float">
            <text:p>0.1255</text:p>
          </table:table-cell>
          <table:table-cell office:value-type="float" office:value="0.0185" calcext:value-type="float">
            <text:p>0.0185</text:p>
          </table:table-cell>
        </table:table-row>
        <table:table-row table:style-name="ro1">
          <table:table-cell office:value-type="float" office:value="125" calcext:value-type="float">
            <text:p>125</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 calcext:value-type="float">
            <text:p>0.005</text:p>
          </table:table-cell>
          <table:table-cell office:value-type="float" office:value="0.0196" calcext:value-type="float">
            <text:p>0.0196</text:p>
          </table:table-cell>
          <table:table-cell office:value-type="float" office:value="0.1408" calcext:value-type="float">
            <text:p>0.1408</text:p>
          </table:table-cell>
          <table:table-cell office:value-type="float" office:value="0.02" calcext:value-type="float">
            <text:p>0.02</text:p>
          </table:table-cell>
        </table:table-row>
        <table:table-row table:style-name="ro1">
          <table:table-cell office:value-type="float" office:value="129" calcext:value-type="float">
            <text:p>129</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5" calcext:value-type="float">
            <text:p>0.005</text:p>
          </table:table-cell>
          <table:table-cell office:value-type="float" office:value="0.0069" calcext:value-type="float">
            <text:p>0.0069</text:p>
          </table:table-cell>
          <table:table-cell office:value-type="float" office:value="0.1238" calcext:value-type="float">
            <text:p>0.1238</text:p>
          </table:table-cell>
          <table:table-cell office:value-type="float" office:value="0.0179" calcext:value-type="float">
            <text:p>0.0179</text:p>
          </table:table-cell>
        </table:table-row>
        <table:table-row table:style-name="ro1">
          <table:table-cell office:value-type="float" office:value="29" calcext:value-type="float">
            <text:p>29</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row>
        <table:table-row table:style-name="ro1">
          <table:table-cell office:value-type="float" office:value="31" calcext:value-type="float">
            <text:p>31</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row>
        <table:table-row table:style-name="ro1">
          <table:table-cell office:value-type="float" office:value="33" calcext:value-type="float">
            <text:p>33</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row>
        <table:table-row table:style-name="ro1">
          <table:table-cell office:value-type="float" office:value="106" calcext:value-type="float">
            <text:p>106</text:p>
          </table:table-cell>
          <table:table-cell office:value-type="float" office:value="64" calcext:value-type="float">
            <text:p>64</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row>
        <table:table-row table:style-name="ro1">
          <table:table-cell office:value-type="float" office:value="112" calcext:value-type="float">
            <text:p>112</text:p>
          </table:table-cell>
          <table:table-cell office:value-type="float" office:value="128" calcext:value-type="float">
            <text:p>128</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row>
        <table:table-row table:style-name="ro1">
          <table:table-cell office:value-type="float" office:value="117" calcext:value-type="float">
            <text:p>117</text:p>
          </table:table-cell>
          <table:table-cell office:value-type="float" office:value="256" calcext:value-type="float">
            <text:p>256</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row>
        <table:table-row table:style-name="ro1">
          <table:table-cell office:value-type="float" office:value="143" calcext:value-type="float">
            <text:p>143</text:p>
          </table:table-cell>
          <table:table-cell office:value-type="float" office:value="64" calcext:value-type="float">
            <text:p>64</text:p>
          </table:table-cell>
          <table:table-cell office:value-type="string" calcext:value-type="string">
            <text:p>True</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48" calcext:value-type="float">
            <text:p>0.0048</text:p>
          </table:table-cell>
          <table:table-cell office:value-type="float" office:value="0.0319" calcext:value-type="float">
            <text:p>0.0319</text:p>
          </table:table-cell>
          <table:table-cell office:value-type="float" office:value="0.1674" calcext:value-type="float">
            <text:p>0.1674</text:p>
          </table:table-cell>
          <table:table-cell office:value-type="float" office:value="0.023" calcext:value-type="float">
            <text:p>0.023</text:p>
          </table:table-cell>
        </table:table-row>
        <table:table-row table:style-name="ro1">
          <table:table-cell office:value-type="float" office:value="27" calcext:value-type="float">
            <text:p>27</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row>
        <table:table-row table:style-name="ro1">
          <table:table-cell office:value-type="float" office:value="99" calcext:value-type="float">
            <text:p>99</text:p>
          </table:table-cell>
          <table:table-cell office:value-type="float" office:value="32" calcext:value-type="float">
            <text:p>32</text:p>
          </table:table-cell>
          <table:table-cell office:value-type="string" calcext:value-type="string">
            <text:p>Fals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row>
        <table:table-row table:style-name="ro1">
          <table:table-cell office:value-type="float" office:value="124" calcext:value-type="float">
            <text:p>124</text:p>
          </table:table-cell>
          <table:table-cell office:value-type="float" office:value="32" calcext:value-type="float">
            <text:p>32</text:p>
          </table:table-cell>
          <table:table-cell office:value-type="string" calcext:value-type="string">
            <text:p>True</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24" calcext:value-type="float">
            <text:p>0.0024</text:p>
          </table:table-cell>
          <table:table-cell office:value-type="float" office:value="0.041" calcext:value-type="float">
            <text:p>0.041</text:p>
          </table:table-cell>
          <table:table-cell office:value-type="float" office:value="0.1705" calcext:value-type="float">
            <text:p>0.1705</text:p>
          </table:table-cell>
          <table:table-cell office:value-type="float" office:value="0.0208" calcext:value-type="float">
            <text:p>0.0208</text:p>
          </table:table-cell>
        </table:table-row>
        <table:table-row table:style-name="ro1">
          <table:table-cell office:value-type="float" office:value="134" calcext:value-type="float">
            <text:p>134</text:p>
          </table:table-cell>
          <table:table-cell office:value-type="float" office:value="64" calcext:value-type="float">
            <text:p>64</text:p>
          </table:table-cell>
          <table:table-cell office:value-type="string" calcext:value-type="string">
            <text:p>True</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7" calcext:value-type="float">
            <text:p>0.0017</text:p>
          </table:table-cell>
          <table:table-cell office:value-type="float" office:value="0.0189" calcext:value-type="float">
            <text:p>0.0189</text:p>
          </table:table-cell>
          <table:table-cell office:value-type="float" office:value="0.0513" calcext:value-type="float">
            <text:p>0.0513</text:p>
          </table:table-cell>
          <table:table-cell office:value-type="float" office:value="0.0181" calcext:value-type="float">
            <text:p>0.0181</text:p>
          </table:table-cell>
        </table:table-row>
        <table:table-row table:style-name="ro1">
          <table:table-cell office:value-type="float" office:value="137" calcext:value-type="float">
            <text:p>137</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7" calcext:value-type="float">
            <text:p>0.0017</text:p>
          </table:table-cell>
          <table:table-cell office:value-type="float" office:value="0.0261" calcext:value-type="float">
            <text:p>0.0261</text:p>
          </table:table-cell>
          <table:table-cell office:value-type="float" office:value="0.0946" calcext:value-type="float">
            <text:p>0.0946</text:p>
          </table:table-cell>
          <table:table-cell office:value-type="float" office:value="0.0201" calcext:value-type="float">
            <text:p>0.0201</text:p>
          </table:table-cell>
        </table:table-row>
        <table:table-row table:style-name="ro1">
          <table:table-cell office:value-type="float" office:value="154" calcext:value-type="float">
            <text:p>154</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14" calcext:value-type="float">
            <text:p>0.0014</text:p>
          </table:table-cell>
          <table:table-cell office:value-type="float" office:value="0.0208" calcext:value-type="float">
            <text:p>0.0208</text:p>
          </table:table-cell>
          <table:table-cell office:value-type="float" office:value="0.142" calcext:value-type="float">
            <text:p>0.142</text:p>
          </table:table-cell>
          <table:table-cell office:value-type="float" office:value="0.0152" calcext:value-type="float">
            <text:p>0.0152</text:p>
          </table:table-cell>
        </table:table-row>
        <table:table-row table:style-name="ro1">
          <table:table-cell office:value-type="float" office:value="76" calcext:value-type="float">
            <text:p>76</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12" calcext:value-type="float">
            <text:p>0.0012</text:p>
          </table:table-cell>
          <table:table-cell office:value-type="float" office:value="0.017" calcext:value-type="float">
            <text:p>0.017</text:p>
          </table:table-cell>
          <table:table-cell office:value-type="float" office:value="0.1353" calcext:value-type="float">
            <text:p>0.1353</text:p>
          </table:table-cell>
          <table:table-cell office:value-type="float" office:value="0.0151" calcext:value-type="float">
            <text:p>0.0151</text:p>
          </table:table-cell>
        </table:table-row>
        <table:table-row table:style-name="ro1">
          <table:table-cell office:value-type="float" office:value="72" calcext:value-type="float">
            <text:p>72</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07" calcext:value-type="float">
            <text:p>0.0007</text:p>
          </table:table-cell>
          <table:table-cell office:value-type="float" office:value="0.0017" calcext:value-type="float">
            <text:p>0.0017</text:p>
          </table:table-cell>
          <table:table-cell office:value-type="float" office:value="0.0678" calcext:value-type="float">
            <text:p>0.0678</text:p>
          </table:table-cell>
          <table:table-cell office:value-type="float" office:value="0.0114" calcext:value-type="float">
            <text:p>0.0114</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7" calcext:value-type="float">
            <text:p>0.0007</text:p>
          </table:table-cell>
          <table:table-cell office:value-type="float" office:value="0.0184" calcext:value-type="float">
            <text:p>0.0184</text:p>
          </table:table-cell>
          <table:table-cell office:value-type="float" office:value="0.1564" calcext:value-type="float">
            <text:p>0.1564</text:p>
          </table:table-cell>
          <table:table-cell office:value-type="float" office:value="0.0184" calcext:value-type="float">
            <text:p>0.0184</text:p>
          </table:table-cell>
        </table:table-row>
        <table:table-row table:style-name="ro1">
          <table:table-cell office:value-type="float" office:value="51" calcext:value-type="float">
            <text:p>51</text:p>
          </table:table-cell>
          <table:table-cell office:value-type="float" office:value="64" calcext:value-type="float">
            <text:p>64</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row>
        <table:table-row table:style-name="ro1">
          <table:table-cell office:value-type="float" office:value="54" calcext:value-type="float">
            <text:p>54</text:p>
          </table:table-cell>
          <table:table-cell office:value-type="float" office:value="32" calcext:value-type="float">
            <text:p>32</text:p>
          </table:table-cell>
          <table:table-cell office:value-type="string" calcext:value-type="string">
            <text:p>True</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office:value-type="float" office:value="0.0005" calcext:value-type="float">
            <text:p>0.0005</text:p>
          </table:table-cell>
          <table:table-cell office:value-type="float" office:value="0.0125" calcext:value-type="float">
            <text:p>0.0125</text:p>
          </table:table-cell>
          <table:table-cell office:value-type="float" office:value="0.0807" calcext:value-type="float">
            <text:p>0.0807</text:p>
          </table:table-cell>
          <table:table-cell office:value-type="float" office:value="0.0142" calcext:value-type="float">
            <text:p>0.0142</text:p>
          </table:table-cell>
        </table:table-row>
        <table:table-row table:style-name="ro1">
          <table:table-cell office:value-type="float" office:value="113" calcext:value-type="float">
            <text:p>113</text:p>
          </table:table-cell>
          <table:table-cell office:value-type="float" office:value="64" calcext:value-type="float">
            <text:p>64</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row>
        <table:table-row table:style-name="ro1">
          <table:table-cell office:value-type="float" office:value="56" calcext:value-type="float">
            <text:p>56</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0002" calcext:value-type="float">
            <text:p>0.0002</text:p>
          </table:table-cell>
          <table:table-cell office:value-type="float" office:value="0.0102" calcext:value-type="float">
            <text:p>0.0102</text:p>
          </table:table-cell>
        </table:table-row>
        <table:table-row table:style-name="ro1">
          <table:table-cell office:value-type="float" office:value="73" calcext:value-type="float">
            <text:p>73</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2" calcext:value-type="float">
            <text:p>0.0002</text:p>
          </table:table-cell>
          <table:table-cell office:value-type="float" office:value="0.0549" calcext:value-type="float">
            <text:p>0.0549</text:p>
          </table:table-cell>
          <table:table-cell office:value-type="float" office:value="0.1763" calcext:value-type="float">
            <text:p>0.1763</text:p>
          </table:table-cell>
          <table:table-cell office:value-type="float" office:value="0.0204" calcext:value-type="float">
            <text:p>0.0204</text:p>
          </table:table-cell>
        </table:table-row>
        <table:table-row table:style-name="ro1">
          <table:table-cell office:value-type="float" office:value="85" calcext:value-type="float">
            <text:p>85</text:p>
          </table:table-cell>
          <table:table-cell office:value-type="float" office:value="32" calcext:value-type="float">
            <text:p>32</text:p>
          </table:table-cell>
          <table:table-cell office:value-type="string" calcext:value-type="string">
            <text:p>True</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xavier_normal</text:p>
          </table:table-cell>
          <table:table-cell/>
          <table:table-cell office:value-type="string" calcext:value-type="string">
            <text:p>rnn</text:p>
          </table:table-cell>
          <table:table-cell office:value-type="string" calcext:value-type="string">
            <text:p>adagrad</text:p>
          </table:table-cell>
          <table:table-cell office:value-type="float" office:value="0.0002" calcext:value-type="float">
            <text:p>0.0002</text:p>
          </table:table-cell>
          <table:table-cell office:value-type="float" office:value="0.0328" calcext:value-type="float">
            <text:p>0.0328</text:p>
          </table:table-cell>
          <table:table-cell office:value-type="float" office:value="0.1796" calcext:value-type="float">
            <text:p>0.1796</text:p>
          </table:table-cell>
          <table:table-cell office:value-type="float" office:value="0.0216" calcext:value-type="float">
            <text:p>0.0216</text:p>
          </table:table-cell>
        </table:table-row>
        <table:table-row table:style-name="ro1">
          <table:table-cell office:value-type="float" office:value="41" calcext:value-type="float">
            <text:p>41</text:p>
          </table:table-cell>
          <table:table-cell office:value-type="float" office:value="256" calcext:value-type="float">
            <text:p>256</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45" calcext:value-type="float">
            <text:p>45</text:p>
          </table:table-cell>
          <table:table-cell office:value-type="float" office:value="32" calcext:value-type="float">
            <text:p>32</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57" calcext:value-type="float">
            <text:p>57</text:p>
          </table:table-cell>
          <table:table-cell office:value-type="float" office:value="128" calcext:value-type="float">
            <text:p>128</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64" calcext:value-type="float">
            <text:p>64</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65" calcext:value-type="float">
            <text:p>65</text:p>
          </table:table-cell>
          <table:table-cell office:value-type="float" office:value="256" calcext:value-type="float">
            <text:p>256</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78" calcext:value-type="float">
            <text:p>78</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2" office:value-type="float" office:value="0" calcext:value-type="float">
            <text:p>0</text:p>
          </table:table-cell>
          <table:table-cell office:value-type="float" office:value="0.0005" calcext:value-type="float">
            <text:p>0.0005</text:p>
          </table:table-cell>
          <table:table-cell office:value-type="float" office:value="0.01" calcext:value-type="float">
            <text:p>0.01</text:p>
          </table:table-cell>
        </table:table-row>
        <table:table-row table:style-name="ro1">
          <table:table-cell office:value-type="float" office:value="86" calcext:value-type="float">
            <text:p>86</text:p>
          </table:table-cell>
          <table:table-cell office:value-type="float" office:value="32" calcext:value-type="float">
            <text:p>32</text:p>
          </table:table-cell>
          <table:table-cell office:value-type="string" calcext:value-type="string">
            <text:p>True</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94" calcext:value-type="float">
            <text:p>94</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0" calcext:value-type="float">
            <text:p>100</text:p>
          </table:table-cell>
          <table:table-cell office:value-type="float" office:value="32" calcext:value-type="float">
            <text:p>32</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rnn</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1" calcext:value-type="float">
            <text:p>101</text:p>
          </table:table-cell>
          <table:table-cell office:value-type="float" office:value="256" calcext:value-type="float">
            <text:p>256</text:p>
          </table:table-cell>
          <table:table-cell office:value-type="string" calcext:value-type="string">
            <text:p>Tru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07" calcext:value-type="float">
            <text:p>107</text:p>
          </table:table-cell>
          <table:table-cell office:value-type="float" office:value="32" calcext:value-type="float">
            <text:p>32</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18" calcext:value-type="float">
            <text:p>118</text:p>
          </table:table-cell>
          <table:table-cell office:value-type="float" office:value="128" calcext:value-type="float">
            <text:p>128</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row table:style-name="ro1">
          <table:table-cell office:value-type="float" office:value="120" calcext:value-type="float">
            <text:p>120</text:p>
          </table:table-cell>
          <table:table-cell office:value-type="float" office:value="256" calcext:value-type="float">
            <text:p>256</text:p>
          </table:table-cell>
          <table:table-cell office:value-type="string" calcext:value-type="string">
            <text:p>False</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string" calcext:value-type="string">
            <text:p>normal</text:p>
          </table:table-cell>
          <table:table-cell/>
          <table:table-cell office:value-type="string" calcext:value-type="string">
            <text:p>only</text:p>
          </table:table-cell>
          <table:table-cell office:value-type="string" calcext:value-type="string">
            <text:p>adagrad</text:p>
          </table:table-cell>
          <table:table-cell table:number-columns-repeated="3" office:value-type="float" office:value="0" calcext:value-type="float">
            <text:p>0</text:p>
          </table:table-cell>
          <table:table-cell office:value-type="float" office:value="0.01" calcext:value-type="float">
            <text:p>0.01</text:p>
          </table:table-cell>
        </table:table-row>
      </table:table>
      <table:table table:name="Yamada Grid Search" table:style-name="ta1">
        <table:table-column table:style-name="co38" table:default-cell-style-name="Default"/>
        <table:table-column table:style-name="co39" table:default-cell-style-name="Default"/>
        <table:table-column table:style-name="co1" table:number-columns-repeated="3" table:default-cell-style-name="Default"/>
        <table:table-column table:style-name="co40" table:default-cell-style-name="Default"/>
        <table:table-column table:style-name="co1" table:default-cell-style-name="Default"/>
        <table:table-column table:style-name="co41" table:default-cell-style-name="Default"/>
        <table:table-column table:style-name="co42" table:number-columns-repeated="2" table:default-cell-style-name="Default"/>
        <table:table-column table:style-name="co1" table:number-columns-repeated="2" table:default-cell-style-name="Default"/>
        <table:table-column table:style-name="co42" table:default-cell-style-name="Default"/>
        <table:table-row table:style-name="ro1">
          <table:table-cell office:value-type="string" calcext:value-type="string">
            <text:p>Results for Yamada Grid Search with different candidate generation methods and training data</text:p>
          </table:table-cell>
          <table:table-cell table:number-columns-repeated="12"/>
        </table:table-row>
        <table:table-row table:style-name="ro1">
          <table:table-cell table:number-columns-repeated="13"/>
        </table:table-row>
        <table:table-row table:style-name="ro1">
          <table:table-cell office:value-type="string" calcext:value-type="string">
            <text:p>Num Candiates</text:p>
          </table:table-cell>
          <table:table-cell office:value-type="string" calcext:value-type="string">
            <text:p>dp</text:p>
          </table:table-cell>
          <table:table-cell office:value-type="string" calcext:value-type="string">
            <text:p>hidden_size</text:p>
          </table:table-cell>
          <table:table-cell office:value-type="string" calcext:value-type="string">
            <text:p>lr</text:p>
          </table:table-cell>
          <table:table-cell office:value-type="string" calcext:value-type="string">
            <text:p>wd</text:p>
          </table:table-cell>
          <table:table-cell office:value-type="string" calcext:value-type="string">
            <text:p>optim</text:p>
          </table:table-cell>
          <table:table-cell office:value-type="string" calcext:value-type="string">
            <text:p>num epochs</text:p>
          </table:table-cell>
          <table:table-cell office:value-type="string" calcext:value-type="string">
            <text:p>cand generation</text:p>
          </table:table-cell>
          <table:table-cell office:value-type="string" calcext:value-type="string">
            <text:p>Ignore Context</text:p>
          </table:table-cell>
          <table:table-cell office:value-type="string" calcext:value-type="string">
            <text:p>Train On</text:p>
          </table:table-cell>
          <table:table-cell office:value-type="string" calcext:value-type="string">
            <text:p>Conll</text:p>
          </table:table-cell>
          <table:table-cell office:value-type="string" calcext:value-type="string">
            <text:p>Wiki</text:p>
          </table:table-cell>
          <table:table-cell office:value-type="string" calcext:value-type="string">
            <text:p>Remarks</text:p>
          </table:table-cell>
        </table:table-row>
        <table:table-row table:style-name="ro1">
          <table:table-cell table:style-name="ce5" office:value-type="float" office:value="32" calcext:value-type="float">
            <text:p>32</text:p>
          </table:table-cell>
          <table:table-cell table:style-name="ce5" office:value-type="float" office:value="0.1" calcext:value-type="float">
            <text:p>0.1</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Pershina</text:p>
          </table:table-cell>
          <table:table-cell table:style-name="ce7" office:value-type="boolean" office:boolean-value="false" calcext:value-type="boolean">
            <text:p>FALSE</text:p>
          </table:table-cell>
          <table:table-cell table:style-name="ce5" office:value-type="string" calcext:value-type="string">
            <text:p>Conll</text:p>
          </table:table-cell>
          <table:table-cell table:style-name="ce5" office:value-type="float" office:value="91.33" calcext:value-type="float">
            <text:p>91.33</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5" office:value-type="float" office:value="32" calcext:value-type="float">
            <text:p>32</text:p>
          </table:table-cell>
          <table:table-cell table:style-name="ce5" office:value-type="float" office:value="0.2" calcext:value-type="float">
            <text:p>0.2</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Necounts</text:p>
          </table:table-cell>
          <table:table-cell table:style-name="ce7" office:value-type="boolean" office:boolean-value="false" calcext:value-type="boolean">
            <text:p>FALSE</text:p>
          </table:table-cell>
          <table:table-cell table:style-name="ce5" office:value-type="string" calcext:value-type="string">
            <text:p>Conll</text:p>
          </table:table-cell>
          <table:table-cell table:style-name="ce5" office:value-type="float" office:value="90.22" calcext:value-type="float">
            <text:p>90.22</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5" office:value-type="float" office:value="32" calcext:value-type="float">
            <text:p>32</text:p>
          </table:table-cell>
          <table:table-cell table:style-name="ce5" office:value-type="float" office:value="0.2" calcext:value-type="float">
            <text:p>0.2</text:p>
          </table:table-cell>
          <table:table-cell table:style-name="ce5" office:value-type="float" office:value="2000" calcext:value-type="float">
            <text:p>2000</text:p>
          </table:table-cell>
          <table:table-cell table:style-name="ce5" office:value-type="float" office:value="0.01" calcext:value-type="float">
            <text:p>0.01</text:p>
          </table:table-cell>
          <table:table-cell table:style-name="ce5" office:value-type="float" office:value="0.0001" calcext:value-type="float">
            <text:p>0.0001</text:p>
          </table:table-cell>
          <table:table-cell table:style-name="ce5" office:value-type="string" calcext:value-type="string">
            <text:p>adagrad</text:p>
          </table:table-cell>
          <table:table-cell table:style-name="ce5" office:value-type="float" office:value="100" calcext:value-type="float">
            <text:p>100</text:p>
          </table:table-cell>
          <table:table-cell table:style-name="ce5" office:value-type="string" calcext:value-type="string">
            <text:p>Pershina</text:p>
          </table:table-cell>
          <table:table-cell table:style-name="ce7" office:value-type="boolean" office:boolean-value="true" calcext:value-type="boolean">
            <text:p>TRUE</text:p>
          </table:table-cell>
          <table:table-cell table:style-name="ce5" office:value-type="string" calcext:value-type="string">
            <text:p>Conll</text:p>
          </table:table-cell>
          <table:table-cell table:style-name="ce5" office:value-type="float" office:value="91.402" calcext:value-type="float">
            <text:p>91.402</text:p>
          </table:table-cell>
          <table:table-cell table:style-name="ce5" office:value-type="string" calcext:value-type="string">
            <text:p>-</text:p>
          </table:table-cell>
          <table:table-cell table:style-name="ce5" office:value-type="string" calcext:value-type="string">
            <text:p>Conditional Error</text:p>
          </table:table-cell>
        </table:table-row>
        <table:table-row table:style-name="ro1">
          <table:table-cell table:style-name="ce6" table:number-columns-repeated="9"/>
          <table:table-cell/>
          <table:table-cell table:style-name="ce6"/>
          <table:table-cell/>
          <table:table-cell table:style-name="ce6"/>
        </table:table-row>
        <table:table-row table:style-name="ro1">
          <table:table-cell table:style-name="ce6" office:value-type="float" office:value="16" calcext:value-type="float">
            <text:p>16</text:p>
          </table:table-cell>
          <table:table-cell table:style-name="ce6" office:value-type="float" office:value="0.1" calcext:value-type="float">
            <text:p>0.1</text:p>
          </table:table-cell>
          <table:table-cell table:style-name="ce6" office:value-type="float" office:value="2000" calcext:value-type="float">
            <text:p>2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Pershina</text:p>
          </table:table-cell>
          <table:table-cell table:style-name="ce8" office:value-type="boolean" office:boolean-value="false" calcext:value-type="boolean">
            <text:p>FALSE</text:p>
          </table:table-cell>
          <table:table-cell office:value-type="string" calcext:value-type="string">
            <text:p>Conll</text:p>
          </table:table-cell>
          <table:table-cell table:style-name="ce6" office:value-type="float" office:value="94.48" calcext:value-type="float">
            <text:p>94.48</text:p>
          </table:table-cell>
          <table:table-cell office:value-type="string" calcext:value-type="string">
            <text:p>-</text:p>
          </table:table-cell>
          <table:table-cell table:style-name="ce6"/>
        </table:table-row>
        <table:table-row table:style-name="ro1">
          <table:table-cell table:style-name="ce6" office:value-type="float" office:value="8" calcext:value-type="float">
            <text:p>8</text:p>
          </table:table-cell>
          <table:table-cell table:style-name="ce6" office:value-type="float" office:value="0.3" calcext:value-type="float">
            <text:p>0.3</text:p>
          </table:table-cell>
          <table:table-cell table:style-name="ce6" office:value-type="float" office:value="1000" calcext:value-type="float">
            <text:p>1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Necounts</text:p>
          </table:table-cell>
          <table:table-cell table:style-name="ce8" office:value-type="boolean" office:boolean-value="false" calcext:value-type="boolean">
            <text:p>FALSE</text:p>
          </table:table-cell>
          <table:table-cell office:value-type="string" calcext:value-type="string">
            <text:p>Conll</text:p>
          </table:table-cell>
          <table:table-cell table:style-name="ce6" office:value-type="float" office:value="93.96" calcext:value-type="float">
            <text:p>93.96</text:p>
          </table:table-cell>
          <table:table-cell office:value-type="string" calcext:value-type="string">
            <text:p>-</text:p>
          </table:table-cell>
          <table:table-cell table:style-name="ce6"/>
        </table:table-row>
        <table:table-row table:style-name="ro1">
          <table:table-cell office:value-type="float" office:value="16" calcext:value-type="float">
            <text:p>16</text:p>
          </table:table-cell>
          <table:table-cell office:value-type="float" office:value="0.1" calcext:value-type="float">
            <text:p>0.1</text:p>
          </table:table-cell>
          <table:table-cell table:style-name="ce6" office:value-type="float" office:value="1000" calcext:value-type="float">
            <text:p>1000</text:p>
          </table:table-cell>
          <table:table-cell table:style-name="ce6" office:value-type="float" office:value="0.005" calcext:value-type="float">
            <text:p>0.005</text:p>
          </table:table-cell>
          <table:table-cell table:style-name="ce6" office:value-type="float" office:value="0.0001" calcext:value-type="float">
            <text:p>0.0001</text:p>
          </table:table-cell>
          <table:table-cell table:style-name="ce6" office:value-type="string" calcext:value-type="string">
            <text:p>rmsprop</text:p>
          </table:table-cell>
          <table:table-cell table:style-name="ce6" office:value-type="float" office:value="100" calcext:value-type="float">
            <text:p>100</text:p>
          </table:table-cell>
          <table:table-cell table:style-name="ce6" office:value-type="string" calcext:value-type="string">
            <text:p>Necounts</text:p>
          </table:table-cell>
          <table:table-cell table:style-name="ce8" office:value-type="boolean" office:boolean-value="true" calcext:value-type="boolean">
            <text:p>TRUE</text:p>
          </table:table-cell>
          <table:table-cell office:value-type="string" calcext:value-type="string">
            <text:p>Conll</text:p>
          </table:table-cell>
          <table:table-cell table:style-name="ce6" office:value-type="float" office:value="93.55" calcext:value-type="float">
            <text:p>93.55</text:p>
          </table:table-cell>
          <table:table-cell table:number-columns-repeated="2"/>
        </table:table-row>
        <table:table-row table:style-name="ro1">
          <table:table-cell office:value-type="float" office:value="32" calcext:value-type="float">
            <text:p>32</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string" calcext:value-type="string">
            <text:p>rmsprop</text:p>
          </table:table-cell>
          <table:table-cell office:value-type="float" office:value="5" calcext:value-type="float">
            <text:p>5</text:p>
          </table:table-cell>
          <table:table-cell office:value-type="string" calcext:value-type="string">
            <text:p>Necounts</text:p>
          </table:table-cell>
          <table:table-cell table:style-name="ce4" office:value-type="boolean" office:boolean-value="false" calcext:value-type="boolean">
            <text:p>FALSE</text:p>
          </table:table-cell>
          <table:table-cell office:value-type="string" calcext:value-type="string">
            <text:p>Wiki</text:p>
          </table:table-cell>
          <table:table-cell office:value-type="float" office:value="86.66" calcext:value-type="float">
            <text:p>86.66</text:p>
          </table:table-cell>
          <table:table-cell office:value-type="float" office:value="93.62" calcext:value-type="float">
            <text:p>93.62</text:p>
          </table:table-cell>
          <table:table-cell/>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string" calcext:value-type="string">
            <text:p>rmsprop</text:p>
          </table:table-cell>
          <table:table-cell office:value-type="float" office:value="5" calcext:value-type="float">
            <text:p>5</text:p>
          </table:table-cell>
          <table:table-cell office:value-type="string" calcext:value-type="string">
            <text:p>Necounts</text:p>
          </table:table-cell>
          <table:table-cell table:style-name="ce4" office:value-type="boolean" office:boolean-value="false" calcext:value-type="boolean">
            <text:p>FALSE</text:p>
          </table:table-cell>
          <table:table-cell office:value-type="string" calcext:value-type="string">
            <text:p>Wiki</text:p>
          </table:table-cell>
          <table:table-cell office:value-type="float" office:value="84.99" calcext:value-type="float">
            <text:p>84.99</text:p>
          </table:table-cell>
          <table:table-cell office:value-type="float" office:value="94.94" calcext:value-type="float">
            <text:p>94.94</text:p>
          </table:table-cell>
          <table:table-cell/>
        </table:table-row>
      </table:table>
      <table:table table:name="General Stats" table:style-name="ta1">
        <table:table-column table:style-name="co1" table:number-columns-repeated="6" table:default-cell-style-name="Default"/>
        <table:table-row table:style-name="ro1">
          <table:table-cell table:number-columns-repeated="6"/>
        </table:table-row>
        <table:table-row table:style-name="ro1">
          <table:table-cell office:value-type="string" calcext:value-type="string">
            <text:p>MENTION LENGTHS (PROTO DATA, BIGRAM)</text:p>
          </table:table-cell>
          <table:table-cell table:number-columns-repeated="3"/>
          <table:table-cell office:value-type="string" calcext:value-type="string">
            <text:p>CHARS(PROTO DATA)</text:p>
          </table:table-cell>
          <table:table-cell/>
        </table:table-row>
        <table:table-row table:style-name="ro1">
          <table:table-cell office:value-type="string" calcext:value-type="string">
            <text:p>Average</text:p>
          </table:table-cell>
          <table:table-cell office:value-type="float" office:value="13.07" calcext:value-type="float">
            <text:p>13.07</text:p>
          </table:table-cell>
          <table:table-cell table:number-columns-repeated="2"/>
          <table:table-cell office:value-type="string" calcext:value-type="string">
            <text:p>Total</text:p>
          </table:table-cell>
          <table:table-cell office:value-type="float" office:value="1379" calcext:value-type="float">
            <text:p>1379</text:p>
          </table:table-cell>
        </table:table-row>
        <table:table-row table:style-name="ro1">
          <table:table-cell office:value-type="string" calcext:value-type="string">
            <text:p>Min</text:p>
          </table:table-cell>
          <table:table-cell office:value-type="float" office:value="1" calcext:value-type="float">
            <text:p>1</text:p>
          </table:table-cell>
          <table:table-cell table:number-columns-repeated="2"/>
          <table:table-cell office:value-type="string" calcext:value-type="string">
            <text:p>70 Percentile</text:p>
          </table:table-cell>
          <table:table-cell office:value-type="float" office:value="10" calcext:value-type="float">
            <text:p>10</text:p>
          </table:table-cell>
        </table:table-row>
        <table:table-row table:style-name="ro1">
          <table:table-cell office:value-type="string" calcext:value-type="string">
            <text:p>Max</text:p>
          </table:table-cell>
          <table:table-cell office:value-type="float" office:value="285" calcext:value-type="float">
            <text:p>285</text:p>
          </table:table-cell>
          <table:table-cell table:number-columns-repeated="2"/>
          <table:table-cell office:value-type="string" calcext:value-type="string">
            <text:p>Final Left</text:p>
          </table:table-cell>
          <table:table-cell office:value-type="float" office:value="396" calcext:value-type="float">
            <text:p>396</text:p>
          </table:table-cell>
        </table:table-row>
        <table:table-row table:style-name="ro1">
          <table:table-cell office:value-type="string" calcext:value-type="string">
            <text:p>Std</text:p>
          </table:table-cell>
          <table:table-cell office:value-type="float" office:value="7.28" calcext:value-type="float">
            <text:p>7.28</text:p>
          </table:table-cell>
          <table:table-cell table:number-columns-repeated="4"/>
        </table:table-row>
        <table:table-row table:style-name="ro1">
          <table:table-cell office:value-type="string" calcext:value-type="string">
            <text:p>99 Percentile</text:p>
          </table:table-cell>
          <table:table-cell office:value-type="float" office:value="38" calcext:value-type="float">
            <text:p>38</text:p>
          </table:table-cell>
          <table:table-cell table:number-columns-repeated="3"/>
          <table:table-cell table:formula="of:=396 / 1379" office:value-type="float" office:value="0.287164612037708" calcext:value-type="float">
            <text:p>0.287164612</text:p>
          </table:table-cell>
        </table:table-row>
        <table:table-row table:style-name="ro1" table:number-rows-repeated="4">
          <table:table-cell table:number-columns-repeated="6"/>
        </table:table-row>
        <table:table-row table:style-name="ro1">
          <table:table-cell office:value-type="string" calcext:value-type="string">
            <text:p>MENTION LENGTHS (PROTO DATA, WORDS</text:p>
          </table:table-cell>
          <table:table-cell table:number-columns-repeated="5"/>
        </table:table-row>
        <table:table-row table:style-name="ro1">
          <table:table-cell office:value-type="string" calcext:value-type="string">
            <text:p>Average</text:p>
          </table:table-cell>
          <table:table-cell office:value-type="float" office:value="2.65" calcext:value-type="float">
            <text:p>2.65</text:p>
          </table:table-cell>
          <table:table-cell table:number-columns-repeated="4"/>
        </table:table-row>
        <table:table-row table:style-name="ro1">
          <table:table-cell office:value-type="string" calcext:value-type="string">
            <text:p>Min</text:p>
          </table:table-cell>
          <table:table-cell office:value-type="float" office:value="1" calcext:value-type="float">
            <text:p>1</text:p>
          </table:table-cell>
          <table:table-cell table:number-columns-repeated="4"/>
        </table:table-row>
        <table:table-row table:style-name="ro1">
          <table:table-cell office:value-type="string" calcext:value-type="string">
            <text:p>Max</text:p>
          </table:table-cell>
          <table:table-cell office:value-type="float" office:value="323" calcext:value-type="float">
            <text:p>323</text:p>
          </table:table-cell>
          <table:table-cell table:number-columns-repeated="4"/>
        </table:table-row>
        <table:table-row table:style-name="ro1">
          <table:table-cell office:value-type="string" calcext:value-type="string">
            <text:p>Std</text:p>
          </table:table-cell>
          <table:table-cell office:value-type="float" office:value="1.486" calcext:value-type="float">
            <text:p>1.486</text:p>
          </table:table-cell>
          <table:table-cell table:number-columns-repeated="4"/>
        </table:table-row>
        <table:table-row table:style-name="ro1">
          <table:table-cell office:value-type="string" calcext:value-type="string">
            <text:p>95 percentile</text:p>
          </table:table-cell>
          <table:table-cell office:value-type="float" office:value="5" calcext:value-type="float">
            <text:p>5</text:p>
          </table:table-cell>
          <table:table-cell table:number-columns-repeated="4"/>
        </table:table-row>
        <table:table-row table:style-name="ro1">
          <table:table-cell office:value-type="string" calcext:value-type="string">
            <text:p>99 Percentile</text:p>
          </table:table-cell>
          <table:table-cell office:value-type="float" office:value="8" calcext:value-type="float">
            <text:p>8</text:p>
          </table:table-cell>
          <table:table-cell table:number-columns-repeated="4"/>
        </table:table-row>
      </table:table>
      <table:table table:name="correlation" table:style-name="ta1">
        <table:table-column table:style-name="co1" table:number-columns-repeated="20" table:default-cell-style-name="Default"/>
        <table:table-row table:style-name="ro1">
          <table:table-cell office:value-type="string" calcext:value-type="string">
            <text:p>Num Cands</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186" calcext:value-type="float">
            <text:p>0.5186</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float" office:value="0.5107" calcext:value-type="float">
            <text:p>0.5107</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64" calcext:value-type="float">
            <text:p>64</text:p>
          </table:table-cell>
          <table:table-cell office:value-type="float" office:value="0.3715" calcext:value-type="float">
            <text:p>0.3715</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5" calcext:value-type="float">
            <text:p>0.005</text:p>
          </table:table-cell>
          <table:table-cell table:number-columns-repeated="2" office:value-type="float" office:value="64" calcext:value-type="float">
            <text:p>64</text:p>
          </table:table-cell>
          <table:table-cell office:value-type="float" office:value="0.5708" calcext:value-type="float">
            <text:p>0.5708</text:p>
          </table:table-cell>
          <table:table-cell table:number-columns-repeated="14"/>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36766467065868" calcext:value-type="float">
            <text:p>0.5367664671</text:p>
          </table:table-cell>
          <table:table-cell office:value-type="float" office:value="0.819640718562874" calcext:value-type="float">
            <text:p>0.8196407186</text:p>
          </table:table-cell>
          <table:table-cell office:value-type="float" office:value="0.900119760479042" calcext:value-type="float">
            <text:p>0.9001197605</text:p>
          </table:table-cell>
          <table:table-cell office:value-type="float" office:value="0.64350389757771" calcext:value-type="float">
            <text:p>0.6435038976</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49700598802395" calcext:value-type="float">
            <text:p>0.5497005988</text:p>
          </table:table-cell>
          <table:table-cell office:value-type="float" office:value="0.838323353293413" calcext:value-type="float">
            <text:p>0.8383233533</text:p>
          </table:table-cell>
          <table:table-cell office:value-type="float" office:value="0.906107784431138" calcext:value-type="float">
            <text:p>0.9061077844</text:p>
          </table:table-cell>
          <table:table-cell office:value-type="float" office:value="0.65999897897645" calcext:value-type="float">
            <text:p>0.65999897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88023952095808" calcext:value-type="float">
            <text:p>0.3880239521</text:p>
          </table:table-cell>
          <table:table-cell office:value-type="float" office:value="0.513532934131737" calcext:value-type="float">
            <text:p>0.5135329341</text:p>
          </table:table-cell>
          <table:table-cell office:value-type="float" office:value="0.543233532934132" calcext:value-type="float">
            <text:p>0.5432335329</text:p>
          </table:table-cell>
          <table:table-cell office:value-type="float" office:value="0.439460821909407" calcext:value-type="float">
            <text:p>0.439460821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63832335329341" calcext:value-type="float">
            <text:p>0.3638323353</text:p>
          </table:table-cell>
          <table:table-cell office:value-type="float" office:value="0.479281437125749" calcext:value-type="float">
            <text:p>0.4792814371</text:p>
          </table:table-cell>
          <table:table-cell office:value-type="float" office:value="0.504191616766467" calcext:value-type="float">
            <text:p>0.5041916168</text:p>
          </table:table-cell>
          <table:table-cell office:value-type="float" office:value="0.415866602641181" calcext:value-type="float">
            <text:p>0.415866602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3173652694611" calcext:value-type="float">
            <text:p>0.5731736527</text:p>
          </table:table-cell>
          <table:table-cell office:value-type="float" office:value="0.809341317365269" calcext:value-type="float">
            <text:p>0.8093413174</text:p>
          </table:table-cell>
          <table:table-cell office:value-type="float" office:value="0.889580838323353" calcext:value-type="float">
            <text:p>0.8895808383</text:p>
          </table:table-cell>
          <table:table-cell office:value-type="float" office:value="0.664611858259589" calcext:value-type="float">
            <text:p>0.6646118583</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58323353293413" calcext:value-type="float">
            <text:p>0.5583233533</text:p>
          </table:table-cell>
          <table:table-cell office:value-type="float" office:value="0.831616766467066" calcext:value-type="float">
            <text:p>0.8316167665</text:p>
          </table:table-cell>
          <table:table-cell office:value-type="float" office:value="0.888622754491018" calcext:value-type="float">
            <text:p>0.8886227545</text:p>
          </table:table-cell>
          <table:table-cell office:value-type="float" office:value="0.656701876252525" calcext:value-type="float">
            <text:p>0.6567018763</text:p>
          </table:table-cell>
          <table:table-cell table:number-columns-repeated="11"/>
        </table:table-row>
        <table:table-row table:style-name="ro2">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71497005988024" calcext:value-type="float">
            <text:p>0.371497006</text:p>
          </table:table-cell>
          <table:table-cell office:value-type="float" office:value="0.495329341317365" calcext:value-type="float">
            <text:p>0.4953293413</text:p>
          </table:table-cell>
          <table:table-cell office:value-type="float" office:value="0.517604790419162" calcext:value-type="float">
            <text:p>0.5176047904</text:p>
          </table:table-cell>
          <table:table-cell office:value-type="float" office:value="0.423780787077454" calcext:value-type="float">
            <text:p>0.4237807871</text:p>
          </table:table-cell>
          <table:table-cell table:number-columns-repeated="11"/>
        </table:table-row>
        <table:table-row table:style-name="ro3">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54011976047904" calcext:value-type="float">
            <text:p>0.354011976</text:p>
          </table:table-cell>
          <table:table-cell office:value-type="float" office:value="0.439041916167665" calcext:value-type="float">
            <text:p>0.4390419162</text:p>
          </table:table-cell>
          <table:table-cell office:value-type="float" office:value="0.453173652694611" calcext:value-type="float">
            <text:p>0.4531736527</text:p>
          </table:table-cell>
          <table:table-cell office:value-type="float" office:value="0.393428122262388" calcext:value-type="float">
            <text:p>0.3934281223</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0538922155689" calcext:value-type="float">
            <text:p>0.5705389222</text:p>
          </table:table-cell>
          <table:table-cell office:value-type="float" office:value="0.783233532934132" calcext:value-type="float">
            <text:p>0.7832335329</text:p>
          </table:table-cell>
          <table:table-cell office:value-type="float" office:value="0.881437125748503" calcext:value-type="float">
            <text:p>0.8814371257</text:p>
          </table:table-cell>
          <table:table-cell office:value-type="float" office:value="0.653782609211052" calcext:value-type="float">
            <text:p>0.653782609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561197604790419" calcext:value-type="float">
            <text:p>0.5611976048</text:p>
          </table:table-cell>
          <table:table-cell office:value-type="float" office:value="0.819880239520958" calcext:value-type="float">
            <text:p>0.8198802395</text:p>
          </table:table-cell>
          <table:table-cell office:value-type="float" office:value="0.900359281437126" calcext:value-type="float">
            <text:p>0.9003592814</text:p>
          </table:table-cell>
          <table:table-cell office:value-type="float" office:value="0.656668903492845" calcext:value-type="float">
            <text:p>0.6566689035</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348502994011976" calcext:value-type="float">
            <text:p>0.348502994</text:p>
          </table:table-cell>
          <table:table-cell office:value-type="float" office:value="0.456526946107785" calcext:value-type="float">
            <text:p>0.4565269461</text:p>
          </table:table-cell>
          <table:table-cell office:value-type="float" office:value="0.507065868263473" calcext:value-type="float">
            <text:p>0.5070658683</text:p>
          </table:table-cell>
          <table:table-cell office:value-type="float" office:value="0.39139984122429" calcext:value-type="float">
            <text:p>0.391399841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64" calcext:value-type="float">
            <text:p>64</text:p>
          </table:table-cell>
          <table:table-cell office:value-type="float" office:value="0.323832335329341" calcext:value-type="float">
            <text:p>0.3238323353</text:p>
          </table:table-cell>
          <table:table-cell office:value-type="float" office:value="0.398323353293413" calcext:value-type="float">
            <text:p>0.3983233533</text:p>
          </table:table-cell>
          <table:table-cell office:value-type="float" office:value="0.413173652694611" calcext:value-type="float">
            <text:p>0.4131736527</text:p>
          </table:table-cell>
          <table:table-cell office:value-type="float" office:value="0.359288726626473" calcext:value-type="float">
            <text:p>0.3592887266</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64" calcext:value-type="float">
            <text:p>64</text:p>
          </table:table-cell>
          <table:table-cell office:value-type="float" office:value="0.570059880239521" calcext:value-type="float">
            <text:p>0.5700598802</text:p>
          </table:table-cell>
          <table:table-cell office:value-type="float" office:value="0.801197604790419" calcext:value-type="float">
            <text:p>0.8011976048</text:p>
          </table:table-cell>
          <table:table-cell office:value-type="float" office:value="0.891017964071856" calcext:value-type="float">
            <text:p>0.8910179641</text:p>
          </table:table-cell>
          <table:table-cell office:value-type="float" office:value="0.661611021377787" calcext:value-type="float">
            <text:p>0.661611021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cell table:number-columns-repeated="11"/>
        </table:table-row>
        <table:table-row table:style-name="ro3">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cell table:number-columns-repeated="11"/>
        </table:table-row>
        <table:table-row table:style-name="ro3">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cell/>
          <table:table-cell office:value-type="string" calcext:value-type="string">
            <text:p>Correlations</text:p>
          </table:table-cell>
          <table:table-cell office:value-type="string" calcext:value-type="string">
            <text:p>Num Cands</text:p>
          </table:table-cell>
          <table:table-cell office:value-type="string" calcext:value-type="string">
            <text:p>LR</text:p>
          </table:table-cell>
          <table:table-cell office:value-type="string" calcext:value-type="string">
            <text:p>WD</text:p>
          </table:table-cell>
          <table:table-cell office:value-type="string" calcext:value-type="string">
            <text:p>WORD DIM</text:p>
          </table:table-cell>
          <table:table-cell office:value-type="string" calcext:value-type="string">
            <text:p>Batch Size</text:p>
          </table:table-cell>
          <table:table-cell office:value-type="string" calcext:value-type="string">
            <text:p>Conll Top1</text:p>
          </table:table-cell>
          <table:table-cell office:value-type="string" calcext:value-type="string">
            <text:p>Top 10</text:p>
          </table:table-cell>
          <table:table-cell office:value-type="string" calcext:value-type="string">
            <text:p>Top 100</text:p>
          </table:table-cell>
          <table:table-cell office:value-type="string" calcext:value-type="string">
            <text:p>Mrr</text:p>
          </table:table-cell>
        </table:table-row>
        <table:table-row table:style-name="ro3">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cell/>
          <table:table-cell office:value-type="string" calcext:value-type="string">
            <text:p>Num Cands</text:p>
          </table:table-cell>
          <table:table-cell table:formula="of:=CORREL([$correlation.$A$1:.$A$1048576]; [$correlation.$A$1:.$A$1048576])" office:value-type="float" office:value="1" calcext:value-type="float">
            <text:p>1</text:p>
          </table:table-cell>
          <table:table-cell table:number-columns-repeated="8"/>
        </table:table-row>
        <table:table-row table:style-name="ro3">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cell/>
          <table:table-cell office:value-type="string" calcext:value-type="string">
            <text:p>LR</text:p>
          </table:table-cell>
          <table:table-cell table:formula="of:=CORREL([$correlation.$A$1:.$A$1048576]; [$correlation.$B$1:.$B$1048576])" office:value-type="float" office:value="-0.169043398184656" calcext:value-type="float">
            <text:p>-0.1690433982</text:p>
          </table:table-cell>
          <table:table-cell table:formula="of:=CORREL([$correlation.$B$1:.$B$1048576]; [$correlation.$B$1:.$B$1048576])" office:value-type="float" office:value="1" calcext:value-type="float">
            <text:p>1</text:p>
          </table:table-cell>
          <table:table-cell table:number-columns-repeated="7"/>
        </table:table-row>
        <table:table-row table:style-name="ro3">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cell/>
          <table:table-cell office:value-type="string" calcext:value-type="string">
            <text:p>WD</text:p>
          </table:table-cell>
          <table:table-cell table:formula="of:=CORREL([$correlation.$A$1:.$A$1048576]; [$correlation.$C$1:.$C$1048576])" office:value-type="float" office:value="-0.12464515873591" calcext:value-type="float">
            <text:p>-0.1246451587</text:p>
          </table:table-cell>
          <table:table-cell table:formula="of:=CORREL([$correlation.$B$1:.$B$1048576]; [$correlation.$C$1:.$C$1048576])" office:value-type="float" office:value="0.199688286496175" calcext:value-type="float">
            <text:p>0.1996882865</text:p>
          </table:table-cell>
          <table:table-cell table:formula="of:=CORREL([$correlation.$C$1:.$C$1048576]; [$correlation.$C$1:.$C$1048576])" office:value-type="float" office:value="1" calcext:value-type="float">
            <text:p>1</text:p>
          </table:table-cell>
          <table:table-cell table:number-columns-repeated="6"/>
        </table:table-row>
        <table:table-row table:style-name="ro3">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cell/>
          <table:table-cell office:value-type="string" calcext:value-type="string">
            <text:p>WORD DIM</text:p>
          </table:table-cell>
          <table:table-cell table:formula="of:=CORREL([$correlation.$A$1:.$A$1048576]; [$correlation.$D$1:.$D$1048576])" office:value-type="float" office:value="0.328836597221303" calcext:value-type="float">
            <text:p>0.3288365972</text:p>
          </table:table-cell>
          <table:table-cell table:formula="of:=CORREL([$correlation.$B$1:.$B$1048576]; [$correlation.$D$1:.$D$1048576])" office:value-type="float" office:value="-0.111431984241542" calcext:value-type="float">
            <text:p>-0.1114319842</text:p>
          </table:table-cell>
          <table:table-cell table:formula="of:=CORREL([$correlation.$C$1:.$C$1048576]; [$correlation.$D$1:.$D$1048576])" office:value-type="float" office:value="-0.078813520107404" calcext:value-type="float">
            <text:p>-0.0788135201</text:p>
          </table:table-cell>
          <table:table-cell table:formula="of:=CORREL([$correlation.$D$1:.$D$1048576]; [$correlation.$D$1:.$D$1048576])" office:value-type="float" office:value="1" calcext:value-type="float">
            <text:p>1</text:p>
          </table:table-cell>
          <table:table-cell table:number-columns-repeated="5"/>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cell/>
          <table:table-cell office:value-type="string" calcext:value-type="string">
            <text:p>Batch Size</text:p>
          </table:table-cell>
          <table:table-cell table:formula="of:=CORREL([$correlation.$A$1:.$A$1048576]; [$correlation.$E$1:.$E$1048576])" office:value-type="float" office:value="0.0318344357449391" calcext:value-type="float">
            <text:p>0.0318344357</text:p>
          </table:table-cell>
          <table:table-cell table:formula="of:=CORREL([$correlation.$B$1:.$B$1048576]; [$correlation.$E$1:.$E$1048576])" office:value-type="float" office:value="-0.139473997058596" calcext:value-type="float">
            <text:p>-0.1394739971</text:p>
          </table:table-cell>
          <table:table-cell table:formula="of:=CORREL([$correlation.$C$1:.$C$1048576]; [$correlation.$E$1:.$E$1048576])" office:value-type="float" office:value="-0.0847486098078642" calcext:value-type="float">
            <text:p>-0.0847486098</text:p>
          </table:table-cell>
          <table:table-cell table:formula="of:=CORREL([$correlation.$D$1:.$D$1048576]; [$correlation.$E$1:.$E$1048576])" office:value-type="float" office:value="0.118360369888686" calcext:value-type="float">
            <text:p>0.1183603699</text:p>
          </table:table-cell>
          <table:table-cell table:formula="of:=CORREL([$correlation.$E$1:.$E$1048576]; [$correlation.$E$1:.$E$1048576])" office:value-type="float" office:value="1" calcext:value-type="float">
            <text:p>1</text:p>
          </table:table-cell>
          <table:table-cell table:number-columns-repeated="4"/>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cell/>
          <table:table-cell office:value-type="string" calcext:value-type="string">
            <text:p>Conll Top1</text:p>
          </table:table-cell>
          <table:table-cell table:formula="of:=CORREL([$correlation.$A$1:.$A$1048576]; [$correlation.$F$1:.$F$1048576])" office:value-type="float" office:value="0.0244239221141376" calcext:value-type="float">
            <text:p>0.0244239221</text:p>
          </table:table-cell>
          <table:table-cell table:formula="of:=CORREL([$correlation.$B$1:.$B$1048576]; [$correlation.$F$1:.$F$1048576])" office:value-type="float" office:value="-0.0219609813614433" calcext:value-type="float">
            <text:p>-0.0219609814</text:p>
          </table:table-cell>
          <table:table-cell table:formula="of:=CORREL([$correlation.$C$1:.$C$1048576]; [$correlation.$F$1:.$F$1048576])" office:value-type="float" office:value="0.0294412085754267" calcext:value-type="float">
            <text:p>0.0294412086</text:p>
          </table:table-cell>
          <table:table-cell table:formula="of:=CORREL([$correlation.$D$1:.$D$1048576]; [$correlation.$F$1:.$F$1048576])" office:value-type="float" office:value="0.0800933889252227" calcext:value-type="float">
            <text:p>0.0800933889</text:p>
          </table:table-cell>
          <table:table-cell table:formula="of:=CORREL([$correlation.$E$1:.$E$1048576]; [$correlation.$F$1:.$F$1048576])" office:value-type="float" office:value="0.336554794006841" calcext:value-type="float">
            <text:p>0.336554794</text:p>
          </table:table-cell>
          <table:table-cell table:formula="of:=CORREL([$correlation.$F$1:.$F$1048576]; [$correlation.$F$1:.$F$1048576])" office:value-type="float" office:value="1" calcext:value-type="float">
            <text:p>1</text:p>
          </table:table-cell>
          <table:table-cell table:number-columns-repeated="3"/>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cell/>
          <table:table-cell office:value-type="string" calcext:value-type="string">
            <text:p>Top 10</text:p>
          </table:table-cell>
          <table:table-cell table:formula="of:=CORREL([$correlation.$A$1:.$A$1048576]; [$correlation.$G$1:.$G$1048576])" office:value-type="float" office:value="0.0344666127816203" calcext:value-type="float">
            <text:p>0.0344666128</text:p>
          </table:table-cell>
          <table:table-cell table:formula="of:=CORREL([$correlation.$B$1:.$B$1048576]; [$correlation.$G$1:.$G$1048576])" office:value-type="float" office:value="0.00833086966472585" calcext:value-type="float">
            <text:p>0.0083308697</text:p>
          </table:table-cell>
          <table:table-cell table:formula="of:=CORREL([$correlation.$C$1:.$C$1048576]; [$correlation.$G$1:.$G$1048576])" office:value-type="float" office:value="0.0228641310260386" calcext:value-type="float">
            <text:p>0.022864131</text:p>
          </table:table-cell>
          <table:table-cell table:formula="of:=CORREL([$correlation.$D$1:.$D$1048576]; [$correlation.$G$1:.$G$1048576])" office:value-type="float" office:value="0.0852226988239394" calcext:value-type="float">
            <text:p>0.0852226988</text:p>
          </table:table-cell>
          <table:table-cell table:formula="of:=CORREL([$correlation.$E$1:.$E$1048576]; [$correlation.$G$1:.$G$1048576])" office:value-type="float" office:value="0.277269638427477" calcext:value-type="float">
            <text:p>0.2772696384</text:p>
          </table:table-cell>
          <table:table-cell table:formula="of:=CORREL([$correlation.$F$1:.$F$1048576]; [$correlation.$G$1:.$G$1048576])" office:value-type="float" office:value="0.996234600511911" calcext:value-type="float">
            <text:p>0.9962346005</text:p>
          </table:table-cell>
          <table:table-cell table:formula="of:=CORREL([$correlation.$G$1:.$G$1048576]; [$correlation.$G$1:.$G$1048576])" office:value-type="float" office:value="1" calcext:value-type="float">
            <text:p>1</text:p>
          </table:table-cell>
          <table:table-cell table:number-columns-repeated="2"/>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cell/>
          <table:table-cell office:value-type="string" calcext:value-type="string">
            <text:p>Top 100</text:p>
          </table:table-cell>
          <table:table-cell table:formula="of:=CORREL([$correlation.$A$1:.$A$1048576]; [$correlation.$H$1:.$H$1048576])" office:value-type="float" office:value="-0.0150609801381918" calcext:value-type="float">
            <text:p>-0.0150609801</text:p>
          </table:table-cell>
          <table:table-cell table:formula="of:=CORREL([$correlation.$B$1:.$B$1048576]; [$correlation.$H$1:.$H$1048576])" office:value-type="float" office:value="0.0372736404178338" calcext:value-type="float">
            <text:p>0.0372736404</text:p>
          </table:table-cell>
          <table:table-cell table:formula="of:=CORREL([$correlation.$C$1:.$C$1048576]; [$correlation.$H$1:.$H$1048576])" office:value-type="float" office:value="0.0452746413741875" calcext:value-type="float">
            <text:p>0.0452746414</text:p>
          </table:table-cell>
          <table:table-cell table:formula="of:=CORREL([$correlation.$D$1:.$D$1048576]; [$correlation.$H$1:.$H$1048576])" office:value-type="float" office:value="0.0387993485409459" calcext:value-type="float">
            <text:p>0.0387993485</text:p>
          </table:table-cell>
          <table:table-cell table:formula="of:=CORREL([$correlation.$E$1:.$E$1048576]; [$correlation.$H$1:.$H$1048576])" office:value-type="float" office:value="0.255758739616841" calcext:value-type="float">
            <text:p>0.2557587396</text:p>
          </table:table-cell>
          <table:table-cell table:formula="of:=CORREL([$correlation.$F$1:.$F$1048576]; [$correlation.$H$1:.$H$1048576])" office:value-type="float" office:value="0.982126860585314" calcext:value-type="float">
            <text:p>0.9821268606</text:p>
          </table:table-cell>
          <table:table-cell table:formula="of:=CORREL([$correlation.$G$1:.$G$1048576]; [$correlation.$H$1:.$H$1048576])" office:value-type="float" office:value="0.990288559617584" calcext:value-type="float">
            <text:p>0.9902885596</text:p>
          </table:table-cell>
          <table:table-cell table:formula="of:=CORREL([$correlation.$H$1:.$H$1048576]; [$correlation.$H$1:.$H$1048576])" office:value-type="float" office:value="1" calcext:value-type="float">
            <text:p>1</text:p>
          </table:table-cell>
          <table:table-cell/>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cell/>
          <table:table-cell office:value-type="string" calcext:value-type="string">
            <text:p>Mrr</text:p>
          </table:table-cell>
          <table:table-cell table:formula="of:=CORREL([$correlation.$A$1:.$A$1048576]; [$correlation.$I$1:.$I$1048576])" office:value-type="float" office:value="0.0372165221598016" calcext:value-type="float">
            <text:p>0.0372165222</text:p>
          </table:table-cell>
          <table:table-cell table:formula="of:=CORREL([$correlation.$B$1:.$B$1048576]; [$correlation.$I$1:.$I$1048576])" office:value-type="float" office:value="-0.00150142148625887" calcext:value-type="float">
            <text:p>-0.0015014215</text:p>
          </table:table-cell>
          <table:table-cell table:formula="of:=CORREL([$correlation.$C$1:.$C$1048576]; [$correlation.$I$1:.$I$1048576])" office:value-type="float" office:value="0.0286186682911191" calcext:value-type="float">
            <text:p>0.0286186683</text:p>
          </table:table-cell>
          <table:table-cell table:formula="of:=CORREL([$correlation.$D$1:.$D$1048576]; [$correlation.$I$1:.$I$1048576])" office:value-type="float" office:value="0.0930882521163748" calcext:value-type="float">
            <text:p>0.0930882521</text:p>
          </table:table-cell>
          <table:table-cell table:formula="of:=CORREL([$correlation.$E$1:.$E$1048576]; [$correlation.$I$1:.$I$1048576])" office:value-type="float" office:value="0.287426130208541" calcext:value-type="float">
            <text:p>0.2874261302</text:p>
          </table:table-cell>
          <table:table-cell table:formula="of:=CORREL([$correlation.$F$1:.$F$1048576]; [$correlation.$I$1:.$I$1048576])" office:value-type="float" office:value="0.999395021925043" calcext:value-type="float">
            <text:p>0.9993950219</text:p>
          </table:table-cell>
          <table:table-cell table:formula="of:=CORREL([$correlation.$G$1:.$G$1048576]; [$correlation.$I$1:.$I$1048576])" office:value-type="float" office:value="0.998491766858298" calcext:value-type="float">
            <text:p>0.9984917669</text:p>
          </table:table-cell>
          <table:table-cell table:formula="of:=CORREL([$correlation.$H$1:.$H$1048576]; [$correlation.$I$1:.$I$1048576])" office:value-type="float" office:value="0.986067736571327" calcext:value-type="float">
            <text:p>0.9860677366</text:p>
          </table:table-cell>
          <table:table-cell table:formula="of:=CORREL([$correlation.$I$1:.$I$1048576]; [$correlation.$I$1:.$I$1048576])" office:value-type="float" office:value="1" calcext:value-type="float">
            <text:p>1</text:p>
          </table:table-cell>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1772" calcext:value-type="float">
            <text:p>0.1772</text:p>
          </table:table-cell>
          <table:table-cell office:value-type="float" office:value="0.3303" calcext:value-type="float">
            <text:p>0.3303</text:p>
          </table:table-cell>
          <table:table-cell office:value-type="float" office:value="0.5061" calcext:value-type="float">
            <text:p>0.5061</text:p>
          </table:table-cell>
          <table:table-cell office:value-type="float" office:value="0.2374" calcext:value-type="float">
            <text:p>0.237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8" calcext:value-type="float">
            <text:p>0.0098</text:p>
          </table:table-cell>
          <table:table-cell office:value-type="float" office:value="0.0287" calcext:value-type="float">
            <text:p>0.0287</text:p>
          </table:table-cell>
          <table:table-cell office:value-type="float" office:value="0.1394" calcext:value-type="float">
            <text:p>0.1394</text:p>
          </table:table-cell>
          <table:table-cell office:value-type="float" office:value="0.0239" calcext:value-type="float">
            <text:p>0.0239</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436" calcext:value-type="float">
            <text:p>0.4436</text:p>
          </table:table-cell>
          <table:table-cell office:value-type="float" office:value="0.5947" calcext:value-type="float">
            <text:p>0.5947</text:p>
          </table:table-cell>
          <table:table-cell office:value-type="float" office:value="0.715" calcext:value-type="float">
            <text:p>0.715</text:p>
          </table:table-cell>
          <table:table-cell office:value-type="float" office:value="0.5033" calcext:value-type="float">
            <text:p>0.5033</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53" calcext:value-type="float">
            <text:p>0.0053</text:p>
          </table:table-cell>
          <table:table-cell office:value-type="float" office:value="0.0247" calcext:value-type="float">
            <text:p>0.0247</text:p>
          </table:table-cell>
          <table:table-cell office:value-type="float" office:value="0.1629" calcext:value-type="float">
            <text:p>0.1629</text:p>
          </table:table-cell>
          <table:table-cell office:value-type="float" office:value="0.0252" calcext:value-type="float">
            <text:p>0.025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3763" calcext:value-type="float">
            <text:p>0.3763</text:p>
          </table:table-cell>
          <table:table-cell office:value-type="float" office:value="0.6206" calcext:value-type="float">
            <text:p>0.6206</text:p>
          </table:table-cell>
          <table:table-cell office:value-type="float" office:value="0.708" calcext:value-type="float">
            <text:p>0.708</text:p>
          </table:table-cell>
          <table:table-cell office:value-type="float" office:value="0.4641" calcext:value-type="float">
            <text:p>0.464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93" calcext:value-type="float">
            <text:p>0.0093</text:p>
          </table:table-cell>
          <table:table-cell office:value-type="float" office:value="0.0187" calcext:value-type="float">
            <text:p>0.0187</text:p>
          </table:table-cell>
          <table:table-cell office:value-type="float" office:value="0.1162" calcext:value-type="float">
            <text:p>0.1162</text:p>
          </table:table-cell>
          <table:table-cell office:value-type="float" office:value="0.0243" calcext:value-type="float">
            <text:p>0.0243</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8" calcext:value-type="float">
            <text:p>0.0218</text:p>
          </table:table-cell>
          <table:table-cell office:value-type="float" office:value="0.0915" calcext:value-type="float">
            <text:p>0.0915</text:p>
          </table:table-cell>
          <table:table-cell office:value-type="float" office:value="0.3401" calcext:value-type="float">
            <text:p>0.3401</text:p>
          </table:table-cell>
          <table:table-cell office:value-type="float" office:value="0.0545" calcext:value-type="float">
            <text:p>0.054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05" calcext:value-type="float">
            <text:p>0.0005</text:p>
          </table:table-cell>
          <table:table-cell office:value-type="float" office:value="0.0125" calcext:value-type="float">
            <text:p>0.0125</text:p>
          </table:table-cell>
          <table:table-cell office:value-type="float" office:value="0.0807" calcext:value-type="float">
            <text:p>0.0807</text:p>
          </table:table-cell>
          <table:table-cell office:value-type="float" office:value="0.0142" calcext:value-type="float">
            <text:p>0.014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105" calcext:value-type="float">
            <text:p>0.0105</text:p>
          </table:table-cell>
          <table:table-cell office:value-type="float" office:value="0.0287" calcext:value-type="float">
            <text:p>0.0287</text:p>
          </table:table-cell>
          <table:table-cell office:value-type="float" office:value="0.1689" calcext:value-type="float">
            <text:p>0.1689</text:p>
          </table:table-cell>
          <table:table-cell office:value-type="float" office:value="0.0253" calcext:value-type="float">
            <text:p>0.025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table:number-columns-repeated="3" office:value-type="float" office:value="0.0002" calcext:value-type="float">
            <text:p>0.0002</text:p>
          </table:table-cell>
          <table:table-cell office:value-type="float" office:value="0.0102" calcext:value-type="float">
            <text:p>0.0102</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96" calcext:value-type="float">
            <text:p>0.0096</text:p>
          </table:table-cell>
          <table:table-cell office:value-type="float" office:value="0.0319" calcext:value-type="float">
            <text:p>0.0319</text:p>
          </table:table-cell>
          <table:table-cell office:value-type="float" office:value="0.1466" calcext:value-type="float">
            <text:p>0.1466</text:p>
          </table:table-cell>
          <table:table-cell office:value-type="float" office:value="0.0287" calcext:value-type="float">
            <text:p>0.0287</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7" calcext:value-type="float">
            <text:p>0.0067</text:p>
          </table:table-cell>
          <table:table-cell office:value-type="float" office:value="0.0285" calcext:value-type="float">
            <text:p>0.0285</text:p>
          </table:table-cell>
          <table:table-cell office:value-type="float" office:value="0.1531" calcext:value-type="float">
            <text:p>0.1531</text:p>
          </table:table-cell>
          <table:table-cell office:value-type="float" office:value="0.0236" calcext:value-type="float">
            <text:p>0.023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659" calcext:value-type="float">
            <text:p>0.0659</text:p>
          </table:table-cell>
          <table:table-cell office:value-type="float" office:value="0.1734" calcext:value-type="float">
            <text:p>0.1734</text:p>
          </table:table-cell>
          <table:table-cell office:value-type="float" office:value="0.0281" calcext:value-type="float">
            <text:p>0.028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2378" calcext:value-type="float">
            <text:p>0.2378</text:p>
          </table:table-cell>
          <table:table-cell office:value-type="float" office:value="0.3775" calcext:value-type="float">
            <text:p>0.3775</text:p>
          </table:table-cell>
          <table:table-cell office:value-type="float" office:value="0.555" calcext:value-type="float">
            <text:p>0.555</text:p>
          </table:table-cell>
          <table:table-cell office:value-type="float" office:value="0.2856" calcext:value-type="float">
            <text:p>0.28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623" calcext:value-type="float">
            <text:p>0.0623</text:p>
          </table:table-cell>
          <table:table-cell office:value-type="float" office:value="0.1497" calcext:value-type="float">
            <text:p>0.1497</text:p>
          </table:table-cell>
          <table:table-cell office:value-type="float" office:value="0.0289" calcext:value-type="float">
            <text:p>0.0289</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96" calcext:value-type="float">
            <text:p>0.0096</text:p>
          </table:table-cell>
          <table:table-cell office:value-type="float" office:value="0.0249" calcext:value-type="float">
            <text:p>0.0249</text:p>
          </table:table-cell>
          <table:table-cell office:value-type="float" office:value="0.1274" calcext:value-type="float">
            <text:p>0.1274</text:p>
          </table:table-cell>
          <table:table-cell office:value-type="float" office:value="0.0273" calcext:value-type="float">
            <text:p>0.027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74" calcext:value-type="float">
            <text:p>0.0074</text:p>
          </table:table-cell>
          <table:table-cell office:value-type="float" office:value="0.0292" calcext:value-type="float">
            <text:p>0.0292</text:p>
          </table:table-cell>
          <table:table-cell office:value-type="float" office:value="0.1554" calcext:value-type="float">
            <text:p>0.1554</text:p>
          </table:table-cell>
          <table:table-cell office:value-type="float" office:value="0.0242" calcext:value-type="float">
            <text:p>0.024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192" calcext:value-type="float">
            <text:p>0.0192</text:p>
          </table:table-cell>
          <table:table-cell office:value-type="float" office:value="0.1269" calcext:value-type="float">
            <text:p>0.1269</text:p>
          </table:table-cell>
          <table:table-cell office:value-type="float" office:value="0.0187" calcext:value-type="float">
            <text:p>0.018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532" calcext:value-type="float">
            <text:p>0.0532</text:p>
          </table:table-cell>
          <table:table-cell office:value-type="float" office:value="0.1571" calcext:value-type="float">
            <text:p>0.1571</text:p>
          </table:table-cell>
          <table:table-cell office:value-type="float" office:value="0.0276" calcext:value-type="float">
            <text:p>0.0276</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3238" calcext:value-type="float">
            <text:p>0.3238</text:p>
          </table:table-cell>
          <table:table-cell office:value-type="float" office:value="0.4903" calcext:value-type="float">
            <text:p>0.4903</text:p>
          </table:table-cell>
          <table:table-cell office:value-type="float" office:value="0.6275" calcext:value-type="float">
            <text:p>0.6275</text:p>
          </table:table-cell>
          <table:table-cell office:value-type="float" office:value="0.3891" calcext:value-type="float">
            <text:p>0.389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469" calcext:value-type="float">
            <text:p>0.0469</text:p>
          </table:table-cell>
          <table:table-cell office:value-type="float" office:value="0.0862" calcext:value-type="float">
            <text:p>0.0862</text:p>
          </table:table-cell>
          <table:table-cell office:value-type="float" office:value="0.0302" calcext:value-type="float">
            <text:p>0.030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07" calcext:value-type="float">
            <text:p>0.0007</text:p>
          </table:table-cell>
          <table:table-cell office:value-type="float" office:value="0.0017" calcext:value-type="float">
            <text:p>0.0017</text:p>
          </table:table-cell>
          <table:table-cell office:value-type="float" office:value="0.0678" calcext:value-type="float">
            <text:p>0.0678</text:p>
          </table:table-cell>
          <table:table-cell office:value-type="float" office:value="0.0114" calcext:value-type="float">
            <text:p>0.0114</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002" calcext:value-type="float">
            <text:p>0.0002</text:p>
          </table:table-cell>
          <table:table-cell office:value-type="float" office:value="0.0549" calcext:value-type="float">
            <text:p>0.0549</text:p>
          </table:table-cell>
          <table:table-cell office:value-type="float" office:value="0.1763" calcext:value-type="float">
            <text:p>0.1763</text:p>
          </table:table-cell>
          <table:table-cell office:value-type="float" office:value="0.0204" calcext:value-type="float">
            <text:p>0.020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435" calcext:value-type="float">
            <text:p>0.5435</text:p>
          </table:table-cell>
          <table:table-cell office:value-type="float" office:value="0.7832" calcext:value-type="float">
            <text:p>0.7832</text:p>
          </table:table-cell>
          <table:table-cell office:value-type="float" office:value="0.8877" calcext:value-type="float">
            <text:p>0.8877</text:p>
          </table:table-cell>
          <table:table-cell office:value-type="float" office:value="0.6339" calcext:value-type="float">
            <text:p>0.633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1" calcext:value-type="float">
            <text:p>0.5351</text:p>
          </table:table-cell>
          <table:table-cell office:value-type="float" office:value="0.7825" calcext:value-type="float">
            <text:p>0.7825</text:p>
          </table:table-cell>
          <table:table-cell office:value-type="float" office:value="0.8625" calcext:value-type="float">
            <text:p>0.8625</text:p>
          </table:table-cell>
          <table:table-cell office:value-type="float" office:value="0.6257" calcext:value-type="float">
            <text:p>0.625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12" calcext:value-type="float">
            <text:p>0.0012</text:p>
          </table:table-cell>
          <table:table-cell office:value-type="float" office:value="0.017" calcext:value-type="float">
            <text:p>0.017</text:p>
          </table:table-cell>
          <table:table-cell office:value-type="float" office:value="0.1353" calcext:value-type="float">
            <text:p>0.1353</text:p>
          </table:table-cell>
          <table:table-cell office:value-type="float" office:value="0.0151" calcext:value-type="float">
            <text:p>0.015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07" calcext:value-type="float">
            <text:p>0.0007</text:p>
          </table:table-cell>
          <table:table-cell office:value-type="float" office:value="0.0184" calcext:value-type="float">
            <text:p>0.0184</text:p>
          </table:table-cell>
          <table:table-cell office:value-type="float" office:value="0.1564" calcext:value-type="float">
            <text:p>0.1564</text:p>
          </table:table-cell>
          <table:table-cell office:value-type="float" office:value="0.0184" calcext:value-type="float">
            <text:p>0.018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table:number-columns-repeated="2" office:value-type="float" office:value="32" calcext:value-type="float">
            <text:p>32</text:p>
          </table:table-cell>
          <table:table-cell table:number-columns-repeated="2" office:value-type="float" office:value="0" calcext:value-type="float">
            <text:p>0</text:p>
          </table:table-cell>
          <table:table-cell office:value-type="float" office:value="0.0005" calcext:value-type="float">
            <text:p>0.0005</text:p>
          </table:table-cell>
          <table:table-cell office:value-type="float" office:value="0.01" calcext:value-type="float">
            <text:p>0.0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715" calcext:value-type="float">
            <text:p>0.5715</text:p>
          </table:table-cell>
          <table:table-cell office:value-type="float" office:value="0.8019" calcext:value-type="float">
            <text:p>0.8019</text:p>
          </table:table-cell>
          <table:table-cell office:value-type="float" office:value="0.879" calcext:value-type="float">
            <text:p>0.879</text:p>
          </table:table-cell>
          <table:table-cell office:value-type="float" office:value="0.6595" calcext:value-type="float">
            <text:p>0.6595</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6" calcext:value-type="float">
            <text:p>0.5526</text:p>
          </table:table-cell>
          <table:table-cell office:value-type="float" office:value="0.8029" calcext:value-type="float">
            <text:p>0.8029</text:p>
          </table:table-cell>
          <table:table-cell office:value-type="float" office:value="0.8771" calcext:value-type="float">
            <text:p>0.8771</text:p>
          </table:table-cell>
          <table:table-cell office:value-type="float" office:value="0.6484" calcext:value-type="float">
            <text:p>0.6484</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356" calcext:value-type="float">
            <text:p>0.5356</text:p>
          </table:table-cell>
          <table:table-cell office:value-type="float" office:value="0.8189" calcext:value-type="float">
            <text:p>0.8189</text:p>
          </table:table-cell>
          <table:table-cell office:value-type="float" office:value="0.9119" calcext:value-type="float">
            <text:p>0.9119</text:p>
          </table:table-cell>
          <table:table-cell office:value-type="float" office:value="0.6401" calcext:value-type="float">
            <text:p>0.640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52" calcext:value-type="float">
            <text:p>0.0352</text:p>
          </table:table-cell>
          <table:table-cell office:value-type="float" office:value="0.0584" calcext:value-type="float">
            <text:p>0.0584</text:p>
          </table:table-cell>
          <table:table-cell office:value-type="float" office:value="0.0987" calcext:value-type="float">
            <text:p>0.0987</text:p>
          </table:table-cell>
          <table:table-cell office:value-type="float" office:value="0.0508" calcext:value-type="float">
            <text:p>0.0508</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268" calcext:value-type="float">
            <text:p>0.0268</text:p>
          </table:table-cell>
          <table:table-cell office:value-type="float" office:value="0.0438" calcext:value-type="float">
            <text:p>0.0438</text:p>
          </table:table-cell>
          <table:table-cell office:value-type="float" office:value="0.0232" calcext:value-type="float">
            <text:p>0.0232</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216" calcext:value-type="float">
            <text:p>0.0216</text:p>
          </table:table-cell>
          <table:table-cell office:value-type="float" office:value="0.1454" calcext:value-type="float">
            <text:p>0.1454</text:p>
          </table:table-cell>
          <table:table-cell office:value-type="float" office:value="0.0214" calcext:value-type="float">
            <text:p>0.0214</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02" calcext:value-type="float">
            <text:p>0.0002</text:p>
          </table:table-cell>
          <table:table-cell office:value-type="float" office:value="0.0328" calcext:value-type="float">
            <text:p>0.0328</text:p>
          </table:table-cell>
          <table:table-cell office:value-type="float" office:value="0.1796" calcext:value-type="float">
            <text:p>0.1796</text:p>
          </table:table-cell>
          <table:table-cell office:value-type="float" office:value="0.0216" calcext:value-type="float">
            <text:p>0.0216</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828" calcext:value-type="float">
            <text:p>0.5828</text:p>
          </table:table-cell>
          <table:table-cell office:value-type="float" office:value="0.8125" calcext:value-type="float">
            <text:p>0.8125</text:p>
          </table:table-cell>
          <table:table-cell office:value-type="float" office:value="0.8975" calcext:value-type="float">
            <text:p>0.8975</text:p>
          </table:table-cell>
          <table:table-cell office:value-type="float" office:value="0.6727" calcext:value-type="float">
            <text:p>0.6727</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595" calcext:value-type="float">
            <text:p>0.5595</text:p>
          </table:table-cell>
          <table:table-cell office:value-type="float" office:value="0.8441" calcext:value-type="float">
            <text:p>0.8441</text:p>
          </table:table-cell>
          <table:table-cell office:value-type="float" office:value="0.9152" calcext:value-type="float">
            <text:p>0.9152</text:p>
          </table:table-cell>
          <table:table-cell office:value-type="float" office:value="0.6603" calcext:value-type="float">
            <text:p>0.6603</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5485" calcext:value-type="float">
            <text:p>0.5485</text:p>
          </table:table-cell>
          <table:table-cell office:value-type="float" office:value="0.8371" calcext:value-type="float">
            <text:p>0.8371</text:p>
          </table:table-cell>
          <table:table-cell office:value-type="float" office:value="0.9056" calcext:value-type="float">
            <text:p>0.9056</text:p>
          </table:table-cell>
          <table:table-cell office:value-type="float" office:value="0.651" calcext:value-type="float">
            <text:p>0.651</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237" calcext:value-type="float">
            <text:p>0.0237</text:p>
          </table:table-cell>
          <table:table-cell office:value-type="float" office:value="0.0405" calcext:value-type="float">
            <text:p>0.0405</text:p>
          </table:table-cell>
          <table:table-cell office:value-type="float" office:value="0.0635" calcext:value-type="float">
            <text:p>0.0635</text:p>
          </table:table-cell>
          <table:table-cell office:value-type="float" office:value="0.0392" calcext:value-type="float">
            <text:p>0.0392</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75" calcext:value-type="float">
            <text:p>0.0175</text:p>
          </table:table-cell>
          <table:table-cell office:value-type="float" office:value="0.0407" calcext:value-type="float">
            <text:p>0.0407</text:p>
          </table:table-cell>
          <table:table-cell office:value-type="float" office:value="0.0877" calcext:value-type="float">
            <text:p>0.0877</text:p>
          </table:table-cell>
          <table:table-cell office:value-type="float" office:value="0.035" calcext:value-type="float">
            <text:p>0.035</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146" calcext:value-type="float">
            <text:p>0.0146</text:p>
          </table:table-cell>
          <table:table-cell office:value-type="float" office:value="0.0299" calcext:value-type="float">
            <text:p>0.0299</text:p>
          </table:table-cell>
          <table:table-cell office:value-type="float" office:value="0.0376" calcext:value-type="float">
            <text:p>0.0376</text:p>
          </table:table-cell>
          <table:table-cell office:value-type="float" office:value="0.0298" calcext:value-type="float">
            <text:p>0.0298</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563" calcext:value-type="float">
            <text:p>0.0563</text:p>
          </table:table-cell>
          <table:table-cell office:value-type="float" office:value="0.1629" calcext:value-type="float">
            <text:p>0.1629</text:p>
          </table:table-cell>
          <table:table-cell office:value-type="float" office:value="0.0245" calcext:value-type="float">
            <text:p>0.0245</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table:number-columns-repeated="2"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 calcext:value-type="float">
            <text:p>0.177</text:p>
          </table:table-cell>
          <table:table-cell office:value-type="float" office:value="0.2905" calcext:value-type="float">
            <text:p>0.2905</text:p>
          </table:table-cell>
          <table:table-cell office:value-type="float" office:value="0.3428" calcext:value-type="float">
            <text:p>0.3428</text:p>
          </table:table-cell>
          <table:table-cell office:value-type="float" office:value="0.2235" calcext:value-type="float">
            <text:p>0.2235</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28" calcext:value-type="float">
            <text:p>0.0228</text:p>
          </table:table-cell>
          <table:table-cell office:value-type="float" office:value="0.0388" calcext:value-type="float">
            <text:p>0.0388</text:p>
          </table:table-cell>
          <table:table-cell office:value-type="float" office:value="0.0663" calcext:value-type="float">
            <text:p>0.0663</text:p>
          </table:table-cell>
          <table:table-cell office:value-type="float" office:value="0.0391" calcext:value-type="float">
            <text:p>0.039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06" calcext:value-type="float">
            <text:p>0.0206</text:p>
          </table:table-cell>
          <table:table-cell office:value-type="float" office:value="0.0498" calcext:value-type="float">
            <text:p>0.0498</text:p>
          </table:table-cell>
          <table:table-cell office:value-type="float" office:value="0.1049" calcext:value-type="float">
            <text:p>0.1049</text:p>
          </table:table-cell>
          <table:table-cell office:value-type="float" office:value="0.0402" calcext:value-type="float">
            <text:p>0.040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table:number-columns-repeated="2" office:value-type="float" office:value="32" calcext:value-type="float">
            <text:p>32</text:p>
          </table:table-cell>
          <table:table-cell office:value-type="float" office:value="0.0113" calcext:value-type="float">
            <text:p>0.0113</text:p>
          </table:table-cell>
          <table:table-cell office:value-type="float" office:value="0.0328" calcext:value-type="float">
            <text:p>0.0328</text:p>
          </table:table-cell>
          <table:table-cell office:value-type="float" office:value="0.1689" calcext:value-type="float">
            <text:p>0.1689</text:p>
          </table:table-cell>
          <table:table-cell office:value-type="float" office:value="0.0273" calcext:value-type="float">
            <text:p>0.027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6" calcext:value-type="float">
            <text:p>0.0046</text:p>
          </table:table-cell>
          <table:table-cell office:value-type="float" office:value="0.006" calcext:value-type="float">
            <text:p>0.006</text:p>
          </table:table-cell>
          <table:table-cell office:value-type="float" office:value="0.0145" calcext:value-type="float">
            <text:p>0.0145</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2043" calcext:value-type="float">
            <text:p>0.2043</text:p>
          </table:table-cell>
          <table:table-cell office:value-type="float" office:value="0.3272" calcext:value-type="float">
            <text:p>0.3272</text:p>
          </table:table-cell>
          <table:table-cell office:value-type="float" office:value="0.4031" calcext:value-type="float">
            <text:p>0.4031</text:p>
          </table:table-cell>
          <table:table-cell office:value-type="float" office:value="0.2574" calcext:value-type="float">
            <text:p>0.2574</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11" calcext:value-type="float">
            <text:p>0.0211</text:p>
          </table:table-cell>
          <table:table-cell office:value-type="float" office:value="0.0505" calcext:value-type="float">
            <text:p>0.0505</text:p>
          </table:table-cell>
          <table:table-cell office:value-type="float" office:value="0.0949" calcext:value-type="float">
            <text:p>0.0949</text:p>
          </table:table-cell>
          <table:table-cell office:value-type="float" office:value="0.0408" calcext:value-type="float">
            <text:p>0.040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1" calcext:value-type="float">
            <text:p>0.0091</text:p>
          </table:table-cell>
          <table:table-cell office:value-type="float" office:value="0.0321" calcext:value-type="float">
            <text:p>0.0321</text:p>
          </table:table-cell>
          <table:table-cell office:value-type="float" office:value="0.1504" calcext:value-type="float">
            <text:p>0.1504</text:p>
          </table:table-cell>
          <table:table-cell office:value-type="float" office:value="0.0264" calcext:value-type="float">
            <text:p>0.026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5" calcext:value-type="float">
            <text:p>0.0005</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108" calcext:value-type="float">
            <text:p>0.0108</text:p>
          </table:table-cell>
          <table:table-cell office:value-type="float" office:value="0.064" calcext:value-type="float">
            <text:p>0.064</text:p>
          </table:table-cell>
          <table:table-cell office:value-type="float" office:value="0.0191" calcext:value-type="float">
            <text:p>0.0191</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48" calcext:value-type="float">
            <text:p>0.0048</text:p>
          </table:table-cell>
          <table:table-cell office:value-type="float" office:value="0.0065" calcext:value-type="float">
            <text:p>0.0065</text:p>
          </table:table-cell>
          <table:table-cell office:value-type="float" office:value="0.0127" calcext:value-type="float">
            <text:p>0.0127</text:p>
          </table:table-cell>
          <table:table-cell office:value-type="float" office:value="0.0151" calcext:value-type="float">
            <text:p>0.0151</text:p>
          </table:table-cell>
          <table:table-cell table:number-columns-repeated="11"/>
        </table:table-row>
        <table:table-row table:style-name="ro1">
          <table:table-cell office:value-type="float" office:value="32" calcext:value-type="float">
            <text:p>32</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981" calcext:value-type="float">
            <text:p>0.1981</text:p>
          </table:table-cell>
          <table:table-cell office:value-type="float" office:value="0.32" calcext:value-type="float">
            <text:p>0.32</text:p>
          </table:table-cell>
          <table:table-cell office:value-type="float" office:value="0.4036" calcext:value-type="float">
            <text:p>0.4036</text:p>
          </table:table-cell>
          <table:table-cell office:value-type="float" office:value="0.2506" calcext:value-type="float">
            <text:p>0.2506</text:p>
          </table:table-cell>
          <table:table-cell table:number-columns-repeated="11"/>
        </table:table-row>
        <table:table-row table:style-name="ro1">
          <table:table-cell office:value-type="float" office:value="128" calcext:value-type="float">
            <text:p>128</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479" calcext:value-type="float">
            <text:p>0.0479</text:p>
          </table:table-cell>
          <table:table-cell office:value-type="float" office:value="0.064" calcext:value-type="float">
            <text:p>0.064</text:p>
          </table:table-cell>
          <table:table-cell office:value-type="float" office:value="0.0726" calcext:value-type="float">
            <text:p>0.0726</text:p>
          </table:table-cell>
          <table:table-cell office:value-type="float" office:value="0.061" calcext:value-type="float">
            <text:p>0.061</text:p>
          </table:table-cell>
          <table:table-cell table:number-columns-repeated="11"/>
        </table:table-row>
        <table:table-row table:style-name="ro1">
          <table:table-cell office:value-type="float" office:value="32" calcext:value-type="float">
            <text:p>32</text:p>
          </table:table-cell>
          <table:table-cell office:value-type="float" office:value="0.005" calcext:value-type="float">
            <text:p>0.005</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263" calcext:value-type="float">
            <text:p>0.0263</text:p>
          </table:table-cell>
          <table:table-cell office:value-type="float" office:value="0.1442" calcext:value-type="float">
            <text:p>0.1442</text:p>
          </table:table-cell>
          <table:table-cell office:value-type="float" office:value="0.0219" calcext:value-type="float">
            <text:p>0.021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table:number-columns-repeated="2" office:value-type="float" office:value="32" calcext:value-type="float">
            <text:p>32</text:p>
          </table:table-cell>
          <table:table-cell office:value-type="float" office:value="0.0062" calcext:value-type="float">
            <text:p>0.0062</text:p>
          </table:table-cell>
          <table:table-cell office:value-type="float" office:value="0.0261" calcext:value-type="float">
            <text:p>0.0261</text:p>
          </table:table-cell>
          <table:table-cell office:value-type="float" office:value="0.1593" calcext:value-type="float">
            <text:p>0.1593</text:p>
          </table:table-cell>
          <table:table-cell office:value-type="float" office:value="0.022" calcext:value-type="float">
            <text:p>0.022</text:p>
          </table:table-cell>
          <table:table-cell table:number-columns-repeated="11"/>
        </table:table-row>
        <table:table-row table:style-name="ro1">
          <table:table-cell office:value-type="float" office:value="128" calcext:value-type="float">
            <text:p>128</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11" calcext:value-type="float">
            <text:p>0.011</text:p>
          </table:table-cell>
          <table:table-cell office:value-type="float" office:value="0.0149" calcext:value-type="float">
            <text:p>0.0149</text:p>
          </table:table-cell>
          <table:table-cell table:number-columns-repeated="11"/>
        </table:table-row>
        <table:table-row table:style-name="ro1">
          <table:table-cell office:value-type="float" office:value="64" calcext:value-type="float">
            <text:p>64</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05" calcext:value-type="float">
            <text:p>0.0005</text:p>
          </table:table-cell>
          <table:table-cell office:value-type="float" office:value="0.0007" calcext:value-type="float">
            <text:p>0.0007</text:p>
          </table:table-cell>
          <table:table-cell office:value-type="float" office:value="0.0105" calcext:value-type="float">
            <text:p>0.0105</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1777" calcext:value-type="float">
            <text:p>0.1777</text:p>
          </table:table-cell>
          <table:table-cell office:value-type="float" office:value="0.3246" calcext:value-type="float">
            <text:p>0.3246</text:p>
          </table:table-cell>
          <table:table-cell office:value-type="float" office:value="0.3895" calcext:value-type="float">
            <text:p>0.3895</text:p>
          </table:table-cell>
          <table:table-cell office:value-type="float" office:value="0.2408" calcext:value-type="float">
            <text:p>0.2408</text:p>
          </table:table-cell>
          <table:table-cell table:number-columns-repeated="11"/>
        </table:table-row>
        <table:table-row table:style-name="ro1">
          <table:table-cell office:value-type="float" office:value="256" calcext:value-type="float">
            <text:p>256</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364" calcext:value-type="float">
            <text:p>0.0364</text:p>
          </table:table-cell>
          <table:table-cell office:value-type="float" office:value="0.0474" calcext:value-type="float">
            <text:p>0.0474</text:p>
          </table:table-cell>
          <table:table-cell office:value-type="float" office:value="0.0769" calcext:value-type="float">
            <text:p>0.0769</text:p>
          </table:table-cell>
          <table:table-cell office:value-type="float" office:value="0.049" calcext:value-type="float">
            <text:p>0.049</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426" calcext:value-type="float">
            <text:p>0.0426</text:p>
          </table:table-cell>
          <table:table-cell office:value-type="float" office:value="0.1854" calcext:value-type="float">
            <text:p>0.1854</text:p>
          </table:table-cell>
          <table:table-cell office:value-type="float" office:value="0.024" calcext:value-type="float">
            <text:p>0.024</text:p>
          </table:table-cell>
          <table:table-cell table:number-columns-repeated="11"/>
        </table:table-row>
        <table:table-row table:style-name="ro1">
          <table:table-cell office:value-type="float" office:value="256" calcext:value-type="float">
            <text:p>256</text:p>
          </table:table-cell>
          <table:table-cell office:value-type="float" office:value="0.001" calcext:value-type="float">
            <text:p>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2" office:value-type="float" office:value="0.0048" calcext:value-type="float">
            <text:p>0.0048</text:p>
          </table:table-cell>
          <table:table-cell office:value-type="float" office:value="0.0057" calcext:value-type="float">
            <text:p>0.0057</text:p>
          </table:table-cell>
          <table:table-cell office:value-type="float" office:value="0.0148" calcext:value-type="float">
            <text:p>0.0148</text:p>
          </table:table-cell>
          <table:table-cell table:number-columns-repeated="11"/>
        </table:table-row>
        <table:table-row table:style-name="ro1">
          <table:table-cell office:value-type="float" office:value="128" calcext:value-type="float">
            <text:p>128</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287" calcext:value-type="float">
            <text:p>0.0287</text:p>
          </table:table-cell>
          <table:table-cell office:value-type="float" office:value="0.0364" calcext:value-type="float">
            <text:p>0.0364</text:p>
          </table:table-cell>
          <table:table-cell office:value-type="float" office:value="0.0867" calcext:value-type="float">
            <text:p>0.0867</text:p>
          </table:table-cell>
          <table:table-cell office:value-type="float" office:value="0.042" calcext:value-type="float">
            <text:p>0.042</text:p>
          </table:table-cell>
          <table:table-cell table:number-columns-repeated="11"/>
        </table:table-row>
        <table:table-row table:style-name="ro1">
          <table:table-cell office:value-type="float" office:value="256" calcext:value-type="float">
            <text:p>256</text:p>
          </table:table-cell>
          <table:table-cell office:value-type="float" office:value="0.0001" calcext:value-type="float">
            <text:p>0.0001</text:p>
          </table:table-cell>
          <table:table-cell office:value-type="float" office:value="0.0005" calcext:value-type="float">
            <text:p>0.0005</text:p>
          </table:table-cell>
          <table:table-cell office:value-type="float" office:value="128" calcext:value-type="float">
            <text:p>128</text:p>
          </table:table-cell>
          <table:table-cell office:value-type="float" office:value="32" calcext:value-type="float">
            <text:p>32</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319" calcext:value-type="float">
            <text:p>0.0319</text:p>
          </table:table-cell>
          <table:table-cell office:value-type="float" office:value="0.0472" calcext:value-type="float">
            <text:p>0.0472</text:p>
          </table:table-cell>
          <table:table-cell office:value-type="float" office:value="0.1401" calcext:value-type="float">
            <text:p>0.1401</text:p>
          </table:table-cell>
          <table:table-cell office:value-type="float" office:value="0.0471" calcext:value-type="float">
            <text:p>0.047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364" calcext:value-type="float">
            <text:p>0.0364</text:p>
          </table:table-cell>
          <table:table-cell office:value-type="float" office:value="0.1526" calcext:value-type="float">
            <text:p>0.1526</text:p>
          </table:table-cell>
          <table:table-cell office:value-type="float" office:value="0.027" calcext:value-type="float">
            <text:p>0.02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117" calcext:value-type="float">
            <text:p>0.0117</text:p>
          </table:table-cell>
          <table:table-cell office:value-type="float" office:value="0.0501" calcext:value-type="float">
            <text:p>0.0501</text:p>
          </table:table-cell>
          <table:table-cell office:value-type="float" office:value="0.1483" calcext:value-type="float">
            <text:p>0.1483</text:p>
          </table:table-cell>
          <table:table-cell office:value-type="float" office:value="0.0309" calcext:value-type="float">
            <text:p>0.030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024" calcext:value-type="float">
            <text:p>0.0024</text:p>
          </table:table-cell>
          <table:table-cell office:value-type="float" office:value="0.041" calcext:value-type="float">
            <text:p>0.041</text:p>
          </table:table-cell>
          <table:table-cell office:value-type="float" office:value="0.1705" calcext:value-type="float">
            <text:p>0.1705</text:p>
          </table:table-cell>
          <table:table-cell office:value-type="float" office:value="0.0208" calcext:value-type="float">
            <text:p>0.0208</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5" calcext:value-type="float">
            <text:p>0.005</text:p>
          </table:table-cell>
          <table:table-cell office:value-type="float" office:value="0.0196" calcext:value-type="float">
            <text:p>0.0196</text:p>
          </table:table-cell>
          <table:table-cell office:value-type="float" office:value="0.1408" calcext:value-type="float">
            <text:p>0.1408</text:p>
          </table:table-cell>
          <table:table-cell office:value-type="float" office:value="0.02" calcext:value-type="float">
            <text:p>0.02</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74" calcext:value-type="float">
            <text:p>0.0074</text:p>
          </table:table-cell>
          <table:table-cell office:value-type="float" office:value="0.0309" calcext:value-type="float">
            <text:p>0.0309</text:p>
          </table:table-cell>
          <table:table-cell office:value-type="float" office:value="0.0743" calcext:value-type="float">
            <text:p>0.0743</text:p>
          </table:table-cell>
          <table:table-cell office:value-type="float" office:value="0.0237" calcext:value-type="float">
            <text:p>0.023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719" calcext:value-type="float">
            <text:p>0.0719</text:p>
          </table:table-cell>
          <table:table-cell office:value-type="float" office:value="0.1291" calcext:value-type="float">
            <text:p>0.1291</text:p>
          </table:table-cell>
          <table:table-cell office:value-type="float" office:value="0.0299" calcext:value-type="float">
            <text:p>0.0299</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958" calcext:value-type="float">
            <text:p>0.0958</text:p>
          </table:table-cell>
          <table:table-cell office:value-type="float" office:value="0.1396" calcext:value-type="float">
            <text:p>0.1396</text:p>
          </table:table-cell>
          <table:table-cell office:value-type="float" office:value="0.1947" calcext:value-type="float">
            <text:p>0.1947</text:p>
          </table:table-cell>
          <table:table-cell office:value-type="float" office:value="0.1206" calcext:value-type="float">
            <text:p>0.1206</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5" calcext:value-type="float">
            <text:p>0.005</text:p>
          </table:table-cell>
          <table:table-cell office:value-type="float" office:value="0.0069" calcext:value-type="float">
            <text:p>0.0069</text:p>
          </table:table-cell>
          <table:table-cell office:value-type="float" office:value="0.1238" calcext:value-type="float">
            <text:p>0.1238</text:p>
          </table:table-cell>
          <table:table-cell office:value-type="float" office:value="0.0179" calcext:value-type="float">
            <text:p>0.017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53" calcext:value-type="float">
            <text:p>0.0053</text:p>
          </table:table-cell>
          <table:table-cell office:value-type="float" office:value="0.0513" calcext:value-type="float">
            <text:p>0.0513</text:p>
          </table:table-cell>
          <table:table-cell office:value-type="float" office:value="0.1327" calcext:value-type="float">
            <text:p>0.1327</text:p>
          </table:table-cell>
          <table:table-cell office:value-type="float" office:value="0.0259" calcext:value-type="float">
            <text:p>0.0259</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6" calcext:value-type="float">
            <text:p>0.016</text:p>
          </table:table-cell>
          <table:table-cell office:value-type="float" office:value="0.0534" calcext:value-type="float">
            <text:p>0.0534</text:p>
          </table:table-cell>
          <table:table-cell office:value-type="float" office:value="0.1701" calcext:value-type="float">
            <text:p>0.1701</text:p>
          </table:table-cell>
          <table:table-cell office:value-type="float" office:value="0.0372" calcext:value-type="float">
            <text:p>0.0372</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376" calcext:value-type="float">
            <text:p>0.0376</text:p>
          </table:table-cell>
          <table:table-cell office:value-type="float" office:value="0.2005" calcext:value-type="float">
            <text:p>0.2005</text:p>
          </table:table-cell>
          <table:table-cell office:value-type="float" office:value="0.0301" calcext:value-type="float">
            <text:p>0.030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71" calcext:value-type="float">
            <text:p>0.0271</text:p>
          </table:table-cell>
          <table:table-cell office:value-type="float" office:value="0.136" calcext:value-type="float">
            <text:p>0.136</text:p>
          </table:table-cell>
          <table:table-cell office:value-type="float" office:value="0.0233" calcext:value-type="float">
            <text:p>0.023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17" calcext:value-type="float">
            <text:p>0.0017</text:p>
          </table:table-cell>
          <table:table-cell office:value-type="float" office:value="0.0189" calcext:value-type="float">
            <text:p>0.0189</text:p>
          </table:table-cell>
          <table:table-cell office:value-type="float" office:value="0.0513" calcext:value-type="float">
            <text:p>0.0513</text:p>
          </table:table-cell>
          <table:table-cell office:value-type="float" office:value="0.0181" calcext:value-type="float">
            <text:p>0.018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 calcext:value-type="float">
            <text:p>0.006</text:p>
          </table:table-cell>
          <table:table-cell office:value-type="float" office:value="0.0192" calcext:value-type="float">
            <text:p>0.0192</text:p>
          </table:table-cell>
          <table:table-cell office:value-type="float" office:value="0.0968" calcext:value-type="float">
            <text:p>0.0968</text:p>
          </table:table-cell>
          <table:table-cell office:value-type="float" office:value="0.021" calcext:value-type="float">
            <text:p>0.021</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647" calcext:value-type="float">
            <text:p>0.0647</text:p>
          </table:table-cell>
          <table:table-cell office:value-type="float" office:value="0.1344" calcext:value-type="float">
            <text:p>0.1344</text:p>
          </table:table-cell>
          <table:table-cell office:value-type="float" office:value="0.2184" calcext:value-type="float">
            <text:p>0.2184</text:p>
          </table:table-cell>
          <table:table-cell office:value-type="float" office:value="0.1011" calcext:value-type="float">
            <text:p>0.1011</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17" calcext:value-type="float">
            <text:p>0.0017</text:p>
          </table:table-cell>
          <table:table-cell office:value-type="float" office:value="0.0261" calcext:value-type="float">
            <text:p>0.0261</text:p>
          </table:table-cell>
          <table:table-cell office:value-type="float" office:value="0.0946" calcext:value-type="float">
            <text:p>0.0946</text:p>
          </table:table-cell>
          <table:table-cell office:value-type="float" office:value="0.0201" calcext:value-type="float">
            <text:p>0.02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383" calcext:value-type="float">
            <text:p>0.0383</text:p>
          </table:table-cell>
          <table:table-cell office:value-type="float" office:value="0.0493" calcext:value-type="float">
            <text:p>0.0493</text:p>
          </table:table-cell>
          <table:table-cell office:value-type="float" office:value="0.1406" calcext:value-type="float">
            <text:p>0.1406</text:p>
          </table:table-cell>
          <table:table-cell office:value-type="float" office:value="0.0534" calcext:value-type="float">
            <text:p>0.053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91" calcext:value-type="float">
            <text:p>0.0091</text:p>
          </table:table-cell>
          <table:table-cell office:value-type="float" office:value="0.0522" calcext:value-type="float">
            <text:p>0.0522</text:p>
          </table:table-cell>
          <table:table-cell office:value-type="float" office:value="0.2247" calcext:value-type="float">
            <text:p>0.2247</text:p>
          </table:table-cell>
          <table:table-cell office:value-type="float" office:value="0.0301" calcext:value-type="float">
            <text:p>0.0301</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838" calcext:value-type="float">
            <text:p>0.0838</text:p>
          </table:table-cell>
          <table:table-cell office:value-type="float" office:value="0.1274" calcext:value-type="float">
            <text:p>0.1274</text:p>
          </table:table-cell>
          <table:table-cell office:value-type="float" office:value="0.2206" calcext:value-type="float">
            <text:p>0.2206</text:p>
          </table:table-cell>
          <table:table-cell office:value-type="float" office:value="0.1082" calcext:value-type="float">
            <text:p>0.108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53" calcext:value-type="float">
            <text:p>0.0053</text:p>
          </table:table-cell>
          <table:table-cell office:value-type="float" office:value="0.0115" calcext:value-type="float">
            <text:p>0.0115</text:p>
          </table:table-cell>
          <table:table-cell office:value-type="float" office:value="0.1255" calcext:value-type="float">
            <text:p>0.1255</text:p>
          </table:table-cell>
          <table:table-cell office:value-type="float" office:value="0.0185" calcext:value-type="float">
            <text:p>0.018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103" calcext:value-type="float">
            <text:p>0.0103</text:p>
          </table:table-cell>
          <table:table-cell office:value-type="float" office:value="0.0596" calcext:value-type="float">
            <text:p>0.0596</text:p>
          </table:table-cell>
          <table:table-cell office:value-type="float" office:value="0.1808" calcext:value-type="float">
            <text:p>0.1808</text:p>
          </table:table-cell>
          <table:table-cell office:value-type="float" office:value="0.0326" calcext:value-type="float">
            <text:p>0.0326</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48" calcext:value-type="float">
            <text:p>0.0048</text:p>
          </table:table-cell>
          <table:table-cell office:value-type="float" office:value="0.0319" calcext:value-type="float">
            <text:p>0.0319</text:p>
          </table:table-cell>
          <table:table-cell office:value-type="float" office:value="0.1674" calcext:value-type="float">
            <text:p>0.1674</text:p>
          </table:table-cell>
          <table:table-cell office:value-type="float" office:value="0.023" calcext:value-type="float">
            <text:p>0.023</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0982" calcext:value-type="float">
            <text:p>0.0982</text:p>
          </table:table-cell>
          <table:table-cell office:value-type="float" office:value="0.1547" calcext:value-type="float">
            <text:p>0.1547</text:p>
          </table:table-cell>
          <table:table-cell office:value-type="float" office:value="0.2206" calcext:value-type="float">
            <text:p>0.2206</text:p>
          </table:table-cell>
          <table:table-cell office:value-type="float" office:value="0.1265" calcext:value-type="float">
            <text:p>0.1265</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319" calcext:value-type="float">
            <text:p>0.0319</text:p>
          </table:table-cell>
          <table:table-cell office:value-type="float" office:value="0.0577" calcext:value-type="float">
            <text:p>0.0577</text:p>
          </table:table-cell>
          <table:table-cell office:value-type="float" office:value="0.1576" calcext:value-type="float">
            <text:p>0.1576</text:p>
          </table:table-cell>
          <table:table-cell office:value-type="float" office:value="0.0486" calcext:value-type="float">
            <text:p>0.048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292" calcext:value-type="float">
            <text:p>0.0292</text:p>
          </table:table-cell>
          <table:table-cell office:value-type="float" office:value="0.039" calcext:value-type="float">
            <text:p>0.039</text:p>
          </table:table-cell>
          <table:table-cell office:value-type="float" office:value="0.1533" calcext:value-type="float">
            <text:p>0.1533</text:p>
          </table:table-cell>
          <table:table-cell office:value-type="float" office:value="0.0424" calcext:value-type="float">
            <text:p>0.042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9" calcext:value-type="float">
            <text:p>0.0069</text:p>
          </table:table-cell>
          <table:table-cell office:value-type="float" office:value="0.0366" calcext:value-type="float">
            <text:p>0.0366</text:p>
          </table:table-cell>
          <table:table-cell office:value-type="float" office:value="0.2012" calcext:value-type="float">
            <text:p>0.2012</text:p>
          </table:table-cell>
          <table:table-cell office:value-type="float" office:value="0.0256" calcext:value-type="float">
            <text:p>0.02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953" calcext:value-type="float">
            <text:p>0.0953</text:p>
          </table:table-cell>
          <table:table-cell office:value-type="float" office:value="0.1339" calcext:value-type="float">
            <text:p>0.1339</text:p>
          </table:table-cell>
          <table:table-cell office:value-type="float" office:value="0.2029" calcext:value-type="float">
            <text:p>0.2029</text:p>
          </table:table-cell>
          <table:table-cell office:value-type="float" office:value="0.1164" calcext:value-type="float">
            <text:p>0.1164</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319" calcext:value-type="float">
            <text:p>0.0319</text:p>
          </table:table-cell>
          <table:table-cell office:value-type="float" office:value="0.0424" calcext:value-type="float">
            <text:p>0.0424</text:p>
          </table:table-cell>
          <table:table-cell office:value-type="float" office:value="0.1004" calcext:value-type="float">
            <text:p>0.1004</text:p>
          </table:table-cell>
          <table:table-cell office:value-type="float" office:value="0.0451" calcext:value-type="float">
            <text:p>0.0451</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766" calcext:value-type="float">
            <text:p>0.0766</text:p>
          </table:table-cell>
          <table:table-cell office:value-type="float" office:value="0.1703" calcext:value-type="float">
            <text:p>0.1703</text:p>
          </table:table-cell>
          <table:table-cell office:value-type="float" office:value="0.0386" calcext:value-type="float">
            <text:p>0.0386</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101" calcext:value-type="float">
            <text:p>0.0101</text:p>
          </table:table-cell>
          <table:table-cell office:value-type="float" office:value="0.0493" calcext:value-type="float">
            <text:p>0.0493</text:p>
          </table:table-cell>
          <table:table-cell office:value-type="float" office:value="0.218" calcext:value-type="float">
            <text:p>0.218</text:p>
          </table:table-cell>
          <table:table-cell office:value-type="float" office:value="0.0311" calcext:value-type="float">
            <text:p>0.0311</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0687" calcext:value-type="float">
            <text:p>0.0687</text:p>
          </table:table-cell>
          <table:table-cell office:value-type="float" office:value="0.1102" calcext:value-type="float">
            <text:p>0.1102</text:p>
          </table:table-cell>
          <table:table-cell office:value-type="float" office:value="0.1959" calcext:value-type="float">
            <text:p>0.1959</text:p>
          </table:table-cell>
          <table:table-cell office:value-type="float" office:value="0.0893" calcext:value-type="float">
            <text:p>0.089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67" calcext:value-type="float">
            <text:p>0.0067</text:p>
          </table:table-cell>
          <table:table-cell office:value-type="float" office:value="0.0242" calcext:value-type="float">
            <text:p>0.0242</text:p>
          </table:table-cell>
          <table:table-cell office:value-type="float" office:value="0.1962" calcext:value-type="float">
            <text:p>0.1962</text:p>
          </table:table-cell>
          <table:table-cell office:value-type="float" office:value="0.0228" calcext:value-type="float">
            <text:p>0.022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14" calcext:value-type="float">
            <text:p>0.0014</text:p>
          </table:table-cell>
          <table:table-cell office:value-type="float" office:value="0.0208" calcext:value-type="float">
            <text:p>0.0208</text:p>
          </table:table-cell>
          <table:table-cell office:value-type="float" office:value="0.142" calcext:value-type="float">
            <text:p>0.142</text:p>
          </table:table-cell>
          <table:table-cell office:value-type="float" office:value="0.0152" calcext:value-type="float">
            <text:p>0.0152</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117" calcext:value-type="float">
            <text:p>0.0117</text:p>
          </table:table-cell>
          <table:table-cell office:value-type="float" office:value="0.0287" calcext:value-type="float">
            <text:p>0.0287</text:p>
          </table:table-cell>
          <table:table-cell office:value-type="float" office:value="0.1485" calcext:value-type="float">
            <text:p>0.1485</text:p>
          </table:table-cell>
          <table:table-cell office:value-type="float" office:value="0.0284" calcext:value-type="float">
            <text:p>0.0284</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2319" calcext:value-type="float">
            <text:p>0.2319</text:p>
          </table:table-cell>
          <table:table-cell office:value-type="float" office:value="0.3066" calcext:value-type="float">
            <text:p>0.3066</text:p>
          </table:table-cell>
          <table:table-cell office:value-type="float" office:value="0.3624" calcext:value-type="float">
            <text:p>0.3624</text:p>
          </table:table-cell>
          <table:table-cell office:value-type="float" office:value="0.268" calcext:value-type="float">
            <text:p>0.268</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0065" calcext:value-type="float">
            <text:p>0.0065</text:p>
          </table:table-cell>
          <table:table-cell office:value-type="float" office:value="0.0311" calcext:value-type="float">
            <text:p>0.0311</text:p>
          </table:table-cell>
          <table:table-cell office:value-type="float" office:value="0.2053" calcext:value-type="float">
            <text:p>0.2053</text:p>
          </table:table-cell>
          <table:table-cell office:value-type="float" office:value="0.0249" calcext:value-type="float">
            <text:p>0.0249</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006" calcext:value-type="float">
            <text:p>0.006</text:p>
          </table:table-cell>
          <table:table-cell office:value-type="float" office:value="0.0213" calcext:value-type="float">
            <text:p>0.0213</text:p>
          </table:table-cell>
          <table:table-cell office:value-type="float" office:value="0.143" calcext:value-type="float">
            <text:p>0.143</text:p>
          </table:table-cell>
          <table:table-cell office:value-type="float" office:value="0.0206" calcext:value-type="float">
            <text:p>0.020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0062" calcext:value-type="float">
            <text:p>0.0062</text:p>
          </table:table-cell>
          <table:table-cell office:value-type="float" office:value="0.0333" calcext:value-type="float">
            <text:p>0.0333</text:p>
          </table:table-cell>
          <table:table-cell office:value-type="float" office:value="0.1523" calcext:value-type="float">
            <text:p>0.1523</text:p>
          </table:table-cell>
          <table:table-cell office:value-type="float" office:value="0.0249" calcext:value-type="float">
            <text:p>0.0249</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2467" calcext:value-type="float">
            <text:p>0.2467</text:p>
          </table:table-cell>
          <table:table-cell office:value-type="float" office:value="0.3241" calcext:value-type="float">
            <text:p>0.3241</text:p>
          </table:table-cell>
          <table:table-cell office:value-type="float" office:value="0.4" calcext:value-type="float">
            <text:p>0.4</text:p>
          </table:table-cell>
          <table:table-cell office:value-type="float" office:value="0.281" calcext:value-type="float">
            <text:p>0.28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84" calcext:value-type="float">
            <text:p>0.0084</text:p>
          </table:table-cell>
          <table:table-cell office:value-type="float" office:value="0.0187" calcext:value-type="float">
            <text:p>0.0187</text:p>
          </table:table-cell>
          <table:table-cell office:value-type="float" office:value="0.178" calcext:value-type="float">
            <text:p>0.178</text:p>
          </table:table-cell>
          <table:table-cell office:value-type="float" office:value="0.0234" calcext:value-type="float">
            <text:p>0.023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103" calcext:value-type="float">
            <text:p>0.0103</text:p>
          </table:table-cell>
          <table:table-cell office:value-type="float" office:value="0.0563" calcext:value-type="float">
            <text:p>0.0563</text:p>
          </table:table-cell>
          <table:table-cell office:value-type="float" office:value="0.1581" calcext:value-type="float">
            <text:p>0.1581</text:p>
          </table:table-cell>
          <table:table-cell office:value-type="float" office:value="0.0293" calcext:value-type="float">
            <text:p>0.0293</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91" calcext:value-type="float">
            <text:p>0.0091</text:p>
          </table:table-cell>
          <table:table-cell office:value-type="float" office:value="0.0369" calcext:value-type="float">
            <text:p>0.0369</text:p>
          </table:table-cell>
          <table:table-cell office:value-type="float" office:value="0.1519" calcext:value-type="float">
            <text:p>0.1519</text:p>
          </table:table-cell>
          <table:table-cell office:value-type="float" office:value="0.0258" calcext:value-type="float">
            <text:p>0.025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2062" calcext:value-type="float">
            <text:p>0.2062</text:p>
          </table:table-cell>
          <table:table-cell office:value-type="float" office:value="0.2757" calcext:value-type="float">
            <text:p>0.2757</text:p>
          </table:table-cell>
          <table:table-cell office:value-type="float" office:value="0.3243" calcext:value-type="float">
            <text:p>0.3243</text:p>
          </table:table-cell>
          <table:table-cell office:value-type="float" office:value="0.2366" calcext:value-type="float">
            <text:p>0.236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35" calcext:value-type="float">
            <text:p>0.0235</text:p>
          </table:table-cell>
          <table:table-cell office:value-type="float" office:value="0.1981" calcext:value-type="float">
            <text:p>0.1981</text:p>
          </table:table-cell>
          <table:table-cell office:value-type="float" office:value="0.0222" calcext:value-type="float">
            <text:p>0.022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0065" calcext:value-type="float">
            <text:p>0.0065</text:p>
          </table:table-cell>
          <table:table-cell office:value-type="float" office:value="0.024" calcext:value-type="float">
            <text:p>0.024</text:p>
          </table:table-cell>
          <table:table-cell office:value-type="float" office:value="0.142" calcext:value-type="float">
            <text:p>0.142</text:p>
          </table:table-cell>
          <table:table-cell office:value-type="float" office:value="0.0246" calcext:value-type="float">
            <text:p>0.024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0062" calcext:value-type="float">
            <text:p>0.0062</text:p>
          </table:table-cell>
          <table:table-cell office:value-type="float" office:value="0.0223" calcext:value-type="float">
            <text:p>0.0223</text:p>
          </table:table-cell>
          <table:table-cell office:value-type="float" office:value="0.1423" calcext:value-type="float">
            <text:p>0.1423</text:p>
          </table:table-cell>
          <table:table-cell office:value-type="float" office:value="0.0229" calcext:value-type="float">
            <text:p>0.0229</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2283" calcext:value-type="float">
            <text:p>0.2283</text:p>
          </table:table-cell>
          <table:table-cell office:value-type="float" office:value="0.2908" calcext:value-type="float">
            <text:p>0.2908</text:p>
          </table:table-cell>
          <table:table-cell office:value-type="float" office:value="0.3471" calcext:value-type="float">
            <text:p>0.3471</text:p>
          </table:table-cell>
          <table:table-cell office:value-type="float" office:value="0.2563" calcext:value-type="float">
            <text:p>0.2563</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3413" calcext:value-type="float">
            <text:p>0.3413</text:p>
          </table:table-cell>
          <table:table-cell office:value-type="float" office:value="0.5145" calcext:value-type="float">
            <text:p>0.5145</text:p>
          </table:table-cell>
          <table:table-cell office:value-type="float" office:value="0.5926" calcext:value-type="float">
            <text:p>0.5926</text:p>
          </table:table-cell>
          <table:table-cell office:value-type="float" office:value="0.4072" calcext:value-type="float">
            <text:p>0.4072</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3705" calcext:value-type="float">
            <text:p>0.3705</text:p>
          </table:table-cell>
          <table:table-cell office:value-type="float" office:value="0.5677" calcext:value-type="float">
            <text:p>0.5677</text:p>
          </table:table-cell>
          <table:table-cell office:value-type="float" office:value="0.6496" calcext:value-type="float">
            <text:p>0.6496</text:p>
          </table:table-cell>
          <table:table-cell office:value-type="float" office:value="0.4487" calcext:value-type="float">
            <text:p>0.448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3911" calcext:value-type="float">
            <text:p>0.3911</text:p>
          </table:table-cell>
          <table:table-cell office:value-type="float" office:value="0.6077" calcext:value-type="float">
            <text:p>0.6077</text:p>
          </table:table-cell>
          <table:table-cell office:value-type="float" office:value="0.697" calcext:value-type="float">
            <text:p>0.697</text:p>
          </table:table-cell>
          <table:table-cell office:value-type="float" office:value="0.4754" calcext:value-type="float">
            <text:p>0.4754</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4328" calcext:value-type="float">
            <text:p>0.4328</text:p>
          </table:table-cell>
          <table:table-cell office:value-type="float" office:value="0.6616" calcext:value-type="float">
            <text:p>0.6616</text:p>
          </table:table-cell>
          <table:table-cell office:value-type="float" office:value="0.7375" calcext:value-type="float">
            <text:p>0.7375</text:p>
          </table:table-cell>
          <table:table-cell office:value-type="float" office:value="0.5226" calcext:value-type="float">
            <text:p>0.5226</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3933" calcext:value-type="float">
            <text:p>0.3933</text:p>
          </table:table-cell>
          <table:table-cell office:value-type="float" office:value="0.5693" calcext:value-type="float">
            <text:p>0.5693</text:p>
          </table:table-cell>
          <table:table-cell office:value-type="float" office:value="0.6584" calcext:value-type="float">
            <text:p>0.6584</text:p>
          </table:table-cell>
          <table:table-cell office:value-type="float" office:value="0.4644" calcext:value-type="float">
            <text:p>0.4644</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3732" calcext:value-type="float">
            <text:p>0.3732</text:p>
          </table:table-cell>
          <table:table-cell office:value-type="float" office:value="0.5382" calcext:value-type="float">
            <text:p>0.5382</text:p>
          </table:table-cell>
          <table:table-cell office:value-type="float" office:value="0.6211" calcext:value-type="float">
            <text:p>0.6211</text:p>
          </table:table-cell>
          <table:table-cell office:value-type="float" office:value="0.4433" calcext:value-type="float">
            <text:p>0.443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026" calcext:value-type="float">
            <text:p>0.4026</text:p>
          </table:table-cell>
          <table:table-cell office:value-type="float" office:value="0.6122" calcext:value-type="float">
            <text:p>0.6122</text:p>
          </table:table-cell>
          <table:table-cell office:value-type="float" office:value="0.702" calcext:value-type="float">
            <text:p>0.702</text:p>
          </table:table-cell>
          <table:table-cell office:value-type="float" office:value="0.4823" calcext:value-type="float">
            <text:p>0.4823</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4393" calcext:value-type="float">
            <text:p>0.4393</text:p>
          </table:table-cell>
          <table:table-cell office:value-type="float" office:value="0.6628" calcext:value-type="float">
            <text:p>0.6628</text:p>
          </table:table-cell>
          <table:table-cell office:value-type="float" office:value="0.7351" calcext:value-type="float">
            <text:p>0.7351</text:p>
          </table:table-cell>
          <table:table-cell office:value-type="float" office:value="0.5247" calcext:value-type="float">
            <text:p>0.5247</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3332" calcext:value-type="float">
            <text:p>0.3332</text:p>
          </table:table-cell>
          <table:table-cell office:value-type="float" office:value="0.4829" calcext:value-type="float">
            <text:p>0.4829</text:p>
          </table:table-cell>
          <table:table-cell office:value-type="float" office:value="0.5792" calcext:value-type="float">
            <text:p>0.5792</text:p>
          </table:table-cell>
          <table:table-cell office:value-type="float" office:value="0.4001" calcext:value-type="float">
            <text:p>0.4001</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378" calcext:value-type="float">
            <text:p>0.378</text:p>
          </table:table-cell>
          <table:table-cell office:value-type="float" office:value="0.5442" calcext:value-type="float">
            <text:p>0.5442</text:p>
          </table:table-cell>
          <table:table-cell office:value-type="float" office:value="0.6549" calcext:value-type="float">
            <text:p>0.6549</text:p>
          </table:table-cell>
          <table:table-cell office:value-type="float" office:value="0.448" calcext:value-type="float">
            <text:p>0.448</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3401" calcext:value-type="float">
            <text:p>0.3401</text:p>
          </table:table-cell>
          <table:table-cell office:value-type="float" office:value="0.5564" calcext:value-type="float">
            <text:p>0.5564</text:p>
          </table:table-cell>
          <table:table-cell office:value-type="float" office:value="0.6889" calcext:value-type="float">
            <text:p>0.6889</text:p>
          </table:table-cell>
          <table:table-cell office:value-type="float" office:value="0.4294" calcext:value-type="float">
            <text:p>0.4294</text:p>
          </table:table-cell>
          <table:table-cell table:number-columns-repeated="11"/>
        </table:table-row>
        <table:table-row table:style-name="ro1">
          <table:table-cell office:value-type="float" office:value="32" calcext:value-type="float">
            <text:p>32</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3765" calcext:value-type="float">
            <text:p>0.3765</text:p>
          </table:table-cell>
          <table:table-cell office:value-type="float" office:value="0.6074" calcext:value-type="float">
            <text:p>0.6074</text:p>
          </table:table-cell>
          <table:table-cell office:value-type="float" office:value="0.7214" calcext:value-type="float">
            <text:p>0.7214</text:p>
          </table:table-cell>
          <table:table-cell office:value-type="float" office:value="0.4685" calcext:value-type="float">
            <text:p>0.4685</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3519" calcext:value-type="float">
            <text:p>0.3519</text:p>
          </table:table-cell>
          <table:table-cell office:value-type="float" office:value="0.503" calcext:value-type="float">
            <text:p>0.503</text:p>
          </table:table-cell>
          <table:table-cell office:value-type="float" office:value="0.5799" calcext:value-type="float">
            <text:p>0.5799</text:p>
          </table:table-cell>
          <table:table-cell office:value-type="float" office:value="0.4159" calcext:value-type="float">
            <text:p>0.4159</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3396" calcext:value-type="float">
            <text:p>0.3396</text:p>
          </table:table-cell>
          <table:table-cell office:value-type="float" office:value="0.5205" calcext:value-type="float">
            <text:p>0.5205</text:p>
          </table:table-cell>
          <table:table-cell office:value-type="float" office:value="0.628" calcext:value-type="float">
            <text:p>0.628</text:p>
          </table:table-cell>
          <table:table-cell office:value-type="float" office:value="0.4197" calcext:value-type="float">
            <text:p>0.419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3971" calcext:value-type="float">
            <text:p>0.3971</text:p>
          </table:table-cell>
          <table:table-cell office:value-type="float" office:value="0.6096" calcext:value-type="float">
            <text:p>0.6096</text:p>
          </table:table-cell>
          <table:table-cell office:value-type="float" office:value="0.7286" calcext:value-type="float">
            <text:p>0.7286</text:p>
          </table:table-cell>
          <table:table-cell office:value-type="float" office:value="0.4807" calcext:value-type="float">
            <text:p>0.4807</text:p>
          </table:table-cell>
          <table:table-cell table:number-columns-repeated="11"/>
        </table:table-row>
        <table:table-row table:style-name="ro1">
          <table:table-cell office:value-type="float" office:value="64" calcext:value-type="float">
            <text:p>64</text:p>
          </table:table-cell>
          <table:table-cell office:value-type="float" office:value="0.1" calcext:value-type="float">
            <text:p>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3981" calcext:value-type="float">
            <text:p>0.3981</text:p>
          </table:table-cell>
          <table:table-cell office:value-type="float" office:value="0.583" calcext:value-type="float">
            <text:p>0.583</text:p>
          </table:table-cell>
          <table:table-cell office:value-type="float" office:value="0.714" calcext:value-type="float">
            <text:p>0.714</text:p>
          </table:table-cell>
          <table:table-cell office:value-type="float" office:value="0.4698" calcext:value-type="float">
            <text:p>0.4698</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4251" calcext:value-type="float">
            <text:p>0.4251</text:p>
          </table:table-cell>
          <table:table-cell office:value-type="float" office:value="0.589" calcext:value-type="float">
            <text:p>0.589</text:p>
          </table:table-cell>
          <table:table-cell office:value-type="float" office:value="0.698" calcext:value-type="float">
            <text:p>0.698</text:p>
          </table:table-cell>
          <table:table-cell office:value-type="float" office:value="0.4954" calcext:value-type="float">
            <text:p>0.4954</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417" calcext:value-type="float">
            <text:p>0.4417</text:p>
          </table:table-cell>
          <table:table-cell office:value-type="float" office:value="0.6177" calcext:value-type="float">
            <text:p>0.6177</text:p>
          </table:table-cell>
          <table:table-cell office:value-type="float" office:value="0.7011" calcext:value-type="float">
            <text:p>0.7011</text:p>
          </table:table-cell>
          <table:table-cell office:value-type="float" office:value="0.5172" calcext:value-type="float">
            <text:p>0.517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116" calcext:value-type="float">
            <text:p>0.5116</text:p>
          </table:table-cell>
          <table:table-cell office:value-type="float" office:value="0.6869" calcext:value-type="float">
            <text:p>0.6869</text:p>
          </table:table-cell>
          <table:table-cell office:value-type="float" office:value="0.737" calcext:value-type="float">
            <text:p>0.737</text:p>
          </table:table-cell>
          <table:table-cell office:value-type="float" office:value="0.5842" calcext:value-type="float">
            <text:p>0.584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063" calcext:value-type="float">
            <text:p>0.5063</text:p>
          </table:table-cell>
          <table:table-cell office:value-type="float" office:value="0.7643" calcext:value-type="float">
            <text:p>0.7643</text:p>
          </table:table-cell>
          <table:table-cell office:value-type="float" office:value="0.8254" calcext:value-type="float">
            <text:p>0.8254</text:p>
          </table:table-cell>
          <table:table-cell office:value-type="float" office:value="0.6092" calcext:value-type="float">
            <text:p>0.6092</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4261" calcext:value-type="float">
            <text:p>0.4261</text:p>
          </table:table-cell>
          <table:table-cell office:value-type="float" office:value="0.5859" calcext:value-type="float">
            <text:p>0.5859</text:p>
          </table:table-cell>
          <table:table-cell office:value-type="float" office:value="0.6493" calcext:value-type="float">
            <text:p>0.6493</text:p>
          </table:table-cell>
          <table:table-cell office:value-type="float" office:value="0.4952" calcext:value-type="float">
            <text:p>0.4952</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513" calcext:value-type="float">
            <text:p>0.4513</text:p>
          </table:table-cell>
          <table:table-cell office:value-type="float" office:value="0.6319" calcext:value-type="float">
            <text:p>0.6319</text:p>
          </table:table-cell>
          <table:table-cell office:value-type="float" office:value="0.6982" calcext:value-type="float">
            <text:p>0.6982</text:p>
          </table:table-cell>
          <table:table-cell office:value-type="float" office:value="0.5187" calcext:value-type="float">
            <text:p>0.5187</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4807" calcext:value-type="float">
            <text:p>0.4807</text:p>
          </table:table-cell>
          <table:table-cell office:value-type="float" office:value="0.6508" calcext:value-type="float">
            <text:p>0.6508</text:p>
          </table:table-cell>
          <table:table-cell office:value-type="float" office:value="0.7301" calcext:value-type="float">
            <text:p>0.7301</text:p>
          </table:table-cell>
          <table:table-cell office:value-type="float" office:value="0.5483" calcext:value-type="float">
            <text:p>0.5483</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119" calcext:value-type="float">
            <text:p>0.5119</text:p>
          </table:table-cell>
          <table:table-cell office:value-type="float" office:value="0.7593" calcext:value-type="float">
            <text:p>0.7593</text:p>
          </table:table-cell>
          <table:table-cell office:value-type="float" office:value="0.823" calcext:value-type="float">
            <text:p>0.823</text:p>
          </table:table-cell>
          <table:table-cell office:value-type="float" office:value="0.6133" calcext:value-type="float">
            <text:p>0.613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4333" calcext:value-type="float">
            <text:p>0.4333</text:p>
          </table:table-cell>
          <table:table-cell office:value-type="float" office:value="0.5787" calcext:value-type="float">
            <text:p>0.5787</text:p>
          </table:table-cell>
          <table:table-cell office:value-type="float" office:value="0.6462" calcext:value-type="float">
            <text:p>0.6462</text:p>
          </table:table-cell>
          <table:table-cell office:value-type="float" office:value="0.4956" calcext:value-type="float">
            <text:p>0.4956</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498" calcext:value-type="float">
            <text:p>0.498</text:p>
          </table:table-cell>
          <table:table-cell office:value-type="float" office:value="0.6601" calcext:value-type="float">
            <text:p>0.6601</text:p>
          </table:table-cell>
          <table:table-cell office:value-type="float" office:value="0.7174" calcext:value-type="float">
            <text:p>0.7174</text:p>
          </table:table-cell>
          <table:table-cell office:value-type="float" office:value="0.5692" calcext:value-type="float">
            <text:p>0.5692</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4982" calcext:value-type="float">
            <text:p>0.4982</text:p>
          </table:table-cell>
          <table:table-cell office:value-type="float" office:value="0.7051" calcext:value-type="float">
            <text:p>0.7051</text:p>
          </table:table-cell>
          <table:table-cell office:value-type="float" office:value="0.7595" calcext:value-type="float">
            <text:p>0.7595</text:p>
          </table:table-cell>
          <table:table-cell office:value-type="float" office:value="0.5829" calcext:value-type="float">
            <text:p>0.5829</text:p>
          </table:table-cell>
          <table:table-cell table:number-columns-repeated="11"/>
        </table:table-row>
        <table:table-row table:style-name="ro1">
          <table:table-cell office:value-type="float" office:value="32" calcext:value-type="float">
            <text:p>32</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5313" calcext:value-type="float">
            <text:p>0.5313</text:p>
          </table:table-cell>
          <table:table-cell office:value-type="float" office:value="0.7214" calcext:value-type="float">
            <text:p>0.7214</text:p>
          </table:table-cell>
          <table:table-cell office:value-type="float" office:value="0.7919" calcext:value-type="float">
            <text:p>0.7919</text:p>
          </table:table-cell>
          <table:table-cell office:value-type="float" office:value="0.611" calcext:value-type="float">
            <text:p>0.61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4472" calcext:value-type="float">
            <text:p>0.4472</text:p>
          </table:table-cell>
          <table:table-cell office:value-type="float" office:value="0.5887" calcext:value-type="float">
            <text:p>0.5887</text:p>
          </table:table-cell>
          <table:table-cell office:value-type="float" office:value="0.6537" calcext:value-type="float">
            <text:p>0.6537</text:p>
          </table:table-cell>
          <table:table-cell office:value-type="float" office:value="0.5075" calcext:value-type="float">
            <text:p>0.507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4436" calcext:value-type="float">
            <text:p>0.4436</text:p>
          </table:table-cell>
          <table:table-cell office:value-type="float" office:value="0.6026" calcext:value-type="float">
            <text:p>0.6026</text:p>
          </table:table-cell>
          <table:table-cell office:value-type="float" office:value="0.6666" calcext:value-type="float">
            <text:p>0.6666</text:p>
          </table:table-cell>
          <table:table-cell office:value-type="float" office:value="0.5095" calcext:value-type="float">
            <text:p>0.509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4917" calcext:value-type="float">
            <text:p>0.4917</text:p>
          </table:table-cell>
          <table:table-cell office:value-type="float" office:value="0.6675" calcext:value-type="float">
            <text:p>0.6675</text:p>
          </table:table-cell>
          <table:table-cell office:value-type="float" office:value="0.7509" calcext:value-type="float">
            <text:p>0.7509</text:p>
          </table:table-cell>
          <table:table-cell office:value-type="float" office:value="0.5695" calcext:value-type="float">
            <text:p>0.5695</text:p>
          </table:table-cell>
          <table:table-cell table:number-columns-repeated="11"/>
        </table:table-row>
        <table:table-row table:style-name="ro1">
          <table:table-cell office:value-type="float" office:value="64" calcext:value-type="float">
            <text:p>64</text:p>
          </table:table-cell>
          <table:table-cell office:value-type="float" office:value="0.01" calcext:value-type="float">
            <text:p>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519" calcext:value-type="float">
            <text:p>0.519</text:p>
          </table:table-cell>
          <table:table-cell office:value-type="float" office:value="0.7286" calcext:value-type="float">
            <text:p>0.7286</text:p>
          </table:table-cell>
          <table:table-cell office:value-type="float" office:value="0.8002" calcext:value-type="float">
            <text:p>0.8002</text:p>
          </table:table-cell>
          <table:table-cell office:value-type="float" office:value="0.6041" calcext:value-type="float">
            <text:p>0.6041</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5104" calcext:value-type="float">
            <text:p>0.5104</text:p>
          </table:table-cell>
          <table:table-cell office:value-type="float" office:value="0.7749" calcext:value-type="float">
            <text:p>0.7749</text:p>
          </table:table-cell>
          <table:table-cell office:value-type="float" office:value="0.8412" calcext:value-type="float">
            <text:p>0.8412</text:p>
          </table:table-cell>
          <table:table-cell office:value-type="float" office:value="0.6173" calcext:value-type="float">
            <text:p>0.6173</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4972" calcext:value-type="float">
            <text:p>0.4972</text:p>
          </table:table-cell>
          <table:table-cell office:value-type="float" office:value="0.7638" calcext:value-type="float">
            <text:p>0.7638</text:p>
          </table:table-cell>
          <table:table-cell office:value-type="float" office:value="0.8575" calcext:value-type="float">
            <text:p>0.8575</text:p>
          </table:table-cell>
          <table:table-cell office:value-type="float" office:value="0.6017" calcext:value-type="float">
            <text:p>0.601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123" calcext:value-type="float">
            <text:p>0.5123</text:p>
          </table:table-cell>
          <table:table-cell office:value-type="float" office:value="0.721" calcext:value-type="float">
            <text:p>0.721</text:p>
          </table:table-cell>
          <table:table-cell office:value-type="float" office:value="0.8469" calcext:value-type="float">
            <text:p>0.8469</text:p>
          </table:table-cell>
          <table:table-cell office:value-type="float" office:value="0.5938" calcext:value-type="float">
            <text:p>0.5938</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933" calcext:value-type="float">
            <text:p>0.5933</text:p>
          </table:table-cell>
          <table:table-cell office:value-type="float" office:value="0.7868" calcext:value-type="float">
            <text:p>0.7868</text:p>
          </table:table-cell>
          <table:table-cell office:value-type="float" office:value="0.8434" calcext:value-type="float">
            <text:p>0.8434</text:p>
          </table:table-cell>
          <table:table-cell office:value-type="float" office:value="0.6716" calcext:value-type="float">
            <text:p>0.6716</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64" calcext:value-type="float">
            <text:p>64</text:p>
          </table:table-cell>
          <table:table-cell office:value-type="float" office:value="32" calcext:value-type="float">
            <text:p>32</text:p>
          </table:table-cell>
          <table:table-cell office:value-type="float" office:value="0.5143" calcext:value-type="float">
            <text:p>0.5143</text:p>
          </table:table-cell>
          <table:table-cell office:value-type="float" office:value="0.778" calcext:value-type="float">
            <text:p>0.778</text:p>
          </table:table-cell>
          <table:table-cell office:value-type="float" office:value="0.8544" calcext:value-type="float">
            <text:p>0.8544</text:p>
          </table:table-cell>
          <table:table-cell office:value-type="float" office:value="0.6141" calcext:value-type="float">
            <text:p>0.6141</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64" calcext:value-type="float">
            <text:p>64</text:p>
          </table:table-cell>
          <table:table-cell office:value-type="float" office:value="32" calcext:value-type="float">
            <text:p>32</text:p>
          </table:table-cell>
          <table:table-cell office:value-type="float" office:value="0.5281" calcext:value-type="float">
            <text:p>0.5281</text:p>
          </table:table-cell>
          <table:table-cell office:value-type="float" office:value="0.7899" calcext:value-type="float">
            <text:p>0.7899</text:p>
          </table:table-cell>
          <table:table-cell office:value-type="float" office:value="0.8754" calcext:value-type="float">
            <text:p>0.8754</text:p>
          </table:table-cell>
          <table:table-cell office:value-type="float" office:value="0.6212" calcext:value-type="float">
            <text:p>0.6212</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64" calcext:value-type="float">
            <text:p>64</text:p>
          </table:table-cell>
          <table:table-cell office:value-type="float" office:value="32" calcext:value-type="float">
            <text:p>32</text:p>
          </table:table-cell>
          <table:table-cell office:value-type="float" office:value="0.5298" calcext:value-type="float">
            <text:p>0.5298</text:p>
          </table:table-cell>
          <table:table-cell office:value-type="float" office:value="0.7737" calcext:value-type="float">
            <text:p>0.7737</text:p>
          </table:table-cell>
          <table:table-cell office:value-type="float" office:value="0.8477" calcext:value-type="float">
            <text:p>0.8477</text:p>
          </table:table-cell>
          <table:table-cell office:value-type="float" office:value="0.617" calcext:value-type="float">
            <text:p>0.61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64" calcext:value-type="float">
            <text:p>64</text:p>
          </table:table-cell>
          <table:table-cell office:value-type="float" office:value="32" calcext:value-type="float">
            <text:p>32</text:p>
          </table:table-cell>
          <table:table-cell office:value-type="float" office:value="0.5475" calcext:value-type="float">
            <text:p>0.5475</text:p>
          </table:table-cell>
          <table:table-cell office:value-type="float" office:value="0.7646" calcext:value-type="float">
            <text:p>0.7646</text:p>
          </table:table-cell>
          <table:table-cell office:value-type="float" office:value="0.8412" calcext:value-type="float">
            <text:p>0.8412</text:p>
          </table:table-cell>
          <table:table-cell office:value-type="float" office:value="0.6375" calcext:value-type="float">
            <text:p>0.637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5823" calcext:value-type="float">
            <text:p>0.5823</text:p>
          </table:table-cell>
          <table:table-cell office:value-type="float" office:value="0.8292" calcext:value-type="float">
            <text:p>0.8292</text:p>
          </table:table-cell>
          <table:table-cell office:value-type="float" office:value="0.88" calcext:value-type="float">
            <text:p>0.88</text:p>
          </table:table-cell>
          <table:table-cell office:value-type="float" office:value="0.6804" calcext:value-type="float">
            <text:p>0.6804</text:p>
          </table:table-cell>
          <table:table-cell table:number-columns-repeated="11"/>
        </table:table-row>
        <table:table-row table:style-name="ro1">
          <table:table-cell office:value-type="float" office:value="32" calcext:value-type="float">
            <text:p>32</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5449" calcext:value-type="float">
            <text:p>0.5449</text:p>
          </table:table-cell>
          <table:table-cell office:value-type="float" office:value="0.811" calcext:value-type="float">
            <text:p>0.811</text:p>
          </table:table-cell>
          <table:table-cell office:value-type="float" office:value="0.8802" calcext:value-type="float">
            <text:p>0.8802</text:p>
          </table:table-cell>
          <table:table-cell office:value-type="float" office:value="0.6425" calcext:value-type="float">
            <text:p>0.6425</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23" calcext:value-type="float">
            <text:p>0.5523</text:p>
          </table:table-cell>
          <table:table-cell office:value-type="float" office:value="0.8263" calcext:value-type="float">
            <text:p>0.8263</text:p>
          </table:table-cell>
          <table:table-cell office:value-type="float" office:value="0.8829" calcext:value-type="float">
            <text:p>0.8829</text:p>
          </table:table-cell>
          <table:table-cell office:value-type="float" office:value="0.6527" calcext:value-type="float">
            <text:p>0.6527</text:p>
          </table:table-cell>
          <table:table-cell table:number-columns-repeated="11"/>
        </table:table-row>
        <table:table-row table:style-name="ro1">
          <table:table-cell office:value-type="float" office:value="32" calcext:value-type="float">
            <text:p>32</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6218" calcext:value-type="float">
            <text:p>0.6218</text:p>
          </table:table-cell>
          <table:table-cell office:value-type="float" office:value="0.8374" calcext:value-type="float">
            <text:p>0.8374</text:p>
          </table:table-cell>
          <table:table-cell office:value-type="float" office:value="0.9068" calcext:value-type="float">
            <text:p>0.9068</text:p>
          </table:table-cell>
          <table:table-cell office:value-type="float" office:value="0.7082" calcext:value-type="float">
            <text:p>0.7082</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1" calcext:value-type="float">
            <text:p>0.01</text:p>
          </table:table-cell>
          <table:table-cell office:value-type="float" office:value="128" calcext:value-type="float">
            <text:p>128</text:p>
          </table:table-cell>
          <table:table-cell office:value-type="float" office:value="32" calcext:value-type="float">
            <text:p>32</text:p>
          </table:table-cell>
          <table:table-cell office:value-type="float" office:value="0.5334" calcext:value-type="float">
            <text:p>0.5334</text:p>
          </table:table-cell>
          <table:table-cell office:value-type="float" office:value="0.8002" calcext:value-type="float">
            <text:p>0.8002</text:p>
          </table:table-cell>
          <table:table-cell office:value-type="float" office:value="0.8596" calcext:value-type="float">
            <text:p>0.8596</text:p>
          </table:table-cell>
          <table:table-cell office:value-type="float" office:value="0.6393" calcext:value-type="float">
            <text:p>0.6393</text:p>
          </table:table-cell>
          <table:table-cell table:number-columns-repeated="11"/>
        </table:table-row>
        <table:table-row table:style-name="ro1">
          <table:table-cell office:value-type="float" office:value="64" calcext:value-type="float">
            <text:p>64</text:p>
          </table:table-cell>
          <table:table-cell table:number-columns-repeated="2" office:value-type="float" office:value="0.001" calcext:value-type="float">
            <text:p>0.001</text:p>
          </table:table-cell>
          <table:table-cell office:value-type="float" office:value="128" calcext:value-type="float">
            <text:p>128</text:p>
          </table:table-cell>
          <table:table-cell office:value-type="float" office:value="32" calcext:value-type="float">
            <text:p>32</text:p>
          </table:table-cell>
          <table:table-cell office:value-type="float" office:value="0.542" calcext:value-type="float">
            <text:p>0.542</text:p>
          </table:table-cell>
          <table:table-cell office:value-type="float" office:value="0.8256" calcext:value-type="float">
            <text:p>0.8256</text:p>
          </table:table-cell>
          <table:table-cell office:value-type="float" office:value="0.9018" calcext:value-type="float">
            <text:p>0.9018</text:p>
          </table:table-cell>
          <table:table-cell office:value-type="float" office:value="0.6477" calcext:value-type="float">
            <text:p>0.6477</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1" calcext:value-type="float">
            <text:p>0.0001</text:p>
          </table:table-cell>
          <table:table-cell office:value-type="float" office:value="128" calcext:value-type="float">
            <text:p>128</text:p>
          </table:table-cell>
          <table:table-cell office:value-type="float" office:value="32" calcext:value-type="float">
            <text:p>32</text:p>
          </table:table-cell>
          <table:table-cell office:value-type="float" office:value="0.5588" calcext:value-type="float">
            <text:p>0.5588</text:p>
          </table:table-cell>
          <table:table-cell office:value-type="float" office:value="0.799" calcext:value-type="float">
            <text:p>0.799</text:p>
          </table:table-cell>
          <table:table-cell office:value-type="float" office:value="0.8788" calcext:value-type="float">
            <text:p>0.8788</text:p>
          </table:table-cell>
          <table:table-cell office:value-type="float" office:value="0.6434" calcext:value-type="float">
            <text:p>0.6434</text:p>
          </table:table-cell>
          <table:table-cell table:number-columns-repeated="11"/>
        </table:table-row>
        <table:table-row table:style-name="ro1">
          <table:table-cell office:value-type="float" office:value="64" calcext:value-type="float">
            <text:p>64</text:p>
          </table:table-cell>
          <table:table-cell office:value-type="float" office:value="0.001" calcext:value-type="float">
            <text:p>0.001</text:p>
          </table:table-cell>
          <table:table-cell office:value-type="float" office:value="0.00001" calcext:value-type="float">
            <text:p>0.00001</text:p>
          </table:table-cell>
          <table:table-cell office:value-type="float" office:value="128" calcext:value-type="float">
            <text:p>128</text:p>
          </table:table-cell>
          <table:table-cell office:value-type="float" office:value="32" calcext:value-type="float">
            <text:p>32</text:p>
          </table:table-cell>
          <table:table-cell office:value-type="float" office:value="0.6316" calcext:value-type="float">
            <text:p>0.6316</text:p>
          </table:table-cell>
          <table:table-cell office:value-type="float" office:value="0.8343" calcext:value-type="float">
            <text:p>0.8343</text:p>
          </table:table-cell>
          <table:table-cell office:value-type="float" office:value="0.8987" calcext:value-type="float">
            <text:p>0.8987</text:p>
          </table:table-cell>
          <table:table-cell office:value-type="float" office:value="0.7136" calcext:value-type="float">
            <text:p>0.7136</text:p>
          </table:table-cell>
          <table:table-cell table:number-columns-repeated="11"/>
        </table:table-row>
      </table:table>
      <table:table table:name="Corpus-Adaptation" table:style-name="ta1">
        <table:table-column table:style-name="co43" table:default-cell-style-name="Default"/>
        <table:table-column table:style-name="co44" table:default-cell-style-name="Default"/>
        <table:table-column table:style-name="co27" table:default-cell-style-name="Default"/>
        <table:table-column table:style-name="co45" table:default-cell-style-name="Default"/>
        <table:table-column table:style-name="co46" table:default-cell-style-name="Default"/>
        <table:table-column table:style-name="co47" table:default-cell-style-name="ce9"/>
        <table:table-column table:style-name="co48" table:default-cell-style-name="Default"/>
        <table:table-column table:style-name="co45" table:default-cell-style-name="Default"/>
        <table:table-column table:style-name="co30" table:default-cell-style-name="Default"/>
        <table:table-column table:style-name="co49" table:default-cell-style-name="Default"/>
        <table:table-column table:style-name="co30" table:default-cell-style-name="Default"/>
        <table:table-column table:style-name="co1" table:number-columns-repeated="2" table:default-cell-style-name="Default"/>
        <table:table-column-group>
          <table:table-column table:style-name="co1" table:default-cell-style-name="Default"/>
        </table:table-column-group>
        <table:table-row table:style-name="ro1">
          <table:table-cell office:value-type="string" calcext:value-type="string">
            <text:p>Index</text:p>
          </table:table-cell>
          <table:table-cell office:value-type="string" calcext:value-type="string">
            <text:p>Dp</text:p>
          </table:table-cell>
          <table:table-cell office:value-type="string" calcext:value-type="string">
            <text:p>Hidden size</text:p>
          </table:table-cell>
          <table:table-cell office:value-type="string" calcext:value-type="string">
            <text:p>LR</text:p>
          </table:table-cell>
          <table:table-cell office:value-type="string" calcext:value-type="string">
            <text:p>WD</text:p>
          </table:table-cell>
          <table:table-cell table:style-name="Default" office:value-type="string" calcext:value-type="string">
            <text:p>Num Docs</text:p>
          </table:table-cell>
          <table:table-cell office:value-type="string" calcext:value-type="string">
            <text:p>Epochs</text:p>
          </table:table-cell>
          <table:table-cell office:value-type="string" calcext:value-type="string">
            <text:p>Wiki</text:p>
          </table:table-cell>
          <table:table-cell office:value-type="string" calcext:value-type="string">
            <text:p>Conll</text:p>
          </table:table-cell>
          <table:table-cell office:value-type="string" calcext:value-type="string">
            <text:p>Ace2004</text:p>
          </table:table-cell>
          <table:table-cell office:value-type="string" calcext:value-type="string">
            <text:p>Msnbc</text:p>
          </table:table-cell>
          <table:table-cell office:value-type="string" calcext:value-type="string">
            <text:p>Model</text:p>
          </table:table-cell>
          <table:table-cell table:number-columns-repeated="2"/>
        </table:table-row>
        <table:table-row table:style-name="ro1">
          <table:table-cell office:value-type="float" office:value="61" calcext:value-type="float">
            <text:p>61</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24" calcext:value-type="float">
            <text:p>96.24</text:p>
          </table:table-cell>
          <table:table-cell office:value-type="float" office:value="90.0933" calcext:value-type="float">
            <text:p>90.0933</text:p>
          </table:table-cell>
          <table:table-cell office:value-type="float" office:value="96.732" calcext:value-type="float">
            <text:p>96.732</text:p>
          </table:table-cell>
          <table:table-cell office:value-type="float" office:value="94.8171" calcext:value-type="float">
            <text:p>94.8171</text:p>
          </table:table-cell>
          <table:table-cell office:value-type="string" calcext:value-type="string">
            <text:p>Original</text:p>
          </table:table-cell>
          <table:table-cell table:number-columns-repeated="2"/>
        </table:table-row>
        <table:table-row table:style-name="ro1">
          <table:table-cell office:value-type="float" office:value="75" calcext:value-type="float">
            <text:p>75</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24" calcext:value-type="float">
            <text:p>96.24</text:p>
          </table:table-cell>
          <table:table-cell office:value-type="float" office:value="89.9896" calcext:value-type="float">
            <text:p>89.9896</text:p>
          </table:table-cell>
          <table:table-cell office:value-type="float" office:value="95.7516" calcext:value-type="float">
            <text:p>95.7516</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15" calcext:value-type="float">
            <text:p>15</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6.22" calcext:value-type="float">
            <text:p>96.22</text:p>
          </table:table-cell>
          <table:table-cell office:value-type="float" office:value="90.0311" calcext:value-type="float">
            <text:p>90.0311</text:p>
          </table:table-cell>
          <table:table-cell office:value-type="float" office:value="95.4248" calcext:value-type="float">
            <text:p>95.4248</text:p>
          </table:table-cell>
          <table:table-cell office:value-type="float" office:value="93.75" calcext:value-type="float">
            <text:p>93.75</text:p>
          </table:table-cell>
          <table:table-cell office:value-type="string" calcext:value-type="string">
            <text:p>Original</text:p>
          </table:table-cell>
          <table:table-cell table:number-columns-repeated="2"/>
        </table:table-row>
        <table:table-row table:style-name="ro1">
          <table:table-cell office:value-type="float" office:value="43" calcext:value-type="float">
            <text:p>43</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2" calcext:value-type="float">
            <text:p>96.2</text:p>
          </table:table-cell>
          <table:table-cell office:value-type="float" office:value="90.1762" calcext:value-type="float">
            <text:p>90.1762</text:p>
          </table:table-cell>
          <table:table-cell office:value-type="float" office:value="96.0784" calcext:value-type="float">
            <text:p>96.0784</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11" calcext:value-type="float">
            <text:p>11</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18" calcext:value-type="float">
            <text:p>96.18</text:p>
          </table:table-cell>
          <table:table-cell office:value-type="float" office:value="90.0104" calcext:value-type="float">
            <text:p>90.0104</text:p>
          </table:table-cell>
          <table:table-cell office:value-type="float" office:value="95.7516" calcext:value-type="float">
            <text:p>95.7516</text:p>
          </table:table-cell>
          <table:table-cell office:value-type="float" office:value="93.75" calcext:value-type="float">
            <text:p>93.75</text:p>
          </table:table-cell>
          <table:table-cell office:value-type="string" calcext:value-type="string">
            <text:p>Original</text:p>
          </table:table-cell>
          <table:table-cell table:number-columns-repeated="2"/>
        </table:table-row>
        <table:table-row table:style-name="ro1">
          <table:table-cell office:value-type="float" office:value="41" calcext:value-type="float">
            <text:p>41</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6.16" calcext:value-type="float">
            <text:p>96.16</text:p>
          </table:table-cell>
          <table:table-cell office:value-type="float" office:value="90.0933" calcext:value-type="float">
            <text:p>90.0933</text:p>
          </table:table-cell>
          <table:table-cell office:value-type="float" office:value="95.7516" calcext:value-type="float">
            <text:p>95.7516</text:p>
          </table:table-cell>
          <table:table-cell office:value-type="float" office:value="94.5122" calcext:value-type="float">
            <text:p>94.5122</text:p>
          </table:table-cell>
          <table:table-cell office:value-type="string" calcext:value-type="string">
            <text:p>Original</text:p>
          </table:table-cell>
          <table:table-cell table:number-columns-repeated="2"/>
        </table:table-row>
        <table:table-row table:style-name="ro1">
          <table:table-cell office:value-type="float" office:value="93" calcext:value-type="float">
            <text:p>93</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16" calcext:value-type="float">
            <text:p>96.16</text:p>
          </table:table-cell>
          <table:table-cell office:value-type="float" office:value="89.9689" calcext:value-type="float">
            <text:p>89.9689</text:p>
          </table:table-cell>
          <table:table-cell office:value-type="float" office:value="96.0784" calcext:value-type="float">
            <text:p>96.0784</text:p>
          </table:table-cell>
          <table:table-cell office:value-type="float" office:value="94.8171" calcext:value-type="float">
            <text:p>94.8171</text:p>
          </table:table-cell>
          <table:table-cell office:value-type="string" calcext:value-type="string">
            <text:p>Original</text:p>
          </table:table-cell>
          <table:table-cell table:number-columns-repeated="2"/>
        </table:table-row>
        <table:table-row table:style-name="ro1">
          <table:table-cell office:value-type="float" office:value="37" calcext:value-type="float">
            <text:p>37</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6.02" calcext:value-type="float">
            <text:p>96.02</text:p>
          </table:table-cell>
          <table:table-cell office:value-type="float" office:value="89.658" calcext:value-type="float">
            <text:p>89.658</text:p>
          </table:table-cell>
          <table:table-cell office:value-type="float" office:value="96.4052" calcext:value-type="float">
            <text:p>96.4052</text:p>
          </table:table-cell>
          <table:table-cell office:value-type="float" office:value="94.0549" calcext:value-type="float">
            <text:p>94.0549</text:p>
          </table:table-cell>
          <table:table-cell office:value-type="string" calcext:value-type="string">
            <text:p>Original</text:p>
          </table:table-cell>
          <table:table-cell table:number-columns-repeated="2"/>
        </table:table-row>
        <table:table-row table:style-name="ro1">
          <table:table-cell office:value-type="float" office:value="1" calcext:value-type="float">
            <text:p>1</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6" calcext:value-type="float">
            <text:p>96</text:p>
          </table:table-cell>
          <table:table-cell office:value-type="float" office:value="89.9067" calcext:value-type="float">
            <text:p>89.9067</text:p>
          </table:table-cell>
          <table:table-cell office:value-type="float" office:value="96.0784" calcext:value-type="float">
            <text:p>96.0784</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83" calcext:value-type="float">
            <text:p>83</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6" calcext:value-type="float">
            <text:p>96</text:p>
          </table:table-cell>
          <table:table-cell office:value-type="float" office:value="89.513" calcext:value-type="float">
            <text:p>89.513</text:p>
          </table:table-cell>
          <table:table-cell office:value-type="float" office:value="96.4052" calcext:value-type="float">
            <text:p>96.4052</text:p>
          </table:table-cell>
          <table:table-cell office:value-type="float" office:value="91.7683" calcext:value-type="float">
            <text:p>91.7683</text:p>
          </table:table-cell>
          <table:table-cell office:value-type="string" calcext:value-type="string">
            <text:p>Original</text:p>
          </table:table-cell>
          <table:table-cell table:number-columns-repeated="2"/>
        </table:table-row>
        <table:table-row table:style-name="ro1">
          <table:table-cell office:value-type="float" office:value="5" calcext:value-type="float">
            <text:p>5</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98" calcext:value-type="float">
            <text:p>95.98</text:p>
          </table:table-cell>
          <table:table-cell office:value-type="float" office:value="89.7202" calcext:value-type="float">
            <text:p>89.7202</text:p>
          </table:table-cell>
          <table:table-cell office:value-type="float" office:value="96.4052" calcext:value-type="float">
            <text:p>96.4052</text:p>
          </table:table-cell>
          <table:table-cell office:value-type="float" office:value="92.0732" calcext:value-type="float">
            <text:p>92.0732</text:p>
          </table:table-cell>
          <table:table-cell office:value-type="string" calcext:value-type="string">
            <text:p>Original</text:p>
          </table:table-cell>
          <table:table-cell table:number-columns-repeated="2"/>
        </table:table-row>
        <table:table-row table:style-name="ro1">
          <table:table-cell office:value-type="float" office:value="39" calcext:value-type="float">
            <text:p>39</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94" calcext:value-type="float">
            <text:p>95.94</text:p>
          </table:table-cell>
          <table:table-cell office:value-type="float" office:value="89.7202" calcext:value-type="float">
            <text:p>89.7202</text:p>
          </table:table-cell>
          <table:table-cell office:value-type="float" office:value="96.4052" calcext:value-type="float">
            <text:p>96.4052</text:p>
          </table:table-cell>
          <table:table-cell office:value-type="float" office:value="94.2073" calcext:value-type="float">
            <text:p>94.2073</text:p>
          </table:table-cell>
          <table:table-cell office:value-type="string" calcext:value-type="string">
            <text:p>Original</text:p>
          </table:table-cell>
          <table:table-cell table:number-columns-repeated="2"/>
        </table:table-row>
        <table:table-row table:style-name="ro1">
          <table:table-cell office:value-type="float" office:value="65" calcext:value-type="float">
            <text:p>65</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94" calcext:value-type="float">
            <text:p>95.94</text:p>
          </table:table-cell>
          <table:table-cell office:value-type="float" office:value="89.7824" calcext:value-type="float">
            <text:p>89.7824</text:p>
          </table:table-cell>
          <table:table-cell office:value-type="float" office:value="96.4052" calcext:value-type="float">
            <text:p>96.4052</text:p>
          </table:table-cell>
          <table:table-cell office:value-type="float" office:value="94.3598" calcext:value-type="float">
            <text:p>94.3598</text:p>
          </table:table-cell>
          <table:table-cell office:value-type="string" calcext:value-type="string">
            <text:p>Original</text:p>
          </table:table-cell>
          <table:table-cell table:number-columns-repeated="2"/>
        </table:table-row>
        <table:table-row table:style-name="ro1">
          <table:table-cell office:value-type="float" office:value="71" calcext:value-type="float">
            <text:p>71</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9" calcext:value-type="float">
            <text:p>95.9</text:p>
          </table:table-cell>
          <table:table-cell office:value-type="float" office:value="89.5751" calcext:value-type="float">
            <text:p>89.5751</text:p>
          </table:table-cell>
          <table:table-cell office:value-type="float" office:value="95.7516" calcext:value-type="float">
            <text:p>95.7516</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7" calcext:value-type="float">
            <text:p>7</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88" calcext:value-type="float">
            <text:p>95.88</text:p>
          </table:table-cell>
          <table:table-cell office:value-type="float" office:value="89.4922" calcext:value-type="float">
            <text:p>89.4922</text:p>
          </table:table-cell>
          <table:table-cell office:value-type="float" office:value="97.0588" calcext:value-type="float">
            <text:p>97.0588</text:p>
          </table:table-cell>
          <table:table-cell office:value-type="float" office:value="94.2073" calcext:value-type="float">
            <text:p>94.2073</text:p>
          </table:table-cell>
          <table:table-cell office:value-type="string" calcext:value-type="string">
            <text:p>Original</text:p>
          </table:table-cell>
          <table:table-cell table:number-columns-repeated="2"/>
        </table:table-row>
        <table:table-row table:style-name="ro1">
          <table:table-cell office:value-type="float" office:value="35" calcext:value-type="float">
            <text:p>35</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88" calcext:value-type="float">
            <text:p>95.88</text:p>
          </table:table-cell>
          <table:table-cell office:value-type="float" office:value="89.6373" calcext:value-type="float">
            <text:p>89.6373</text:p>
          </table:table-cell>
          <table:table-cell office:value-type="float" office:value="96.4052" calcext:value-type="float">
            <text:p>96.4052</text:p>
          </table:table-cell>
          <table:table-cell office:value-type="float" office:value="92.0732" calcext:value-type="float">
            <text:p>92.0732</text:p>
          </table:table-cell>
          <table:table-cell office:value-type="string" calcext:value-type="string">
            <text:p>Original</text:p>
          </table:table-cell>
          <table:table-cell table:number-columns-repeated="2"/>
        </table:table-row>
        <table:table-row table:style-name="ro1">
          <table:table-cell office:value-type="float" office:value="69" calcext:value-type="float">
            <text:p>69</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88" calcext:value-type="float">
            <text:p>95.88</text:p>
          </table:table-cell>
          <table:table-cell office:value-type="float" office:value="89.5337" calcext:value-type="float">
            <text:p>89.5337</text:p>
          </table:table-cell>
          <table:table-cell office:value-type="float" office:value="95.4248" calcext:value-type="float">
            <text:p>95.4248</text:p>
          </table:table-cell>
          <table:table-cell office:value-type="float" office:value="91.9207" calcext:value-type="float">
            <text:p>91.9207</text:p>
          </table:table-cell>
          <table:table-cell office:value-type="string" calcext:value-type="string">
            <text:p>Original</text:p>
          </table:table-cell>
          <table:table-cell table:number-columns-repeated="2"/>
        </table:table-row>
        <table:table-row table:style-name="ro1">
          <table:table-cell office:value-type="float" office:value="95" calcext:value-type="float">
            <text:p>95</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54" calcext:value-type="float">
            <text:p>95.54</text:p>
          </table:table-cell>
          <table:table-cell office:value-type="float" office:value="89.6995" calcext:value-type="float">
            <text:p>89.6995</text:p>
          </table:table-cell>
          <table:table-cell office:value-type="float" office:value="96.0784" calcext:value-type="float">
            <text:p>96.0784</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9" calcext:value-type="float">
            <text:p>9</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48" calcext:value-type="float">
            <text:p>95.48</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2.8354" calcext:value-type="float">
            <text:p>92.8354</text:p>
          </table:table-cell>
          <table:table-cell office:value-type="string" calcext:value-type="string">
            <text:p>Original</text:p>
          </table:table-cell>
          <table:table-cell table:number-columns-repeated="2"/>
        </table:table-row>
        <table:table-row table:style-name="ro1">
          <table:table-cell office:value-type="float" office:value="47" calcext:value-type="float">
            <text:p>47</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44" calcext:value-type="float">
            <text:p>95.44</text:p>
          </table:table-cell>
          <table:table-cell office:value-type="float" office:value="89.5544" calcext:value-type="float">
            <text:p>89.5544</text:p>
          </table:table-cell>
          <table:table-cell office:value-type="float" office:value="96.0784" calcext:value-type="float">
            <text:p>96.0784</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91" calcext:value-type="float">
            <text:p>91</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4" calcext:value-type="float">
            <text:p>95.4</text:p>
          </table:table-cell>
          <table:table-cell office:value-type="float" office:value="89.3472" calcext:value-type="float">
            <text:p>89.3472</text:p>
          </table:table-cell>
          <table:table-cell office:value-type="float" office:value="95.7516" calcext:value-type="float">
            <text:p>95.7516</text:p>
          </table:table-cell>
          <table:table-cell office:value-type="float" office:value="91.4634" calcext:value-type="float">
            <text:p>91.4634</text:p>
          </table:table-cell>
          <table:table-cell office:value-type="string" calcext:value-type="string">
            <text:p>Original</text:p>
          </table:table-cell>
          <table:table-cell table:number-columns-repeated="2"/>
        </table:table-row>
        <table:table-row table:style-name="ro1">
          <table:table-cell office:value-type="float" office:value="73" calcext:value-type="float">
            <text:p>73</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8" calcext:value-type="float">
            <text:p>95.38</text:p>
          </table:table-cell>
          <table:table-cell office:value-type="float" office:value="89.3679" calcext:value-type="float">
            <text:p>89.3679</text:p>
          </table:table-cell>
          <table:table-cell office:value-type="float" office:value="96.4052" calcext:value-type="float">
            <text:p>96.4052</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89" calcext:value-type="float">
            <text:p>89</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8" calcext:value-type="float">
            <text:p>95.38</text:p>
          </table:table-cell>
          <table:table-cell office:value-type="float" office:value="89.4508" calcext:value-type="float">
            <text:p>89.4508</text:p>
          </table:table-cell>
          <table:table-cell office:value-type="float" office:value="96.4052" calcext:value-type="float">
            <text:p>96.4052</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13" calcext:value-type="float">
            <text:p>13</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36" calcext:value-type="float">
            <text:p>95.36</text:p>
          </table:table-cell>
          <table:table-cell office:value-type="float" office:value="89.5959" calcext:value-type="float">
            <text:p>89.5959</text:p>
          </table:table-cell>
          <table:table-cell office:value-type="float" office:value="96.0784" calcext:value-type="float">
            <text:p>96.0784</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57" calcext:value-type="float">
            <text:p>57</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6" calcext:value-type="float">
            <text:p>95.36</text:p>
          </table:table-cell>
          <table:table-cell office:value-type="float" office:value="89.0363" calcext:value-type="float">
            <text:p>89.0363</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25" calcext:value-type="float">
            <text:p>25</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34" calcext:value-type="float">
            <text:p>95.34</text:p>
          </table:table-cell>
          <table:table-cell office:value-type="float" office:value="88.8912" calcext:value-type="float">
            <text:p>88.8912</text:p>
          </table:table-cell>
          <table:table-cell office:value-type="float" office:value="96.0784" calcext:value-type="float">
            <text:p>96.0784</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59" calcext:value-type="float">
            <text:p>59</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34" calcext:value-type="float">
            <text:p>95.34</text:p>
          </table:table-cell>
          <table:table-cell office:value-type="float" office:value="89.1399" calcext:value-type="float">
            <text:p>89.1399</text:p>
          </table:table-cell>
          <table:table-cell office:value-type="float" office:value="96.4052" calcext:value-type="float">
            <text:p>96.4052</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87" calcext:value-type="float">
            <text:p>87</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34" calcext:value-type="float">
            <text:p>95.34</text:p>
          </table:table-cell>
          <table:table-cell office:value-type="float" office:value="89.3679" calcext:value-type="float">
            <text:p>89.3679</text:p>
          </table:table-cell>
          <table:table-cell office:value-type="float" office:value="95.7516" calcext:value-type="float">
            <text:p>95.7516</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51" calcext:value-type="float">
            <text:p>51</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3" calcext:value-type="float">
            <text:p>95.3</text:p>
          </table:table-cell>
          <table:table-cell office:value-type="float" office:value="88.9326" calcext:value-type="float">
            <text:p>88.9326</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63" calcext:value-type="float">
            <text:p>63</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3" calcext:value-type="float">
            <text:p>95.3</text:p>
          </table:table-cell>
          <table:table-cell office:value-type="float" office:value="89.285" calcext:value-type="float">
            <text:p>89.285</text:p>
          </table:table-cell>
          <table:table-cell office:value-type="float" office:value="96.0784" calcext:value-type="float">
            <text:p>96.0784</text:p>
          </table:table-cell>
          <table:table-cell office:value-type="float" office:value="91.1585" calcext:value-type="float">
            <text:p>91.1585</text:p>
          </table:table-cell>
          <table:table-cell office:value-type="string" calcext:value-type="string">
            <text:p>Original</text:p>
          </table:table-cell>
          <table:table-cell table:number-columns-repeated="2"/>
        </table:table-row>
        <table:table-row table:style-name="ro1">
          <table:table-cell office:value-type="float" office:value="29" calcext:value-type="float">
            <text:p>29</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6" calcext:value-type="float">
            <text:p>95.26</text:p>
          </table:table-cell>
          <table:table-cell office:value-type="float" office:value="89.2021" calcext:value-type="float">
            <text:p>89.2021</text:p>
          </table:table-cell>
          <table:table-cell office:value-type="float" office:value="96.0784" calcext:value-type="float">
            <text:p>96.0784</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45" calcext:value-type="float">
            <text:p>45</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6" calcext:value-type="float">
            <text:p>95.26</text:p>
          </table:table-cell>
          <table:table-cell office:value-type="float" office:value="88.8912" calcext:value-type="float">
            <text:p>88.8912</text:p>
          </table:table-cell>
          <table:table-cell office:value-type="float" office:value="96.0784" calcext:value-type="float">
            <text:p>96.0784</text:p>
          </table:table-cell>
          <table:table-cell office:value-type="float" office:value="91.7683" calcext:value-type="float">
            <text:p>91.7683</text:p>
          </table:table-cell>
          <table:table-cell office:value-type="string" calcext:value-type="string">
            <text:p>Original</text:p>
          </table:table-cell>
          <table:table-cell table:number-columns-repeated="2"/>
        </table:table-row>
        <table:table-row table:style-name="ro1">
          <table:table-cell office:value-type="float" office:value="55" calcext:value-type="float">
            <text:p>55</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6" calcext:value-type="float">
            <text:p>95.26</text:p>
          </table:table-cell>
          <table:table-cell office:value-type="float" office:value="89.5959" calcext:value-type="float">
            <text:p>89.5959</text:p>
          </table:table-cell>
          <table:table-cell office:value-type="float" office:value="96.0784" calcext:value-type="float">
            <text:p>96.0784</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31" calcext:value-type="float">
            <text:p>31</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4" calcext:value-type="float">
            <text:p>95.24</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77" calcext:value-type="float">
            <text:p>77</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4" calcext:value-type="float">
            <text:p>95.24</text:p>
          </table:table-cell>
          <table:table-cell office:value-type="float" office:value="89.3472" calcext:value-type="float">
            <text:p>89.3472</text:p>
          </table:table-cell>
          <table:table-cell office:value-type="float" office:value="96.0784" calcext:value-type="float">
            <text:p>96.0784</text:p>
          </table:table-cell>
          <table:table-cell office:value-type="float" office:value="87.6524" calcext:value-type="float">
            <text:p>87.6524</text:p>
          </table:table-cell>
          <table:table-cell office:value-type="string" calcext:value-type="string">
            <text:p>Original</text:p>
          </table:table-cell>
          <table:table-cell table:number-columns-repeated="2"/>
        </table:table-row>
        <table:table-row table:style-name="ro1">
          <table:table-cell office:value-type="float" office:value="79" calcext:value-type="float">
            <text:p>79</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4" calcext:value-type="float">
            <text:p>95.24</text:p>
          </table:table-cell>
          <table:table-cell office:value-type="float" office:value="89.3886" calcext:value-type="float">
            <text:p>89.3886</text:p>
          </table:table-cell>
          <table:table-cell office:value-type="float" office:value="96.4052" calcext:value-type="float">
            <text:p>96.4052</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27" calcext:value-type="float">
            <text:p>27</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22" calcext:value-type="float">
            <text:p>95.22</text:p>
          </table:table-cell>
          <table:table-cell office:value-type="float" office:value="89.658" calcext:value-type="float">
            <text:p>89.658</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30" calcext:value-type="float">
            <text:p>30</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22" calcext:value-type="float">
            <text:p>95.22</text:p>
          </table:table-cell>
          <table:table-cell office:value-type="float" office:value="88.2902" calcext:value-type="float">
            <text:p>88.2902</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53" calcext:value-type="float">
            <text:p>53</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2" calcext:value-type="float">
            <text:p>95.22</text:p>
          </table:table-cell>
          <table:table-cell office:value-type="float" office:value="89.9689" calcext:value-type="float">
            <text:p>89.9689</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85" calcext:value-type="float">
            <text:p>85</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22" calcext:value-type="float">
            <text:p>95.22</text:p>
          </table:table-cell>
          <table:table-cell office:value-type="float" office:value="88.5389" calcext:value-type="float">
            <text:p>88.5389</text:p>
          </table:table-cell>
          <table:table-cell office:value-type="float" office:value="95.7516" calcext:value-type="float">
            <text:p>95.7516</text:p>
          </table:table-cell>
          <table:table-cell office:value-type="float" office:value="90.3963" calcext:value-type="float">
            <text:p>90.3963</text:p>
          </table:table-cell>
          <table:table-cell office:value-type="string" calcext:value-type="string">
            <text:p>Original</text:p>
          </table:table-cell>
          <table:table-cell table:number-columns-repeated="2"/>
        </table:table-row>
        <table:table-row table:style-name="ro1">
          <table:table-cell office:value-type="float" office:value="8" calcext:value-type="float">
            <text:p>8</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88.5596" calcext:value-type="float">
            <text:p>88.5596</text:p>
          </table:table-cell>
          <table:table-cell office:value-type="float" office:value="95.7516" calcext:value-type="float">
            <text:p>95.7516</text:p>
          </table:table-cell>
          <table:table-cell office:value-type="float" office:value="92.2256" calcext:value-type="float">
            <text:p>92.2256</text:p>
          </table:table-cell>
          <table:table-cell office:value-type="string" calcext:value-type="string">
            <text:p>Original</text:p>
          </table:table-cell>
          <table:table-cell table:number-columns-repeated="2"/>
        </table:table-row>
        <table:table-row table:style-name="ro1">
          <table:table-cell office:value-type="float" office:value="33" calcext:value-type="float">
            <text:p>33</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88.9741" calcext:value-type="float">
            <text:p>88.9741</text:p>
          </table:table-cell>
          <table:table-cell office:value-type="float" office:value="95.4248" calcext:value-type="float">
            <text:p>95.4248</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81" calcext:value-type="float">
            <text:p>81</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6" calcext:value-type="float">
            <text:p>95.16</text:p>
          </table:table-cell>
          <table:table-cell office:value-type="float" office:value="90.2176" calcext:value-type="float">
            <text:p>90.2176</text:p>
          </table:table-cell>
          <table:table-cell office:value-type="float" office:value="96.0784" calcext:value-type="float">
            <text:p>96.0784</text:p>
          </table:table-cell>
          <table:table-cell office:value-type="float" office:value="90.5488" calcext:value-type="float">
            <text:p>90.5488</text:p>
          </table:table-cell>
          <table:table-cell office:value-type="string" calcext:value-type="string">
            <text:p>Original</text:p>
          </table:table-cell>
          <table:table-cell table:number-columns-repeated="2"/>
        </table:table-row>
        <table:table-row table:style-name="ro1">
          <table:table-cell office:value-type="float" office:value="28" calcext:value-type="float">
            <text:p>28</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4" calcext:value-type="float">
            <text:p>95.14</text:p>
          </table:table-cell>
          <table:table-cell office:value-type="float" office:value="88.5181" calcext:value-type="float">
            <text:p>88.5181</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46" calcext:value-type="float">
            <text:p>46</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4" calcext:value-type="float">
            <text:p>95.14</text:p>
          </table:table-cell>
          <table:table-cell office:value-type="float" office:value="88.3523" calcext:value-type="float">
            <text:p>88.3523</text:p>
          </table:table-cell>
          <table:table-cell office:value-type="float" office:value="95.4248" calcext:value-type="float">
            <text:p>95.4248</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49" calcext:value-type="float">
            <text:p>49</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14" calcext:value-type="float">
            <text:p>95.14</text:p>
          </table:table-cell>
          <table:table-cell office:value-type="float" office:value="89.6995" calcext:value-type="float">
            <text:p>89.6995</text:p>
          </table:table-cell>
          <table:table-cell office:value-type="float" office:value="95.4248" calcext:value-type="float">
            <text:p>95.4248</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92" calcext:value-type="float">
            <text:p>92</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4" calcext:value-type="float">
            <text:p>95.14</text:p>
          </table:table-cell>
          <table:table-cell office:value-type="float" office:value="88.0622" calcext:value-type="float">
            <text:p>88.0622</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12" calcext:value-type="float">
            <text:p>12</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5.12" calcext:value-type="float">
            <text:p>95.12</text:p>
          </table:table-cell>
          <table:table-cell office:value-type="float" office:value="88.7461" calcext:value-type="float">
            <text:p>88.7461</text:p>
          </table:table-cell>
          <table:table-cell office:value-type="float" office:value="95.7516" calcext:value-type="float">
            <text:p>95.7516</text:p>
          </table:table-cell>
          <table:table-cell office:value-type="float" office:value="90.2439" calcext:value-type="float">
            <text:p>90.2439</text:p>
          </table:table-cell>
          <table:table-cell office:value-type="string" calcext:value-type="string">
            <text:p>Original</text:p>
          </table:table-cell>
          <table:table-cell table:number-columns-repeated="2"/>
        </table:table-row>
        <table:table-row table:style-name="ro1">
          <table:table-cell office:value-type="float" office:value="14" calcext:value-type="float">
            <text:p>14</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2" calcext:value-type="float">
            <text:p>95.12</text:p>
          </table:table-cell>
          <table:table-cell office:value-type="float" office:value="88.6425" calcext:value-type="float">
            <text:p>88.6425</text:p>
          </table:table-cell>
          <table:table-cell office:value-type="float" office:value="95.4248" calcext:value-type="float">
            <text:p>95.4248</text:p>
          </table:table-cell>
          <table:table-cell office:value-type="float" office:value="92.378" calcext:value-type="float">
            <text:p>92.378</text:p>
          </table:table-cell>
          <table:table-cell office:value-type="string" calcext:value-type="string">
            <text:p>Original</text:p>
          </table:table-cell>
          <table:table-cell table:number-columns-repeated="2"/>
        </table:table-row>
        <table:table-row table:style-name="ro1">
          <table:table-cell office:value-type="float" office:value="19" calcext:value-type="float">
            <text:p>19</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12" calcext:value-type="float">
            <text:p>95.12</text:p>
          </table:table-cell>
          <table:table-cell office:value-type="float" office:value="89.6788" calcext:value-type="float">
            <text:p>89.6788</text:p>
          </table:table-cell>
          <table:table-cell office:value-type="float" office:value="95.7516" calcext:value-type="float">
            <text:p>95.7516</text:p>
          </table:table-cell>
          <table:table-cell office:value-type="float" office:value="91.0061" calcext:value-type="float">
            <text:p>91.0061</text:p>
          </table:table-cell>
          <table:table-cell office:value-type="string" calcext:value-type="string">
            <text:p>Original</text:p>
          </table:table-cell>
          <table:table-cell table:number-columns-repeated="2"/>
        </table:table-row>
        <table:table-row table:style-name="ro1">
          <table:table-cell office:value-type="float" office:value="21" calcext:value-type="float">
            <text:p>21</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 calcext:value-type="float">
            <text:p>1000</text:p>
          </table:table-cell>
          <table:table-cell office:value-type="float" office:value="10" calcext:value-type="float">
            <text:p>10</text:p>
          </table:table-cell>
          <table:table-cell office:value-type="float" office:value="95.12" calcext:value-type="float">
            <text:p>95.12</text:p>
          </table:table-cell>
          <table:table-cell office:value-type="float" office:value="89.8031" calcext:value-type="float">
            <text:p>89.8031</text:p>
          </table:table-cell>
          <table:table-cell office:value-type="float" office:value="95.4248" calcext:value-type="float">
            <text:p>95.4248</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88" calcext:value-type="float">
            <text:p>88</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5.12" calcext:value-type="float">
            <text:p>95.12</text:p>
          </table:table-cell>
          <table:table-cell office:value-type="float" office:value="87.8549" calcext:value-type="float">
            <text:p>87.8549</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78" calcext:value-type="float">
            <text:p>78</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1" calcext:value-type="float">
            <text:p>95.1</text:p>
          </table:table-cell>
          <table:table-cell office:value-type="float" office:value="88.228" calcext:value-type="float">
            <text:p>88.228</text:p>
          </table:table-cell>
          <table:table-cell office:value-type="float" office:value="95.7516" calcext:value-type="float">
            <text:p>95.7516</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58" calcext:value-type="float">
            <text:p>58</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5.08" calcext:value-type="float">
            <text:p>95.08</text:p>
          </table:table-cell>
          <table:table-cell office:value-type="float" office:value="88.2694" calcext:value-type="float">
            <text:p>88.2694</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17" calcext:value-type="float">
            <text:p>17</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table:number-columns-repeated="2" office:value-type="float" office:value="10" calcext:value-type="float">
            <text:p>10</text:p>
          </table:table-cell>
          <table:table-cell office:value-type="float" office:value="95.04" calcext:value-type="float">
            <text:p>95.04</text:p>
          </table:table-cell>
          <table:table-cell office:value-type="float" office:value="89.3057" calcext:value-type="float">
            <text:p>89.3057</text:p>
          </table:table-cell>
          <table:table-cell office:value-type="float" office:value="95.4248" calcext:value-type="float">
            <text:p>95.4248</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23" calcext:value-type="float">
            <text:p>23</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00" calcext:value-type="float">
            <text:p>10000</text:p>
          </table:table-cell>
          <table:table-cell office:value-type="float" office:value="10" calcext:value-type="float">
            <text:p>10</text:p>
          </table:table-cell>
          <table:table-cell office:value-type="float" office:value="95.04" calcext:value-type="float">
            <text:p>95.04</text:p>
          </table:table-cell>
          <table:table-cell office:value-type="float" office:value="89.3472" calcext:value-type="float">
            <text:p>89.3472</text:p>
          </table:table-cell>
          <table:table-cell office:value-type="float" office:value="95.7516" calcext:value-type="float">
            <text:p>95.7516</text:p>
          </table:table-cell>
          <table:table-cell office:value-type="float" office:value="90.8537" calcext:value-type="float">
            <text:p>90.8537</text:p>
          </table:table-cell>
          <table:table-cell office:value-type="string" calcext:value-type="string">
            <text:p>Original</text:p>
          </table:table-cell>
          <table:table-cell table:number-columns-repeated="2"/>
        </table:table-row>
        <table:table-row table:style-name="ro1">
          <table:table-cell office:value-type="float" office:value="3" calcext:value-type="float">
            <text:p>3</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 calcext:value-type="float">
            <text:p>95</text:p>
          </table:table-cell>
          <table:table-cell office:value-type="float" office:value="90.0311" calcext:value-type="float">
            <text:p>90.0311</text:p>
          </table:table-cell>
          <table:table-cell office:value-type="float" office:value="96.0784" calcext:value-type="float">
            <text:p>96.0784</text:p>
          </table:table-cell>
          <table:table-cell office:value-type="float" office:value="90.0915" calcext:value-type="float">
            <text:p>90.0915</text:p>
          </table:table-cell>
          <table:table-cell office:value-type="string" calcext:value-type="string">
            <text:p>Original</text:p>
          </table:table-cell>
          <table:table-cell table:number-columns-repeated="2"/>
        </table:table-row>
        <table:table-row table:style-name="ro1">
          <table:table-cell office:value-type="float" office:value="67" calcext:value-type="float">
            <text:p>67</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01" calcext:value-type="float">
            <text:p>0.0001</text:p>
          </table:table-cell>
          <table:table-cell office:value-type="float" office:value="100" calcext:value-type="float">
            <text:p>100</text:p>
          </table:table-cell>
          <table:table-cell office:value-type="float" office:value="10" calcext:value-type="float">
            <text:p>10</text:p>
          </table:table-cell>
          <table:table-cell office:value-type="float" office:value="95" calcext:value-type="float">
            <text:p>95</text:p>
          </table:table-cell>
          <table:table-cell office:value-type="float" office:value="89.5337" calcext:value-type="float">
            <text:p>89.5337</text:p>
          </table:table-cell>
          <table:table-cell office:value-type="float" office:value="95.7516" calcext:value-type="float">
            <text:p>95.7516</text:p>
          </table:table-cell>
          <table:table-cell office:value-type="float" office:value="91.311" calcext:value-type="float">
            <text:p>91.311</text:p>
          </table:table-cell>
          <table:table-cell office:value-type="string" calcext:value-type="string">
            <text:p>Original</text:p>
          </table:table-cell>
          <table:table-cell table:number-columns-repeated="2"/>
        </table:table-row>
        <table:table-row table:style-name="ro1">
          <table:table-cell office:value-type="float" office:value="20" calcext:value-type="float">
            <text:p>20</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92" calcext:value-type="float">
            <text:p>94.92</text:p>
          </table:table-cell>
          <table:table-cell office:value-type="float" office:value="87.5233" calcext:value-type="float">
            <text:p>87.5233</text:p>
          </table:table-cell>
          <table:table-cell office:value-type="float" office:value="95.7516" calcext:value-type="float">
            <text:p>95.7516</text:p>
          </table:table-cell>
          <table:table-cell office:value-type="float" office:value="89.7866" calcext:value-type="float">
            <text:p>89.7866</text:p>
          </table:table-cell>
          <table:table-cell office:value-type="string" calcext:value-type="string">
            <text:p>Original</text:p>
          </table:table-cell>
          <table:table-cell table:number-columns-repeated="2"/>
        </table:table-row>
        <table:table-row table:style-name="ro1">
          <table:table-cell office:value-type="float" office:value="70" calcext:value-type="float">
            <text:p>70</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9" calcext:value-type="float">
            <text:p>94.9</text:p>
          </table:table-cell>
          <table:table-cell office:value-type="float" office:value="87.544" calcext:value-type="float">
            <text:p>87.544</text:p>
          </table:table-cell>
          <table:table-cell office:value-type="float" office:value="95.7516" calcext:value-type="float">
            <text:p>95.7516</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32" calcext:value-type="float">
            <text:p>32</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86" calcext:value-type="float">
            <text:p>94.86</text:p>
          </table:table-cell>
          <table:table-cell office:value-type="float" office:value="87.4819" calcext:value-type="float">
            <text:p>87.4819</text:p>
          </table:table-cell>
          <table:table-cell office:value-type="float" office:value="95.4248" calcext:value-type="float">
            <text:p>95.4248</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82" calcext:value-type="float">
            <text:p>82</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86" calcext:value-type="float">
            <text:p>94.86</text:p>
          </table:table-cell>
          <table:table-cell office:value-type="float" office:value="87.5648" calcext:value-type="float">
            <text:p>87.5648</text:p>
          </table:table-cell>
          <table:table-cell office:value-type="float" office:value="95.4248" calcext:value-type="float">
            <text:p>95.4248</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84" calcext:value-type="float">
            <text:p>84</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86" calcext:value-type="float">
            <text:p>94.86</text:p>
          </table:table-cell>
          <table:table-cell office:value-type="float" office:value="87.4819" calcext:value-type="float">
            <text:p>87.4819</text:p>
          </table:table-cell>
          <table:table-cell office:value-type="float" office:value="95.4248" calcext:value-type="float">
            <text:p>95.4248</text:p>
          </table:table-cell>
          <table:table-cell office:value-type="float" office:value="89.6341" calcext:value-type="float">
            <text:p>89.6341</text:p>
          </table:table-cell>
          <table:table-cell office:value-type="string" calcext:value-type="string">
            <text:p>Original</text:p>
          </table:table-cell>
          <table:table-cell table:number-columns-repeated="2"/>
        </table:table-row>
        <table:table-row table:style-name="ro1">
          <table:table-cell office:value-type="float" office:value="54" calcext:value-type="float">
            <text:p>54</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78" calcext:value-type="float">
            <text:p>94.78</text:p>
          </table:table-cell>
          <table:table-cell office:value-type="float" office:value="87.3575" calcext:value-type="float">
            <text:p>87.3575</text:p>
          </table:table-cell>
          <table:table-cell office:value-type="float" office:value="95.7516" calcext:value-type="float">
            <text:p>95.7516</text:p>
          </table:table-cell>
          <table:table-cell office:value-type="float" office:value="89.6341" calcext:value-type="float">
            <text:p>89.6341</text:p>
          </table:table-cell>
          <table:table-cell office:value-type="string" calcext:value-type="string">
            <text:p>Original</text:p>
          </table:table-cell>
          <table:table-cell table:number-columns-repeated="2"/>
        </table:table-row>
        <table:table-row table:style-name="ro1">
          <table:table-cell office:value-type="float" office:value="48" calcext:value-type="float">
            <text:p>48</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76" calcext:value-type="float">
            <text:p>94.76</text:p>
          </table:table-cell>
          <table:table-cell office:value-type="float" office:value="87.3161" calcext:value-type="float">
            <text:p>87.3161</text:p>
          </table:table-cell>
          <table:table-cell office:value-type="float" office:value="95.4248" calcext:value-type="float">
            <text:p>95.4248</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38" calcext:value-type="float">
            <text:p>38</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74" calcext:value-type="float">
            <text:p>94.74</text:p>
          </table:table-cell>
          <table:table-cell office:value-type="float" office:value="87.7927" calcext:value-type="float">
            <text:p>87.7927</text:p>
          </table:table-cell>
          <table:table-cell office:value-type="float" office:value="95.4248" calcext:value-type="float">
            <text:p>95.424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74" calcext:value-type="float">
            <text:p>74</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4" calcext:value-type="float">
            <text:p>94.4</text:p>
          </table:table-cell>
          <table:table-cell office:value-type="float" office:value="88.0207" calcext:value-type="float">
            <text:p>88.0207</text:p>
          </table:table-cell>
          <table:table-cell office:value-type="float" office:value="94.4444" calcext:value-type="float">
            <text:p>94.4444</text:p>
          </table:table-cell>
          <table:table-cell office:value-type="float" office:value="89.3293" calcext:value-type="float">
            <text:p>89.3293</text:p>
          </table:table-cell>
          <table:table-cell office:value-type="string" calcext:value-type="string">
            <text:p>Original</text:p>
          </table:table-cell>
          <table:table-cell table:number-columns-repeated="2"/>
        </table:table-row>
        <table:table-row table:style-name="ro1">
          <table:table-cell office:value-type="float" office:value="10" calcext:value-type="float">
            <text:p>10</text:p>
          </table:table-cell>
          <table:table-cell office:value-type="float" office:value="0.1" calcext:value-type="float">
            <text:p>0.1</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36" calcext:value-type="float">
            <text:p>94.36</text:p>
          </table:table-cell>
          <table:table-cell office:value-type="float" office:value="88" calcext:value-type="float">
            <text:p>88</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40" calcext:value-type="float">
            <text:p>40</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34" calcext:value-type="float">
            <text:p>94.34</text:p>
          </table:table-cell>
          <table:table-cell office:value-type="float" office:value="87.6477" calcext:value-type="float">
            <text:p>87.6477</text:p>
          </table:table-cell>
          <table:table-cell office:value-type="float" office:value="93.4641" calcext:value-type="float">
            <text:p>93.4641</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56" calcext:value-type="float">
            <text:p>56</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34" calcext:value-type="float">
            <text:p>94.34</text:p>
          </table:table-cell>
          <table:table-cell office:value-type="float" office:value="87.6477" calcext:value-type="float">
            <text:p>87.6477</text:p>
          </table:table-cell>
          <table:table-cell office:value-type="float" office:value="93.7908" calcext:value-type="float">
            <text:p>93.7908</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76" calcext:value-type="float">
            <text:p>76</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34" calcext:value-type="float">
            <text:p>94.34</text:p>
          </table:table-cell>
          <table:table-cell office:value-type="float" office:value="88.3109" calcext:value-type="float">
            <text:p>88.3109</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90" calcext:value-type="float">
            <text:p>90</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34" calcext:value-type="float">
            <text:p>94.34</text:p>
          </table:table-cell>
          <table:table-cell office:value-type="float" office:value="87.7306" calcext:value-type="float">
            <text:p>87.7306</text:p>
          </table:table-cell>
          <table:table-cell office:value-type="float" office:value="93.1373" calcext:value-type="float">
            <text:p>93.1373</text:p>
          </table:table-cell>
          <table:table-cell office:value-type="float" office:value="88.5671" calcext:value-type="float">
            <text:p>88.5671</text:p>
          </table:table-cell>
          <table:table-cell office:value-type="string" calcext:value-type="string">
            <text:p>Original</text:p>
          </table:table-cell>
          <table:table-cell table:number-columns-repeated="2"/>
        </table:table-row>
        <table:table-row table:style-name="ro1">
          <table:table-cell office:value-type="float" office:value="42" calcext:value-type="float">
            <text:p>42</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28" calcext:value-type="float">
            <text:p>94.28</text:p>
          </table:table-cell>
          <table:table-cell office:value-type="float" office:value="87.9793" calcext:value-type="float">
            <text:p>87.9793</text:p>
          </table:table-cell>
          <table:table-cell office:value-type="float" office:value="93.7908" calcext:value-type="float">
            <text:p>93.7908</text:p>
          </table:table-cell>
          <table:table-cell office:value-type="float" office:value="88.7195" calcext:value-type="float">
            <text:p>88.7195</text:p>
          </table:table-cell>
          <table:table-cell office:value-type="string" calcext:value-type="string">
            <text:p>Original</text:p>
          </table:table-cell>
          <table:table-cell table:number-columns-repeated="2"/>
        </table:table-row>
        <table:table-row table:style-name="ro1">
          <table:table-cell office:value-type="float" office:value="24" calcext:value-type="float">
            <text:p>24</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26" calcext:value-type="float">
            <text:p>94.26</text:p>
          </table:table-cell>
          <table:table-cell office:value-type="float" office:value="88.1451" calcext:value-type="float">
            <text:p>88.1451</text:p>
          </table:table-cell>
          <table:table-cell office:value-type="float" office:value="94.1176" calcext:value-type="float">
            <text:p>94.1176</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26" calcext:value-type="float">
            <text:p>26</text:p>
          </table:table-cell>
          <table:table-cell office:value-type="float" office:value="0.1" calcext:value-type="float">
            <text:p>0.1</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4.24" calcext:value-type="float">
            <text:p>94.24</text:p>
          </table:table-cell>
          <table:table-cell office:value-type="float" office:value="87.8549" calcext:value-type="float">
            <text:p>87.8549</text:p>
          </table:table-cell>
          <table:table-cell office:value-type="float" office:value="94.1176" calcext:value-type="float">
            <text:p>94.1176</text:p>
          </table:table-cell>
          <table:table-cell office:value-type="float" office:value="88.872" calcext:value-type="float">
            <text:p>88.872</text:p>
          </table:table-cell>
          <table:table-cell office:value-type="string" calcext:value-type="string">
            <text:p>Original</text:p>
          </table:table-cell>
          <table:table-cell table:number-columns-repeated="2"/>
        </table:table-row>
        <table:table-row table:style-name="ro1">
          <table:table-cell office:value-type="float" office:value="62" calcext:value-type="float">
            <text:p>62</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24" calcext:value-type="float">
            <text:p>94.24</text:p>
          </table:table-cell>
          <table:table-cell office:value-type="float" office:value="87.8549" calcext:value-type="float">
            <text:p>87.8549</text:p>
          </table:table-cell>
          <table:table-cell office:value-type="float" office:value="93.7908" calcext:value-type="float">
            <text:p>93.7908</text:p>
          </table:table-cell>
          <table:table-cell office:value-type="float" office:value="88.7195" calcext:value-type="float">
            <text:p>88.7195</text:p>
          </table:table-cell>
          <table:table-cell office:value-type="string" calcext:value-type="string">
            <text:p>Original</text:p>
          </table:table-cell>
          <table:table-cell table:number-columns-repeated="2"/>
        </table:table-row>
        <table:table-row table:style-name="ro1">
          <table:table-cell office:value-type="float" office:value="44" calcext:value-type="float">
            <text:p>44</text:p>
          </table:table-cell>
          <table:table-cell office:value-type="float" office:value="0.2" calcext:value-type="float">
            <text:p>0.2</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22" calcext:value-type="float">
            <text:p>94.22</text:p>
          </table:table-cell>
          <table:table-cell office:value-type="float" office:value="87.5233" calcext:value-type="float">
            <text:p>87.5233</text:p>
          </table:table-cell>
          <table:table-cell office:value-type="float" office:value="93.1373" calcext:value-type="float">
            <text:p>93.1373</text:p>
          </table:table-cell>
          <table:table-cell office:value-type="float" office:value="89.1768" calcext:value-type="float">
            <text:p>89.1768</text:p>
          </table:table-cell>
          <table:table-cell office:value-type="string" calcext:value-type="string">
            <text:p>Original</text:p>
          </table:table-cell>
          <table:table-cell table:number-columns-repeated="2"/>
        </table:table-row>
        <table:table-row table:style-name="ro1">
          <table:table-cell office:value-type="float" office:value="60" calcext:value-type="float">
            <text:p>60</text:p>
          </table:table-cell>
          <table:table-cell office:value-type="float" office:value="0.2" calcext:value-type="float">
            <text:p>0.2</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4.22" calcext:value-type="float">
            <text:p>94.22</text:p>
          </table:table-cell>
          <table:table-cell office:value-type="float" office:value="88.3731" calcext:value-type="float">
            <text:p>88.3731</text:p>
          </table:table-cell>
          <table:table-cell office:value-type="float" office:value="94.4444" calcext:value-type="float">
            <text:p>94.4444</text:p>
          </table:table-cell>
          <table:table-cell office:value-type="float" office:value="88.4146" calcext:value-type="float">
            <text:p>88.4146</text:p>
          </table:table-cell>
          <table:table-cell office:value-type="string" calcext:value-type="string">
            <text:p>Original</text:p>
          </table:table-cell>
          <table:table-cell table:number-columns-repeated="2"/>
        </table:table-row>
        <table:table-row table:style-name="ro1">
          <table:table-cell office:value-type="float" office:value="72" calcext:value-type="float">
            <text:p>72</text:p>
          </table:table-cell>
          <table:table-cell office:value-type="float" office:value="0.3" calcext:value-type="float">
            <text:p>0.3</text:p>
          </table:table-cell>
          <table:table-cell office:value-type="float" office:value="1000" calcext:value-type="float">
            <text:p>1000</text:p>
          </table:table-cell>
          <table:table-cell office:value-type="float" office:value="0.005" calcext:value-type="float">
            <text:p>0.005</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4.18" calcext:value-type="float">
            <text:p>94.18</text:p>
          </table:table-cell>
          <table:table-cell office:value-type="float" office:value="87.4819" calcext:value-type="float">
            <text:p>87.4819</text:p>
          </table:table-cell>
          <table:table-cell office:value-type="float" office:value="93.7908" calcext:value-type="float">
            <text:p>93.7908</text:p>
          </table:table-cell>
          <table:table-cell office:value-type="float" office:value="89.4817" calcext:value-type="float">
            <text:p>89.4817</text:p>
          </table:table-cell>
          <table:table-cell office:value-type="string" calcext:value-type="string">
            <text:p>Original</text:p>
          </table:table-cell>
          <table:table-cell table:number-columns-repeated="2"/>
        </table:table-row>
        <table:table-row table:style-name="ro1">
          <table:table-cell office:value-type="float" office:value="94" calcext:value-type="float">
            <text:p>94</text:p>
          </table:table-cell>
          <table:table-cell office:value-type="float" office:value="0.3" calcext:value-type="float">
            <text:p>0.3</text:p>
          </table:table-cell>
          <table:table-cell office:value-type="float" office:value="2000" calcext:value-type="float">
            <text:p>2000</text:p>
          </table:table-cell>
          <table:table-cell office:value-type="float" office:value="0.005" calcext:value-type="float">
            <text:p>0.005</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4.12" calcext:value-type="float">
            <text:p>94.12</text:p>
          </table:table-cell>
          <table:table-cell office:value-type="float" office:value="87.3161" calcext:value-type="float">
            <text:p>87.3161</text:p>
          </table:table-cell>
          <table:table-cell office:value-type="float" office:value="92.4837" calcext:value-type="float">
            <text:p>92.4837</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22" calcext:value-type="float">
            <text:p>22</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96" calcext:value-type="float">
            <text:p>93.96</text:p>
          </table:table-cell>
          <table:table-cell office:value-type="float" office:value="88.3523" calcext:value-type="float">
            <text:p>88.3523</text:p>
          </table:table-cell>
          <table:table-cell office:value-type="float" office:value="94.1176" calcext:value-type="float">
            <text:p>94.1176</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group>
          <table:table-row table:style-name="ro1">
            <table:table-cell office:value-type="float" office:value="2" calcext:value-type="float">
              <text:p>2</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92" calcext:value-type="float">
              <text:p>93.92</text:p>
            </table:table-cell>
            <table:table-cell office:value-type="float" office:value="88.7254" calcext:value-type="float">
              <text:p>88.7254</text:p>
            </table:table-cell>
            <table:table-cell office:value-type="float" office:value="93.4641" calcext:value-type="float">
              <text:p>93.4641</text:p>
            </table:table-cell>
            <table:table-cell office:value-type="float" office:value="87.6524" calcext:value-type="float">
              <text:p>87.6524</text:p>
            </table:table-cell>
            <table:table-cell office:value-type="string" calcext:value-type="string">
              <text:p>Original</text:p>
            </table:table-cell>
            <table:table-cell table:number-columns-repeated="2"/>
          </table:table-row>
        </table:table-row-group>
        <table:table-row table:style-name="ro1">
          <table:table-cell office:value-type="float" office:value="66" calcext:value-type="float">
            <text:p>66</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92" calcext:value-type="float">
            <text:p>93.92</text:p>
          </table:table-cell>
          <table:table-cell office:value-type="float" office:value="88.456" calcext:value-type="float">
            <text:p>88.456</text:p>
          </table:table-cell>
          <table:table-cell office:value-type="float" office:value="93.7908" calcext:value-type="float">
            <text:p>93.7908</text:p>
          </table:table-cell>
          <table:table-cell office:value-type="float" office:value="88.1098" calcext:value-type="float">
            <text:p>88.1098</text:p>
          </table:table-cell>
          <table:table-cell office:value-type="string" calcext:value-type="string">
            <text:p>Original</text:p>
          </table:table-cell>
          <table:table-cell table:number-columns-repeated="2"/>
        </table:table-row>
        <table:table-row table:style-name="ro1">
          <table:table-cell office:value-type="float" office:value="52" calcext:value-type="float">
            <text:p>52</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9" calcext:value-type="float">
            <text:p>93.9</text:p>
          </table:table-cell>
          <table:table-cell office:value-type="float" office:value="88.8083" calcext:value-type="float">
            <text:p>88.8083</text:p>
          </table:table-cell>
          <table:table-cell office:value-type="float" office:value="93.1373" calcext:value-type="float">
            <text:p>93.1373</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64" calcext:value-type="float">
            <text:p>64</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9" calcext:value-type="float">
            <text:p>93.9</text:p>
          </table:table-cell>
          <table:table-cell office:value-type="float" office:value="88.9948" calcext:value-type="float">
            <text:p>88.9948</text:p>
          </table:table-cell>
          <table:table-cell office:value-type="float" office:value="93.4641" calcext:value-type="float">
            <text:p>93.4641</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80" calcext:value-type="float">
            <text:p>80</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9" calcext:value-type="float">
            <text:p>93.9</text:p>
          </table:table-cell>
          <table:table-cell office:value-type="float" office:value="88.9534" calcext:value-type="float">
            <text:p>88.9534</text:p>
          </table:table-cell>
          <table:table-cell office:value-type="float" office:value="93.7908" calcext:value-type="float">
            <text:p>93.7908</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row table:style-name="ro1">
          <table:table-cell office:value-type="float" office:value="4" calcext:value-type="float">
            <text:p>4</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8" calcext:value-type="float">
            <text:p>93.88</text:p>
          </table:table-cell>
          <table:table-cell office:value-type="float" office:value="88.2902" calcext:value-type="float">
            <text:p>88.2902</text:p>
          </table:table-cell>
          <table:table-cell office:value-type="float" office:value="92.8105" calcext:value-type="float">
            <text:p>92.8105</text:p>
          </table:table-cell>
          <table:table-cell office:value-type="float" office:value="87.0427" calcext:value-type="float">
            <text:p>87.0427</text:p>
          </table:table-cell>
          <table:table-cell office:value-type="string" calcext:value-type="string">
            <text:p>Original</text:p>
          </table:table-cell>
          <table:table-cell table:number-columns-repeated="2"/>
        </table:table-row>
        <table:table-row table:style-name="ro1">
          <table:table-cell office:value-type="float" office:value="36" calcext:value-type="float">
            <text:p>36</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2" calcext:value-type="float">
            <text:p>93.82</text:p>
          </table:table-cell>
          <table:table-cell office:value-type="float" office:value="87.4819" calcext:value-type="float">
            <text:p>87.4819</text:p>
          </table:table-cell>
          <table:table-cell office:value-type="float" office:value="93.7908" calcext:value-type="float">
            <text:p>93.7908</text:p>
          </table:table-cell>
          <table:table-cell office:value-type="float" office:value="86.128" calcext:value-type="float">
            <text:p>86.128</text:p>
          </table:table-cell>
          <table:table-cell office:value-type="string" calcext:value-type="string">
            <text:p>Original</text:p>
          </table:table-cell>
          <table:table-cell table:number-columns-repeated="2"/>
        </table:table-row>
        <table:table-row table:style-name="ro1">
          <table:table-cell office:value-type="float" office:value="50" calcext:value-type="float">
            <text:p>50</text:p>
          </table:table-cell>
          <table:table-cell office:value-type="float" office:value="0.2" calcext:value-type="float">
            <text:p>0.2</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82" calcext:value-type="float">
            <text:p>93.82</text:p>
          </table:table-cell>
          <table:table-cell office:value-type="float" office:value="88.2902" calcext:value-type="float">
            <text:p>88.2902</text:p>
          </table:table-cell>
          <table:table-cell office:value-type="float" office:value="93.4641" calcext:value-type="float">
            <text:p>93.4641</text:p>
          </table:table-cell>
          <table:table-cell office:value-type="float" office:value="87.8049" calcext:value-type="float">
            <text:p>87.8049</text:p>
          </table:table-cell>
          <table:table-cell office:value-type="string" calcext:value-type="string">
            <text:p>Original</text:p>
          </table:table-cell>
          <table:table-cell table:number-columns-repeated="2"/>
        </table:table-row>
        <table:table-row table:style-name="ro1">
          <table:table-cell office:value-type="float" office:value="68" calcext:value-type="float">
            <text:p>68</text:p>
          </table:table-cell>
          <table:table-cell office:value-type="float" office:value="0.3" calcext:value-type="float">
            <text:p>0.3</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 calcext:value-type="float">
            <text:p>1000</text:p>
          </table:table-cell>
          <table:table-cell office:value-type="float" office:value="10" calcext:value-type="float">
            <text:p>10</text:p>
          </table:table-cell>
          <table:table-cell office:value-type="float" office:value="93.82" calcext:value-type="float">
            <text:p>93.82</text:p>
          </table:table-cell>
          <table:table-cell office:value-type="float" office:value="88.9326" calcext:value-type="float">
            <text:p>88.9326</text:p>
          </table:table-cell>
          <table:table-cell office:value-type="float" office:value="92.8105" calcext:value-type="float">
            <text:p>92.8105</text:p>
          </table:table-cell>
          <table:table-cell office:value-type="float" office:value="86.7378" calcext:value-type="float">
            <text:p>86.7378</text:p>
          </table:table-cell>
          <table:table-cell office:value-type="string" calcext:value-type="string">
            <text:p>Original</text:p>
          </table:table-cell>
          <table:table-cell table:number-columns-repeated="2"/>
        </table:table-row>
        <table:table-row table:style-name="ro1">
          <table:table-cell office:value-type="float" office:value="16" calcext:value-type="float">
            <text:p>16</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8" calcext:value-type="float">
            <text:p>93.8</text:p>
          </table:table-cell>
          <table:table-cell office:value-type="float" office:value="88.456" calcext:value-type="float">
            <text:p>88.456</text:p>
          </table:table-cell>
          <table:table-cell office:value-type="float" office:value="93.4641" calcext:value-type="float">
            <text:p>93.4641</text:p>
          </table:table-cell>
          <table:table-cell office:value-type="float" office:value="87.3476" calcext:value-type="float">
            <text:p>87.3476</text:p>
          </table:table-cell>
          <table:table-cell office:value-type="string" calcext:value-type="string">
            <text:p>Original</text:p>
          </table:table-cell>
          <table:table-cell table:number-columns-repeated="2"/>
        </table:table-row>
        <table:table-row table:style-name="ro1">
          <table:table-cell office:value-type="float" office:value="18" calcext:value-type="float">
            <text:p>18</text:p>
          </table:table-cell>
          <table:table-cell office:value-type="float" office:value="0.1" calcext:value-type="float">
            <text:p>0.1</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8" calcext:value-type="float">
            <text:p>93.8</text:p>
          </table:table-cell>
          <table:table-cell office:value-type="float" office:value="88.7254" calcext:value-type="float">
            <text:p>88.7254</text:p>
          </table:table-cell>
          <table:table-cell office:value-type="float" office:value="93.7908" calcext:value-type="float">
            <text:p>93.7908</text:p>
          </table:table-cell>
          <table:table-cell office:value-type="float" office:value="87.9573" calcext:value-type="float">
            <text:p>87.9573</text:p>
          </table:table-cell>
          <table:table-cell office:value-type="string" calcext:value-type="string">
            <text:p>Original</text:p>
          </table:table-cell>
          <table:table-cell table:number-columns-repeated="2"/>
        </table:table-row>
        <table:table-row table:style-name="ro1">
          <table:table-cell office:value-type="float" office:value="6" calcext:value-type="float">
            <text:p>6</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78" calcext:value-type="float">
            <text:p>93.78</text:p>
          </table:table-cell>
          <table:table-cell office:value-type="float" office:value="88.2902" calcext:value-type="float">
            <text:p>88.2902</text:p>
          </table:table-cell>
          <table:table-cell office:value-type="float" office:value="93.1373" calcext:value-type="float">
            <text:p>93.1373</text:p>
          </table:table-cell>
          <table:table-cell office:value-type="float" office:value="87.1951" calcext:value-type="float">
            <text:p>87.1951</text:p>
          </table:table-cell>
          <table:table-cell office:value-type="string" calcext:value-type="string">
            <text:p>Original</text:p>
          </table:table-cell>
          <table:table-cell table:number-columns-repeated="2"/>
        </table:table-row>
        <table:table-row table:style-name="ro1">
          <table:table-cell office:value-type="float" office:value="86" calcext:value-type="float">
            <text:p>86</text:p>
          </table:table-cell>
          <table:table-cell office:value-type="float" office:value="0.3" calcext:value-type="float">
            <text:p>0.3</text:p>
          </table:table-cell>
          <table:table-cell office:value-type="float" office:value="2000" calcext:value-type="float">
            <text:p>2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00" calcext:value-type="float">
            <text:p>10000</text:p>
          </table:table-cell>
          <table:table-cell office:value-type="float" office:value="10" calcext:value-type="float">
            <text:p>10</text:p>
          </table:table-cell>
          <table:table-cell office:value-type="float" office:value="93.78" calcext:value-type="float">
            <text:p>93.78</text:p>
          </table:table-cell>
          <table:table-cell office:value-type="float" office:value="88.228" calcext:value-type="float">
            <text:p>88.228</text:p>
          </table:table-cell>
          <table:table-cell office:value-type="float" office:value="94.1176" calcext:value-type="float">
            <text:p>94.1176</text:p>
          </table:table-cell>
          <table:table-cell office:value-type="float" office:value="85.061" calcext:value-type="float">
            <text:p>85.061</text:p>
          </table:table-cell>
          <table:table-cell office:value-type="string" calcext:value-type="string">
            <text:p>Original</text:p>
          </table:table-cell>
          <table:table-cell table:number-columns-repeated="2"/>
        </table:table-row>
        <table:table-row table:style-name="ro1">
          <table:table-cell office:value-type="float" office:value="0" calcext:value-type="float">
            <text:p>0</text:p>
          </table:table-cell>
          <table:table-cell office:value-type="float" office:value="0.1" calcext:value-type="float">
            <text:p>0.1</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table:number-columns-repeated="2" office:value-type="float" office:value="10" calcext:value-type="float">
            <text:p>10</text:p>
          </table:table-cell>
          <table:table-cell office:value-type="float" office:value="93.74" calcext:value-type="float">
            <text:p>93.74</text:p>
          </table:table-cell>
          <table:table-cell office:value-type="float" office:value="87.8964" calcext:value-type="float">
            <text:p>87.8964</text:p>
          </table:table-cell>
          <table:table-cell office:value-type="float" office:value="93.4641" calcext:value-type="float">
            <text:p>93.4641</text:p>
          </table:table-cell>
          <table:table-cell office:value-type="float" office:value="87.0427" calcext:value-type="float">
            <text:p>87.0427</text:p>
          </table:table-cell>
          <table:table-cell office:value-type="string" calcext:value-type="string">
            <text:p>Original</text:p>
          </table:table-cell>
          <table:table-cell table:number-columns-repeated="2"/>
        </table:table-row>
        <table:table-row table:style-name="ro1">
          <table:table-cell office:value-type="float" office:value="34" calcext:value-type="float">
            <text:p>34</text:p>
          </table:table-cell>
          <table:table-cell office:value-type="float" office:value="0.2" calcext:value-type="float">
            <text:p>0.2</text:p>
          </table:table-cell>
          <table:table-cell office:value-type="float" office:value="1000" calcext:value-type="float">
            <text:p>1000</text:p>
          </table:table-cell>
          <table:table-cell office:value-type="float" office:value="0.01" calcext:value-type="float">
            <text:p>0.01</text:p>
          </table:table-cell>
          <table:table-cell office:value-type="float" office:value="0.001" calcext:value-type="float">
            <text:p>0.001</text:p>
          </table:table-cell>
          <table:table-cell office:value-type="float" office:value="100" calcext:value-type="float">
            <text:p>100</text:p>
          </table:table-cell>
          <table:table-cell office:value-type="float" office:value="10" calcext:value-type="float">
            <text:p>10</text:p>
          </table:table-cell>
          <table:table-cell office:value-type="float" office:value="93.7" calcext:value-type="float">
            <text:p>93.7</text:p>
          </table:table-cell>
          <table:table-cell office:value-type="float" office:value="88.9534" calcext:value-type="float">
            <text:p>88.9534</text:p>
          </table:table-cell>
          <table:table-cell office:value-type="float" office:value="94.1176" calcext:value-type="float">
            <text:p>94.1176</text:p>
          </table:table-cell>
          <table:table-cell office:value-type="float" office:value="87.5" calcext:value-type="float">
            <text:p>87.5</text:p>
          </table:table-cell>
          <table:table-cell office:value-type="string" calcext:value-type="string">
            <text:p>Original</text:p>
          </table:table-cell>
          <table:table-cell table:number-columns-repeated="2"/>
        </table:table-row>
      </table:table>
      <table:table table:name="Sheet15" table:style-name="ta1">
        <table:table-column table:style-name="co1" table:default-cell-style-name="Default"/>
        <table:table-row table:style-name="ro1">
          <table:table-cell/>
        </table:table-row>
      </table:table>
      <table:named-expressions/>
      <table:database-ranges>
        <table:database-range table:name="__Anonymous_Sheet_DB__8" table:target-range-address="'Untrained Combinations'.A1:'Untrained Combinations'.O113">
          <table:sort>
            <table:sort-by table:field-number="7" table:order="descending" table:data-type="automatic"/>
          </table:sort>
        </table:database-range>
        <table:database-range table:name="__Anonymous_Sheet_DB__9" table:target-range-address="OnlyPrior.A1:OnlyPrior.O246">
          <table:sort>
            <table:sort-by table:field-number="10" table:order="descending" table:data-type="automatic"/>
          </table:sort>
        </table:database-range>
        <table:database-range table:name="__Anonymous_Sheet_DB__13" table:target-range-address="'Corpus-Adaptation'.A1:'Corpus-Adaptation'.L97">
          <table:sort>
            <table:sort-by table:field-number="7"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6">00/00/0000</text:date>, <text:time style:data-style-name="N2" text:time-value="20:54:12.9889581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8:42:24.759149817</meta:creation-date>
    <dc:date>2018-10-26T21:17:19.123227446</dc:date>
    <meta:editing-duration>P23DT14H11M32S</meta:editing-duration>
    <meta:editing-cycles>88</meta:editing-cycles>
    <meta:generator>LibreOffice/5.1.6.2$Linux_X86_64 LibreOffice_project/10m0$Build-2</meta:generator>
    <meta:document-statistic meta:table-count="15" meta:cell-count="9149" meta:object-count="0"/>
  </office:meta>
</office:document-meta>
</file>